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4.89pt"/>
    </style:style>
    <style:style style:name="co2" style:family="table-column">
      <style:table-column-properties fo:break-before="auto" style:column-width="67.35pt"/>
    </style:style>
    <style:style style:name="co3" style:family="table-column">
      <style:table-column-properties fo:break-before="auto" style:column-width="56.61pt"/>
    </style:style>
    <style:style style:name="co4" style:family="table-column">
      <style:table-column-properties fo:break-before="auto" style:column-width="34.7pt"/>
    </style:style>
    <style:style style:name="co5" style:family="table-column">
      <style:table-column-properties fo:break-before="auto" style:column-width="41.05pt"/>
    </style:style>
    <style:style style:name="co6" style:family="table-column">
      <style:table-column-properties fo:break-before="auto" style:column-width="29.54pt"/>
    </style:style>
    <style:style style:name="co7" style:family="table-column">
      <style:table-column-properties fo:break-before="auto" style:column-width="26.45pt"/>
    </style:style>
    <style:style style:name="co8" style:family="table-column">
      <style:table-column-properties fo:break-before="auto" style:column-width="46.66pt"/>
    </style:style>
    <style:style style:name="co9" style:family="table-column">
      <style:table-column-properties fo:break-before="auto" style:column-width="60.35pt"/>
    </style:style>
    <style:style style:name="co10" style:family="table-column">
      <style:table-column-properties fo:break-before="auto" style:column-width="33.99pt"/>
    </style:style>
    <style:style style:name="co11" style:family="table-column">
      <style:table-column-properties fo:break-before="auto" style:column-width="46.54pt"/>
    </style:style>
    <style:style style:name="co12" style:family="table-column">
      <style:table-column-properties fo:break-before="auto" style:column-width="45.01pt"/>
    </style:style>
    <style:style style:name="co13" style:family="table-column">
      <style:table-column-properties fo:break-before="auto" style:column-width="37.3pt"/>
    </style:style>
    <style:style style:name="co14" style:family="table-column">
      <style:table-column-properties fo:break-before="auto" style:column-width="51.14pt"/>
    </style:style>
    <style:style style:name="co15" style:family="table-column">
      <style:table-column-properties fo:break-before="auto" style:column-width="23.41pt"/>
    </style:style>
    <style:style style:name="co16" style:family="table-column">
      <style:table-column-properties fo:break-before="auto" style:column-width="41.16pt"/>
    </style:style>
    <style:style style:name="co17" style:family="table-column">
      <style:table-column-properties fo:break-before="auto" style:column-width="15.65pt"/>
    </style:style>
    <style:style style:name="co18" style:family="table-column">
      <style:table-column-properties fo:break-before="auto" style:column-width="14.91pt"/>
    </style:style>
    <style:style style:name="co19" style:family="table-column">
      <style:table-column-properties fo:break-before="auto" style:column-width="20.3pt"/>
    </style:style>
    <style:style style:name="co20" style:family="table-column">
      <style:table-column-properties fo:break-before="auto" style:column-width="16.44pt"/>
    </style:style>
    <style:style style:name="co21" style:family="table-column">
      <style:table-column-properties fo:break-before="auto" style:column-width="1691.49pt"/>
    </style:style>
    <style:style style:name="co22" style:family="table-column">
      <style:table-column-properties fo:break-before="auto" style:column-width="138.39pt"/>
    </style:style>
    <style:style style:name="co23" style:family="table-column">
      <style:table-column-properties fo:break-before="auto" style:column-width="64.01pt"/>
    </style:style>
    <style:style style:name="ro1" style:family="table-row">
      <style:table-row-properties style:row-height="14.1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ta1" style:family="table" style:master-page-name="Default">
      <style:table-properties table:display="true" style:writing-mode="rl-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paragraph-properties style:writing-mode="rl-tb"/>
    </style:style>
    <style:style style:name="ce3" style:family="table-cell" style:parent-style-name="Default">
      <style:paragraph-properties style:writing-mode="rl-tb"/>
      <style:text-properties fo:font-size="12pt"/>
    </style:style>
    <style:style style:name="ce4" style:family="table-cell" style:parent-style-name="Default">
      <style:text-properties style:font-name="Liberation Sans" style:font-name-asian="Droid Sans Fallback" style:font-name-complex="DejaVu Sans"/>
    </style:style>
  </office:automatic-styles>
  <office:body>
    <office:spreadsheet>
      <table:calculation-settings table:automatic-find-labels="false"/>
      <table:table table:name="mansoub5_final"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2"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7"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7" table:default-cell-style-name="Default"/>
        <table:table-column table:style-name="co20" table:default-cell-style-name="Default"/>
        <table:table-column table:style-name="co14" table:default-cell-style-name="Default"/>
        <table:table-column table:style-name="co21" table:default-cell-style-name="Default"/>
        <table:table-column table:style-name="co22" table:default-cell-style-name="Default"/>
        <table:table-row table:style-name="ro1">
          <table:table-cell office:value-type="string" calcext:value-type="string">
            <text:p>#رقم</text:p>
          </table:table-cell>
          <table:table-cell office:value-type="string" calcext:value-type="string">
            <text:p>مشكول</text:p>
          </table:table-cell>
          <table:table-cell office:value-type="string" calcext:value-type="string">
            <text:p>غير مشكول</text:p>
          </table:table-cell>
          <table:table-cell office:value-type="string" calcext:value-type="string">
            <text:p>root</text:p>
          </table:table-cell>
          <table:table-cell office:value-type="string" calcext:value-type="string">
            <text:p>وزن</text:p>
          </table:table-cell>
          <table:table-cell office:value-type="string" calcext:value-type="string">
            <text:p>derived</text:p>
          </table:table-cell>
          <table:table-cell office:value-type="string" calcext:value-type="string">
            <text:p>الأصل</text:p>
          </table:table-cell>
          <table:table-cell office:value-type="string" calcext:value-type="string">
            <text:p>معرفة</text:p>
          </table:table-cell>
          <table:table-cell office:value-type="string" calcext:value-type="string">
            <text:p>جنس</text:p>
          </table:table-cell>
          <table:table-cell office:value-type="string" calcext:value-type="string">
            <text:p>مؤنثه</text:p>
          </table:table-cell>
          <table:table-cell office:value-type="string" calcext:value-type="string">
            <text:p>مذكره</text:p>
          </table:table-cell>
          <table:table-cell office:value-type="string" calcext:value-type="string">
            <text:p>عدد</text:p>
          </table:table-cell>
          <table:table-cell office:value-type="string" calcext:value-type="string">
            <text:p>الجمع</text:p>
          </table:table-cell>
          <table:table-cell office:value-type="string" calcext:value-type="string">
            <text:p>مفرد</text:p>
          </table:table-cell>
          <table:table-cell office:value-type="string" calcext:value-type="string">
            <text:p>التأنيث</text:p>
          </table:table-cell>
          <table:table-cell office:value-type="string" calcext:value-type="string">
            <text:p>التثنية</text:p>
          </table:table-cell>
          <table:table-cell office:value-type="string" calcext:value-type="string">
            <text:p>ج, مؤ, س,</text:p>
          </table:table-cell>
          <table:table-cell office:value-type="string" calcext:value-type="string">
            <text:p>ج, مذ, س,</text:p>
          </table:table-cell>
          <table:table-cell office:value-type="string" calcext:value-type="string">
            <text:p>المنقوص</text:p>
          </table:table-cell>
          <table:table-cell office:value-type="string" calcext:value-type="string">
            <text:p>تنوين النصب</text:p>
          </table:table-cell>
          <table:table-cell office:value-type="string" calcext:value-type="string">
            <text:p>نسب</text:p>
          </table:table-cell>
          <table:table-cell office:value-type="string" calcext:value-type="string">
            <text:p>إض, لف,</text:p>
          </table:table-cell>
          <table:table-cell office:value-type="string" calcext:value-type="string">
            <text:p>ـو</text:p>
          </table:table-cell>
          <table:table-cell office:value-type="string" calcext:value-type="string">
            <text:p>ك</text:p>
          </table:table-cell>
          <table:table-cell office:value-type="string" calcext:value-type="string">
            <text:p>كال</text:p>
          </table:table-cell>
          <table:table-cell office:value-type="string" calcext:value-type="string">
            <text:p>ها</text:p>
          </table:table-cell>
          <table:table-cell office:value-type="string" calcext:value-type="string">
            <text:p>هم</text:p>
          </table:table-cell>
          <table:table-cell office:value-type="string" calcext:value-type="string">
            <text:p>تنوين النصب للجمع</text:p>
          </table:table-cell>
          <table:table-cell office:value-type="string" calcext:value-type="string">
            <text:p>شرح</text:p>
          </table:table-cell>
          <table:table-cell/>
        </table:table-row>
        <table:table-row table:style-name="ro1">
          <table:table-cell office:value-type="float" office:value="2" calcext:value-type="float">
            <text:p>2</text:p>
          </table:table-cell>
          <table:table-cell office:value-type="string" calcext:value-type="string">
            <text:p>ذِمِّيٌّ</text:p>
          </table:table-cell>
          <table:table-cell/>
          <table:table-cell office:value-type="string" calcext:value-type="string">
            <text:p>ذمم</text:p>
          </table:table-cell>
          <table:table-cell/>
          <table:table-cell office:value-type="string" calcext:value-type="string">
            <text:p>منسوب</text:p>
          </table:table-cell>
          <table:table-cell office:value-type="string" calcext:value-type="string">
            <text:p>ذِمّ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رَجُلٌ ذِمِّيٌّ" : الَّذِي أُعْطِيَ الذِّمَّةَ، أَيْ أُعْطِيَ الع</text:p>
          </table:table-cell>
          <table:table-cell/>
        </table:table-row>
        <table:table-row table:style-name="ro1">
          <table:table-cell office:value-type="float" office:value="3" calcext:value-type="float">
            <text:p>3</text:p>
          </table:table-cell>
          <table:table-cell office:value-type="string" calcext:value-type="string">
            <text:p>نَاصِرِيٌّ</text:p>
          </table:table-cell>
          <table:table-cell/>
          <table:table-cell office:value-type="string" calcext:value-type="string">
            <text:p>نصر</text:p>
          </table:table-cell>
          <table:table-cell/>
          <table:table-cell office:value-type="string" calcext:value-type="string">
            <text:p>منسوب</text:p>
          </table:table-cell>
          <table:table-cell office:value-type="string" calcext:value-type="string">
            <text:p>نَا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مَنْسُوبٌ إِلَى مَدِينَةِ النَّاصِرَةِ بِفِلِسْطِينَ) : يَسُوعُ النَّاصِرِيُّ. 2."نَاصِرِيٌّ": الْمُعْتَنِقُ لآرَاءِ وَأَفْكَارِ الرَّئِيسِ الْمِصْرِيِّ الرَّاحِلِ جَمَالِ عَبْدِ النَّاصِرِ.</text:p>
          </table:table-cell>
          <table:table-cell/>
        </table:table-row>
        <table:table-row table:style-name="ro1">
          <table:table-cell office:value-type="float" office:value="4" calcext:value-type="float">
            <text:p>4</text:p>
          </table:table-cell>
          <table:table-cell office:value-type="string" calcext:value-type="string">
            <text:p>مِيكَانِيكِيٌّ</text:p>
          </table:table-cell>
          <table:table-cell/>
          <table:table-cell office:value-type="string" calcext:value-type="string">
            <text:p>ميكانيك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ن. مِيكَانِيٌّ.</text:p>
          </table:table-cell>
          <table:table-cell/>
        </table:table-row>
        <table:table-row table:style-name="ro1">
          <table:table-cell office:value-type="float" office:value="5" calcext:value-type="float">
            <text:p>5</text:p>
          </table:table-cell>
          <table:table-cell office:value-type="string" calcext:value-type="string">
            <text:p>مِيكَانِيٌّ</text:p>
          </table:table-cell>
          <table:table-cell/>
          <table:table-cell office:value-type="string" calcext:value-type="string">
            <text:p>ميكا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عَامِلٌ مِيكَانِيٌّ" : الَّذِي يَقُومُ بِإِصْلاَحِ مَا لَهُ عَلاَقَةٌ بِالآلاَتِ الْمِيكَانِيكِيَّةِ.</text:p>
          </table:table-cell>
          <table:table-cell/>
        </table:table-row>
        <table:table-row table:style-name="ro1">
          <table:table-cell office:value-type="float" office:value="6" calcext:value-type="float">
            <text:p>6</text:p>
          </table:table-cell>
          <table:table-cell office:value-type="string" calcext:value-type="string">
            <text:p>إقْطَاعِيٌّ</text:p>
          </table:table-cell>
          <table:table-cell/>
          <table:table-cell office:value-type="string" calcext:value-type="string">
            <text:p>قط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الْمالِكُ لِلإقْطَاعَةِ عَلَى نِظامِ الإقْطَاعِ. "كانَ إقْطَاعِياًّ يَمْلِكُ الأرَاضِيَ الكَثِيرَةَ وَيُشَغِّلُ النَّاسَ كالعَبِيدِ". 2."اِنْقَضَى العَهْدُ الإقْطَاعِيُّ" : زَمَنُ سَيْطَرَةِ نِظَامِ الإقْطَاعِ.</text:p>
          </table:table-cell>
          <table:table-cell/>
        </table:table-row>
        <table:table-row table:style-name="ro1">
          <table:table-cell office:value-type="float" office:value="7" calcext:value-type="float">
            <text:p>7</text:p>
          </table:table-cell>
          <table:table-cell office:value-type="string" calcext:value-type="string">
            <text:p>مُعْجَمَاتِيٌّ</text:p>
          </table:table-cell>
          <table:table-cell/>
          <table:table-cell office:value-type="string" calcext:value-type="string">
            <text:p>عج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الِمٌ مُعْجَمَاتِيٌّ" : مُخْتَصٌّ بِصِنَاعَةِ الْمُعْجَمَاتِ.</text:p>
          </table:table-cell>
          <table:table-cell/>
        </table:table-row>
        <table:table-row table:style-name="ro1">
          <table:table-cell office:value-type="float" office:value="8" calcext:value-type="float">
            <text:p>8</text:p>
          </table:table-cell>
          <table:table-cell office:value-type="string" calcext:value-type="string">
            <text:p>صَحَفِيٌّ</text:p>
          </table:table-cell>
          <table:table-cell/>
          <table:table-cell office:value-type="string" calcext:value-type="string">
            <text:p>صح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صِحَافِيٌّ.</text:p>
          </table:table-cell>
          <table:table-cell/>
        </table:table-row>
        <table:table-row table:style-name="ro1">
          <table:table-cell office:value-type="float" office:value="9" calcext:value-type="float">
            <text:p>9</text:p>
          </table:table-cell>
          <table:table-cell office:value-type="string" calcext:value-type="string">
            <text:p>صِحَافِيٌّ</text:p>
          </table:table-cell>
          <table:table-cell/>
          <table:table-cell office:value-type="string" calcext:value-type="string">
            <text:p>صح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صِحَافِيٌّ نَشِيطٌ" : مَنْ يُزَاوِلُ مِهْنَةَ الصِّحَافَةِ وَيُقَالُ لَهُ أَيْضاً صَحَفِيٌّ.</text:p>
          </table:table-cell>
          <table:table-cell/>
        </table:table-row>
        <table:table-row table:style-name="ro1">
          <table:table-cell office:value-type="float" office:value="10" calcext:value-type="float">
            <text:p>10</text:p>
          </table:table-cell>
          <table:table-cell office:value-type="string" calcext:value-type="string">
            <text:p>رِواقِيٌّ</text:p>
          </table:table-cell>
          <table:table-cell/>
          <table:table-cell office:value-type="string" calcext:value-type="string">
            <text:p>روق</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 مَنْ كانَ عَلَى مَذْهَبِ الرِّواقِيَّةِ.</text:p>
          </table:table-cell>
          <table:table-cell/>
        </table:table-row>
        <table:table-row table:style-name="ro1">
          <table:table-cell office:value-type="float" office:value="11" calcext:value-type="float">
            <text:p>11</text:p>
          </table:table-cell>
          <table:table-cell office:value-type="string" calcext:value-type="string">
            <text:p>رَمْزِيٌّ</text:p>
          </table:table-cell>
          <table:table-cell/>
          <table:table-cell office:value-type="string" calcext:value-type="string">
            <text:p>رمز</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 مَنْ كانَ على مَذْهَبِ الرَّمْزِيَّةِ.</text:p>
          </table:table-cell>
          <table:table-cell/>
        </table:table-row>
        <table:table-row table:style-name="ro1">
          <table:table-cell office:value-type="float" office:value="12" calcext:value-type="float">
            <text:p>12</text:p>
          </table:table-cell>
          <table:table-cell office:value-type="string" calcext:value-type="string">
            <text:p>دُهْرِيٌّ</text:p>
          </table:table-cell>
          <table:table-cell/>
          <table:table-cell office:value-type="string" calcext:value-type="string">
            <text:p>ده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شَيْخٌ دُهْرِيٌّ" : قَديمٌ مُسِنٌّ طالَ عَلَيْهِ الزَّمَنُ. "صَخْرٌ دُهْرِيٌ". 2."وَلَدٌ دُهْرِيٌّ" : حاذِقٌ، ماهِرٌ.</text:p>
          </table:table-cell>
          <table:table-cell/>
        </table:table-row>
        <table:table-row table:style-name="ro1">
          <table:table-cell office:value-type="float" office:value="13" calcext:value-type="float">
            <text:p>13</text:p>
          </table:table-cell>
          <table:table-cell office:value-type="string" calcext:value-type="string">
            <text:p>خَيْمِيٌّ</text:p>
          </table:table-cell>
          <table:table-cell/>
          <table:table-cell office:value-type="string" calcext:value-type="string">
            <text:p>خي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صَانِعُ الخِيَامِ وَبَائِعُهَا.</text:p>
          </table:table-cell>
          <table:table-cell/>
        </table:table-row>
        <table:table-row table:style-name="ro1">
          <table:table-cell office:value-type="float" office:value="14" calcext:value-type="float">
            <text:p>14</text:p>
          </table:table-cell>
          <table:table-cell office:value-type="string" calcext:value-type="string">
            <text:p>حَوَارِيٌّ</text:p>
          </table:table-cell>
          <table:table-cell/>
          <table:table-cell office:value-type="string" calcext:value-type="string">
            <text:p>حوار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1. "هُوَ مِنْ حَوَارِيِّ الأَمِيرِ" : خَاصَّتُهُ، مِنْ أصْحَابِهِ، الخَالِصُ النَّقِيُّ مِنْ كُلِّ عَيْبٍ وَالْمُبَالِغُ فِي الْمُوَالاَةِ. 2."الحَوَاريُّونَ" : رُسُلُ السَّيِّدِ الْمَسِيحِ وَأنْصَارُهُ.</text:p>
          </table:table-cell>
          <table:table-cell/>
        </table:table-row>
        <table:table-row table:style-name="ro1">
          <table:table-cell office:value-type="float" office:value="15" calcext:value-type="float">
            <text:p>15</text:p>
          </table:table-cell>
          <table:table-cell office:value-type="string" calcext:value-type="string">
            <text:p>حَلْوانِيٌّ</text:p>
          </table:table-cell>
          <table:table-cell/>
          <table:table-cell office:value-type="string" calcext:value-type="string">
            <text:p>حل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صَانِعُ، الحَلْوَاءِ، بائِعُها.</text:p>
          </table:table-cell>
          <table:table-cell/>
        </table:table-row>
        <table:table-row table:style-name="ro1">
          <table:table-cell office:value-type="float" office:value="16" calcext:value-type="float">
            <text:p>16</text:p>
          </table:table-cell>
          <table:table-cell office:value-type="string" calcext:value-type="string">
            <text:p>جَنَائِزِيٌّ</text:p>
          </table:table-cell>
          <table:table-cell/>
          <table:table-cell office:value-type="string" calcext:value-type="string">
            <text:p>جنائز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1."حَمَلَ الجَنَائِزِيُّونَ نَعْشَ الْمَيِّتِ": مَنْ يَحْمِلُونَ نَعْشَ الْمَيِّتِ فِي مَوْكِبِ الجِنَازَةِ. 2."رَتَّلَ الجَنَائِزِيُّ لَحْناً جَنَائِزِيّاً" : مَنْ يَقْرَأُ أَمَامَ نَعْشِ الْمَيِّتِ فِي مَوْكِبِ الجَنَازَةِ.</text:p>
          </table:table-cell>
          <table:table-cell/>
        </table:table-row>
        <table:table-row table:style-name="ro1">
          <table:table-cell office:value-type="float" office:value="17" calcext:value-type="float">
            <text:p>17</text:p>
          </table:table-cell>
          <table:table-cell office:value-type="string" calcext:value-type="string">
            <text:p>إكْلِيرِيكِيٌّ</text:p>
          </table:table-cell>
          <table:table-cell/>
          <table:table-cell office:value-type="string" calcext:value-type="string">
            <text:p>إكليريك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 مَنْ يُرَبَّى وَيُثَقَّفُ فِي الإِكْلِيرِيكِيَّةِ.</text:p>
          </table:table-cell>
          <table:table-cell/>
        </table:table-row>
        <table:table-row table:style-name="ro1">
          <table:table-cell office:value-type="float" office:value="18" calcext:value-type="float">
            <text:p>18</text:p>
          </table:table-cell>
          <table:table-cell office:value-type="string" calcext:value-type="string">
            <text:p>برغمات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19" calcext:value-type="float">
            <text:p>19</text:p>
          </table:table-cell>
          <table:table-cell office:value-type="string" calcext:value-type="string">
            <text:p>بُرْجُوَاز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20" calcext:value-type="float">
            <text:p>20</text:p>
          </table:table-cell>
          <table:table-cell office:value-type="string" calcext:value-type="string">
            <text:p>بارود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امل مصنع بارود</text:p>
          </table:table-cell>
          <table:table-cell/>
        </table:table-row>
        <table:table-row table:style-name="ro1">
          <table:table-cell office:value-type="float" office:value="21" calcext:value-type="float">
            <text:p>21</text:p>
          </table:table-cell>
          <table:table-cell office:value-type="string" calcext:value-type="string">
            <text:p>يَمِينِيٌّ</text:p>
          </table:table-cell>
          <table:table-cell/>
          <table:table-cell office:value-type="string" calcext:value-type="string">
            <text:p>يم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ائِبٌ يَمِينِـيٌّ" : الْمُحَافِظُ فِي سِيَاسَتِهِ وَالْمُتَمَسِّكُ بِآرَاءٍ وَمَوَاقِفَ لَهَا طَابَعُ الْحِفَاظِ عَلَى مَا هُوَ سَائِدٌ خِلاَفَ الْيَسَارِيِّ.</text:p>
          </table:table-cell>
          <table:table-cell/>
        </table:table-row>
        <table:table-row table:style-name="ro1">
          <table:table-cell office:value-type="float" office:value="22" calcext:value-type="float">
            <text:p>22</text:p>
          </table:table-cell>
          <table:table-cell office:value-type="string" calcext:value-type="string">
            <text:p>وَهَّابِيٌّ</text:p>
          </table:table-cell>
          <table:table-cell/>
          <table:table-cell office:value-type="string" calcext:value-type="string">
            <text:p>وه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هَّابِيٌّ-وَهَّابِيٌّ، ةٌ [و هـ ب]. "وَهَّابِيُّ الْمَذْهَبِ" : أَيْ مُنْتَسِبٌ إِلَى الوَهَّابِيَّةِ.</text:p>
          </table:table-cell>
          <table:table-cell/>
        </table:table-row>
        <table:table-row table:style-name="ro1">
          <table:table-cell office:value-type="float" office:value="23" calcext:value-type="float">
            <text:p>23</text:p>
          </table:table-cell>
          <table:table-cell office:value-type="string" calcext:value-type="string">
            <text:p>وُصُولٍيٌّ</text:p>
          </table:table-cell>
          <table:table-cell/>
          <table:table-cell office:value-type="string" calcext:value-type="string">
            <text:p>وص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رَجُلٌ وُصُولِيٌّ" : رَجُلٌ يَسْعَى إِلَى بُلُوغِ غَايَتِهِ بِأَيِّ وَسِيلَةٍ وَمَهْمَا كَلَّفَهُ الأَمْرُ.</text:p>
          </table:table-cell>
          <table:table-cell/>
        </table:table-row>
        <table:table-row table:style-name="ro1">
          <table:table-cell office:value-type="float" office:value="24" calcext:value-type="float">
            <text:p>24</text:p>
          </table:table-cell>
          <table:table-cell office:value-type="string" calcext:value-type="string">
            <text:p>يَهُودِيٌّ</text:p>
          </table:table-cell>
          <table:table-cell/>
          <table:table-cell office:value-type="string" calcext:value-type="string">
            <text:p>هود</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يَهُودٌ</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يَهُودِيٌّ-يَهُودِيٌّ، ةٌ [هـ و د]. وَاحِدُ الْيَهُودِ. جَمْعُ مُؤَنِّثِهِ يَهُودِيَّاتٌ.</text:p>
          </table:table-cell>
          <table:table-cell/>
        </table:table-row>
        <table:table-row table:style-name="ro2">
          <table:table-cell office:value-type="float" office:value="25" calcext:value-type="float">
            <text:p>25</text:p>
          </table:table-cell>
          <table:table-cell office:value-type="string" calcext:value-type="string">
            <text:p>يَهُودٌ</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يَهُودِ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26" calcext:value-type="float">
            <text:p>26</text:p>
          </table:table-cell>
          <table:table-cell office:value-type="string" calcext:value-type="string">
            <text:p>نَصْرَانِيٌّ</text:p>
          </table:table-cell>
          <table:table-cell/>
          <table:table-cell office:value-type="string" calcext:value-type="string">
            <text:p>نص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نَصَارَى</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 الْمَسِيحِيُّ، مَنْ يَدِينُ بِدِينِ السَّيِّدِ الْمَسِيحِ. 2. : مَنْسُوبٌ إِلَى مَدِينَةِ النَّاصِرَةِ. ن. نَاصِرِيٌّ.</text:p>
          </table:table-cell>
          <table:table-cell/>
        </table:table-row>
        <table:table-row table:style-name="ro2">
          <table:table-cell office:value-type="float" office:value="27" calcext:value-type="float">
            <text:p>27</text:p>
          </table:table-cell>
          <table:table-cell office:value-type="string" calcext:value-type="string">
            <text:p>نَصَارَى</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نَصْرَانِيٌّ</text:p>
          </table:table-cell>
          <table:table-cell table:number-columns-repeated="13"/>
          <table:table-cell office:value-type="string" calcext:value-type="string">
            <text:p>Non</text:p>
          </table:table-cell>
          <table:table-cell table:number-columns-repeated="2"/>
        </table:table-row>
        <table:table-row table:style-name="ro1">
          <table:table-cell office:value-type="float" office:value="28" calcext:value-type="float">
            <text:p>28</text:p>
          </table:table-cell>
          <table:table-cell office:value-type="string" calcext:value-type="string">
            <text:p>مِسْمَارِيٌّ</text:p>
          </table:table-cell>
          <table:table-cell/>
          <table:table-cell office:value-type="string" calcext:value-type="string">
            <text:p>مسمار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طٌّ مِسْمَارِيٌّ" : خَطُّ الآشُورِيِّينَ، وَهُوَ يُشْبِهُ شَكْلَ الْمِسْمَارِ.</text:p>
          </table:table-cell>
          <table:table-cell/>
        </table:table-row>
        <table:table-row table:style-name="ro1">
          <table:table-cell office:value-type="float" office:value="29" calcext:value-type="float">
            <text:p>29</text:p>
          </table:table-cell>
          <table:table-cell office:value-type="string" calcext:value-type="string">
            <text:p>مَجَّانِيّ</text:p>
          </table:table-cell>
          <table:table-cell/>
          <table:table-cell office:value-type="string" calcext:value-type="string">
            <text:p>مج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انِيّ-مَجَّانِيّ، ةٌ [م ج ن].: كُلُّ مَا هُوَ بِالْمَجَّانِ أَيْ بِلاَ ثَمَنٍ أَوْ مُقَابِلٍ.</text:p>
          </table:table-cell>
          <table:table-cell/>
        </table:table-row>
        <table:table-row table:style-name="ro1">
          <table:table-cell office:value-type="float" office:value="30" calcext:value-type="float">
            <text:p>30</text:p>
          </table:table-cell>
          <table:table-cell office:value-type="string" calcext:value-type="string">
            <text:p>تِلْقائِيٌّ</text:p>
          </table:table-cell>
          <table:table-cell/>
          <table:table-cell office:value-type="string" calcext:value-type="string">
            <text:p>لق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لْقائِيٌّ-تِلْقائِيٌّ، ةٌ [ل ق ي]. "عَمَلٌ تِلْقائِيٌّ" : عَ</text:p>
          </table:table-cell>
          <table:table-cell/>
        </table:table-row>
        <table:table-row table:style-name="ro1">
          <table:table-cell office:value-type="float" office:value="31" calcext:value-type="float">
            <text:p>31</text:p>
          </table:table-cell>
          <table:table-cell office:value-type="string" calcext:value-type="string">
            <text:p>لَوْذَعِيٌّ</text:p>
          </table:table-cell>
          <table:table-cell/>
          <table:table-cell office:value-type="string" calcext:value-type="string">
            <text:p>لذ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لَوْذَعِيٌّ-لَوْذَعِيٌّ، ةٌ [ل ذ ع]. 1. "طَالِبٌ لَوْذَعِيٌّ" : أَلْمَعِيٌّ ذَكِيّ</text:p>
          </table:table-cell>
          <table:table-cell/>
        </table:table-row>
        <table:table-row table:style-name="ro1">
          <table:table-cell office:value-type="float" office:value="32" calcext:value-type="float">
            <text:p>32</text:p>
          </table:table-cell>
          <table:table-cell office:value-type="string" calcext:value-type="string">
            <text:p>كِيمَاوِيٌّ</text:p>
          </table:table-cell>
          <table:table-cell/>
          <table:table-cell office:value-type="string" calcext:value-type="string">
            <text:p>كيماو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ن. كِيمِيَائِيٌّ.</text:p>
          </table:table-cell>
          <table:table-cell/>
        </table:table-row>
        <table:table-row table:style-name="ro1">
          <table:table-cell office:value-type="float" office:value="33" calcext:value-type="float">
            <text:p>33</text:p>
          </table:table-cell>
          <table:table-cell office:value-type="string" calcext:value-type="string">
            <text:p>تَكْميلِيٌّ</text:p>
          </table:table-cell>
          <table:table-cell/>
          <table:table-cell office:value-type="string" calcext:value-type="string">
            <text:p>كم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كْميلِيٌّ-تَكْميلِيٌّ، ةٌ [ك م ل]. 1."عَمَلٌ تَكْميلِيٌّ" : إِضافِيٌّ. 2."الْمَرْحَلَةُ التَّكْميلِيَّةُ" : مَرْحَلَةٌ في مَدارِسِ الشَّرْقِ الأوْسطِ تَتْلُو الْمَرْحَلَةَ الابْتِدائِيَّةَ وَتَسْبِقُ الْمَرْحَلَةَ الثَّانَوِيَّةَ العاليَةَ.</text:p>
          </table:table-cell>
          <table:table-cell/>
        </table:table-row>
        <table:table-row table:style-name="ro1">
          <table:table-cell office:value-type="float" office:value="34" calcext:value-type="float">
            <text:p>34</text:p>
          </table:table-cell>
          <table:table-cell office:value-type="string" calcext:value-type="string">
            <text:p>كِلاَسِيكِيٌّ</text:p>
          </table:table-cell>
          <table:table-cell/>
          <table:table-cell office:value-type="string" calcext:value-type="string">
            <text:p>كلاسيك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1."كَاتِبٌ كِلاَسِيكِيٌّ" : كَاتِبٌ يَسْتَوْحِي نَمَاذِجَهُ الأَدَبِيَّةَ مِنَ التُّرَاثِ، في مُطَابَقَةٍ لِتَقَالِيدِ الأُدَبَاءِ وَالكُتَّابِ القُدَامَى. "مُؤَلِّفٌ كِلاَسِيكِيٌّ" "نَمَاذِجُ كِلاَسِيكِيَّةُ". 2."الْمُوسِيقَى الكِلاَسِيكِيَّة" : هِيَ الْمُوسِيقَى الَّتِي وَضَعَهَا أَعْلاَمُ الْمُوسِيقَى فِي الغَرْبِ مِثْلُ بِتْهُوفَن وَمُوزَار وَبَاخ وَغَيْرِهِمْ.</text:p>
          </table:table-cell>
          <table:table-cell/>
        </table:table-row>
        <table:table-row table:style-name="ro1">
          <table:table-cell office:value-type="float" office:value="35" calcext:value-type="float">
            <text:p>35</text:p>
          </table:table-cell>
          <table:table-cell office:value-type="string" calcext:value-type="string">
            <text:p>كَتَّانِيٌّ</text:p>
          </table:table-cell>
          <table:table-cell/>
          <table:table-cell office:value-type="string" calcext:value-type="string">
            <text:p>كت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 بَائِعُ الكَتَّانِ.</text:p>
          </table:table-cell>
          <table:table-cell/>
        </table:table-row>
        <table:table-row table:style-name="ro1">
          <table:table-cell office:value-type="float" office:value="36" calcext:value-type="float">
            <text:p>36</text:p>
          </table:table-cell>
          <table:table-cell office:value-type="string" calcext:value-type="string">
            <text:p>كُتْبِيٌّ</text:p>
          </table:table-cell>
          <table:table-cell/>
          <table:table-cell office:value-type="string" calcext:value-type="string">
            <text:p>كت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زَارَ الكُتْبِيَّ فِي الْمَكْتَبَةِ" : أَيْ بَائِعَ الكُتُبِ، صَاحِبَ الْمَكْتَبَةِ، حَافِظ الكُتُبِ.</text:p>
          </table:table-cell>
          <table:table-cell/>
        </table:table-row>
        <table:table-row table:style-name="ro1">
          <table:table-cell office:value-type="float" office:value="37" calcext:value-type="float">
            <text:p>37</text:p>
          </table:table-cell>
          <table:table-cell office:value-type="string" calcext:value-type="string">
            <text:p>قَطَائِفِيٌّ</text:p>
          </table:table-cell>
          <table:table-cell/>
          <table:table-cell office:value-type="string" calcext:value-type="string">
            <text:p>قط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طَائِفِيٌّ، ةٌ - [ق ط ف]. : صَانِعُ الْقَطَائِفِ وَبَائِعُهَا. </text:p>
          </table:table-cell>
          <table:table-cell/>
        </table:table-row>
        <table:table-row table:style-name="ro1">
          <table:table-cell office:value-type="float" office:value="38" calcext:value-type="float">
            <text:p>38</text:p>
          </table:table-cell>
          <table:table-cell office:value-type="string" calcext:value-type="string">
            <text:p>تَقَدُّمِيٌّ</text:p>
          </table:table-cell>
          <table:table-cell/>
          <table:table-cell office:value-type="string" calcext:value-type="string">
            <text:p>قد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رَجُلٌ تَقَدُّمِيٌّ": مُؤْمِنٌ بِأَفْكارِ التَّقَدُّمِ والتَّطَوُّرِ.</text:p>
          </table:table-cell>
          <table:table-cell/>
        </table:table-row>
        <table:table-row table:style-name="ro1">
          <table:table-cell office:value-type="float" office:value="39" calcext:value-type="float">
            <text:p>39</text:p>
          </table:table-cell>
          <table:table-cell office:value-type="string" calcext:value-type="string">
            <text:p>تَقْديريٌّ</text:p>
          </table:table-cell>
          <table:table-cell/>
          <table:table-cell office:value-type="string" calcext:value-type="string">
            <text:p>قد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قْديريٌّ، ةٌ - [ق د ر]. "رَأْيٌ تَقْدِيرِيٌّ" : رَأيٌ فيهِ تَمَهُّلٌ وتأَمُّلٌ ولا يَتَضَمَّنُ أَيَّ حُكْمٍ نِهائِيٍّ، مُجَرَّدُ تَقْديرٍ. </text:p>
          </table:table-cell>
          <table:table-cell/>
        </table:table-row>
        <table:table-row table:style-name="ro1">
          <table:table-cell office:value-type="float" office:value="40" calcext:value-type="float">
            <text:p>40</text:p>
          </table:table-cell>
          <table:table-cell office:value-type="string" calcext:value-type="string">
            <text:p>فَاكِهَانِيٌّ</text:p>
          </table:table-cell>
          <table:table-cell/>
          <table:table-cell office:value-type="string" calcext:value-type="string">
            <text:p>فكه</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كِهَانِيٌّ-فَاكِهَانِيٌّ، ةٌ </text:p>
          </table:table-cell>
          <table:table-cell office:value-type="string" calcext:value-type="string">
            <text:p>فَاكِهَانِيٌّ، ةٌ - [ف ك هـ]. : بَائِعُ الْفَوَاكِهِ. </text:p>
          </table:table-cell>
        </table:table-row>
        <table:table-row table:style-name="ro1">
          <table:table-cell office:value-type="float" office:value="41" calcext:value-type="float">
            <text:p>41</text:p>
          </table:table-cell>
          <table:table-cell office:value-type="string" calcext:value-type="string">
            <text:p>فَقْرِيٌّ</text:p>
          </table:table-cell>
          <table:table-cell/>
          <table:table-cell office:value-type="string" calcext:value-type="string">
            <text:p>فق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الْعَمُودُ الْفَقْرِيُّ": سِلْسِلَةُ خَرَزَاتِ الظَّهْرِ وَعَدَدُهَا ثَلاَثٌ وَثَلاَثُونَ فَقَارَةً عِنْدَ الإِنْسَانِ. 2."حَيَوَانَاتٌ فِقْرِيَّاتٌ" : الْحَيَوَانَاتُ الَّتِي تَشْتَمِلُ عَلَى ذَوَاتِ الْفَقَارِ كَالأَسْمَاكِ وَالطُّيُورِ وَالزَّوَاحِفِ وَالثَّدْيِيَّاتِ .</text:p>
          </table:table-cell>
          <table:table-cell/>
        </table:table-row>
        <table:table-row table:style-name="ro1">
          <table:table-cell office:value-type="float" office:value="42" calcext:value-type="float">
            <text:p>42</text:p>
          </table:table-cell>
          <table:table-cell office:value-type="string" calcext:value-type="string">
            <text:p>فِدَائِيٌّ</text:p>
          </table:table-cell>
          <table:table-cell/>
          <table:table-cell office:value-type="string" calcext:value-type="string">
            <text:p>فد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فِدَائِيٌّ فِلِسْطِينِيٌّ" : الْفِلِسْطِينِيُّ الْمُجَاهِدُ فِي سَبِيلِ تَحْرِيرِ بِلاَدِهِ مِنَ الاِحْتِ</text:p>
          </table:table-cell>
          <table:table-cell/>
        </table:table-row>
        <table:table-row table:style-name="ro1">
          <table:table-cell office:value-type="float" office:value="43" calcext:value-type="float">
            <text:p>43</text:p>
          </table:table-cell>
          <table:table-cell office:value-type="string" calcext:value-type="string">
            <text:p>فَاشِيٌّ</text:p>
          </table:table-cell>
          <table:table-cell/>
          <table:table-cell office:value-type="string" calcext:value-type="string">
            <text:p>فاش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 فَاشِسْتِيٌّ، ةٌ.</text:p>
          </table:table-cell>
          <table:table-cell/>
        </table:table-row>
        <table:table-row table:style-name="ro1">
          <table:table-cell office:value-type="float" office:value="44" calcext:value-type="float">
            <text:p>44</text:p>
          </table:table-cell>
          <table:table-cell office:value-type="string" calcext:value-type="string">
            <text:p>غَسَّانِيٌّ</text:p>
          </table:table-cell>
          <table:table-cell/>
          <table:table-cell office:value-type="string" calcext:value-type="string">
            <text:p>غس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غَسَّانِيٌّ-غَسَّانِيٌّ، ةٌ [غ س ن]. 1."وَلَدٌ غَسَّانِيٌّ" : جَمِيل</text:p>
          </table:table-cell>
          <table:table-cell/>
        </table:table-row>
        <table:table-row table:style-name="ro1">
          <table:table-cell office:value-type="float" office:value="45" calcext:value-type="float">
            <text:p>45</text:p>
          </table:table-cell>
          <table:table-cell office:value-type="string" calcext:value-type="string">
            <text:p>عِيَانِيٌّ</text:p>
          </table:table-cell>
          <table:table-cell/>
          <table:table-cell office:value-type="string" calcext:value-type="string">
            <text:p>عي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يَانِيٌّ-عِيَانِيٌّ، ةٌ [ع ي ن]. "شَاهِدٌ عِيَانِيٌّ" : الَّذِي يَشْهَدُ بِمَا رَآهُ وَعَايَنَهُ.</text:p>
          </table:table-cell>
          <table:table-cell/>
        </table:table-row>
        <table:table-row table:style-name="ro1">
          <table:table-cell office:value-type="float" office:value="46" calcext:value-type="float">
            <text:p>46</text:p>
          </table:table-cell>
          <table:table-cell office:value-type="string" calcext:value-type="string">
            <text:p>عَمِيٌّ</text:p>
          </table:table-cell>
          <table:table-cell/>
          <table:table-cell office:value-type="string" calcext:value-type="string">
            <text:p>عم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رَجُلٌ عَمِيُّ الْقَلْبِ" : جَاهِلٌ، ذُو عَمىً.</text:p>
          </table:table-cell>
          <table:table-cell/>
        </table:table-row>
        <table:table-row table:style-name="ro1">
          <table:table-cell office:value-type="float" office:value="47" calcext:value-type="float">
            <text:p>47</text:p>
          </table:table-cell>
          <table:table-cell office:value-type="string" calcext:value-type="string">
            <text:p>عَمَلِيٌّ</text:p>
          </table:table-cell>
          <table:table-cell/>
          <table:table-cell office:value-type="string" calcext:value-type="string">
            <text:p>عم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مَلِيٌّ-عَمَلِيٌّ، ةٌ [ع م ل]. 1. إِنْجَازٌ عَمَلِيٌّ" : فِعْلِيٌّ، تَطْبِيقِيٌّ. 2. "الْحَيَاةُ الْعَمَلِيَّةُ" : الْحَيَاةُ الْوَاقِعِيَّةُ.</text:p>
          </table:table-cell>
          <table:table-cell/>
        </table:table-row>
        <table:table-row table:style-name="ro1">
          <table:table-cell office:value-type="float" office:value="48" calcext:value-type="float">
            <text:p>48</text:p>
          </table:table-cell>
          <table:table-cell office:value-type="string" calcext:value-type="string">
            <text:p>عَلِيٌّ</text:p>
          </table:table-cell>
          <table:table-cell/>
          <table:table-cell office:value-type="string" calcext:value-type="string">
            <text:p>علو،عل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عِلْيَ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كَانَ فِي مَكَانٍ عَلِيٍّ" : فِي مَكَانٍ مُرْتَفِعٍ.مريم آية 57 وَرَفَعْنَاهُ مَكَاناً عَلِيّاً (قرآن). 2."هُوَ اللهُ الْعَلِيُّ الْقَدِيرُ" : مِنْ أَسْمَاءِ اللَّهِ الْحُسْنَى، أَيْ الأَعْلَى. 3. "عَلِيَّةُ القَومِ" : أَشْرافُهُمْ. "جَدِيلَةٌ تَجْرِي عَلَيْهَا الْكِبَارُ وَالصِّغَارُ وَالْعَلِيَّةُ وَالسُّفْلِيَّةُ". (التوحيدي). 4."عَلِيّ" : اِسْمُ عَلَمٍ لِلْذُّكُورِ.</text:p>
          </table:table-cell>
          <table:table-cell/>
        </table:table-row>
        <table:table-row table:style-name="ro2">
          <table:table-cell office:value-type="float" office:value="49" calcext:value-type="float">
            <text:p>49</text:p>
          </table:table-cell>
          <table:table-cell office:value-type="string" calcext:value-type="string">
            <text:p>عِلْيَةٌ</text:p>
          </table:table-cell>
          <table:table-cell table:number-columns-repeated="6"/>
          <table:table-cell office:value-type="string" calcext:value-type="string">
            <text:p>مؤنث</text:p>
          </table:table-cell>
          <table:table-cell table:number-columns-repeated="2"/>
          <table:table-cell office:value-type="string" calcext:value-type="string">
            <text:p>جمع</text:p>
          </table:table-cell>
          <table:table-cell/>
          <table:table-cell office:value-type="string" calcext:value-type="string">
            <text:p>عَلِ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50" calcext:value-type="float">
            <text:p>50</text:p>
          </table:table-cell>
          <table:table-cell office:value-type="string" calcext:value-type="string">
            <text:p>عُلْوِيٌّ</text:p>
          </table:table-cell>
          <table:table-cell/>
          <table:table-cell office:value-type="string" calcext:value-type="string">
            <text:p>عل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لْوِيٌّ-عُلْوِيٌّ، ةٌ [ع ل و]. 1. "نُورٌ عُلْوِيٌّ" : سَمَاوِيٌّ. 2."الإِرَادَةُ الْعُلْوِيَّةُ" : إِرَادَةُ اللَّهِ. 3. "فِي الطَّابَقِ الْعُلْوِيِّ" : الطَّابَقُ الأَعْلَى.</text:p>
          </table:table-cell>
          <table:table-cell/>
        </table:table-row>
        <table:table-row table:style-name="ro1">
          <table:table-cell office:value-type="float" office:value="51" calcext:value-type="float">
            <text:p>51</text:p>
          </table:table-cell>
          <table:table-cell office:value-type="string" calcext:value-type="string">
            <text:p>عَقَارِيٌّ</text:p>
          </table:table-cell>
          <table:table-cell/>
          <table:table-cell office:value-type="string" calcext:value-type="string">
            <text:p>عق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قَارِيٌّ-عَقَارِيٌّ، ةٌ [ع ق ر]. الْمُخْتَصُّ بِالعَقَارِ. 1."رَهْنٌ عَقَارِيٌّ" : رَهْنُ مِلْكٍ ثَابِتٍ. 2."ضَرِيبَةٌ عَقَارِيَّةٌ" : ضَرِيبَةٌ مُخْتَصَّةٌ بِالأَمْلاَكِ.</text:p>
          </table:table-cell>
          <table:table-cell/>
        </table:table-row>
        <table:table-row table:style-name="ro1">
          <table:table-cell office:value-type="float" office:value="52" calcext:value-type="float">
            <text:p>52</text:p>
          </table:table-cell>
          <table:table-cell office:value-type="string" calcext:value-type="string">
            <text:p>عَفَوِيٌّ</text:p>
          </table:table-cell>
          <table:table-cell/>
          <table:table-cell office:value-type="string" calcext:value-type="string">
            <text:p>عف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فَوِيٌّ-عَفَوِيٌّ، عَفَوِيَّةٌ [ع ف و]. "عَفَوِيَّةُ عَمَلٍ" : تِلْقَائِيَّتُهُ.</text:p>
          </table:table-cell>
          <table:table-cell/>
        </table:table-row>
        <table:table-row table:style-name="ro1">
          <table:table-cell office:value-type="float" office:value="53" calcext:value-type="float">
            <text:p>53</text:p>
          </table:table-cell>
          <table:table-cell office:value-type="string" calcext:value-type="string">
            <text:p>عَصِيٌّ</text:p>
          </table:table-cell>
          <table:table-cell/>
          <table:table-cell office:value-type="string" calcext:value-type="string">
            <text:p>عص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وَلَدٌ عَصِيٌّ" : عَاصٍ. 2."عَصِيٌّ فِي مُعَامَلَتِهِ" : شَدِيدُ البَأْسِ. "أَرَاكَ عَصِيَّ الدَّمْعِ شِيمَتُكَ الصَّبْرُ". (أبو فراس الحمداني).</text:p>
          </table:table-cell>
          <table:table-cell/>
        </table:table-row>
        <table:table-row table:style-name="ro1">
          <table:table-cell office:value-type="float" office:value="54" calcext:value-type="float">
            <text:p>54</text:p>
          </table:table-cell>
          <table:table-cell office:value-type="string" calcext:value-type="string">
            <text:p>عَصَبِيٌّ</text:p>
          </table:table-cell>
          <table:table-cell/>
          <table:table-cell office:value-type="string" calcext:value-type="string">
            <text:p>عص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صَبِيٌّ-عَصَبِيٌّ، ةٌ [ع ص ب]. 1."هُوَ عَصَبِيُّ الْمِزَاجِ": سَرِيعُ الانْفِعَالِ، حَادُّ الطَّبْعِ. ‎"بِهِ مَرَضٌ عَصَبِيٌّ". 2."الْجِهَازُ العَصَبِيُّ" : جِهَازُ الأَعْصَابِ فِي جِسْمِ الإِنْسَانِ يُدِيرُ الوَظَائِفَ الْحَيَاتِيَّةِ وَيُنَسِّقُهَا وَيَسْتَقْبِلُ مُعْطَيَاتِ الْحَوَاسِّ وَيُؤَمِّنُ الْحَرَكَةَ.</text:p>
          </table:table-cell>
          <table:table-cell/>
        </table:table-row>
        <table:table-row table:style-name="ro1">
          <table:table-cell office:value-type="float" office:value="55" calcext:value-type="float">
            <text:p>55</text:p>
          </table:table-cell>
          <table:table-cell office:value-type="string" calcext:value-type="string">
            <text:p>مَعْزِيٌّ</text:p>
          </table:table-cell>
          <table:table-cell/>
          <table:table-cell office:value-type="string" calcext:value-type="string">
            <text:p>عز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جُلٌ مَعْزِيٌّ": بَخيلٌ أشَدَّ البُخْلِ يُكَدِّسُ المالَ ولا يُنْفِقُهُ.</text:p>
          </table:table-cell>
          <table:table-cell/>
        </table:table-row>
        <table:table-row table:style-name="ro1">
          <table:table-cell office:value-type="float" office:value="56" calcext:value-type="float">
            <text:p>56</text:p>
          </table:table-cell>
          <table:table-cell office:value-type="string" calcext:value-type="string">
            <text:p>عَرَضِيٌّ</text:p>
          </table:table-cell>
          <table:table-cell/>
          <table:table-cell office:value-type="string" calcext:value-type="string">
            <text:p>عرض</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رَضِيٌّ-عَرَضِيٌّ، ةٌ [ع ر ض]. "أَمْرٌ عَرَضِيٌّ" : مَا يَحْدُثُ صِدْفَةً وَ هُوَ طَارِئٌ عَلَيْهِ وَزَائِلٌ.</text:p>
          </table:table-cell>
          <table:table-cell/>
        </table:table-row>
        <table:table-row table:style-name="ro1">
          <table:table-cell office:value-type="float" office:value="57" calcext:value-type="float">
            <text:p>57</text:p>
          </table:table-cell>
          <table:table-cell office:value-type="string" calcext:value-type="string">
            <text:p>طُفَيْلِيٌّ</text:p>
          </table:table-cell>
          <table:table-cell/>
          <table:table-cell office:value-type="string" calcext:value-type="string">
            <text:p>طف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رَجُلٌ طُفَيْلِيٌّ" : مَنْ يَحْضُرُ وَلِيمَةً دُونَ أَنْ يُدْعَى إِلَيْهَا، وَالكَلِمَةُ مَنْسُوبَةٌ إِلَى رَجُلٍ اِسْمُهُ طُفَيْلٌ عُرِفَ بِشَرَهِهِ. 2."اِنْتَشَرَتِ النَّبَاتَاتُ االطُّفَيْلِيَّةُ فِي الْحَدِيقَةِ" : حَشَائِشُ لاَ نَفْعَ فِيهَا، تَلْتَصِقُ بِسِيقَانِ النَّبَاتَاتِ وَجُذُورِ الأَشْجَارِ وَقَدْ تَمْنَعُهَا مِنَ النُّمُوِّ الطَّبِيعِيِّ. 3."حَيَوَانَاتٌ طُفَيْلِيَّةٌ" : مِثْلُ القُمَّلِ وَالبَرْغُوثِ وَمَا إِلَى ذَلِكَ مِنَ الْحَشَرَاتِ.</text:p>
          </table:table-cell>
          <table:table-cell/>
        </table:table-row>
        <table:table-row table:style-name="ro1">
          <table:table-cell office:value-type="float" office:value="58" calcext:value-type="float">
            <text:p>58</text:p>
          </table:table-cell>
          <table:table-cell office:value-type="string" calcext:value-type="string">
            <text:p>صَلِيبِيٌّ</text:p>
          </table:table-cell>
          <table:table-cell/>
          <table:table-cell office:value-type="string" calcext:value-type="string">
            <text:p>صل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مَنِ اشْتَرَكَ فِي الْحَرْبِ الصَّلِيبِيَّةِ. 2.: مَنِ اشْتَرَكَ فِي صَلِيبِيَّةٍ.</text:p>
          </table:table-cell>
          <table:table-cell/>
        </table:table-row>
        <table:table-row table:style-name="ro1">
          <table:table-cell office:value-type="float" office:value="59" calcext:value-type="float">
            <text:p>59</text:p>
          </table:table-cell>
          <table:table-cell office:value-type="string" calcext:value-type="string">
            <text:p>شَعْرَانِيٌّ</text:p>
          </table:table-cell>
          <table:table-cell/>
          <table:table-cell office:value-type="string" calcext:value-type="string">
            <text:p>شع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عْرَانِيٌّ-شَعْرَانِيٌّ، ةٌ [ش ع ر]."رَجُلٌ شَعْرَانِيٌّ"</text:p>
          </table:table-cell>
          <table:table-cell/>
        </table:table-row>
        <table:table-row table:style-name="ro1">
          <table:table-cell office:value-type="float" office:value="60" calcext:value-type="float">
            <text:p>60</text:p>
          </table:table-cell>
          <table:table-cell office:value-type="string" calcext:value-type="string">
            <text:p>مَسْرَحِيٌّ</text:p>
          </table:table-cell>
          <table:table-cell/>
          <table:table-cell office:value-type="string" calcext:value-type="string">
            <text:p>سرح</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ا هُوَ مُخْتَصٌّ بِالْمَسْرَحِ. 1."الفَنُّ الْمَسْرَحِيُّ" : كُلُّ مَجَالٍ مُتَعَلِّقٍ بِالْمَسْرَحِ مِنْ إِخْرَاجٍ وَأَدَاءٍ وَإِضَاءةٍ. 2."مُؤَلِّفٌ مَسْرَحِيٌّ" : مَنْ يُؤَلِّفُ رِوَايَاتٍ تَمْثِيلِيَّ</text:p>
          </table:table-cell>
          <table:table-cell/>
        </table:table-row>
        <table:table-row table:style-name="ro1">
          <table:table-cell office:value-type="float" office:value="61" calcext:value-type="float">
            <text:p>61</text:p>
          </table:table-cell>
          <table:table-cell office:value-type="string" calcext:value-type="string">
            <text:p>سُدَاسِيٌّ</text:p>
          </table:table-cell>
          <table:table-cell/>
          <table:table-cell office:value-type="string" calcext:value-type="string">
            <text:p>سدس</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دَاسِيٌّ-سُدَاسِيٌّ، ةٌ [س د س]. 1. "فِعْلٌ سُدَاسِيٌّ" : فِعْلٌ مَزِيدٌ مِنْ سِتَّةِ أحْرُفٍ مِثْلَ اسْتَخْرَجَ. "زَمْهَرِيرٌ" :كَلِمَةٌ سُدَاسِيَّةٌ. 2. "الْمُضَلَّعُ السُّدَاسِيُّ" (هن) : مُكَوَّنٌ مِنْ سِتَّةِ أضْلُعٍ.</text:p>
          </table:table-cell>
          <table:table-cell/>
        </table:table-row>
        <table:table-row table:style-name="ro1">
          <table:table-cell office:value-type="float" office:value="62" calcext:value-type="float">
            <text:p>62</text:p>
          </table:table-cell>
          <table:table-cell office:value-type="string" calcext:value-type="string">
            <text:p>رُومانْسِيٌّ</text:p>
          </table:table-cell>
          <table:table-cell/>
          <table:table-cell office:value-type="string" calcext:value-type="string">
            <text:p>رومان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 مَنْ يَعْتَمِدُ تَيَّارَ الحَرَكَةِ الرُّومانِسِيَّةِ.</text:p>
          </table:table-cell>
          <table:table-cell/>
        </table:table-row>
        <table:table-row table:style-name="ro1">
          <table:table-cell office:value-type="float" office:value="63" calcext:value-type="float">
            <text:p>63</text:p>
          </table:table-cell>
          <table:table-cell office:value-type="string" calcext:value-type="string">
            <text:p>رُومِيٌّ</text:p>
          </table:table-cell>
          <table:table-cell/>
          <table:table-cell office:value-type="string" calcext:value-type="string">
            <text:p>روم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 رُومانِيٌّ.</text:p>
          </table:table-cell>
          <table:table-cell/>
        </table:table-row>
        <table:table-row table:style-name="ro1">
          <table:table-cell office:value-type="float" office:value="64" calcext:value-type="float">
            <text:p>64</text:p>
          </table:table-cell>
          <table:table-cell office:value-type="string" calcext:value-type="string">
            <text:p>رَسْمِيٌّ</text:p>
          </table:table-cell>
          <table:table-cell/>
          <table:table-cell office:value-type="string" calcext:value-type="string">
            <text:p>رس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عَمَلٌ رَسْمِيٌّ" : عَمَلٌ يَكْتَسِي صِبْغَةً حُكُومِيَّةً حَسَبَ الأُصُولِ الْمُقَرَّرَةِ. 2."بَلاغٌ رَسْمِيٌّ" : بَلاغٌ صَادِرٌ عَنِ السُّلُطَاتِ العُلْيَا فِي الدَّوْلَةِ. 3."لِبَاسٌ رَسْمِيٌّ" : لِبَاسٌ حَسَبَ الأُصُولِ الْمُقَرَّرَةِ. 4."وَرَقَةٌ رَسْمِيَّةٌ" : وَرَقَةٌ صَادِرَةٌ عَن إدَارَةٍ حُكُومِيَّةٍ. 5."عُقُودٌ رَسْمِيَّةٌ": عُقُودٌ تَحْمِلُ خَوَاتِمَ إدَارِيَّةً وَيُحَرِّرُهَا مُوَثِّقُونَ. 6."رَسْمِيّاً" : مِنَ الجَانِبِ الْمُتَعَلِّقِ بِالرَّسْمِيَّاتِ.</text:p>
          </table:table-cell>
          <table:table-cell/>
        </table:table-row>
        <table:table-row table:style-name="ro1">
          <table:table-cell office:value-type="float" office:value="65" calcext:value-type="float">
            <text:p>65</text:p>
          </table:table-cell>
          <table:table-cell office:value-type="string" calcext:value-type="string">
            <text:p>رُسوبِيٌّ</text:p>
          </table:table-cell>
          <table:table-cell/>
          <table:table-cell office:value-type="string" calcext:value-type="string">
            <text:p>رس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سوبِيٌّ-رُسوبِيٌّ، ةٌ [ر س ب].: كُلُّ ما هُوَ مُرَكَّبٌ مِنَ الرُّسوبِ كَالأَتْرِبَةِ والأَحْجارِ.</text:p>
          </table:table-cell>
          <table:table-cell/>
        </table:table-row>
        <table:table-row table:style-name="ro1">
          <table:table-cell office:value-type="float" office:value="66" calcext:value-type="float">
            <text:p>66</text:p>
          </table:table-cell>
          <table:table-cell office:value-type="string" calcext:value-type="string">
            <text:p>رَجْعِيٌّ</text:p>
          </table:table-cell>
          <table:table-cell/>
          <table:table-cell office:value-type="string" calcext:value-type="string">
            <text:p>رج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اِتَّخَذَ مَوْقِفاً رَجْعِيّاً" : مُتَخَلِّفاً، أيْ مَنْ يَتَشَبَّثُ بِتَقَالِيدَ بَالِيَةٍ تَحُولُ دُونَ التَّقَدُّمِ. "هُوَ رَجْعِيّ فِي سُلُوكِهِ".</text:p>
          </table:table-cell>
          <table:table-cell/>
        </table:table-row>
        <table:table-row table:style-name="ro1">
          <table:table-cell office:value-type="float" office:value="67" calcext:value-type="float">
            <text:p>67</text:p>
          </table:table-cell>
          <table:table-cell office:value-type="string" calcext:value-type="string">
            <text:p>رَادِيكالِيٌّ</text:p>
          </table:table-cell>
          <table:table-cell/>
          <table:table-cell office:value-type="string" calcext:value-type="string">
            <text:p>راديكال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فل). "رَجُلٌ رَاديكَالِيٌّ". مَنْسُوبٌ إلى الرَّاديكَالِيَّةِ.</text:p>
          </table:table-cell>
          <table:table-cell/>
        </table:table-row>
        <table:table-row table:style-name="ro1">
          <table:table-cell office:value-type="float" office:value="68" calcext:value-type="float">
            <text:p>68</text:p>
          </table:table-cell>
          <table:table-cell office:value-type="string" calcext:value-type="string">
            <text:p>دَوْرِيٌّ</text:p>
          </table:table-cell>
          <table:table-cell/>
          <table:table-cell office:value-type="string" calcext:value-type="string">
            <text:p>دو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قامَ الجُنْدُ بِدَوْرِيَّةٍ ليْلِيَّةٍ" : اِسْتِطْلاعٌ، الجَوْلَةُ الَّتِي تُؤَدِّيها فِرْقَةٌ عَسْكَرِيَّةٌ أَوْ فِرْقَةٌ لِلْحِراسَةِ لِلْوُقوفِ على الأَحْوالِ وَاسْتِقْصاءِ الْمَعْلوماتِ. "اِمْتَلأَتِ الطُّرُقُ بِالدَّوْرِيَّاتِ ف</text:p>
          </table:table-cell>
          <table:table-cell/>
        </table:table-row>
        <table:table-row table:style-name="ro1">
          <table:table-cell office:value-type="float" office:value="69" calcext:value-type="float">
            <text:p>69</text:p>
          </table:table-cell>
          <table:table-cell office:value-type="string" calcext:value-type="string">
            <text:p>دُنِياوِيٌّ</text:p>
          </table:table-cell>
          <table:table-cell/>
          <table:table-cell office:value-type="string" calcext:value-type="string">
            <text:p>دنياو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table:number-columns-repeated="3"/>
          <table:table-cell office:value-type="string" calcext:value-type="string">
            <text:p>Tn</text:p>
          </table:table-cell>
          <table:table-cell table:number-columns-repeated="8"/>
          <table:table-cell office:value-type="string" calcext:value-type="string">
            <text:p>ن. دُنْيَوِيٌّ.</text:p>
          </table:table-cell>
          <table:table-cell/>
        </table:table-row>
        <table:table-row table:style-name="ro1">
          <table:table-cell office:value-type="float" office:value="70" calcext:value-type="float">
            <text:p>70</text:p>
          </table:table-cell>
          <table:table-cell office:value-type="string" calcext:value-type="string">
            <text:p>اِخْتِيَارِيٌّ</text:p>
          </table:table-cell>
          <table:table-cell/>
          <table:table-cell office:value-type="string" calcext:value-type="string">
            <text:p>خي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خْتِيَارِيٌّ-اِخْتِيَارِيٌّ، ةٌ [خ ي ر]. 1. "مَادَّةٌ اخْتِيَارِيَّةٌ فِي الامْتِحَانِ" : يُمْكِنُ أوْ لا يُمْكِنُ الاخْتِبَارُ فِيهَا. 2. "قُمْتُ بِعَمَلِي اخْتِيَارِيّاً" : طَوْعاً، مِنْ تِلْقَاءِ نَفْسِي.</text:p>
          </table:table-cell>
          <table:table-cell/>
        </table:table-row>
        <table:table-row table:style-name="ro1">
          <table:table-cell office:value-type="float" office:value="71" calcext:value-type="float">
            <text:p>71</text:p>
          </table:table-cell>
          <table:table-cell office:value-type="string" calcext:value-type="string">
            <text:p>اِختِصَاصِيٌّ</text:p>
          </table:table-cell>
          <table:table-cell/>
          <table:table-cell office:value-type="string" calcext:value-type="string">
            <text:p>خصص</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هَذَا الطَّبِيبُ اخْتِصَاصِيٌّ فِي أَمْرَاضِ العُيُونِ" : لَهُ مَعْرِفَةٌ دَقيقَةٌ بِكلِّ مَا يَتَعَلّقُ بِأمْرَاضِهَا، وَهُوَ مُتَفَرِّغٌ لَهَا.</text:p>
          </table:table-cell>
          <table:table-cell/>
        </table:table-row>
        <table:table-row table:style-name="ro1">
          <table:table-cell office:value-type="float" office:value="72" calcext:value-type="float">
            <text:p>72</text:p>
          </table:table-cell>
          <table:table-cell office:value-type="string" calcext:value-type="string">
            <text:p>مَخْزَنِيٌّ</text:p>
          </table:table-cell>
          <table:table-cell/>
          <table:table-cell office:value-type="string" calcext:value-type="string">
            <text:p>خز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خْزَنِيٌّ-مَخْزَنِيٌّ، ةٌ [خ ز ن]. "قَرَارٌ مَخْزَنِيٌّ" : ق</text:p>
          </table:table-cell>
          <table:table-cell/>
        </table:table-row>
        <table:table-row table:style-name="ro1">
          <table:table-cell office:value-type="float" office:value="73" calcext:value-type="float">
            <text:p>73</text:p>
          </table:table-cell>
          <table:table-cell office:value-type="string" calcext:value-type="string">
            <text:p>أَجْنَبِيٌّ</text:p>
          </table:table-cell>
          <table:table-cell/>
          <table:table-cell office:value-type="string" calcext:value-type="string">
            <text:p>جن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ـأت;أجَانِبُ</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هَذَا الرَّجُلُ أجْنَبيٌّ عَنِ البَلَدِ" : غَرِِيبٌ، إنْسَانٌ مِنْ بَلَدٍ آخَرَ. 2."زَارَ بُلْدَاناً أَجْنَبِيَّةً كَثِيرَةً" : بُلْدَانَ الآخَرِينَ.</text:p>
          </table:table-cell>
          <table:table-cell/>
        </table:table-row>
        <table:table-row table:style-name="ro2">
          <table:table-cell office:value-type="float" office:value="74" calcext:value-type="float">
            <text:p>74</text:p>
          </table:table-cell>
          <table:table-cell office:value-type="string" calcext:value-type="string">
            <text:p>أجَانِبُ</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أَجْنَبِيٌّ</text:p>
          </table:table-cell>
          <table:table-cell table:number-columns-repeated="13"/>
          <table:table-cell office:value-type="string" calcext:value-type="string">
            <text:p>Non</text:p>
          </table:table-cell>
          <table:table-cell table:number-columns-repeated="2"/>
        </table:table-row>
        <table:table-row table:style-name="ro1">
          <table:table-cell office:value-type="float" office:value="75" calcext:value-type="float">
            <text:p>75</text:p>
          </table:table-cell>
          <table:table-cell office:value-type="string" calcext:value-type="string">
            <text:p>جَلِيٌّ</text:p>
          </table:table-cell>
          <table:table-cell/>
          <table:table-cell office:value-type="string" calcext:value-type="string">
            <text:p>جل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table:number-columns-repeated="3"/>
          <table:table-cell office:value-type="string" calcext:value-type="string">
            <text:p>Tn</text:p>
          </table:table-cell>
          <table:table-cell table:number-columns-repeated="8"/>
          <table:table-cell office:value-type="string" calcext:value-type="string">
            <text:p>جَلِيٌّ-جَلِيٌّ، ةٌ [ج ل و]. 1."جَاءَ جَوَابُهُ جَلِيّاً" : وَاضِحاً، بَيِّناً. "كَانَتْ أَفْكَارُهُ جَلِيَّةً لاَ غُمُوضَ فِيهَا" "جَلِيٌّ أَنَّ النَّصْرَ آتٍ". 2."إِنَاءٌ جَلِيٌّ" : مَصْقُولٌ. 3."جَلِيَّةُ الأَمْرِ": حَقِيقَتُهُ. 4."لَهُ عَيْنٌ جَلِيَّةٌ" : نَافِذَةٌ، بَصِيرَةٌ. 5."حَقِيقَةٌ جَلِيَّةٌ": حَقِيقَةٌ سَاطِعَةٌ.</text:p>
          </table:table-cell>
          <table:table-cell/>
        </table:table-row>
        <table:table-row table:style-name="ro1">
          <table:table-cell office:value-type="float" office:value="76" calcext:value-type="float">
            <text:p>76</text:p>
          </table:table-cell>
          <table:table-cell office:value-type="string" calcext:value-type="string">
            <text:p>جَبْرِيٌّ</text:p>
          </table:table-cell>
          <table:table-cell/>
          <table:table-cell office:value-type="string" calcext:value-type="string">
            <text:p>جب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بْرِيٌّ، ةٌ - [ج ب ر]. : مَنْ كَانَ عَلَى مَذْهَبِ الْجَبْرِيَّةِ وَمُعْتَنِقِيهِ. </text:p>
          </table:table-cell>
          <table:table-cell/>
        </table:table-row>
        <table:table-row table:style-name="ro1">
          <table:table-cell office:value-type="float" office:value="77" calcext:value-type="float">
            <text:p>77</text:p>
          </table:table-cell>
          <table:table-cell office:value-type="string" calcext:value-type="string">
            <text:p>ثُنائِيٌّ</text:p>
          </table:table-cell>
          <table:table-cell/>
          <table:table-cell office:value-type="string" calcext:value-type="string">
            <text:p>ث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ثُنائِيٌّ-ثُنائِيٌّ، ةٌ [ث ن ي]. 1."لَفْظٌ ثُنائِيٌّ" : لَفْظٌ مُؤَلَّفٌ مِنْ حَرْفَيْنِ. 2."غِناءٌ ثُنائِيٌّ" : غِناءٌ يَشْتَرِكُ فِيهِ اثْنانِ. 3."حِلْفٌ ثُنائِيٌّ" : حِلْفٌ بَيْنَ دَوْلَتَيْنِ أَوْ طَرَفَيْنِ. 4."طالِبٌ ثُنائِيُّ اللُّغَةِ" : يَتَكَلَّمُ لُغَتَيْنِ. 5."مُعْجَمٌ ثُنائِيٌّ" : مُعْجَمٌ يَشْرَحُ مُفْرَداتِ لُغَتَيْنِ: مثلا مِنَ العَرَبِيَّةِ إلى الفرنسيَّةِ أَو مِنَ الفرنسيَّة إلى العربِيَّةِ. 6."ثُنائِيَّةُ اللُّغَةِ" : وُجودُ لَغَةٍ واحِدَةٍ عِنْدَ شَعْبٍ بِمُسْتَوَيَيْنِ مُخْتَلِفَيْنِ كالعَامِيَّةِ والفُصْحَى.</text:p>
          </table:table-cell>
          <table:table-cell/>
        </table:table-row>
        <table:table-row table:style-name="ro1">
          <table:table-cell office:value-type="float" office:value="78" calcext:value-type="float">
            <text:p>78</text:p>
          </table:table-cell>
          <table:table-cell office:value-type="string" calcext:value-type="string">
            <text:p>تِقْنِيٌّ</text:p>
          </table:table-cell>
          <table:table-cell/>
          <table:table-cell office:value-type="string" calcext:value-type="string">
            <text:p>تق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رَجُلٌ تِقْنِيٌّ" : رَجُلٌ مُخْتَصٌّ بِتِقْنِيَّاتِ فَنٍّ أَوْ مِهْنَةٍ أَوْ حِرْفَةٍ.</text:p>
          </table:table-cell>
          <table:table-cell/>
        </table:table-row>
        <table:table-row table:style-name="ro1">
          <table:table-cell office:value-type="float" office:value="79" calcext:value-type="float">
            <text:p>79</text:p>
          </table:table-cell>
          <table:table-cell office:value-type="string" calcext:value-type="string">
            <text:p>بَديهِيٌّ</text:p>
          </table:table-cell>
          <table:table-cell/>
          <table:table-cell office:value-type="string" calcext:value-type="string">
            <text:p>بده</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قَضِيَّةٌ بَديهِيَّةٌ لا تَحْتاجُ إلى إِثْباتٍ" : بَيِّنَةٌ، جَلِيَّةٌ، وَاضِحَةٌ. لاَ تَحْتاجُ في تَأْيِيدِها إلى أَدِلَّةٍ، واضِحَةٍ في ذاتِها.</text:p>
          </table:table-cell>
          <table:table-cell/>
        </table:table-row>
        <table:table-row table:style-name="ro1">
          <table:table-cell office:value-type="float" office:value="80" calcext:value-type="float">
            <text:p>80</text:p>
          </table:table-cell>
          <table:table-cell office:value-type="string" calcext:value-type="string">
            <text:p>بَدائِيٌّ</text:p>
          </table:table-cell>
          <table:table-cell/>
          <table:table-cell office:value-type="string" calcext:value-type="string">
            <text:p>بدأ</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دائِيٌّ-بَدائِيٌّ، ةٌ [ب د أ]. 1."رَجُلٌ بَدَائِيٌّ" : فِطْرِيٌّ، أوَّلِيٌّ. 2."أعْمالُهُ بَدائيَّةٌ" : ساذَجَةٌ، مُتَخلِّفَةٌ. 3."الشُّعُوبُ البَدَائِيَّةُ" : الشُّعُوبُ فِي أوَّلِ نَشْأتِها.</text:p>
          </table:table-cell>
          <table:table-cell/>
        </table:table-row>
        <table:table-row table:style-name="ro1">
          <table:table-cell office:value-type="float" office:value="81" calcext:value-type="float">
            <text:p>81</text:p>
          </table:table-cell>
          <table:table-cell office:value-type="string" calcext:value-type="string">
            <text:p>أُورْثُوذُكْسِيٌّ</text:p>
          </table:table-cell>
          <table:table-cell/>
          <table:table-cell office:value-type="string" calcext:value-type="string">
            <text:p>أورثوذك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واحِدُ أُورثوذُكْس.</text:p>
          </table:table-cell>
          <table:table-cell/>
        </table:table-row>
        <table:table-row table:style-name="ro1">
          <table:table-cell office:value-type="float" office:value="82" calcext:value-type="float">
            <text:p>82</text:p>
          </table:table-cell>
          <table:table-cell office:value-type="string" calcext:value-type="string">
            <text:p>أَنْدَلُسِيٌّ</text:p>
          </table:table-cell>
          <table:table-cell/>
          <table:table-cell office:value-type="string" calcext:value-type="string">
            <text:p>أندل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سْبَةً إلى بِلادِ الأَنْدَلُسِ. "الحَضارةُ الأنْدَلُسِيَّةُ"، "الشِّعْرُ الأنْدَلُسِيُّ": أَيْ ما لَهُ عَلاقَةٌ بالأَنْدَلُسِ.</text:p>
          </table:table-cell>
          <table:table-cell/>
        </table:table-row>
        <table:table-row table:style-name="ro1">
          <table:table-cell office:value-type="float" office:value="83" calcext:value-type="float">
            <text:p>83</text:p>
          </table:table-cell>
          <table:table-cell office:value-type="string" calcext:value-type="string">
            <text:p>أَنانِيٌّ</text:p>
          </table:table-cell>
          <table:table-cell/>
          <table:table-cell office:value-type="string" calcext:value-type="string">
            <text:p>أنا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ـون، ـات. (أنا). "أَنانِيٌّ لاَ يَرَى إِلاَّ نَفْسَهُ" : مَنْ يُحِبُّ نَفْسَهُ حُبّاً مُفْرِطاً وَلاَ يُفَكِّرُ في غَيْرِهِ، الْمُعْجَبُ بِذاتِهِ. "لَيْسَ لِلأَنَانِيِّ صاحِبٌ".</text:p>
          </table:table-cell>
          <table:table-cell/>
        </table:table-row>
        <table:table-row table:style-name="ro1">
          <table:table-cell office:value-type="float" office:value="84" calcext:value-type="float">
            <text:p>84</text:p>
          </table:table-cell>
          <table:table-cell office:value-type="string" calcext:value-type="string">
            <text:p>أُسْطُوانِيٌّ</text:p>
          </table:table-cell>
          <table:table-cell/>
          <table:table-cell office:value-type="string" calcext:value-type="string">
            <text:p>أسطوا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نِسْبَةٌ إلى الأُسْطُوانَةِ. "شَكْلٌ أُسْطوانِيٌّ أو جِسْمٌ أُسْطُوانِيٌّ": عَلَى هَيْئَةِ أُسْطُوانَةٍ.</text:p>
          </table:table-cell>
          <table:table-cell/>
        </table:table-row>
        <table:table-row table:style-name="ro1">
          <table:table-cell office:value-type="float" office:value="85" calcext:value-type="float">
            <text:p>85</text:p>
          </table:table-cell>
          <table:table-cell office:value-type="string" calcext:value-type="string">
            <text:p>أثَرِيٌّ</text:p>
          </table:table-cell>
          <table:table-cell/>
          <table:table-cell office:value-type="string" calcext:value-type="string">
            <text:p>أث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ثَرِيٌّ-أثَرِيٌّ، ةٌ [أ ث ر]. 1."قَصْرٌ أثَرِيٌّ" : قَدِيمٌ، أيْ مِنَ الآثارِ القَدِيمَةِ. 2."هُوَ عَالِمٌ أَثَرِيٌّ" : بَاحِثٌ وَعَالِمٌ في الآثَارِ. 3."زَارَ الْمُتْحَفَ الأثَرِيَّ" : قَصْرٌ لِلعُمُوم تُوضَعُ فِيهِ التُّحَفُ الفَنِّيَّةُ وَكُلُّ مَا لَهُ قِيمَةٌ تَاريِخِيَّةٌ.</text:p>
          </table:table-cell>
          <table:table-cell/>
        </table:table-row>
        <table:table-row table:style-name="ro1">
          <table:table-cell office:value-type="float" office:value="86" calcext:value-type="float">
            <text:p>86</text:p>
          </table:table-cell>
          <table:table-cell office:value-type="string" calcext:value-type="string">
            <text:p>أبَدِيٌّ</text:p>
          </table:table-cell>
          <table:table-cell/>
          <table:table-cell office:value-type="string" calcext:value-type="string">
            <text:p>أبد</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بَدِيٌّ-أبَدِيٌّ، ة [ أ ب د]. 1."الَّلهُ الأبَدِيُّ" : الخَالِدُ، الدَّائِمُ، مَا لاَ نِهَايَةَ لَهُ. 2."يَأْمُلُ الْمُؤمِنُ فِي أبَدِيَّةٍ خَالِدَةٍ" : الآخِرَةُ. "لاَ أطْمَعُ فِي لِقَائِهَا إلاَّ فِي الأبَدِيَّةِ". (جبران خ. جبران).</text:p>
          </table:table-cell>
          <table:table-cell/>
        </table:table-row>
        <table:table-row table:style-name="ro1">
          <table:table-cell office:value-type="float" office:value="87" calcext:value-type="float">
            <text:p>87</text:p>
          </table:table-cell>
          <table:table-cell office:value-type="string" calcext:value-type="string">
            <text:p>عَفْوِيٌّ</text:p>
          </table:table-cell>
          <table:table-cell/>
          <table:table-cell office:value-type="string" calcext:value-type="string">
            <text:p>عفو</text:p>
          </table:table-cell>
          <table:table-cell/>
          <table:table-cell office:value-type="string" calcext:value-type="string">
            <text:p>منسوب</text:p>
          </table:table-cell>
          <table:table-cell office:value-type="string" calcext:value-type="string">
            <text:p>عَفْوٌ</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فْوِيٌّ-عَفْوِيٌّ، ةٌ [ع ف و] (مُتَعَلِّقٌ بِالعَفْوِ). "عَمَلٌ عَفْـوِيٌّ" : تِلْقَائِيٌّ، أَيْ دُونَ إِعْمَالِ الفِكْرِ. "إِشَارَةٌ عَفْوِيَّةٌ" "حَرَكَةٌ عَفْوِيَّةٌ".</text:p>
          </table:table-cell>
          <table:table-cell/>
        </table:table-row>
        <table:table-row table:style-name="ro2">
          <table:table-cell office:value-type="float" office:value="88" calcext:value-type="float">
            <text:p>88</text:p>
          </table:table-cell>
          <table:table-cell office:value-type="string" calcext:value-type="string">
            <text:p>بُؤْرِيٌّ</text:p>
          </table:table-cell>
          <table:table-cell table:number-columns-repeated="3"/>
          <table:table-cell office:value-type="string" calcext:value-type="string">
            <text:p>منسوب</text:p>
          </table:table-cell>
          <table:table-cell office:value-type="string" calcext:value-type="string">
            <text:p>بُؤْرَ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9" calcext:value-type="float">
            <text:p>89</text:p>
          </table:table-cell>
          <table:table-cell office:value-type="string" calcext:value-type="string">
            <text:p>جِنْسِيٌّ</text:p>
          </table:table-cell>
          <table:table-cell/>
          <table:table-cell office:value-type="string" calcext:value-type="string">
            <text:p>جنس</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نْسِيَّةٌ-جِنْسِيَّةٌ [ج ن س] (صف). "هُوَ مِنْ جِنْسِيَّةٍ مَغْرِبِيَّةٍ" : الانْتِسَابُ، الانْتِمَاءُ إِلَى بَلَدِ الْمَغْرِبِ، وَالجِنْسِيَّةُ تَكُونُ أَصْلِيَّةً بِحُكْمِ الْمَوْلِدِ وَالنَّشْأَةِ، أَوْ مُكْتَسَبَةً بِحُكْمِ العَيْشِ فِي البَلَدِ فَتْرَةً مُعَيَّنَةً.</text:p>
          </table:table-cell>
          <table:table-cell/>
        </table:table-row>
        <table:table-row table:style-name="ro1">
          <table:table-cell office:value-type="float" office:value="90" calcext:value-type="float">
            <text:p>90</text:p>
          </table:table-cell>
          <table:table-cell office:value-type="string" calcext:value-type="string">
            <text:p>قَلَوِيٌّ</text:p>
          </table:table-cell>
          <table:table-cell/>
          <table:table-cell office:value-type="string" calcext:value-type="string">
            <text:p>قلو</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فَة لِكُلِّ مادَّةٍ لَها خَواصُّ القَلْيِ). "مُرَكَّبَاتٌ قَلَوِيَّةٌ" : مُرَكَّبَاتٌ كِيمَاوِيَّةٌ مِنْ مَعْدِنٍ وَأُوكسِ</text:p>
          </table:table-cell>
          <table:table-cell/>
        </table:table-row>
        <table:table-row table:style-name="ro1">
          <table:table-cell office:value-type="float" office:value="91" calcext:value-type="float">
            <text:p>91</text:p>
          </table:table-cell>
          <table:table-cell office:value-type="string" calcext:value-type="string">
            <text:p>أُوتُومَاتِيكِيٌّ</text:p>
          </table:table-cell>
          <table:table-cell/>
          <table:table-cell office:value-type="string" calcext:value-type="string">
            <text:p>أوتوماتيكي</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شْتَغِلُ هَذِهِ الآلَةُ أُتُومَاتِيكِيّاً" : تَتَحَرَّكُ ذَاتِيَّا، آليًّا.</text:p>
          </table:table-cell>
          <table:table-cell/>
        </table:table-row>
        <table:table-row table:style-name="ro1">
          <table:table-cell office:value-type="float" office:value="92" calcext:value-type="float">
            <text:p>92</text:p>
          </table:table-cell>
          <table:table-cell office:value-type="string" calcext:value-type="string">
            <text:p>اِنْتِخابِيٌّ</text:p>
          </table:table-cell>
          <table:table-cell/>
          <table:table-cell office:value-type="string" calcext:value-type="string">
            <text:p>انتخابي</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تَبْدَأُ الحَمْلَةُ الانْتِخابِيَّةُ في بِدايَةِ الأسْبوعِ الْمُقْبِلِ" : الدِّعايَةُ لِلْمُرَشَّحينَ الَّذينَ سَيَنْتَخِبُهُمُ الْمُنْتَخِبُونَ. "مَعْرَكَةٌ انْتِخابِيَّةٌ" "الدَّائِرَةُ الانْتِخابِيَّةُ".</text:p>
          </table:table-cell>
          <table:table-cell/>
        </table:table-row>
        <table:table-row table:style-name="ro1">
          <table:table-cell office:value-type="float" office:value="93" calcext:value-type="float">
            <text:p>93</text:p>
          </table:table-cell>
          <table:table-cell office:value-type="string" calcext:value-type="string">
            <text:p>إفرَنْجِيٌّ</text:p>
          </table:table-cell>
          <table:table-cell/>
          <table:table-cell office:value-type="string" calcext:value-type="string">
            <text:p>إفرنجي</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واحِد الإفْرَنْجِ.</text:p>
          </table:table-cell>
          <table:table-cell/>
        </table:table-row>
        <table:table-row table:style-name="ro1">
          <table:table-cell office:value-type="float" office:value="94" calcext:value-type="float">
            <text:p>94</text:p>
          </table:table-cell>
          <table:table-cell office:value-type="string" calcext:value-type="string">
            <text:p>تَأْسِيسِيٌّ</text:p>
          </table:table-cell>
          <table:table-cell/>
          <table:table-cell office:value-type="string" calcext:value-type="string">
            <text:p>أس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أْسِيسِيٌّ-تَأْسِيسِيٌّ، ةٌ [أ س س]. 1."يُسَاهِمُ فِي كُلِّ عَمَلٍ تَأْسِيسِيٍّ" : مَشْرُوعٌ أَوْ تَأْسِيسُ عَمَلٍ أَوْ بِنَاءٌ يُوضَعُ لأَوَّلِ مَرَّةٍ. 2."الْمَجْلِسُ التَّأْسِيسِيُّ" : أَعْلَى هَيْئَةٍ تَشْرِيعِيَّةٍ فِي البِلاَدِ تَضَعُ القَوَانِينَ الجَدِيدَةَ وَتُشَرِّعُها.</text:p>
          </table:table-cell>
          <table:table-cell/>
        </table:table-row>
        <table:table-row table:style-name="ro1">
          <table:table-cell office:value-type="float" office:value="95" calcext:value-type="float">
            <text:p>95</text:p>
          </table:table-cell>
          <table:table-cell office:value-type="string" calcext:value-type="string">
            <text:p>بُخَارِيٌّ</text:p>
          </table:table-cell>
          <table:table-cell/>
          <table:table-cell office:value-type="string" calcext:value-type="string">
            <text:p>بخر</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خَارِيٌّ-بُخَارِيٌّ، ةٌ [ب خ ر] (مالَهُ علاقةٌ بِالبُخَارِ). "حَقَّقَ عهْدُ البَواخِرِ البُخارِيَّةِ ثَورَةً صِناعيَّةً كُبْرَى" : بَواخِرُ تسِيرُ بقُوَّةِ البُخارِ. "آلَةٌ بُخارِيَّةٌ".</text:p>
          </table:table-cell>
          <table:table-cell/>
        </table:table-row>
        <table:table-row table:style-name="ro1">
          <table:table-cell office:value-type="float" office:value="96" calcext:value-type="float">
            <text:p>96</text:p>
          </table:table-cell>
          <table:table-cell office:value-type="string" calcext:value-type="string">
            <text:p>تَرْبِيعِيٌّ</text:p>
          </table:table-cell>
          <table:table-cell/>
          <table:table-cell office:value-type="string" calcext:value-type="string">
            <text:p>ربع</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رْبِيعِيٌّ-تَرْبِيعِيٌّ، ةٌ [ر ب ع] (مَالَهُ عَلاَقَةٌ بِالتَّرْبِيعِ). "الجِذْرُ التَّرْبِيعِيُّ لِعَدَدٍ مَّا" : عَدَدٌ آخَرُ إِذَا ضُرِبَ بِمِثْلِهِ أَعْطَى ذَلِكَ العَدَدَ .</text:p>
          </table:table-cell>
          <table:table-cell/>
        </table:table-row>
        <table:table-row table:style-name="ro1">
          <table:table-cell office:value-type="float" office:value="97" calcext:value-type="float">
            <text:p>97</text:p>
          </table:table-cell>
          <table:table-cell office:value-type="string" calcext:value-type="string">
            <text:p>تَشْرِيعِيُّ</text:p>
          </table:table-cell>
          <table:table-cell/>
          <table:table-cell office:value-type="string" calcext:value-type="string">
            <text:p>شرع</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شْرِيعِيُّ-تَشْرِيعِيُّ، ةٌ [ش ر ع] (مَالَهُ عَلاَقَةٌ بِالتَّشْرِيعِ). "وَضَعَتِ السُّلْطَةُ التَّشْرِيعِيَّةُ قَوَانِينَ جَدِيدَةً" : السُّلْطَةُ الَّتِي لَهَا حَقُّ سَنِّ القَوَانِينِ وَتَشْريعِها.</text:p>
          </table:table-cell>
          <table:table-cell/>
        </table:table-row>
        <table:table-row table:style-name="ro1">
          <table:table-cell office:value-type="float" office:value="98" calcext:value-type="float">
            <text:p>98</text:p>
          </table:table-cell>
          <table:table-cell office:value-type="string" calcext:value-type="string">
            <text:p>تَطْبِيقِيٌّ</text:p>
          </table:table-cell>
          <table:table-cell/>
          <table:table-cell office:value-type="string" calcext:value-type="string">
            <text:p>طبق</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طْبِيقِيٌّ-تَطْبِيقِيٌّ، ةُ [ط ب ق] (مَالَهُ عَلاَقَةٌ بِالتَّطْبِيقِ). 1."أَنْجَزَ تَمَارِينَهُ التَّطْبِيقِيَّةَ" : التَّمَارِينُ العَمَلِيَّةُ الَّتِي تُطَبَّقُ عَلَيْهَا</text:p>
          </table:table-cell>
          <table:table-cell/>
        </table:table-row>
        <table:table-row table:style-name="ro1">
          <table:table-cell office:value-type="float" office:value="99" calcext:value-type="float">
            <text:p>99</text:p>
          </table:table-cell>
          <table:table-cell office:value-type="string" calcext:value-type="string">
            <text:p>تَكْعيبِيٌّ</text:p>
          </table:table-cell>
          <table:table-cell/>
          <table:table-cell office:value-type="string" calcext:value-type="string">
            <text:p>كعب</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كْعيبِيٌّ-تَكْعيبِيٌّ، ةٌ [ك ع ب] (ما لَهُ عَلاقَةٌ بِالتَّكْعيبِ). 1."شَكْلٌ تَكْعيبِيٌّ" : شَكْلٌ تُحيطُ بِهِ سِتَّةُ مُرَبَّعاتٍ مُتَساوِيَةٍ. 2."الجِذْرُ التَّكْع</text:p>
          </table:table-cell>
          <table:table-cell/>
        </table:table-row>
        <table:table-row table:style-name="ro1">
          <table:table-cell office:value-type="float" office:value="100" calcext:value-type="float">
            <text:p>100</text:p>
          </table:table-cell>
          <table:table-cell office:value-type="string" calcext:value-type="string">
            <text:p>شَخْصِيٌّ</text:p>
          </table:table-cell>
          <table:table-cell/>
          <table:table-cell office:value-type="string" calcext:value-type="string">
            <text:p>شخص</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خْصِيٌّ-شَخْصِيٌّ، ةٌ [ش خ ص] (مَا هُوَ مُخْتَصُّ بِالشَّخْصِ). 1."هَذَا هَوَ رَأْيِي الشَّخْصِيُّ" : هَذَا هُوَ الرَّأْيُ الَّذِي أُعَبِّرُ عَنْهُ، أَيِ الْمُتَعَلِّقُ بِي. 2. "إنَّهُ أَمْرٌ شَخْصِيٌّ" : مَا يَخ</text:p>
          </table:table-cell>
          <table:table-cell/>
        </table:table-row>
        <table:table-row table:style-name="ro1">
          <table:table-cell office:value-type="float" office:value="101" calcext:value-type="float">
            <text:p>101</text:p>
          </table:table-cell>
          <table:table-cell office:value-type="string" calcext:value-type="string">
            <text:p>لَفْظِيٌّ</text:p>
          </table:table-cell>
          <table:table-cell/>
          <table:table-cell office:value-type="string" calcext:value-type="string">
            <text:p>لفظ</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فْظِيٌّ-لَفْظِيٌّ، ةٌ [ل ف ظ] (مَا يَتَعَلَّقُ بِاللَّفْظِ). 1."أَجَابَهُ لَفْظِيّاً" : شَفَوِيّاً. 2."يَتَمَيَّزُ بِاللَّفْظِيَّةِ" : بِالْأَدَبِيَّةِ.</text:p>
          </table:table-cell>
          <table:table-cell/>
        </table:table-row>
        <table:table-row table:style-name="ro1">
          <table:table-cell office:value-type="float" office:value="102" calcext:value-type="float">
            <text:p>102</text:p>
          </table:table-cell>
          <table:table-cell office:value-type="string" calcext:value-type="string">
            <text:p>نَوْعِيٌّ</text:p>
          </table:table-cell>
          <table:table-cell/>
          <table:table-cell office:value-type="string" calcext:value-type="string">
            <text:p>نوع</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وْعِيٌّ-نَوْعِيٌّ، ةٌ [ن و ع] (مَا يَتَعَلَّقُ بِالنَّوْعِ). 1."تَقَدُّمٌ نَوْعِيٌّ" : مُحَدَّدٌ، مُعَيَّنٌ، مُتَمَيِّزٌ. "حَقَّقَ فَوْزاً نَوْعِيّاً". 2."تَحْلِيلٌ نَوْعِيٌّ" : تَحْلِيلٌ كَيْفِيٌّ.</text:p>
          </table:table-cell>
          <table:table-cell/>
        </table:table-row>
        <table:table-row table:style-name="ro1">
          <table:table-cell office:value-type="float" office:value="103" calcext:value-type="float">
            <text:p>103</text:p>
          </table:table-cell>
          <table:table-cell office:value-type="string" calcext:value-type="string">
            <text:p>سِياحِيٌّ</text:p>
          </table:table-cell>
          <table:table-cell/>
          <table:table-cell office:value-type="string" calcext:value-type="string">
            <text:p>سيح</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ياحِيٌّ-سِياحِيٌّ، ةٌ [س ي ح] (ما يَخْتَصُّ بِالسِّياحَةِ). "بَلَدٌ سِياحِيٌّ" : بَلَدٌ يَمْلِكُ مُؤَهِّلاتٍ طَبيعِيَّةً وَأَثَرِيَّةً.</text:p>
          </table:table-cell>
          <table:table-cell/>
        </table:table-row>
        <table:table-row table:style-name="ro1">
          <table:table-cell office:value-type="float" office:value="104" calcext:value-type="float">
            <text:p>104</text:p>
          </table:table-cell>
          <table:table-cell office:value-type="string" calcext:value-type="string">
            <text:p>كُلِّيٌّ</text:p>
          </table:table-cell>
          <table:table-cell/>
          <table:table-cell office:value-type="string" calcext:value-type="string">
            <text:p>كلل</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لِّيٌّ-كُلِّيٌّ [ك ل ل]. : مَا يُنْسَبُ إِلَى الكُلِّ أَوْ يُطْلَقُ عَلَيْهِ. 1."كُلِّيّاً أَوْ جُزْئِ</text:p>
          </table:table-cell>
          <table:table-cell/>
        </table:table-row>
        <table:table-row table:style-name="ro1">
          <table:table-cell office:value-type="float" office:value="105" calcext:value-type="float">
            <text:p>105</text:p>
          </table:table-cell>
          <table:table-cell office:value-type="string" calcext:value-type="string">
            <text:p>رُوحَانِيٌّ</text:p>
          </table:table-cell>
          <table:table-cell/>
          <table:table-cell office:value-type="string" calcext:value-type="string">
            <text:p>روح</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حَانِيّةٌ-رُوحَانِيّةٌ [ر و ح]. : كُلُّ ما هُوَ قائِمٌ على إِثْباتِ الرُّوحِ وَسُمُوِّها عَلَى الْمادِّياتِ.</text:p>
          </table:table-cell>
          <table:table-cell/>
        </table:table-row>
        <table:table-row table:style-name="ro1">
          <table:table-cell office:value-type="float" office:value="106" calcext:value-type="float">
            <text:p>106</text:p>
          </table:table-cell>
          <table:table-cell office:value-type="string" calcext:value-type="string">
            <text:p>مَطْبَعِيٌّ</text:p>
          </table:table-cell>
          <table:table-cell/>
          <table:table-cell office:value-type="string" calcext:value-type="string">
            <text:p>طبع</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بَعِيٌّ-مَطْبَعِيٌّ، ةٌ [ط ب ع] (كُلُّ مَا هُوَ مُتَعَلِّقٌ بِالطِّبَاعَةِ). "خَطَأٌ مَطْبَعِيٌّ" : خَطَأٌ حَصَلَ أَثْنَاءَ الطَّبْعِ. "أَخْطَاءٌ مَطْبَعِيَّةٌ".</text:p>
          </table:table-cell>
          <table:table-cell/>
        </table:table-row>
        <table:table-row table:style-name="ro1">
          <table:table-cell office:value-type="float" office:value="107" calcext:value-type="float">
            <text:p>107</text:p>
          </table:table-cell>
          <table:table-cell office:value-type="string" calcext:value-type="string">
            <text:p>طَقْسِيٌّ</text:p>
          </table:table-cell>
          <table:table-cell/>
          <table:table-cell office:value-type="string" calcext:value-type="string">
            <text:p>طق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قْسِيٌّ-طَقْسِيٌّ، ةٌ [ط ق س]. : كُلُّ مَا هُوَ مُتَعَلِّقٌ بِالطَّقْسِ، أَي الشَّعِيرَةُ وَالطَّرِيقَةُ الدِّينِيَّةُ.</text:p>
          </table:table-cell>
          <table:table-cell/>
        </table:table-row>
        <table:table-row table:style-name="ro1">
          <table:table-cell office:value-type="float" office:value="108" calcext:value-type="float">
            <text:p>108</text:p>
          </table:table-cell>
          <table:table-cell office:value-type="string" calcext:value-type="string">
            <text:p>إِنْسِيٌّ</text:p>
          </table:table-cell>
          <table:table-cell/>
          <table:table-cell office:value-type="string" calcext:value-type="string">
            <text:p>أن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أُ;ناسٌ;أَناسِيُّ</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نِسْبَةً إلى الإِنْسِ). 1.: واحد الإِنْسِ. 2.: الجانِبُ الأ</text:p>
          </table:table-cell>
          <table:table-cell/>
        </table:table-row>
        <table:table-row table:style-name="ro2">
          <table:table-cell office:value-type="float" office:value="109" calcext:value-type="float">
            <text:p>109</text:p>
          </table:table-cell>
          <table:table-cell office:value-type="string" calcext:value-type="string">
            <text:p>أُناسٌ</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إِنْسِيٌّ</text:p>
          </table:table-cell>
          <table:table-cell table:number-columns-repeated="5"/>
          <table:table-cell office:value-type="string" calcext:value-type="string">
            <text:p>Tn</text:p>
          </table:table-cell>
          <table:table-cell table:number-columns-repeated="10"/>
        </table:table-row>
        <table:table-row table:style-name="ro2">
          <table:table-cell office:value-type="float" office:value="110" calcext:value-type="float">
            <text:p>110</text:p>
          </table:table-cell>
          <table:table-cell office:value-type="string" calcext:value-type="string">
            <text:p>أَناسِيُّ</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إِنْسِيٌّ</text:p>
          </table:table-cell>
          <table:table-cell table:number-columns-repeated="13"/>
          <table:table-cell office:value-type="string" calcext:value-type="string">
            <text:p>Non</text:p>
          </table:table-cell>
          <table:table-cell table:number-columns-repeated="2"/>
        </table:table-row>
        <table:table-row table:style-name="ro1">
          <table:table-cell office:value-type="float" office:value="111" calcext:value-type="float">
            <text:p>111</text:p>
          </table:table-cell>
          <table:table-cell office:value-type="string" calcext:value-type="string">
            <text:p>دُنْيَوِيٌّ</text:p>
          </table:table-cell>
          <table:table-cell/>
          <table:table-cell office:value-type="string" calcext:value-type="string">
            <text:p>دنو</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نْيَوِيٌّ-دُنْيَوِيٌّ، ةٌ [د ن و] (نِسْبَةٌ إلى الدُّنْيا). "رَجُلٌ دُنْيَوِيٌّ": يُحِبُّ أَمورَ الدُّنْيا وَلايَهْتَمُّ إِلاَّ بِها. "الحياةُ الدُّنْيَوِيَّةُ" : عَكْسُ الْحَياةِ الأُخْرَوِيَّةِ.</text:p>
          </table:table-cell>
          <table:table-cell/>
        </table:table-row>
        <table:table-row table:style-name="ro1">
          <table:table-cell office:value-type="float" office:value="112" calcext:value-type="float">
            <text:p>112</text:p>
          </table:table-cell>
          <table:table-cell office:value-type="string" calcext:value-type="string">
            <text:p>عَادِيٌّ</text:p>
          </table:table-cell>
          <table:table-cell/>
          <table:table-cell office:value-type="string" calcext:value-type="string">
            <text:p>عود</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سْبَةٌ إِلَى الْعَادَةِ). 1."أَمْرٌ عَادِيٌّ جِدّاً" : بَدِيهِيٌّ، جَرَتْ بِهِ الْعَادَةُ. 2."مَا حَدَثَ غَيْرُ عَادِيٍّ" : غَيْرُ مَأْلُوفٍ، مُفَاجِىءٌ. 3."ذَكاءٌ عَادِيٌّ" : مُتَوَسِّطٌ. 5."حَرَكَةٌ عَادِيَّةٌ" : حَرَكَةٌ طَبِيعِيَّةٌ. 6."حَرَكَةٌ فِي ال</text:p>
          </table:table-cell>
          <table:table-cell/>
        </table:table-row>
        <table:table-row table:style-name="ro1">
          <table:table-cell office:value-type="float" office:value="113" calcext:value-type="float">
            <text:p>113</text:p>
          </table:table-cell>
          <table:table-cell office:value-type="string" calcext:value-type="string">
            <text:p>عَسَلِيٌّ</text:p>
          </table:table-cell>
          <table:table-cell/>
          <table:table-cell office:value-type="string" calcext:value-type="string">
            <text:p>عسل</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سَلِيٌّ-عَسَلِيٌّ، ةٌ [ع س ل] (نِسْبَةٌ إِلَى العَسَلِ). "لَوْنُ عَيْنَيْهَا عَسَلِيٌّ" : بِلَوْنِ العَسَلِ. "عَيْنَانِ عَسَلِيَّتاَنِ " .</text:p>
          </table:table-cell>
          <table:table-cell/>
        </table:table-row>
        <table:table-row table:style-name="ro1">
          <table:table-cell office:value-type="float" office:value="114" calcext:value-type="float">
            <text:p>114</text:p>
          </table:table-cell>
          <table:table-cell office:value-type="string" calcext:value-type="string">
            <text:p>عَظْمِيٌّ</text:p>
          </table:table-cell>
          <table:table-cell/>
          <table:table-cell office:value-type="string" calcext:value-type="string">
            <text:p>عظم</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ظْمِيٌّ-عَظْمِيٌّ، ةٌ [ع ظ م] (نِسْبَةٌ إِلَى العَظْمِ). 1.:حَمَامٌ لَوْنُهُ إِلَى بَيَاضٍ. 2."الْهَيْكَلُ العَظْمِيُّ" : هَيْكَلُ الإِنْسَانِ الْمُكَوَّنُ مِنْ مُجْمَلِ عِظَامِهِ.</text:p>
          </table:table-cell>
          <table:table-cell/>
        </table:table-row>
        <table:table-row table:style-name="ro1">
          <table:table-cell office:value-type="float" office:value="115" calcext:value-type="float">
            <text:p>115</text:p>
          </table:table-cell>
          <table:table-cell office:value-type="string" calcext:value-type="string">
            <text:p>عَكْسِيٌّ</text:p>
          </table:table-cell>
          <table:table-cell/>
          <table:table-cell office:value-type="string" calcext:value-type="string">
            <text:p>عك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كْسِيٌّ-عَكْسِيٌّ ، ةٌ [ع ك س] (نِسْبَةٌ إِلَى العَكْسِ). "العَدُّ العَكْسِيُّ" : أَي العَدُّ مَثَلاً مِنْ عَشَرَةٍ إِلَى وَاحِدٍ.</text:p>
          </table:table-cell>
          <table:table-cell/>
        </table:table-row>
        <table:table-row table:style-name="ro1">
          <table:table-cell office:value-type="float" office:value="116" calcext:value-type="float">
            <text:p>116</text:p>
          </table:table-cell>
          <table:table-cell office:value-type="string" calcext:value-type="string">
            <text:p>عُمُومِيٌّ</text:p>
          </table:table-cell>
          <table:table-cell/>
          <table:table-cell office:value-type="string" calcext:value-type="string">
            <text:p>عمم</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مُومِيٌّ-عُمُومِيٌّ، ةٌ [ع م م] (نِسْبَةٌ إِلَى الْعُمُومِ). 1."إعْلاَنٌ عُمُومِيٌّ" : عَامٌّ، لِجَمِي</text:p>
          </table:table-cell>
          <table:table-cell/>
        </table:table-row>
        <table:table-row table:style-name="ro1">
          <table:table-cell office:value-type="float" office:value="117" calcext:value-type="float">
            <text:p>117</text:p>
          </table:table-cell>
          <table:table-cell office:value-type="string" calcext:value-type="string">
            <text:p>غَرَامِيٌّ</text:p>
          </table:table-cell>
          <table:table-cell/>
          <table:table-cell office:value-type="string" calcext:value-type="string">
            <text:p>غرم</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رَامِيٌّ-غَرَامِيٌّ، ةٌ [غ ر م] (نِسْبَةٌ إِلَى الغَرَامِ). "رِسَالَةٌ غَرَامِيَّةٌ": رِسَالَةُ حُبٍّ وَتَعَلُّقٍ وَهُيَامٍ.</text:p>
          </table:table-cell>
          <table:table-cell/>
        </table:table-row>
        <table:table-row table:style-name="ro1">
          <table:table-cell office:value-type="float" office:value="118" calcext:value-type="float">
            <text:p>118</text:p>
          </table:table-cell>
          <table:table-cell office:value-type="string" calcext:value-type="string">
            <text:p>لَوْلَبِيٌّ</text:p>
          </table:table-cell>
          <table:table-cell/>
          <table:table-cell office:value-type="string" calcext:value-type="string">
            <text:p>لولب</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وْلَبِيٌّ-لَوْلَبِيٌّ، ةٌ [ل و ل ب] (نِسْبَةٌ إِلَى اللَّوْلَب). "سُلَّمٌ لَوْلَبِيٌّ" : قَائِمٌ عَلَى شَكْلِ لَوْلَبٍ. "قَامَ بِحَرَكَةٍ لَوْلَبِيَّةٍ".</text:p>
          </table:table-cell>
          <table:table-cell/>
        </table:table-row>
        <table:table-row table:style-name="ro1">
          <table:table-cell office:value-type="float" office:value="119" calcext:value-type="float">
            <text:p>119</text:p>
          </table:table-cell>
          <table:table-cell office:value-type="string" calcext:value-type="string">
            <text:p>لَيْلِيٌّ</text:p>
          </table:table-cell>
          <table:table-cell/>
          <table:table-cell office:value-type="string" calcext:value-type="string">
            <text:p>ليل</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يْلِيٌّ-لَيْلِيٌّ، ةٌ [ل ي ل] (نِسْبَةٌ إِلَى اللَّيْلِ). 1."سَهْرَةٌ لَيْلِيَّةٌ": سَهْرَةٌ تُقَامُ فِي اللَّيْلِ. 2."هُوَ لَيْلِيٌّ" : يُحِبُّ سُرَى اللَّيْلِ.</text:p>
          </table:table-cell>
          <table:table-cell/>
        </table:table-row>
        <table:table-row table:style-name="ro1">
          <table:table-cell office:value-type="float" office:value="120" calcext:value-type="float">
            <text:p>120</text:p>
          </table:table-cell>
          <table:table-cell office:value-type="string" calcext:value-type="string">
            <text:p>فَارِسِيٌّ</text:p>
          </table:table-cell>
          <table:table-cell/>
          <table:table-cell office:value-type="string" calcext:value-type="string">
            <text:p>فر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رِسِيٌّ-فَارِسِيٌّ، ةٌ [ف ر س] (نِسْبَةً إِلَى بِلادِ فَا</text:p>
          </table:table-cell>
          <table:table-cell/>
        </table:table-row>
        <table:table-row table:style-name="ro1">
          <table:table-cell office:value-type="float" office:value="121" calcext:value-type="float">
            <text:p>121</text:p>
          </table:table-cell>
          <table:table-cell office:value-type="string" calcext:value-type="string">
            <text:p>صِهْيُونِيٌّ</text:p>
          </table:table-cell>
          <table:table-cell/>
          <table:table-cell office:value-type="string" calcext:value-type="string">
            <text:p>صهيونية</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هْيُونِيَّةٌ-صِهْيُونِيَّةٌ (نِسْبَةً إِلَى جَبَلٍ قُرْبَ الْقُدْسِ يُسَمَّى صِهْيُونَ).: حَرَكَةٌ سِيَاسِيَّةٌ عُنْصُرِيَّةٌ أَقَام</text:p>
          </table:table-cell>
          <table:table-cell/>
        </table:table-row>
        <table:table-row table:style-name="ro1">
          <table:table-cell office:value-type="float" office:value="122" calcext:value-type="float">
            <text:p>122</text:p>
          </table:table-cell>
          <table:table-cell office:value-type="string" calcext:value-type="string">
            <text:p>عِصَامِيٌّ</text:p>
          </table:table-cell>
          <table:table-cell/>
          <table:table-cell office:value-type="string" calcext:value-type="string">
            <text:p>عصامي</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صَامِيٌّ-عِصَامِيٌّ (نِسْبَةٌ إِلَى عِصَام بْنِ شَهِيرة). "عِصَامِيُّ النَّشْأَةِ": أَيْ مَنْ تَعَلَّمَ مِنْ تِلْقَاءِ نَفْسِهِ وَكَسبَ عِلْماً بِاعْتِمَادِهِ عَلَى قُدُرَاتِهِ الذَّاتِيَّةِ.</text:p>
          </table:table-cell>
          <table:table-cell/>
        </table:table-row>
        <table:table-row table:style-name="ro1">
          <table:table-cell office:value-type="float" office:value="123" calcext:value-type="float">
            <text:p>123</text:p>
          </table:table-cell>
          <table:table-cell office:value-type="string" calcext:value-type="string">
            <text:p>عَلْمَانِيٌّ</text:p>
          </table:table-cell>
          <table:table-cell/>
          <table:table-cell office:value-type="string" calcext:value-type="string">
            <text:p>علم</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لْمَانِيٌّ-عَلْمَانِيٌّ، ةٌ [ع ل م] (نِسْبَةٌ إِلَى عَلْمٍ بِمَعْنَى الْعَالَم). "رَجُلٌ عَلْمَانِيٌّ" : أَيْ لَيْسَ رَجُلَ دِينٍ، وَهُوَ خِلاَفُ الدِّينِيِّ أَوِ الْكَهَنُوتِيِّ.</text:p>
          </table:table-cell>
          <table:table-cell/>
        </table:table-row>
        <table:table-row table:style-name="ro1">
          <table:table-cell office:value-type="float" office:value="124" calcext:value-type="float">
            <text:p>124</text:p>
          </table:table-cell>
          <table:table-cell office:value-type="string" calcext:value-type="string">
            <text:p>عَلَوِيٌّ</text:p>
          </table:table-cell>
          <table:table-cell/>
          <table:table-cell office:value-type="string" calcext:value-type="string">
            <text:p>علو</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سْبَةٌ إِلَى عَلِيٍّ). "هُوَ مِنْ أُسْرَةٍ عَلَوِيَّةٍ" : مِنْ أُسْرَةِ عَلِيٍّ بْنِ أَبِي طَالِبٍ.</text:p>
          </table:table-cell>
          <table:table-cell/>
        </table:table-row>
        <table:table-row table:style-name="ro2">
          <table:table-cell office:value-type="float" office:value="125" calcext:value-type="float">
            <text:p>125</text:p>
          </table:table-cell>
          <table:table-cell office:value-type="string" calcext:value-type="string">
            <text:p>بركيٌّ</text:p>
          </table:table-cell>
          <table:table-cell table:number-columns-repeated="3"/>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126" calcext:value-type="float">
            <text:p>126</text:p>
          </table:table-cell>
          <table:table-cell office:value-type="string" calcext:value-type="string">
            <text:p>ابتداعيٌّ</text:p>
          </table:table-cell>
          <table:table-cell table:number-columns-repeated="3"/>
          <table:table-cell office:value-type="string" calcext:value-type="string">
            <text:p>منسوب</text:p>
          </table:table-cell>
          <table:table-cell office:value-type="string" calcext:value-type="string">
            <text:p>ابْتِدَ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127" calcext:value-type="float">
            <text:p>127</text:p>
          </table:table-cell>
          <table:table-cell office:value-type="string" calcext:value-type="string">
            <text:p>ابداعيٌّ</text:p>
          </table:table-cell>
          <table:table-cell table:number-columns-repeated="3"/>
          <table:table-cell office:value-type="string" calcext:value-type="string">
            <text:p>منسوب</text:p>
          </table:table-cell>
          <table:table-cell office:value-type="string" calcext:value-type="string">
            <text:p>إِبْدَ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128" calcext:value-type="float">
            <text:p>128</text:p>
          </table:table-cell>
          <table:table-cell office:value-type="string" calcext:value-type="string">
            <text:p>حَنِيفيٌّ</text:p>
          </table:table-cell>
          <table:table-cell/>
          <table:table-cell office:value-type="string" calcext:value-type="string">
            <text:p>حنف</text:p>
          </table:table-cell>
          <table:table-cell/>
          <table:table-cell office:value-type="string" calcext:value-type="string">
            <text:p>منسوب</text:p>
          </table:table-cell>
          <table:table-cell office:value-type="string" calcext:value-type="string">
            <text:p>أبِي حَنِي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أحْنَافٌ</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أبِي حَنِيفَةَ). 1."كَانَ حَنِيفِيّاً فِي مَسْلَكِهِ وَمَذْهَبِهِ" : تَابِعاً لِمَذْهَبِ أبِي حَنِيفَةَ. 2. "الْمَذْهَبُ الحَنِيفِيُّ": مِنَ الْمَذَاهِبِ الأرْبَعةِ فِي الإسْلامِ.</text:p>
          </table:table-cell>
          <table:table-cell/>
        </table:table-row>
        <table:table-row table:style-name="ro2">
          <table:table-cell office:value-type="float" office:value="129" calcext:value-type="float">
            <text:p>129</text:p>
          </table:table-cell>
          <table:table-cell office:value-type="string" calcext:value-type="string">
            <text:p>أحْنَافٌ</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حَنِيف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130" calcext:value-type="float">
            <text:p>130</text:p>
          </table:table-cell>
          <table:table-cell office:value-type="string" calcext:value-type="string">
            <text:p>إِجْبَارِيٌّ</text:p>
          </table:table-cell>
          <table:table-cell/>
          <table:table-cell office:value-type="string" calcext:value-type="string">
            <text:p>جبر</text:p>
          </table:table-cell>
          <table:table-cell/>
          <table:table-cell office:value-type="string" calcext:value-type="string">
            <text:p>منسوب</text:p>
          </table:table-cell>
          <table:table-cell office:value-type="string" calcext:value-type="string">
            <text:p>إِجْب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جْبَارِيٌّ-إِجْبَارِيٌّ، ةٌ [ج ب ر] (مَنْسُوبٌ إِلَى إِجْبار). 1."لَمْ يَكُنِ الحُضُورُ إِجْبَارِيّاً" :</text:p>
          </table:table-cell>
          <table:table-cell/>
        </table:table-row>
        <table:table-row table:style-name="ro1">
          <table:table-cell office:value-type="float" office:value="131" calcext:value-type="float">
            <text:p>131</text:p>
          </table:table-cell>
          <table:table-cell office:value-type="string" calcext:value-type="string">
            <text:p>آدَمِيٌّ</text:p>
          </table:table-cell>
          <table:table-cell/>
          <table:table-cell office:value-type="string" calcext:value-type="string">
            <text:p>آدمي</text:p>
          </table:table-cell>
          <table:table-cell/>
          <table:table-cell office:value-type="string" calcext:value-type="string">
            <text:p>منسوب</text:p>
          </table:table-cell>
          <table:table-cell office:value-type="string" calcext:value-type="string">
            <text:p>آ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آدَمِيٌّ-آدَمِيٌّ، ةٌ (مَنْسوبٌ إِلَى آدَمَ). وَتَعْنِي كَذَلِكَ الإنْسَانَ : 1."رَجُلٌ آدَمِيٌّ" : إِنْسَانِيٌّ، لَطِيفٌ، ذُو أخْلاَقٍ. مَا مَلأَ الآدَمِيُّ وِعَاءً شَرّاً مِنْ بَطْنٍ، حَسْبُ الآدَمِيِّ لُقَيْمَاتٌ يُقِمْنَ صُلْبَهُ (حديث) . 2."أدْرَكْتُ أنَّ الحُجْرَةَ مَمْلُوءةً بِالآدَمِيِّينَ" : بالنَّاسِ.</text:p>
          </table:table-cell>
          <table:table-cell/>
        </table:table-row>
        <table:table-row table:style-name="ro1">
          <table:table-cell office:value-type="float" office:value="132" calcext:value-type="float">
            <text:p>132</text:p>
          </table:table-cell>
          <table:table-cell office:value-type="string" calcext:value-type="string">
            <text:p>أُسْترالِيّ</text:p>
          </table:table-cell>
          <table:table-cell/>
          <table:table-cell office:value-type="string" calcext:value-type="string">
            <text:p>أسترالي</text:p>
          </table:table-cell>
          <table:table-cell/>
          <table:table-cell office:value-type="string" calcext:value-type="string">
            <text:p>منسوب</text:p>
          </table:table-cell>
          <table:table-cell office:value-type="string" calcext:value-type="string">
            <text:p>أُسْتُرالْ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أُسْتُرالْيَا).</text:p>
          </table:table-cell>
          <table:table-cell/>
        </table:table-row>
        <table:table-row table:style-name="ro1">
          <table:table-cell office:value-type="float" office:value="133" calcext:value-type="float">
            <text:p>133</text:p>
          </table:table-cell>
          <table:table-cell office:value-type="string" calcext:value-type="string">
            <text:p>إفْرِيقِيٌّ</text:p>
          </table:table-cell>
          <table:table-cell/>
          <table:table-cell office:value-type="string" calcext:value-type="string">
            <text:p>إفريقي</text:p>
          </table:table-cell>
          <table:table-cell/>
          <table:table-cell office:value-type="string" calcext:value-type="string">
            <text:p>منسوب</text:p>
          </table:table-cell>
          <table:table-cell office:value-type="string" calcext:value-type="string">
            <text:p>إِفْرِيقِ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إِفْرِيقِيا).</text:p>
          </table:table-cell>
          <table:table-cell/>
        </table:table-row>
        <table:table-row table:style-name="ro1">
          <table:table-cell office:value-type="float" office:value="134" calcext:value-type="float">
            <text:p>134</text:p>
          </table:table-cell>
          <table:table-cell office:value-type="string" calcext:value-type="string">
            <text:p>إِبَاحِيٌّ</text:p>
          </table:table-cell>
          <table:table-cell/>
          <table:table-cell office:value-type="string" calcext:value-type="string">
            <text:p>بوح</text:p>
          </table:table-cell>
          <table:table-cell/>
          <table:table-cell office:value-type="string" calcext:value-type="string">
            <text:p>منسوب</text:p>
          </table:table-cell>
          <table:table-cell table:style-name="ce2" office:value-type="string" calcext:value-type="string">
            <text:p>إبَاحَ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بَاحِيٌّ-إِبَاحِيٌّ، ةٌ [ب و ح] (مَنْسُوبٌ إِلَى الإبَاحَةِ). 1."رَجُل إِبَاحِيٌّ" : الْمُتَحَلِّلُ عَنْ كُلِّ وَازِعٍ خُلُقِيٍّ، فَلا يَتَوَرَّعُ عَن القِيَام بِأعْمَالٍ مُنَافِيةٍ لِلأخْلاَقِ. 2."يَعِيشُ فِي إِبَاحِيَّةٍ" : فِي فَوْضىً وَلاَ يَتَقَيَّدُ بِالسُّلُوكِ وَالقَانُونِ وَالقَوَاعِدِ الأخْلاَقِيَّةِ.</text:p>
          </table:table-cell>
          <table:table-cell/>
        </table:table-row>
        <table:table-row table:style-name="ro1">
          <table:table-cell office:value-type="float" office:value="135" calcext:value-type="float">
            <text:p>135</text:p>
          </table:table-cell>
          <table:table-cell office:value-type="string" calcext:value-type="string">
            <text:p>اِبْتِدَائِيٌّ</text:p>
          </table:table-cell>
          <table:table-cell/>
          <table:table-cell office:value-type="string" calcext:value-type="string">
            <text:p>بدأ</text:p>
          </table:table-cell>
          <table:table-cell/>
          <table:table-cell office:value-type="string" calcext:value-type="string">
            <text:p>منسوب</text:p>
          </table:table-cell>
          <table:table-cell table:style-name="ce2" office:value-type="string" calcext:value-type="string">
            <text:p>ابْتِدَ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بْتِدَائِيٌّ-اِبْتِدَائِيٌّ، ةٌ [ب د أ] (مَنْسُوبٌ إِلَى الابْتِدَاءِ). 1."التَّعْلِيمُ الابْتِدَائِيُّ" : التَّعْلِيمُ الأَوَّلِيُّ فِي الْمَرْحَلَةِ الأولَى مِنَ التَّعْلِيمِ. 2."حَكَمَتْ عَلَيْهِ الْمَحْكَمَةُ الابْتِدَائِيَّةُ" : مَحْكَمَةُ القَضَايَا الجُنْحِيَّةِ.</text:p>
          </table:table-cell>
          <table:table-cell/>
        </table:table-row>
        <table:table-row table:style-name="ro2">
          <table:table-cell office:value-type="float" office:value="136" calcext:value-type="float">
            <text:p>136</text:p>
          </table:table-cell>
          <table:table-cell office:value-type="string" calcext:value-type="string">
            <text:p>إبرازيٌّ</text:p>
          </table:table-cell>
          <table:table-cell table:number-columns-repeated="3"/>
          <table:table-cell office:value-type="string" calcext:value-type="string">
            <text:p>منسوب</text:p>
          </table:table-cell>
          <table:table-cell table:style-name="ce2" office:value-type="string" calcext:value-type="string">
            <text:p>إبرا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137" calcext:value-type="float">
            <text:p>137</text:p>
          </table:table-cell>
          <table:table-cell office:value-type="string" calcext:value-type="string">
            <text:p>اِجْتِمَاعِيّ</text:p>
          </table:table-cell>
          <table:table-cell/>
          <table:table-cell office:value-type="string" calcext:value-type="string">
            <text:p>جم.ع</text:p>
          </table:table-cell>
          <table:table-cell/>
          <table:table-cell office:value-type="string" calcext:value-type="string">
            <text:p>منسوب</text:p>
          </table:table-cell>
          <table:table-cell table:style-name="ce2" office:value-type="string" calcext:value-type="string">
            <text:p>اجْتِمَا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جْتِمَاعِيّ-اِجْتِمَاعِيّ، ةٌ [ج م. ع] (مَنْسُوبٌ إِلَى الاجْتِمَاعِ). 1."هُوَ اجْتِمَاعِيٌّ بِطَبْعِهِ" : لَهُ فِطْرَةٌ تَمِيلُ إِلَى مُعَاشَرَةِ النَّاسِ فِي الْمُجْتَمَعِ والاخْتِلاَطِ بِهِمْ. "الإِنْسَانُ كَائِن اِجْتِمَاعِيٌّ". 2."يُشَارِكُ فِي كُلِّ نَشَاطٍ اِجْتِمَاعِيٍّ" : فِي كُلِّ نَشَاطٍ يَهْتَمُّ بِشُؤُونِ النَّاسِ وَقَضَايَاهُمْ وَمَشَاغِلِهِمْ. 3."يَسْعَى إِلَى تَوْفِيرِ الْمُسَاوَاةِ الاِجْتِمَاعِيَّةِ بَيْنَ النَّاسِ" </text:p>
          </table:table-cell>
          <table:table-cell/>
        </table:table-row>
        <table:table-row table:style-name="ro1">
          <table:table-cell office:value-type="float" office:value="138" calcext:value-type="float">
            <text:p>138</text:p>
          </table:table-cell>
          <table:table-cell office:value-type="string" calcext:value-type="string">
            <text:p>إجْرَائيٌّ</text:p>
          </table:table-cell>
          <table:table-cell/>
          <table:table-cell office:value-type="string" calcext:value-type="string">
            <text:p>جري</text:p>
          </table:table-cell>
          <table:table-cell/>
          <table:table-cell office:value-type="string" calcext:value-type="string">
            <text:p>منسوب</text:p>
          </table:table-cell>
          <table:table-cell table:style-name="ce2" office:value-type="string" calcext:value-type="string">
            <text:p>إجْرَ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جْرَائيٌّ-إجْرَائيٌّ، ةٌ [ج ر ي] (مَنْسُوبٌ إِلَى الإجْرَاءِ). "قَانُونٌ </text:p>
          </table:table-cell>
          <table:table-cell/>
        </table:table-row>
        <table:table-row table:style-name="ro1">
          <table:table-cell office:value-type="float" office:value="139" calcext:value-type="float">
            <text:p>139</text:p>
          </table:table-cell>
          <table:table-cell office:value-type="string" calcext:value-type="string">
            <text:p>إجْرَاِمِيٌّ</text:p>
          </table:table-cell>
          <table:table-cell/>
          <table:table-cell office:value-type="string" calcext:value-type="string">
            <text:p>جرم</text:p>
          </table:table-cell>
          <table:table-cell/>
          <table:table-cell office:value-type="string" calcext:value-type="string">
            <text:p>منسوب</text:p>
          </table:table-cell>
          <table:table-cell table:style-name="ce2" office:value-type="string" calcext:value-type="string">
            <text:p>إِجْرَ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جْرَاِمِيٌّ-إجْرَاِمِيٌّ، ةٌ [ج ر م] (مَنْسُوبٌ إلَى الإِجْرَامِ). "قَامَ بِعَمَلٍ إِجْرَ</text:p>
          </table:table-cell>
          <table:table-cell/>
        </table:table-row>
        <table:table-row table:style-name="ro1">
          <table:table-cell office:value-type="float" office:value="140" calcext:value-type="float">
            <text:p>140</text:p>
          </table:table-cell>
          <table:table-cell office:value-type="string" calcext:value-type="string">
            <text:p>اِحْتِيَاطِيٌّ</text:p>
          </table:table-cell>
          <table:table-cell/>
          <table:table-cell office:value-type="string" calcext:value-type="string">
            <text:p>حوط</text:p>
          </table:table-cell>
          <table:table-cell/>
          <table:table-cell office:value-type="string" calcext:value-type="string">
            <text:p>منسوب</text:p>
          </table:table-cell>
          <table:table-cell table:style-name="ce2" office:value-type="string" calcext:value-type="string">
            <text:p>احْتِيَاطٌ</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حْتِيَاطِيٌّ-اِحْتِيَاطِيٌّ، ةٌ [ح و ط] (مَنْسُوبٌ إلَى الاحْتِيَاطِ). 1."شَارَكتِ القُوَّاتُ الاِحْتِيَاطِيَّةُ في العَمَلِيَّةِ" : قُوَّاتٌ مِنَ الجَيْشِ يُحْتَفَظُ بِهَا عِنْدَ الحَاجَةِ لإِرْسَالِهَا إِلَى الجَبْهَةِ أوْ لِلإِنْقَاذِ فِي حَالَةِ الطَّوَارِىءِ. 2. "اِتَّخَذَتِ الحُكُومَةُ تَدَابِيرَ اِحْتِيَاطِيَّةً" : تَدَابِيرَ اجْتِنَاباً لِمَا قَدْ يَحْدُثُ مِنْ شَرٍّ أَوْ مَكْرُوهٍ. 3. "لِكُلِّ سَيَّارَةٍ إِطَارٌ اِحْتِيَاطِيٌّ" : عَجَلَةٌ تُوضَعُ فِي مُسْتَوْدَعِ السَّ</text:p>
          </table:table-cell>
          <table:table-cell/>
        </table:table-row>
        <table:table-row table:style-name="ro1">
          <table:table-cell office:value-type="float" office:value="141" calcext:value-type="float">
            <text:p>141</text:p>
          </table:table-cell>
          <table:table-cell office:value-type="string" calcext:value-type="string">
            <text:p>إِدَارِيٌّ</text:p>
          </table:table-cell>
          <table:table-cell/>
          <table:table-cell office:value-type="string" calcext:value-type="string">
            <text:p>دور</text:p>
          </table:table-cell>
          <table:table-cell/>
          <table:table-cell office:value-type="string" calcext:value-type="string">
            <text:p>منسوب</text:p>
          </table:table-cell>
          <table:table-cell table:style-name="ce2" office:value-type="string" calcext:value-type="string">
            <text:p>إِدَ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دَارِيٌّ-إِدَارِيٌّ، ةٌ [د و ر] (مَنْسوبٌ إلَى الإِدَارَةِ). 1. "رَجُل إِدَارِيٌّ": مَنْ يَشْتَغِلُ فِي الإِدَارَةِ وَيُتْقِنُ أعْمالَ سَيْرِهَا. 2."بَعَثَ بِرِسالَةٍ حَسَبَ السّ</text:p>
          </table:table-cell>
          <table:table-cell/>
        </table:table-row>
        <table:table-row table:style-name="ro1">
          <table:table-cell office:value-type="float" office:value="142" calcext:value-type="float">
            <text:p>142</text:p>
          </table:table-cell>
          <table:table-cell office:value-type="string" calcext:value-type="string">
            <text:p>أُرْجُوَانِيٌّ</text:p>
          </table:table-cell>
          <table:table-cell/>
          <table:table-cell office:value-type="string" calcext:value-type="string">
            <text:p>أرجواني</text:p>
          </table:table-cell>
          <table:table-cell/>
          <table:table-cell office:value-type="string" calcext:value-type="string">
            <text:p>منسوب</text:p>
          </table:table-cell>
          <table:table-cell table:style-name="ce2" office:value-type="string" calcext:value-type="string">
            <text:p>أرْجُوَ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رْجُوَانِيٌّ-أُرْجُوَانِيٌّ، ةٌ (مَنْسُوبٌ إِلَى الأرْجُوَانِ). "أَحْمَرُ أُرْجُوَانِيٌّ": أَحْمَرُ قَانٍ.</text:p>
          </table:table-cell>
          <table:table-cell/>
        </table:table-row>
        <table:table-row table:style-name="ro1">
          <table:table-cell office:value-type="float" office:value="143" calcext:value-type="float">
            <text:p>143</text:p>
          </table:table-cell>
          <table:table-cell office:value-type="string" calcext:value-type="string">
            <text:p>أُرْدُنِيٌّ</text:p>
          </table:table-cell>
          <table:table-cell/>
          <table:table-cell office:value-type="string" calcext:value-type="string">
            <text:p>أردني</text:p>
          </table:table-cell>
          <table:table-cell/>
          <table:table-cell office:value-type="string" calcext:value-type="string">
            <text:p>منسوب</text:p>
          </table:table-cell>
          <table:table-cell table:style-name="ce2" office:value-type="string" calcext:value-type="string">
            <text:p>أُرْدُ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أُرْدُنِ).</text:p>
          </table:table-cell>
          <table:table-cell/>
        </table:table-row>
        <table:table-row table:style-name="ro1">
          <table:table-cell office:value-type="float" office:value="144" calcext:value-type="float">
            <text:p>144</text:p>
          </table:table-cell>
          <table:table-cell office:value-type="string" calcext:value-type="string">
            <text:p>أَرِسْتُقْرَاطِيٌّ</text:p>
          </table:table-cell>
          <table:table-cell/>
          <table:table-cell office:value-type="string" calcext:value-type="string">
            <text:p>أرستقراطي</text:p>
          </table:table-cell>
          <table:table-cell/>
          <table:table-cell office:value-type="string" calcext:value-type="string">
            <text:p>منسوب</text:p>
          </table:table-cell>
          <table:table-cell table:style-name="ce2" office:value-type="string" calcext:value-type="string">
            <text:p>أَرِسْتُقْرَاطِ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أَرِسْتُقْرَاطِيَّةِ). "أَرِسْتُقْرَاطِيٌّ بِطَبْعِهِ وَسُلُوكِهِ" : شَخْصٌ مِنَ الطَّبَقَةِ العُلْيَا فِي الْمُجْتَمَعِ أَوْ مِنَ الأَشْرَافِ ذَوِي السُّلْطَةِ وَالْجَاهِ.</text:p>
          </table:table-cell>
          <table:table-cell/>
        </table:table-row>
        <table:table-row table:style-name="ro1">
          <table:table-cell office:value-type="float" office:value="145" calcext:value-type="float">
            <text:p>145</text:p>
          </table:table-cell>
          <table:table-cell office:value-type="string" calcext:value-type="string">
            <text:p>أَرْضِيٌّ</text:p>
          </table:table-cell>
          <table:table-cell/>
          <table:table-cell office:value-type="string" calcext:value-type="string">
            <text:p>أرض</text:p>
          </table:table-cell>
          <table:table-cell/>
          <table:table-cell office:value-type="string" calcext:value-type="string">
            <text:p>منسوب</text:p>
          </table:table-cell>
          <table:table-cell table:style-name="ce2" office:value-type="string" calcext:value-type="string">
            <text:p>أَرْضٌ</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رْضِيٌّ-أَرْضِيٌّ [أ ر ض] (مَنْسُوبٌ إِلَى الأَرْضِ). 1."يَسْكُنُ فِي الطَّابَقِ الأَرْضِيِّ" : الطَّابَقُ السُّفْلِيُّ. 2."أَرْضِيٌّ شَوْكِيٌّ" (نب).: بَقْلٌ أَخْضَرُ اللَّوْنِ مِنَ الْمُرَكَّبَاتِ الأُنْبُوبِيَّةِ الزَّهْرِ، يُسْلَقُ وَيُطْبَخُ، وَيُعْرَفُ أَيْضاً بِالخَرْشُوفِ.</text:p>
          </table:table-cell>
          <table:table-cell/>
        </table:table-row>
        <table:table-row table:style-name="ro1">
          <table:table-cell office:value-type="float" office:value="146" calcext:value-type="float">
            <text:p>146</text:p>
          </table:table-cell>
          <table:table-cell office:value-type="string" calcext:value-type="string">
            <text:p>إِرْهَابِيٌّ</text:p>
          </table:table-cell>
          <table:table-cell/>
          <table:table-cell office:value-type="string" calcext:value-type="string">
            <text:p>رهب</text:p>
          </table:table-cell>
          <table:table-cell/>
          <table:table-cell office:value-type="string" calcext:value-type="string">
            <text:p>منسوب</text:p>
          </table:table-cell>
          <table:table-cell table:style-name="ce2" office:value-type="string" calcext:value-type="string">
            <text:p>إِرْهَ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إِرْهَابِ). "رَجُلٌ إِرْهَابِيٌّ" : مَنْ يَلْجَأُ إِلَى مُمَارَسَةِ الإِرْهَابِ بِالقَتْلِ أَوِ التَّخْرِيبِ أَوْ إِلْقَاءِ القَنَابِلِ وَالْمُتَفَجِّرَاتِ فِي أََمَاكِنَ عُمُومِيَّةٍ أَوْ خَاصَّةٍ.</text:p>
          </table:table-cell>
          <table:table-cell/>
        </table:table-row>
        <table:table-row table:style-name="ro1">
          <table:table-cell office:value-type="float" office:value="147" calcext:value-type="float">
            <text:p>147</text:p>
          </table:table-cell>
          <table:table-cell office:value-type="string" calcext:value-type="string">
            <text:p>أَزَلِيٌّ</text:p>
          </table:table-cell>
          <table:table-cell/>
          <table:table-cell office:value-type="string" calcext:value-type="string">
            <text:p>أزل</text:p>
          </table:table-cell>
          <table:table-cell/>
          <table:table-cell office:value-type="string" calcext:value-type="string">
            <text:p>منسوب</text:p>
          </table:table-cell>
          <table:table-cell table:style-name="ce2" office:value-type="string" calcext:value-type="string">
            <text:p>أزَ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زَلِيٌّ-أَزَلِيٌّ ، ةٌ [أ ز ل] (منسُوبٌ إِلَى الأزَلِ). "اللَّهُ أَزَلِيٌّ فِي مَلَكُوتِهِ" : الخَالِدُ الدَّائِمُ الوُجُودِ لاَ بَدْءَ لَهُ.</text:p>
          </table:table-cell>
          <table:table-cell/>
        </table:table-row>
        <table:table-row table:style-name="ro1">
          <table:table-cell office:value-type="float" office:value="148" calcext:value-type="float">
            <text:p>148</text:p>
          </table:table-cell>
          <table:table-cell office:value-type="string" calcext:value-type="string">
            <text:p>أَسَاسِيٌّ</text:p>
          </table:table-cell>
          <table:table-cell/>
          <table:table-cell office:value-type="string" calcext:value-type="string">
            <text:p>أسس</text:p>
          </table:table-cell>
          <table:table-cell/>
          <table:table-cell office:value-type="string" calcext:value-type="string">
            <text:p>منسوب</text:p>
          </table:table-cell>
          <table:table-cell table:style-name="ce2" office:value-type="string" calcext:value-type="string">
            <text:p>أسَا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سَاسِيٌّ-أَسَاسِيٌّ، ةٌ [أ س س] (مَنْسُوبٌ إِلَى الأسَاسِ). 1."وَضَعَ الحَجَرَ الأسَاسِيَّ لِبِنَاءِ مَدْرَسَةٍ جَدِيدَةٍ" : الحَجَرَ الأوَّلَ إِشَارَةً إلى بِدَايَةِ عَمَلِيَّةِ البِنَاءِ. 2."الْمُعْجَمُ أَسَاسِيٌّ لِمَعْرِفَةِ اللُّغَةِ": ضَرُورِيٌّ، رَئِيسِيٌ. 3."لَمْ يَكُنْ ذَلِكَ هُوَ السَّبَبُ الأسَاسِيُّ" : السَّبَبُ الجَوْهَرِيُّ، الرَّئِيسِيُّ.</text:p>
          </table:table-cell>
          <table:table-cell/>
        </table:table-row>
        <table:table-row table:style-name="ro1">
          <table:table-cell office:value-type="float" office:value="149" calcext:value-type="float">
            <text:p>149</text:p>
          </table:table-cell>
          <table:table-cell office:value-type="string" calcext:value-type="string">
            <text:p>أُسْبُوعِيٌّ</text:p>
          </table:table-cell>
          <table:table-cell/>
          <table:table-cell office:value-type="string" calcext:value-type="string">
            <text:p>سبع</text:p>
          </table:table-cell>
          <table:table-cell/>
          <table:table-cell office:value-type="string" calcext:value-type="string">
            <text:p>منسوب</text:p>
          </table:table-cell>
          <table:table-cell table:style-name="ce2" office:value-type="string" calcext:value-type="string">
            <text:p>أُسْبُو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سْبُوعِيٌّ-أُسْبُوعِيٌّ، ةٌ [س ب ع] (مَنْسُوبٌ إِلَى الأُسْبُوعِ). 1."يَأْتِي لِزِيَارَتِنَا أُسْبُوعِيّاً" : مَرَّةً فِي كُلِّ أُسْبُوعٍ. 2."جَرِيدَةٌ أُسْبُوعِيَّةٌ" : تَصْدُرُ مَرَّةً فِي كُلِّ أسبُوعٍ.</text:p>
          </table:table-cell>
          <table:table-cell/>
        </table:table-row>
        <table:table-row table:style-name="ro1">
          <table:table-cell office:value-type="float" office:value="150" calcext:value-type="float">
            <text:p>150</text:p>
          </table:table-cell>
          <table:table-cell office:value-type="string" calcext:value-type="string">
            <text:p>اِسْتِبْدَادِيٌّ</text:p>
          </table:table-cell>
          <table:table-cell/>
          <table:table-cell office:value-type="string" calcext:value-type="string">
            <text:p>بدد</text:p>
          </table:table-cell>
          <table:table-cell/>
          <table:table-cell office:value-type="string" calcext:value-type="string">
            <text:p>منسوب</text:p>
          </table:table-cell>
          <table:table-cell table:style-name="ce2" office:value-type="string" calcext:value-type="string">
            <text:p>اسْتِبْدَا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سْتِبْدَادِيٌّ-اِسْتِبْدَادِيٌّ، ةٌ [ب د د] (مَنْسُوبٌ إِلَى الاسْتِبْدَادِ). "حُكْمٌ اِسْتِبْدَادِيٌّ" : تَعَسُّفِيٌّ، ظَالِمٌ، عُدْوَانِيٌّ.</text:p>
          </table:table-cell>
          <table:table-cell/>
        </table:table-row>
        <table:table-row table:style-name="ro1">
          <table:table-cell office:value-type="float" office:value="151" calcext:value-type="float">
            <text:p>151</text:p>
          </table:table-cell>
          <table:table-cell office:value-type="string" calcext:value-type="string">
            <text:p>اِسْتِثْنَائِيٌ</text:p>
          </table:table-cell>
          <table:table-cell/>
          <table:table-cell office:value-type="string" calcext:value-type="string">
            <text:p>ثني</text:p>
          </table:table-cell>
          <table:table-cell/>
          <table:table-cell office:value-type="string" calcext:value-type="string">
            <text:p>منسوب</text:p>
          </table:table-cell>
          <table:table-cell table:style-name="ce2" office:value-type="string" calcext:value-type="string">
            <text:p>اِسْتِثْنَ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سْتِثْنَائِيٌ-اِسْتِثْنَائِيٌ، ةٌ (مَنْسُوبٌ إِلَى الاِسْتِثْنَاءِ) [ث ن ي]. 1."اِنْعَقَدَتْ جَلْسَةٌ اِسْتِثْنَائِيَّةٌ" : جَلْسَةٌ طَارِئَةٌ. 2."تَعِيشُ البِلاَدُ حَالَةً اسْتِثْنَائِيَّةً" : حَالَةً حَرِجَةً، حَالَةَ الطَّوَارىءِ.</text:p>
          </table:table-cell>
          <table:table-cell/>
        </table:table-row>
        <table:table-row table:style-name="ro1">
          <table:table-cell office:value-type="float" office:value="152" calcext:value-type="float">
            <text:p>152</text:p>
          </table:table-cell>
          <table:table-cell office:value-type="string" calcext:value-type="string">
            <text:p>إِسْترَاتِيجِيٌّ</text:p>
          </table:table-cell>
          <table:table-cell/>
          <table:table-cell office:value-type="string" calcext:value-type="string">
            <text:p>إستراتيجي</text:p>
          </table:table-cell>
          <table:table-cell/>
          <table:table-cell office:value-type="string" calcext:value-type="string">
            <text:p>منسوب</text:p>
          </table:table-cell>
          <table:table-cell table:style-name="ce2" office:value-type="string" calcext:value-type="string">
            <text:p>إِسْتِرَاتِجِ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سْترَاتِيجِيٌّ-إِسْترَاتِيجِيٌّ، ةٌ (مَنْسُوبٌ إلى الإِسْتِرَاتِجِيَّةِ). 1."اِسْتَوْلَى الجَيْشُ عَلى مَوْقِعٍ إِسْتْرَاتِيجِيٍّ" : عَلَى مَوْقِعٍ هَامٍّ يُشْرِفُ عَلَى مَنَاطِقَ مُتَعَدِّدَةٍ، لَهُ أَهَمِّيَّةٌ مِنَ النَّاحِيَةِ الحَرْبِيَّةِ. 2."مَرْكَزٌ إِسْتَرَاتِجِيٌّ مِنَ النَّاحِيَةِ التِّجَارِيَّةِ" : لَهُ أَهَمِّيَّةٌ كُبْرَى.</text:p>
          </table:table-cell>
          <table:table-cell/>
        </table:table-row>
        <table:table-row table:style-name="ro1">
          <table:table-cell office:value-type="float" office:value="153" calcext:value-type="float">
            <text:p>153</text:p>
          </table:table-cell>
          <table:table-cell office:value-type="string" calcext:value-type="string">
            <text:p>اِسْتِنْساخِيٌّ</text:p>
          </table:table-cell>
          <table:table-cell/>
          <table:table-cell office:value-type="string" calcext:value-type="string">
            <text:p>نسخ</text:p>
          </table:table-cell>
          <table:table-cell/>
          <table:table-cell office:value-type="string" calcext:value-type="string">
            <text:p>منسوب</text:p>
          </table:table-cell>
          <table:table-cell table:style-name="ce2" office:value-type="string" calcext:value-type="string">
            <text:p>اسْتِنْساخٌ</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سْتِنْساخِيٌّ-اِسْتِنْساخِيٌّ، ةٌ [ن س خ] (مَنْسوبٌ إلى الاسْتِنْساخِ). "آلَةٌ اِسْتِنْساخِيَّةٌ": آلَةٌ تَقومُ بِالتَّصْوِيرِ الآلِيِّ لِلصَّفَحاتِ وَغِيْرِها.</text:p>
          </table:table-cell>
          <table:table-cell/>
        </table:table-row>
        <table:table-row table:style-name="ro1">
          <table:table-cell office:value-type="float" office:value="154" calcext:value-type="float">
            <text:p>154</text:p>
          </table:table-cell>
          <table:table-cell office:value-type="string" calcext:value-type="string">
            <text:p>أُسْقُفِي</text:p>
          </table:table-cell>
          <table:table-cell/>
          <table:table-cell office:value-type="string" calcext:value-type="string">
            <text:p>أسقفية</text:p>
          </table:table-cell>
          <table:table-cell/>
          <table:table-cell office:value-type="string" calcext:value-type="string">
            <text:p>منسوب</text:p>
          </table:table-cell>
          <table:table-cell table:style-name="ce2" office:value-type="string" calcext:value-type="string">
            <text:p>أُسْقُ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سْقُفِيَّةٌ-أُسْقُفِيَّةٌ (مَنْسوبٌ إلى الأُسْقُفِ).: دَرَجةُ الأُسْقُفِ.</text:p>
          </table:table-cell>
          <table:table-cell/>
        </table:table-row>
        <table:table-row table:style-name="ro1">
          <table:table-cell office:value-type="float" office:value="155" calcext:value-type="float">
            <text:p>155</text:p>
          </table:table-cell>
          <table:table-cell office:value-type="string" calcext:value-type="string">
            <text:p>اِشْتِراكِيٌّ</text:p>
          </table:table-cell>
          <table:table-cell/>
          <table:table-cell office:value-type="string" calcext:value-type="string">
            <text:p>شرك</text:p>
          </table:table-cell>
          <table:table-cell/>
          <table:table-cell office:value-type="string" calcext:value-type="string">
            <text:p>منسوب</text:p>
          </table:table-cell>
          <table:table-cell table:style-name="ce2" office:value-type="string" calcext:value-type="string">
            <text:p>اشْتِراكِ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شْتِراكِيٌّ-اِشْتِراكِيٌّ، ةٌ [ش ر ك] (مَنْسوبٌ إلى الاشْتِراكِيَّةِ). 1."رَجُلٌ اِشْتِراكِيٌّ": يَعْتَقِدُ في مَذْهَبِ الاشْتِراكِيَّةِ. 2."بَلَدٌ اِشْتِراكِيٌّ": بَلَدٌ يُطَبِّقُ مَذْهَبَ الاشْتِراكِيَّةِ.</text:p>
          </table:table-cell>
          <table:table-cell/>
        </table:table-row>
        <table:table-row table:style-name="ro1">
          <table:table-cell office:value-type="float" office:value="156" calcext:value-type="float">
            <text:p>156</text:p>
          </table:table-cell>
          <table:table-cell office:value-type="string" calcext:value-type="string">
            <text:p>اِصْطِناعِيٌّ</text:p>
          </table:table-cell>
          <table:table-cell/>
          <table:table-cell office:value-type="string" calcext:value-type="string">
            <text:p>صنع</text:p>
          </table:table-cell>
          <table:table-cell/>
          <table:table-cell office:value-type="string" calcext:value-type="string">
            <text:p>منسوب</text:p>
          </table:table-cell>
          <table:table-cell table:style-name="ce2" office:value-type="string" calcext:value-type="string">
            <text:p>اصْطِنا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صْطِناعِيٌّ-اِصْطِناعِيٌّ، ةٌ [ص ن ع] (مَنْسوبٌ إلى الاصْطِناعِ). "وَرْدٌ اِصْطِناعِيٌّ" : مَصْنوعٌ ومُقَلِّدٌ لِلْوَرْدِ الطَّبِيعِيِّ. "فاكِهَةٌ اِصْطِناعِيَّةٌ" "قَمَرٌ اِصْطِناعِيٌّ".</text:p>
          </table:table-cell>
          <table:table-cell/>
        </table:table-row>
        <table:table-row table:style-name="ro1">
          <table:table-cell office:value-type="float" office:value="157" calcext:value-type="float">
            <text:p>157</text:p>
          </table:table-cell>
          <table:table-cell office:value-type="string" calcext:value-type="string">
            <text:p>أَصْلِيٌّ</text:p>
          </table:table-cell>
          <table:table-cell/>
          <table:table-cell office:value-type="string" calcext:value-type="string">
            <text:p>أصل</text:p>
          </table:table-cell>
          <table:table-cell/>
          <table:table-cell office:value-type="string" calcext:value-type="string">
            <text:p>منسوب</text:p>
          </table:table-cell>
          <table:table-cell table:style-name="ce2" office:value-type="string" calcext:value-type="string">
            <text:p>أصْ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أصْلِ). 1."سُكَّانٌ أَصْلِيُّونَ" : أَيْ مِنْ نَسَبٍ وأَرُومَةٍ واحِدَةٍ. 2."العَدَدُ الأصْلِيُّ": هُوَ ما دَلَّ على كَمِّيَّةِ الأشْياءِ الْمَعْدودَةِ. 3."نُسْخَةٌ أَصْلِيَّةٌ": النُّسْخَةُ الأُولَى. 4."الجِهاتُ الأصْلِيَّةُ": الجِهاتُ الأرْبَعُ الرَّئِيسِيَّةُ : الشَّمالُ والجَنوبُ والشَّرْقُ والغَرْبُ.</text:p>
          </table:table-cell>
          <table:table-cell/>
        </table:table-row>
        <table:table-row table:style-name="ro1">
          <table:table-cell office:value-type="float" office:value="158" calcext:value-type="float">
            <text:p>158</text:p>
          </table:table-cell>
          <table:table-cell office:value-type="string" calcext:value-type="string">
            <text:p>اِعْتِباطِيٌّ</text:p>
          </table:table-cell>
          <table:table-cell/>
          <table:table-cell office:value-type="string" calcext:value-type="string">
            <text:p>عبط</text:p>
          </table:table-cell>
          <table:table-cell/>
          <table:table-cell office:value-type="string" calcext:value-type="string">
            <text:p>منسوب</text:p>
          </table:table-cell>
          <table:table-cell table:style-name="ce2" office:value-type="string" calcext:value-type="string">
            <text:p>اعْتِباطٌ</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عْتِباطِيٌّ-اِعْتِباطِيٌّ، ةٌ [ع ب ط] (مَنْسوبٌ إلى الاعْتِباطِ). "عَمَلٌ اِعْتِباطِيٌّ" : عَمَلٌ لَيْسَ بِذِي عِلَّةٍ، عَشْوائِيٌّ.</text:p>
          </table:table-cell>
          <table:table-cell/>
        </table:table-row>
        <table:table-row table:style-name="ro1">
          <table:table-cell office:value-type="float" office:value="159" calcext:value-type="float">
            <text:p>159</text:p>
          </table:table-cell>
          <table:table-cell office:value-type="string" calcext:value-type="string">
            <text:p>أعْرَابِيٌّ</text:p>
          </table:table-cell>
          <table:table-cell/>
          <table:table-cell office:value-type="string" calcext:value-type="string">
            <text:p>عرب</text:p>
          </table:table-cell>
          <table:table-cell/>
          <table:table-cell office:value-type="string" calcext:value-type="string">
            <text:p>منسوب</text:p>
          </table:table-cell>
          <table:table-cell table:style-name="ce2" office:value-type="string" calcext:value-type="string">
            <text:p>أعْرَ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أعْرَابِيٌّ-أعْرَابِيٌّ، ةٌ [ع ر ب] (مَنْسُوبٌ إلَى الأعْرَابِ). "كانَ أعْرَابِيّاً مِنْ بَنِي هِلالٍ" : مِنْ سُكَّانِ بَادِيَةِ بَنِي هِلاَلٍ.</text:p>
          </table:table-cell>
          <table:table-cell/>
        </table:table-row>
        <table:table-row table:style-name="ro1">
          <table:table-cell office:value-type="float" office:value="160" calcext:value-type="float">
            <text:p>160</text:p>
          </table:table-cell>
          <table:table-cell office:value-type="string" calcext:value-type="string">
            <text:p>أُفُقِيٌّ</text:p>
          </table:table-cell>
          <table:table-cell/>
          <table:table-cell office:value-type="string" calcext:value-type="string">
            <text:p>أفق</text:p>
          </table:table-cell>
          <table:table-cell/>
          <table:table-cell office:value-type="string" calcext:value-type="string">
            <text:p>منسوب</text:p>
          </table:table-cell>
          <table:table-cell table:style-name="ce2" office:value-type="string" calcext:value-type="string">
            <text:p>أُفُ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فُقِيٌّ-أُفُقِيٌّ، ةٌ [أ ف ق] (مَنْسُوبٌ إلَى الأُفُقِ). "رَسَمَ خَطّاً أُفُقِيّاً" : هُوَ مَا وَقَعَ عَلَى خَطٍّ عَمُودِيٍّ. "جُدْرانُ البَيْتِ عَمُودِيَّةٌ عَلَيْها سَقْفٌ أُفُقِيٌّ".</text:p>
          </table:table-cell>
          <table:table-cell/>
        </table:table-row>
        <table:table-row table:style-name="ro1">
          <table:table-cell office:value-type="float" office:value="161" calcext:value-type="float">
            <text:p>161</text:p>
          </table:table-cell>
          <table:table-cell office:value-type="string" calcext:value-type="string">
            <text:p>اِقْتِصَادِيٌّ</text:p>
          </table:table-cell>
          <table:table-cell/>
          <table:table-cell office:value-type="string" calcext:value-type="string">
            <text:p>قصد</text:p>
          </table:table-cell>
          <table:table-cell/>
          <table:table-cell office:value-type="string" calcext:value-type="string">
            <text:p>منسوب</text:p>
          </table:table-cell>
          <table:table-cell table:style-name="ce2" office:value-type="string" calcext:value-type="string">
            <text:p>اقْتِصا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قْتِصَادِيٌّ-اِقْتِصَادِيٌّ، ةٌ [ق ص د] (مَنْسُوبٌ إلَى الاقْتِصادِ). "يَتَجَلَّى النَّشَاطُ الاقْتِصادِيُّ لِلْبِلاَدِ فِي مَ</text:p>
          </table:table-cell>
          <table:table-cell/>
        </table:table-row>
        <table:table-row table:style-name="ro1">
          <table:table-cell office:value-type="float" office:value="162" calcext:value-type="float">
            <text:p>162</text:p>
          </table:table-cell>
          <table:table-cell office:value-type="string" calcext:value-type="string">
            <text:p>إقْلِيميٌّ</text:p>
          </table:table-cell>
          <table:table-cell/>
          <table:table-cell office:value-type="string" calcext:value-type="string">
            <text:p>قلم</text:p>
          </table:table-cell>
          <table:table-cell/>
          <table:table-cell office:value-type="string" calcext:value-type="string">
            <text:p>منسوب</text:p>
          </table:table-cell>
          <table:table-cell table:style-name="ce2" office:value-type="string" calcext:value-type="string">
            <text:p>إقْلِي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إقْلِيميٌّ-إقْلِيميٌّ، ةٌ [ق ل م] (مَنْسُوبٌ إلَى الإقْلِيمِ). 1."هُوَ إقْلِيمِيُّ النَّزْعَةِ" : الْمُتَشَبِّثُ بِإِقْلِيمِهِ. 2."اِجْتَمَعَ الْمَجْلِسُ الإقْلِيميُّ فِي دَوْرَتِهِ العَادِيَةِ لِدِرَاسَةِ مَ</text:p>
          </table:table-cell>
          <table:table-cell/>
        </table:table-row>
        <table:table-row table:style-name="ro1">
          <table:table-cell office:value-type="float" office:value="163" calcext:value-type="float">
            <text:p>163</text:p>
          </table:table-cell>
          <table:table-cell office:value-type="string" calcext:value-type="string">
            <text:p>أكَادِيمِيُّ</text:p>
          </table:table-cell>
          <table:table-cell/>
          <table:table-cell office:value-type="string" calcext:value-type="string">
            <text:p>أكاديمي</text:p>
          </table:table-cell>
          <table:table-cell/>
          <table:table-cell office:value-type="string" calcext:value-type="string">
            <text:p>منسوب</text:p>
          </table:table-cell>
          <table:table-cell table:style-name="ce2" office:value-type="string" calcext:value-type="string">
            <text:p>أكَادِيمِ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كَادِيمِيُّ-أكَادِيمِيُّ، ةٌ (مَنْسُوبٌ إلَى الأكَادِيمِيَّةِ). "عَالِمٌ أكَادِيمِيٌّ": العَالِمُ الْمُهْتَمُّ بِالعُلُومِ حَسَبَ مَنْهَجٍ عِلْمِيٍّ دَقِيقٍ، الْمُنْتَمِي إلَى مُؤَسَّسَةٍ أكَادِيمِيَّةٍ.</text:p>
          </table:table-cell>
          <table:table-cell/>
        </table:table-row>
        <table:table-row table:style-name="ro1">
          <table:table-cell office:value-type="float" office:value="164" calcext:value-type="float">
            <text:p>164</text:p>
          </table:table-cell>
          <table:table-cell office:value-type="string" calcext:value-type="string">
            <text:p>آلِيٌّ</text:p>
          </table:table-cell>
          <table:table-cell/>
          <table:table-cell office:value-type="string" calcext:value-type="string">
            <text:p>أول</text:p>
          </table:table-cell>
          <table:table-cell/>
          <table:table-cell office:value-type="string" calcext:value-type="string">
            <text:p>منسوب</text:p>
          </table:table-cell>
          <table:table-cell table:style-name="ce2" office:value-type="string" calcext:value-type="string">
            <text:p>آ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آلِيٌّ-آلِيٌّ، ةٌ [أ و ل] (مَنْسُوبٌ إِلَى الآلةِ). 1."يَتَحَرَّكُ بِشَكْلٍ آلِيٍّ" : بِشَكْلٍ ذَاتِيٍّ، مِنْ دَاخِلِهِ. 2."ال</text:p>
          </table:table-cell>
          <table:table-cell/>
        </table:table-row>
        <table:table-row table:style-name="ro1">
          <table:table-cell office:value-type="float" office:value="165" calcext:value-type="float">
            <text:p>165</text:p>
          </table:table-cell>
          <table:table-cell office:value-type="string" calcext:value-type="string">
            <text:p>إلْزَامِيٌّ</text:p>
          </table:table-cell>
          <table:table-cell/>
          <table:table-cell office:value-type="string" calcext:value-type="string">
            <text:p>لزم</text:p>
          </table:table-cell>
          <table:table-cell/>
          <table:table-cell office:value-type="string" calcext:value-type="string">
            <text:p>منسوب</text:p>
          </table:table-cell>
          <table:table-cell table:style-name="ce2" office:value-type="string" calcext:value-type="string">
            <text:p>إِلْزَ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لْزَامِيٌّ-إلْزَامِيٌّ، ةٌ [ل ز م] (مَنْسُوبٌ إلَى الإِلْزَامِ). "قَرَّرَتِ الحُكُومَةُ أنْ ي</text:p>
          </table:table-cell>
          <table:table-cell/>
        </table:table-row>
        <table:table-row table:style-name="ro1">
          <table:table-cell office:value-type="float" office:value="166" calcext:value-type="float">
            <text:p>166</text:p>
          </table:table-cell>
          <table:table-cell office:value-type="string" calcext:value-type="string">
            <text:p>إلَهِيٌّ</text:p>
          </table:table-cell>
          <table:table-cell/>
          <table:table-cell office:value-type="string" calcext:value-type="string">
            <text:p>أله</text:p>
          </table:table-cell>
          <table:table-cell/>
          <table:table-cell office:value-type="string" calcext:value-type="string">
            <text:p>منسوب</text:p>
          </table:table-cell>
          <table:table-cell table:style-name="ce2" office:value-type="string" calcext:value-type="string">
            <text:p>إلهٌ</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لَهِيٌّ-إلَهِيٌّ، ةٌ [أ ل هـ]. مَنْسُوبٌ إلَى الإلهِ. 1."حُكْمٌ إلَهِيٌّ لاَ مَرَدَّ لَهُ" : هَذَا مَا أرَادَهُ الَّلهُ. 2."القُدْرَةُ الإلاَهِيَّةُ" : صِفَةٌ لِذَاتِ الإلاَهِ وَصِفَاتِهِ. 3."الحَقُّ الإلَهِيُّ" : مَا كَانَ يَدَّعِيهِ بَعْضُ مُلُوكِ أُورُوبَّا فِي القُرُونِ الوُسْطَى بِأنَّ حُكْمَهُمْ تَفْوِيضٌ مِنَ الإلَهِ.</text:p>
          </table:table-cell>
          <table:table-cell/>
        </table:table-row>
        <table:table-row table:style-name="ro1">
          <table:table-cell office:value-type="float" office:value="167" calcext:value-type="float">
            <text:p>167</text:p>
          </table:table-cell>
          <table:table-cell office:value-type="string" calcext:value-type="string">
            <text:p>أمَامِيٌّ</text:p>
          </table:table-cell>
          <table:table-cell/>
          <table:table-cell office:value-type="string" calcext:value-type="string">
            <text:p>أمم</text:p>
          </table:table-cell>
          <table:table-cell/>
          <table:table-cell office:value-type="string" calcext:value-type="string">
            <text:p>منسوب</text:p>
          </table:table-cell>
          <table:table-cell table:style-name="ce2" office:value-type="string" calcext:value-type="string">
            <text:p>أَمَ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مَامِيٌّ-أمَامِيٌّ، ةٌ [أ م م] (مَنْسُوبٌ إلَى الأَمَامِ). "جَلَسَ فِي الصَّفِّ الأَمَامِيِّ" : الأوَّلُ، فِي الْمُقَدِّمَةِ. "جَلَسَ الكِبَارُ فِي الصُّفُوفِ الأمَامِيَّةِ" "فِي الخُطُوطِ الأَمَامِيَّةِ" "وَقَعَ عَطَبٌ فِي العَجَلَتَيْنِ الأمَامِيَّتَيْنِ".</text:p>
          </table:table-cell>
          <table:table-cell/>
        </table:table-row>
        <table:table-row table:style-name="ro1">
          <table:table-cell office:value-type="float" office:value="168" calcext:value-type="float">
            <text:p>168</text:p>
          </table:table-cell>
          <table:table-cell office:value-type="string" calcext:value-type="string">
            <text:p>اِنْتِقالِيٌ</text:p>
          </table:table-cell>
          <table:table-cell/>
          <table:table-cell office:value-type="string" calcext:value-type="string">
            <text:p>نقل</text:p>
          </table:table-cell>
          <table:table-cell/>
          <table:table-cell office:value-type="string" calcext:value-type="string">
            <text:p>منسوب</text:p>
          </table:table-cell>
          <table:table-cell table:style-name="ce2" office:value-type="string" calcext:value-type="string">
            <text:p>انْتِق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نْتِقالِيٌ-اِنْتِقالِيٌ، ةٌ [ن ق ل] (مَنْسوبٌ إلى الانْتِقالِ). "مَرْحَلَةٌ اِنْتِقالِيَّةٌ" : مَرْحَلَةٌ غَيْرُ ثابِتَةٍ، تُمَهِّدُ لِمَرْحَلَةٍ قادِمَةٍ. "حُكومَةٌ اِنْتِقالِيَّةٌ".</text:p>
          </table:table-cell>
          <table:table-cell/>
        </table:table-row>
        <table:table-row table:style-name="ro1">
          <table:table-cell office:value-type="float" office:value="169" calcext:value-type="float">
            <text:p>169</text:p>
          </table:table-cell>
          <table:table-cell office:value-type="string" calcext:value-type="string">
            <text:p>اِنْتِقامِيٌّ</text:p>
          </table:table-cell>
          <table:table-cell/>
          <table:table-cell office:value-type="string" calcext:value-type="string">
            <text:p>نقم</text:p>
          </table:table-cell>
          <table:table-cell/>
          <table:table-cell office:value-type="string" calcext:value-type="string">
            <text:p>منسوب</text:p>
          </table:table-cell>
          <table:table-cell table:style-name="ce2" office:value-type="string" calcext:value-type="string">
            <text:p>انْتِق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اِنْتِقامِيٌّ-اِنْتِقامِيٌّ، ةٌ [ن ق م] (مَنْسُوبٌ إلَى الانْتِقامِ)."مَوْقِفٌ اِنْتِقامِيٌّ": مَوْقِفٌ يَصْطَبِغُ بِصِبْغَةِ الانْتِقامِ."أعْمالٌ اِنْتِقامِيَّةٌ".</text:p>
          </table:table-cell>
          <table:table-cell/>
        </table:table-row>
        <table:table-row table:style-name="ro1">
          <table:table-cell office:value-type="float" office:value="170" calcext:value-type="float">
            <text:p>170</text:p>
          </table:table-cell>
          <table:table-cell office:value-type="string" calcext:value-type="string">
            <text:p>إِنْسانِيٌّ</text:p>
          </table:table-cell>
          <table:table-cell/>
          <table:table-cell office:value-type="string" calcext:value-type="string">
            <text:p>أنس</text:p>
          </table:table-cell>
          <table:table-cell/>
          <table:table-cell office:value-type="string" calcext:value-type="string">
            <text:p>منسوب</text:p>
          </table:table-cell>
          <table:table-cell table:style-name="ce2" office:value-type="string" calcext:value-type="string">
            <text:p>إِنْس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نْسانِيٌّ-إِنْسانِيٌّ، ةٌ [أ ن س] (مَنْسوبٌ إلى الإِنْسانِ). "يَقومُ بِعَمَلٍ إِنْسانِيٍّ" : يَقُومُ بِعَمَلٍ نَموذَجِيٍّ فيهِ الخَيْرُ لِبَني البَشَرِ و</text:p>
          </table:table-cell>
          <table:table-cell/>
        </table:table-row>
        <table:table-row table:style-name="ro1">
          <table:table-cell office:value-type="float" office:value="171" calcext:value-type="float">
            <text:p>171</text:p>
          </table:table-cell>
          <table:table-cell office:value-type="string" calcext:value-type="string">
            <text:p>إِنْشائِيٌّ</text:p>
          </table:table-cell>
          <table:table-cell/>
          <table:table-cell office:value-type="string" calcext:value-type="string">
            <text:p>نشأ</text:p>
          </table:table-cell>
          <table:table-cell/>
          <table:table-cell office:value-type="string" calcext:value-type="string">
            <text:p>منسوب</text:p>
          </table:table-cell>
          <table:table-cell table:style-name="ce2" office:value-type="string" calcext:value-type="string">
            <text:p>إِنْش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نْشائِيٌّ-إِنْشائِيٌّ، ةٌ [ن ش أ] (مَنْسوبٌ إلى الإِنْشاءِ). 1."أَنْجَزَ مَوْضوعاً إِنْشائِيّاً" : مَوْضوعاً يَتَضَمَّنُ تَأْليفَ الأفْكارِ وَتَنْسِيقَها تَعْبيرِيّاً. 2."قَرَّرَ الْمَجْلِسُ البَلَدِيُّ القِيامَ بِأَعْمالٍ وَمَشاريعَ إِنْشائِيَّةٍ" : الأَشْغالُ العُمومِيَّةُ والعُمْرانِيَّةُ مِثْلُ إِصْلاحِ الطُّرُقِ وَشَقِّها والتَّرْميمِ وَأَعْمالِ الرَّيِّ، إلخ</text:p>
          </table:table-cell>
          <table:table-cell/>
        </table:table-row>
        <table:table-row table:style-name="ro1">
          <table:table-cell office:value-type="float" office:value="172" calcext:value-type="float">
            <text:p>172</text:p>
          </table:table-cell>
          <table:table-cell office:value-type="string" calcext:value-type="string">
            <text:p>اِنْفِصالِيٌّ</text:p>
          </table:table-cell>
          <table:table-cell/>
          <table:table-cell office:value-type="string" calcext:value-type="string">
            <text:p>فصل</text:p>
          </table:table-cell>
          <table:table-cell/>
          <table:table-cell office:value-type="string" calcext:value-type="string">
            <text:p>منسوب</text:p>
          </table:table-cell>
          <table:table-cell table:style-name="ce2" office:value-type="string" calcext:value-type="string">
            <text:p>انْفِص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انْفِصالِ). "حَرَكَةٌ اِنْفِصالِيَّةٌ أَرادَتِ الْمَسَّ بِوَحْدَةِ الوَطَنِ بِالانْفِصالِ عَنْهُ، يَقودُها انْفِصالِيٌّ مُسَخَّرٌ وَراءهُ انْفِصالِيُّونَ" </text:p>
          </table:table-cell>
          <table:table-cell/>
        </table:table-row>
        <table:table-row table:style-name="ro1">
          <table:table-cell office:value-type="float" office:value="173" calcext:value-type="float">
            <text:p>173</text:p>
          </table:table-cell>
          <table:table-cell office:value-type="string" calcext:value-type="string">
            <text:p>أَهْلِيٌّ</text:p>
          </table:table-cell>
          <table:table-cell/>
          <table:table-cell office:value-type="string" calcext:value-type="string">
            <text:p>أهل</text:p>
          </table:table-cell>
          <table:table-cell/>
          <table:table-cell office:value-type="string" calcext:value-type="string">
            <text:p>منسوب</text:p>
          </table:table-cell>
          <table:table-cell table:style-name="ce2" office:value-type="string" calcext:value-type="string">
            <text:p>أهْ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هْلِيٌّ-أَهْلِيٌّ، ةٌ [أ هـ ل] (مَنْسُوبٌ إلَى الأهْلِ). 1."حَيَوَانٌ أهْلِيٌّ" : مِنَ الحَيَوَانَاتِ الْمَنْزِلِيَّةِ الألِيفَةِ. 2."تَعِيشُ القَرْيَةُ م</text:p>
          </table:table-cell>
          <table:table-cell/>
        </table:table-row>
        <table:table-row table:style-name="ro1">
          <table:table-cell office:value-type="float" office:value="174" calcext:value-type="float">
            <text:p>174</text:p>
          </table:table-cell>
          <table:table-cell office:value-type="string" calcext:value-type="string">
            <text:p>أُوتُوقْرَاطِيٌّ</text:p>
          </table:table-cell>
          <table:table-cell/>
          <table:table-cell office:value-type="string" calcext:value-type="string">
            <text:p>أوتوقراطي</text:p>
          </table:table-cell>
          <table:table-cell/>
          <table:table-cell office:value-type="string" calcext:value-type="string">
            <text:p>منسوب</text:p>
          </table:table-cell>
          <table:table-cell table:style-name="ce2" office:value-type="string" calcext:value-type="string">
            <text:p>أُوتُوقْرَاطِ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وتُوقْرَاطِيٌّ-أُوتُوقْرَاطِيٌّ (مَنْسوبٌ إلَى الأُوتُوقْرَاطِيَّةِ). "حَاكِمٌ أُوتُوقْرَاطِيٌّ" : مُسْتَبِدٌّ، أيْ لَهُ سُلْطَةٌ مُطْلَقَةٌ. "كَانَ حُكْمُهُ حُكْماً أُوتُوقْرَاطِيّاً".</text:p>
          </table:table-cell>
          <table:table-cell/>
        </table:table-row>
        <table:table-row table:style-name="ro1">
          <table:table-cell office:value-type="float" office:value="175" calcext:value-type="float">
            <text:p>175</text:p>
          </table:table-cell>
          <table:table-cell office:value-type="string" calcext:value-type="string">
            <text:p>اِئْتِلاَفِيٌّ</text:p>
          </table:table-cell>
          <table:table-cell/>
          <table:table-cell office:value-type="string" calcext:value-type="string">
            <text:p>ألف</text:p>
          </table:table-cell>
          <table:table-cell/>
          <table:table-cell office:value-type="string" calcext:value-type="string">
            <text:p>منسوب</text:p>
          </table:table-cell>
          <table:table-cell table:style-name="ce2" office:value-type="string" calcext:value-type="string">
            <text:p>ائْتِلاَ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ئْتِلاَفِيٌّ-اِئْتِلاَفِيٌّ، ةٌ [أ ل ف] (مَنْسُوبٌ إِلَى الائْتِلاَفِ). 1."عَمَل ائْتِلاَفيٌّ": عَمَلٌ سَاهَمَتْ فِيهِ قُوىً مِنْ مُخْتَلِفِ الاتِّجَاهَاتِ السِّيَاسِيَّةِ وَالفِكْرِيَّةِ. 2."تَكَوَّنَتْ حُكُومَةٌ ائْتِلاَفِيَّةٌ": حُكُومَةٌ تَضُمُّ وُزَرَاءَ مِنْ مُخْتَلِفِ الاتِّجَاهَاتِ وَالنَّزَعَاتِ السِّيَاسِيَّةِ.</text:p>
          </table:table-cell>
          <table:table-cell/>
        </table:table-row>
        <table:table-row table:style-name="ro1">
          <table:table-cell office:value-type="float" office:value="176" calcext:value-type="float">
            <text:p>176</text:p>
          </table:table-cell>
          <table:table-cell office:value-type="string" calcext:value-type="string">
            <text:p>إِيقَاعِيٌّ</text:p>
          </table:table-cell>
          <table:table-cell/>
          <table:table-cell office:value-type="string" calcext:value-type="string">
            <text:p>وقع</text:p>
          </table:table-cell>
          <table:table-cell/>
          <table:table-cell office:value-type="string" calcext:value-type="string">
            <text:p>منسوب</text:p>
          </table:table-cell>
          <table:table-cell table:style-name="ce2" office:value-type="string" calcext:value-type="string">
            <text:p>إِيقَا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يقَاعِيٌّ-إِيقَاعِيٌّ، ةٌ [و ق ع] (مَنْسُوبٌ إلَى الإِيقَاعِ). "رَقْصٌ إيقَاعِيٌّ" : مُتَنَاغِمٌ، مُتَنَاسِبٌ مَعَ أَنْغَامٍ مُوسِيقِيَّةٍ.</text:p>
          </table:table-cell>
          <table:table-cell/>
        </table:table-row>
        <table:table-row table:style-name="ro2">
          <table:table-cell office:value-type="float" office:value="177" calcext:value-type="float">
            <text:p>177</text:p>
          </table:table-cell>
          <table:table-cell office:value-type="string" calcext:value-type="string">
            <text:p>بابويٌّ</text:p>
          </table:table-cell>
          <table:table-cell table:number-columns-repeated="3"/>
          <table:table-cell office:value-type="string" calcext:value-type="string">
            <text:p>منسوب</text:p>
          </table:table-cell>
          <table:table-cell table:style-name="ce2" office:value-type="string" calcext:value-type="string">
            <text:p>بَابَا</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178" calcext:value-type="float">
            <text:p>178</text:p>
          </table:table-cell>
          <table:table-cell office:value-type="string" calcext:value-type="string">
            <text:p>بازلتيٌّ</text:p>
          </table:table-cell>
          <table:table-cell table:number-columns-repeated="3"/>
          <table:table-cell office:value-type="string" calcext:value-type="string">
            <text:p>منسوب</text:p>
          </table:table-cell>
          <table:table-cell table:style-name="ce2" office:value-type="string" calcext:value-type="string">
            <text:p>بازل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179" calcext:value-type="float">
            <text:p>179</text:p>
          </table:table-cell>
          <table:table-cell office:value-type="string" calcext:value-type="string">
            <text:p>باسكيٌّ</text:p>
          </table:table-cell>
          <table:table-cell table:number-columns-repeated="3"/>
          <table:table-cell office:value-type="string" calcext:value-type="string">
            <text:p>منسوب</text:p>
          </table:table-cell>
          <table:table-cell table:style-name="ce2" office:value-type="string" calcext:value-type="string">
            <text:p>باس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10"/>
        </table:table-row>
        <table:table-row table:style-name="ro2">
          <table:table-cell office:value-type="float" office:value="180" calcext:value-type="float">
            <text:p>180</text:p>
          </table:table-cell>
          <table:table-cell office:value-type="string" calcext:value-type="string">
            <text:p>باشويٌّ</text:p>
          </table:table-cell>
          <table:table-cell table:number-columns-repeated="3"/>
          <table:table-cell office:value-type="string" calcext:value-type="string">
            <text:p>منسوب</text:p>
          </table:table-cell>
          <table:table-cell table:style-name="ce2" office:value-type="string" calcext:value-type="string">
            <text:p>باشا</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181" calcext:value-type="float">
            <text:p>181</text:p>
          </table:table-cell>
          <table:table-cell office:value-type="string" calcext:value-type="string">
            <text:p>باطِنِيٌّ</text:p>
          </table:table-cell>
          <table:table-cell/>
          <table:table-cell office:value-type="string" calcext:value-type="string">
            <text:p>بطن</text:p>
          </table:table-cell>
          <table:table-cell/>
          <table:table-cell office:value-type="string" calcext:value-type="string">
            <text:p>منسوب</text:p>
          </table:table-cell>
          <table:table-cell table:style-name="ce2" office:value-type="string" calcext:value-type="string">
            <text:p>باطِ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اطِنِيٌّ-باطِنِيٌّ، ةٌ [ب ط ن] (منسوب إلَى الباطِنِ). 1."أُصِيبَ بِأَمْرَاضٍ بَاطِنِيَّةٍ" : داخِلِيَّةٍ. 2."هُوَ باطِنِيُّ الْمَذْهِبِ": عَلَى مَذْهَبِ الباطِنِيَّةِ.</text:p>
          </table:table-cell>
          <table:table-cell/>
        </table:table-row>
        <table:table-row table:style-name="ro2">
          <table:table-cell office:value-type="float" office:value="182" calcext:value-type="float">
            <text:p>182</text:p>
          </table:table-cell>
          <table:table-cell office:value-type="string" calcext:value-type="string">
            <text:p>بترولي</text:p>
          </table:table-cell>
          <table:table-cell table:number-columns-repeated="3"/>
          <table:table-cell office:value-type="string" calcext:value-type="string">
            <text:p>منسوب</text:p>
          </table:table-cell>
          <table:table-cell table:style-name="ce2" office:value-type="string" calcext:value-type="string">
            <text:p>بترو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183" calcext:value-type="float">
            <text:p>183</text:p>
          </table:table-cell>
          <table:table-cell office:value-type="string" calcext:value-type="string">
            <text:p>بتوليٌّ</text:p>
          </table:table-cell>
          <table:table-cell table:number-columns-repeated="3"/>
          <table:table-cell office:value-type="string" calcext:value-type="string">
            <text:p>منسوب</text:p>
          </table:table-cell>
          <table:table-cell table:style-name="ce2" office:value-type="string" calcext:value-type="string">
            <text:p>بتو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184" calcext:value-type="float">
            <text:p>184</text:p>
          </table:table-cell>
          <table:table-cell office:value-type="string" calcext:value-type="string">
            <text:p>تبجلييٌّ</text:p>
          </table:table-cell>
          <table:table-cell table:number-columns-repeated="3"/>
          <table:table-cell office:value-type="string" calcext:value-type="string">
            <text:p>منسوب</text:p>
          </table:table-cell>
          <table:table-cell table:style-name="ce2" office:value-type="string" calcext:value-type="string">
            <text:p>بج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185" calcext:value-type="float">
            <text:p>185</text:p>
          </table:table-cell>
          <table:table-cell office:value-type="string" calcext:value-type="string">
            <text:p>بَحْرِيٌّ</text:p>
          </table:table-cell>
          <table:table-cell/>
          <table:table-cell office:value-type="string" calcext:value-type="string">
            <text:p>بحر</text:p>
          </table:table-cell>
          <table:table-cell/>
          <table:table-cell office:value-type="string" calcext:value-type="string">
            <text:p>منسوب</text:p>
          </table:table-cell>
          <table:table-cell table:style-name="ce2" office:value-type="string" calcext:value-type="string">
            <text:p>بَحْ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بَحْرِيٌّ-بَحْرِيٌّ، ةٌ [ب ح ر] (مَنْسوبٌ إلَى البَحْرِ). 1."السَّمَكُ البَحْرِيُّ" : السَّمَكُ الْمَوْجُودُ فِي البَحْرِ. 2."تَحَرَّكَ الأُسْطُولُ البَحْرِيُّ الحَرْبِيُّ" : القُوَّاتُ العَسْكَرِيَّةُ المُخْتَصَّةُ بِفَنِّ الْمَعارِكِ الحَرْبِيَّةِ فِي البَحْرِ. 3."عَرَفَتِ البَحْرِيّةُ تَوَسُّعاً كَبِيراً" : التِّجَارَةُ الَّتِي تَمُرُّ وَتُنْقَلُ عَبْرَ البَحْرِ. 4."تُشَكِّلُ البَحْرِيَّةُ الحَرْبِيَّةُ لِدَوْلَةِ كَذَا أكْبَرَ أُسْطُولٍ حَرْبِيٍّ فِي العَالَمِ" : سُفُنٌ حَرْبِيَّةٌ، غَوَّاصاتٌ. 5."يَدْرُسُ فِي الْمَدْرَسَةِ البَحْرِيّةِ" : مَدْرَسَةٌ تُدَرِّسُ كُلَّ مَا يَتَعلَّقُ بِشُؤونِ المِلاحَةِ وَالحَرْبِ فِي البَحْرِ.</text:p>
          </table:table-cell>
          <table:table-cell/>
        </table:table-row>
        <table:table-row table:style-name="ro1">
          <table:table-cell office:value-type="float" office:value="186" calcext:value-type="float">
            <text:p>186</text:p>
          </table:table-cell>
          <table:table-cell office:value-type="string" calcext:value-type="string">
            <text:p>بحيريٌّ</text:p>
          </table:table-cell>
          <table:table-cell table:number-columns-repeated="3"/>
          <table:table-cell office:value-type="string" calcext:value-type="string">
            <text:p>منسوب</text:p>
          </table:table-cell>
          <table:table-cell table:style-name="ce2" office:value-type="string" calcext:value-type="string">
            <text:p>بحي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187" calcext:value-type="float">
            <text:p>187</text:p>
          </table:table-cell>
          <table:table-cell office:value-type="string" calcext:value-type="string">
            <text:p>بَدَوِيٌّ</text:p>
          </table:table-cell>
          <table:table-cell/>
          <table:table-cell office:value-type="string" calcext:value-type="string">
            <text:p>بدو</text:p>
          </table:table-cell>
          <table:table-cell/>
          <table:table-cell office:value-type="string" calcext:value-type="string">
            <text:p>منسوب</text:p>
          </table:table-cell>
          <table:table-cell table:style-name="ce2" office:value-type="string" calcext:value-type="string">
            <text:p>بَدْوٌ</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بَدْوِ). "بَدَوِيٌّ يُحافِظُ على بَداوَتِهِ" : مِنْ سُكَّانِ البادِيَةِ أَصيلٌ فِيها.</text:p>
          </table:table-cell>
          <table:table-cell/>
        </table:table-row>
        <table:table-row table:style-name="ro1">
          <table:table-cell office:value-type="float" office:value="188" calcext:value-type="float">
            <text:p>188</text:p>
          </table:table-cell>
          <table:table-cell office:value-type="string" calcext:value-type="string">
            <text:p>بَرِّيٌّ</text:p>
          </table:table-cell>
          <table:table-cell/>
          <table:table-cell office:value-type="string" calcext:value-type="string">
            <text:p>برر</text:p>
          </table:table-cell>
          <table:table-cell/>
          <table:table-cell office:value-type="string" calcext:value-type="string">
            <text:p>منسوب</text:p>
          </table:table-cell>
          <table:table-cell table:style-name="ce2" office:value-type="string" calcext:value-type="string">
            <text:p>بَ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يٌّ-بَرِّيٌّ، ةٌ [ب ر ر] (مَنْسوبٌ إلى البَرَّ). 1."حَيَواناتُ الغابَةِ وَالجَبَلِ بَرِّيَّةٌ" : وَحْشِيَّةٌ، تَعيشُ في البَرِّ، لاَ تَحْتَمِلُ الأماكِنَ الآهِلَ</text:p>
          </table:table-cell>
          <table:table-cell/>
        </table:table-row>
        <table:table-row table:style-name="ro2">
          <table:table-cell office:value-type="float" office:value="189" calcext:value-type="float">
            <text:p>189</text:p>
          </table:table-cell>
          <table:table-cell office:value-type="string" calcext:value-type="string">
            <text:p>برازيٌّ</text:p>
          </table:table-cell>
          <table:table-cell table:number-columns-repeated="3"/>
          <table:table-cell office:value-type="string" calcext:value-type="string">
            <text:p>منسوب</text:p>
          </table:table-cell>
          <table:table-cell table:style-name="ce2" office:value-type="string" calcext:value-type="string">
            <text:p>برا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190" calcext:value-type="float">
            <text:p>190</text:p>
          </table:table-cell>
          <table:table-cell office:value-type="string" calcext:value-type="string">
            <text:p>برازيليٌّ</text:p>
          </table:table-cell>
          <table:table-cell table:number-columns-repeated="3"/>
          <table:table-cell office:value-type="string" calcext:value-type="string">
            <text:p>منسوب</text:p>
          </table:table-cell>
          <table:table-cell table:style-name="ce2" office:value-type="string" calcext:value-type="string">
            <text:p>برازي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191" calcext:value-type="float">
            <text:p>191</text:p>
          </table:table-cell>
          <table:table-cell office:value-type="string" calcext:value-type="string">
            <text:p>برتغاليٌّ</text:p>
          </table:table-cell>
          <table:table-cell table:number-columns-repeated="3"/>
          <table:table-cell office:value-type="string" calcext:value-type="string">
            <text:p>منسوب</text:p>
          </table:table-cell>
          <table:table-cell table:style-name="ce2" office:value-type="string" calcext:value-type="string">
            <text:p>برتغ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192" calcext:value-type="float">
            <text:p>192</text:p>
          </table:table-cell>
          <table:table-cell office:value-type="string" calcext:value-type="string">
            <text:p>برتقاليٌّ</text:p>
          </table:table-cell>
          <table:table-cell table:number-columns-repeated="3"/>
          <table:table-cell office:value-type="string" calcext:value-type="string">
            <text:p>منسوب</text:p>
          </table:table-cell>
          <table:table-cell table:style-name="ce2" office:value-type="string" calcext:value-type="string">
            <text:p>برتُقَ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193" calcext:value-type="float">
            <text:p>193</text:p>
          </table:table-cell>
          <table:table-cell office:value-type="string" calcext:value-type="string">
            <text:p>برزخيٌّ</text:p>
          </table:table-cell>
          <table:table-cell table:number-columns-repeated="3"/>
          <table:table-cell office:value-type="string" calcext:value-type="string">
            <text:p>منسوب</text:p>
          </table:table-cell>
          <table:table-cell table:style-name="ce2" office:value-type="string" calcext:value-type="string">
            <text:p>برزخٌ</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194" calcext:value-type="float">
            <text:p>194</text:p>
          </table:table-cell>
          <table:table-cell office:value-type="string" calcext:value-type="string">
            <text:p>بُرْكانِيٌّ</text:p>
          </table:table-cell>
          <table:table-cell/>
          <table:table-cell office:value-type="string" calcext:value-type="string">
            <text:p>بركاني</text:p>
          </table:table-cell>
          <table:table-cell/>
          <table:table-cell office:value-type="string" calcext:value-type="string">
            <text:p>منسوب</text:p>
          </table:table-cell>
          <table:table-cell table:style-name="ce2" office:value-type="string" calcext:value-type="string">
            <text:p>بُرْك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كانِيٌّ-بُرْكانِيٌّ (منسوبٌ إلى البُرْكانِ). "أَرْضٌ بُرْكانِيَّةٌ" : أَرْضٌ تَحْدُثُ بِها بَراكِينُ.</text:p>
          </table:table-cell>
          <table:table-cell/>
        </table:table-row>
        <table:table-row table:style-name="ro1">
          <table:table-cell office:value-type="float" office:value="195" calcext:value-type="float">
            <text:p>195</text:p>
          </table:table-cell>
          <table:table-cell office:value-type="string" calcext:value-type="string">
            <text:p>بَرْلَمانِيٌّ</text:p>
          </table:table-cell>
          <table:table-cell/>
          <table:table-cell office:value-type="string" calcext:value-type="string">
            <text:p>برلماني</text:p>
          </table:table-cell>
          <table:table-cell/>
          <table:table-cell office:value-type="string" calcext:value-type="string">
            <text:p>منسوب</text:p>
          </table:table-cell>
          <table:table-cell table:style-name="ce2" office:value-type="string" calcext:value-type="string">
            <text:p>بَرْلَم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رْلَمانِيٌّ-بَرْلَمانِيٌّ، ةٌ (منسوبٌ إلى البَرْلَمانِ). "نِظامٌ بَرْلَمانِيٌّ" : نِظامٌ سِياسِيٌّ قائِمٌ على مُراقَبَةِ البَرْلَمانِ لأعْضاءِ الحُكومَةِ.</text:p>
          </table:table-cell>
          <table:table-cell/>
        </table:table-row>
        <table:table-row table:style-name="ro1">
          <table:table-cell office:value-type="float" office:value="196" calcext:value-type="float">
            <text:p>196</text:p>
          </table:table-cell>
          <table:table-cell office:value-type="string" calcext:value-type="string">
            <text:p>بَرْمائِيٌّ</text:p>
          </table:table-cell>
          <table:table-cell/>
          <table:table-cell office:value-type="string" calcext:value-type="string">
            <text:p>برمائي</text:p>
          </table:table-cell>
          <table:table-cell/>
          <table:table-cell office:value-type="string" calcext:value-type="string">
            <text:p>منسوب</text:p>
          </table:table-cell>
          <table:table-cell table:style-name="ce2" office:value-type="string" calcext:value-type="string">
            <text:p>بَرِّ وم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مائِيٌّ-بَرْمائِيٌّ، ةٌ (مَنْسوبٌ إلى البَرِّ والماءِ). 1."حَيَوانٌ بَرْمائِيٌّ": كُلُّ الطُّيورِ والدَّوابِّ والزَّواحِفِ الَّتِي تَعيشُ في البَرِّ والماءِ مَعاً. "حَيَواناتٌ بَرْمائِيَّةٌ". 2."آلاتٌ بَرْمائِيَّةٌ" : آلاتٌ تُسْتَخْدَمُ في البَرِّ والماءِ. "سَيَّارَةٌ بَرْمائِيَّةٌ".</text:p>
          </table:table-cell>
          <table:table-cell/>
        </table:table-row>
        <table:table-row table:style-name="ro1">
          <table:table-cell office:value-type="float" office:value="197" calcext:value-type="float">
            <text:p>197</text:p>
          </table:table-cell>
          <table:table-cell office:value-type="string" calcext:value-type="string">
            <text:p>بَريدِيٌّ</text:p>
          </table:table-cell>
          <table:table-cell/>
          <table:table-cell office:value-type="string" calcext:value-type="string">
            <text:p>بريدي</text:p>
          </table:table-cell>
          <table:table-cell/>
          <table:table-cell office:value-type="string" calcext:value-type="string">
            <text:p>منسوب</text:p>
          </table:table-cell>
          <table:table-cell table:style-name="ce2" office:value-type="string" calcext:value-type="string">
            <text:p>بَري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يدِيٌّ-بَريدِيٌّ، ةٌ (منسوبٌ إلى البَريدِ). "طابَعٌ بَريدِيٌّ" : رَسْمُ أُجْرَةِ البَريدِ يُلْصَقُ علَى ظَهْرِ الرَّسائِلِ. "طُرودٌ بَريدِيَّةٌ".</text:p>
          </table:table-cell>
          <table:table-cell/>
        </table:table-row>
        <table:table-row table:style-name="ro1">
          <table:table-cell office:value-type="float" office:value="198" calcext:value-type="float">
            <text:p>198</text:p>
          </table:table-cell>
          <table:table-cell office:value-type="string" calcext:value-type="string">
            <text:p>بُسْتانِيٌّ</text:p>
          </table:table-cell>
          <table:table-cell/>
          <table:table-cell office:value-type="string" calcext:value-type="string">
            <text:p>بستاني</text:p>
          </table:table-cell>
          <table:table-cell/>
          <table:table-cell office:value-type="string" calcext:value-type="string">
            <text:p>منسوب</text:p>
          </table:table-cell>
          <table:table-cell table:style-name="ce2" office:value-type="string" calcext:value-type="string">
            <text:p>بُسْت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سْتانِيٌّ-بُسْتانِيٌّ (مَنْسوبٌ إلى البُسْتانِ). "إِنَّهُ أَحْسَنُ بُسْتَانِيّ</text:p>
          </table:table-cell>
          <table:table-cell/>
        </table:table-row>
        <table:table-row table:style-name="ro1">
          <table:table-cell office:value-type="float" office:value="199" calcext:value-type="float">
            <text:p>199</text:p>
          </table:table-cell>
          <table:table-cell office:value-type="string" calcext:value-type="string">
            <text:p>بَشَرِيٌّ</text:p>
          </table:table-cell>
          <table:table-cell/>
          <table:table-cell office:value-type="string" calcext:value-type="string">
            <text:p>بشر</text:p>
          </table:table-cell>
          <table:table-cell/>
          <table:table-cell office:value-type="string" calcext:value-type="string">
            <text:p>منسوب</text:p>
          </table:table-cell>
          <table:table-cell table:style-name="ce2" office:value-type="string" calcext:value-type="string">
            <text:p>بَشَ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شَرِيٌّ-بَشَرِيٌّ [ب ش ر] (مَنْسوبٌ إلى البَشَرِ). 1."يَمْتازُ الجِسْمُ البَشَرِيُّ بِنَسَقِهِ" </text:p>
          </table:table-cell>
          <table:table-cell/>
        </table:table-row>
        <table:table-row table:style-name="ro1">
          <table:table-cell office:value-type="float" office:value="200" calcext:value-type="float">
            <text:p>200</text:p>
          </table:table-cell>
          <table:table-cell office:value-type="string" calcext:value-type="string">
            <text:p>بَلَدِيٌّ</text:p>
          </table:table-cell>
          <table:table-cell/>
          <table:table-cell office:value-type="string" calcext:value-type="string">
            <text:p>بلد</text:p>
          </table:table-cell>
          <table:table-cell/>
          <table:table-cell office:value-type="string" calcext:value-type="string">
            <text:p>منسوب</text:p>
          </table:table-cell>
          <table:table-cell table:style-name="ce2" office:value-type="string" calcext:value-type="string">
            <text:p>بَلَ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لَدِيٌّ-بَلَدِيٌّ، ةٌ [ب ل د] (مَنْسوبٌ إلى البَلَدِ أَوِ البَلْدَةِ). 1."صُنْعٌ بَلَدِيٌّ" : صُنْعٌ مَحَلِّيٌّ، أَي مِنَ الإِنْتاجِ الصِّناعِيِّ للبَلَدِ الَّذِي أَنْتَ فِيهِ. "صِناعَةٌ بَلَد</text:p>
          </table:table-cell>
          <table:table-cell/>
        </table:table-row>
        <table:table-row table:style-name="ro1">
          <table:table-cell office:value-type="float" office:value="201" calcext:value-type="float">
            <text:p>201</text:p>
          </table:table-cell>
          <table:table-cell office:value-type="string" calcext:value-type="string">
            <text:p>بَهْلَوَانِيٌّ</text:p>
          </table:table-cell>
          <table:table-cell/>
          <table:table-cell office:value-type="string" calcext:value-type="string">
            <text:p>بهلواني</text:p>
          </table:table-cell>
          <table:table-cell/>
          <table:table-cell office:value-type="string" calcext:value-type="string">
            <text:p>منسوب</text:p>
          </table:table-cell>
          <table:table-cell table:style-name="ce2" office:value-type="string" calcext:value-type="string">
            <text:p>بَهْلَوَ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بَهْلَوَانِ). 1."قَدَّمَتِ الفِرْقَةُ الشَّعْبِيَّةُ ألْعَاباً بَهْلَوَانِيَّةً" : القفْزُ وَالرَّقْصُ عَلَىالحِبَالِ وَالأسْلاَكِ، وَالإتْيَانُ بِحَرَكَاتٍ مُثِيرَةٍ مُدْهِشَةٍ. 2." يَقُومُ بِحَرَكَاتٍ بَهْلَوَانِيَّةٍ" : بِحَرَكَاتٍ لاَ مَعْنَى لَهَا.</text:p>
          </table:table-cell>
          <table:table-cell/>
        </table:table-row>
        <table:table-row table:style-name="ro1">
          <table:table-cell office:value-type="float" office:value="202" calcext:value-type="float">
            <text:p>202</text:p>
          </table:table-cell>
          <table:table-cell office:value-type="string" calcext:value-type="string">
            <text:p>بَوْلِيٌّ</text:p>
          </table:table-cell>
          <table:table-cell/>
          <table:table-cell office:value-type="string" calcext:value-type="string">
            <text:p>بول</text:p>
          </table:table-cell>
          <table:table-cell/>
          <table:table-cell office:value-type="string" calcext:value-type="string">
            <text:p>منسوب</text:p>
          </table:table-cell>
          <table:table-cell table:style-name="ce2" office:value-type="string" calcext:value-type="string">
            <text:p>بَوْ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وْلِيٌّ-بَوْلِيٌّ، ةٌ [ب و ل] (منسوب إلَى البَوْلِ). "أمْرَاضٌ بَوْلِيَّةٌ" : أمْرَاضٌ تُصِيبُ الْمَتَانَةَ وَالكُلْيَتيْنِ.</text:p>
          </table:table-cell>
          <table:table-cell/>
        </table:table-row>
        <table:table-row table:style-name="ro1">
          <table:table-cell office:value-type="float" office:value="203" calcext:value-type="float">
            <text:p>203</text:p>
          </table:table-cell>
          <table:table-cell office:value-type="string" calcext:value-type="string">
            <text:p>بَيْطَرِيٌّ</text:p>
          </table:table-cell>
          <table:table-cell/>
          <table:table-cell office:value-type="string" calcext:value-type="string">
            <text:p>بيطري</text:p>
          </table:table-cell>
          <table:table-cell/>
          <table:table-cell office:value-type="string" calcext:value-type="string">
            <text:p>منسوب</text:p>
          </table:table-cell>
          <table:table-cell table:style-name="ce2" office:value-type="string" calcext:value-type="string">
            <text:p>بَيْطَ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يْطَرِيٌّ-بَيْطَرِيٌّ (منسوبٌ إلى البَيْطَرَةِ). ن.البَيْطارُ. "يُتابِعُ دِراسَتَهُ في الْمَعْهَدِ البَيْطَرِيِّ" : مَعْهَدٌ يَهْتَمُّ بِتَدْرِيسِ وَظائِفِ الحَيَوانِ وَأَمْراضِهِ وَتَشْريحِهِ وَدِراستِها. "حَصَلَ على شَهادَةٍ في الطِّبِّ البَيْطَرِيِّ" : طِبُّ الْحَيَواناتِ.</text:p>
          </table:table-cell>
          <table:table-cell/>
        </table:table-row>
        <table:table-row table:style-name="ro1">
          <table:table-cell office:value-type="float" office:value="204" calcext:value-type="float">
            <text:p>204</text:p>
          </table:table-cell>
          <table:table-cell office:value-type="string" calcext:value-type="string">
            <text:p>تَأْدِيبِيٌّ</text:p>
          </table:table-cell>
          <table:table-cell/>
          <table:table-cell office:value-type="string" calcext:value-type="string">
            <text:p>أدب</text:p>
          </table:table-cell>
          <table:table-cell/>
          <table:table-cell office:value-type="string" calcext:value-type="string">
            <text:p>منسوب</text:p>
          </table:table-cell>
          <table:table-cell table:style-name="ce2" office:value-type="string" calcext:value-type="string">
            <text:p>تَّأْدِي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أْدِيبِيٌّ-تَأْدِيبِيٌّ، ةٌ [أ د ب] (مَنْسُوبٌ إِلَى التَّأْدِيبِ). "سَيَجْتَمِعُ الْمَجْلِسُ التَّأْدِيبِي لِلنَّظَرِ فِي حَالَتِهِ" : مَجْلِسٌ تَصْدُرُ عَنْهُ قَرَارَاتٌ تَأْدِيبِيَّةٌ زَجْرِيَّةٌ فِي حَقِّ الَّذِينَ يَأْتُونَ مُخَالَفَاتٍ وَإِسَاءاتٍ فِي مَجَالِ عَمَلِهِمْ.</text:p>
          </table:table-cell>
          <table:table-cell/>
        </table:table-row>
        <table:table-row table:style-name="ro2">
          <table:table-cell office:value-type="float" office:value="205" calcext:value-type="float">
            <text:p>205</text:p>
          </table:table-cell>
          <table:table-cell office:value-type="string" calcext:value-type="string">
            <text:p>بختريٌّ</text:p>
          </table:table-cell>
          <table:table-cell table:number-columns-repeated="3"/>
          <table:table-cell office:value-type="string" calcext:value-type="string">
            <text:p>منسوب</text:p>
          </table:table-cell>
          <table:table-cell table:style-name="ce2" office:value-type="string" calcext:value-type="string">
            <text:p>تبخت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206" calcext:value-type="float">
            <text:p>206</text:p>
          </table:table-cell>
          <table:table-cell office:value-type="string" calcext:value-type="string">
            <text:p>تبريريٌّ</text:p>
          </table:table-cell>
          <table:table-cell table:number-columns-repeated="3"/>
          <table:table-cell office:value-type="string" calcext:value-type="string">
            <text:p>منسوب</text:p>
          </table:table-cell>
          <table:table-cell table:style-name="ce2" office:value-type="string" calcext:value-type="string">
            <text:p>تبري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207" calcext:value-type="float">
            <text:p>207</text:p>
          </table:table-cell>
          <table:table-cell office:value-type="string" calcext:value-type="string">
            <text:p>تِجَارِيٌّ</text:p>
          </table:table-cell>
          <table:table-cell/>
          <table:table-cell office:value-type="string" calcext:value-type="string">
            <text:p>تجر</text:p>
          </table:table-cell>
          <table:table-cell/>
          <table:table-cell office:value-type="string" calcext:value-type="string">
            <text:p>منسوب</text:p>
          </table:table-cell>
          <table:table-cell table:style-name="ce2" office:value-type="string" calcext:value-type="string">
            <text:p>تِجَ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تِجَارِيٌّ-تِجَارِيٌّ، ةٌ [ت ج ر] (مَنْسُوبٌ إِلَى التِّجَارَةِ). 1."أَغْلَقَ الْمَرْكَزُ التِّجَارِيُّ أَبْوَابَهُ" : الْمَحَلُّ الَّذِي بِهِ تِجَارَةٌ. 2."عَرَفَ السُّوقُ حَرَكَةً تِجَارِيَّةً وَاسِعَةً" : نَشَاطاً تِجَارِيّاً يَتَضَمَّنُ حَرَكَةَ بَيْعٍ وَشِرَاءٍ. 3."لَهُ أَ</text:p>
          </table:table-cell>
          <table:table-cell/>
        </table:table-row>
        <table:table-row table:style-name="ro1">
          <table:table-cell office:value-type="float" office:value="208" calcext:value-type="float">
            <text:p>208</text:p>
          </table:table-cell>
          <table:table-cell office:value-type="string" calcext:value-type="string">
            <text:p>تَجْرِيبِيٌّ</text:p>
          </table:table-cell>
          <table:table-cell/>
          <table:table-cell office:value-type="string" calcext:value-type="string">
            <text:p>جرب</text:p>
          </table:table-cell>
          <table:table-cell/>
          <table:table-cell office:value-type="string" calcext:value-type="string">
            <text:p>منسوب</text:p>
          </table:table-cell>
          <table:table-cell table:style-name="ce2" office:value-type="string" calcext:value-type="string">
            <text:p>تَجْرِي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جْرِيبِيٌّ-تَجْرِيبِيٌّ، ةٌ [ج ر ب] (مَنْسُوبٌ إِلَى التَّجْرِيبِ). 1. "أَجْرَى الْمُعَلِّمُ امْتِحَانًا تَجْرِيبِيّاً" : اِخْتِبَارِيّاً. 2."العُلُومُ التَّجْرِيبِيَّةُ" : العُلُومُ الَّتِي تَخْضَعُ لِلتَّجْرِيبِ وَإِ</text:p>
          </table:table-cell>
          <table:table-cell/>
        </table:table-row>
        <table:table-row table:style-name="ro1">
          <table:table-cell office:value-type="float" office:value="209" calcext:value-type="float">
            <text:p>209</text:p>
          </table:table-cell>
          <table:table-cell office:value-type="string" calcext:value-type="string">
            <text:p>تَدْريجِيّ</text:p>
          </table:table-cell>
          <table:table-cell/>
          <table:table-cell office:value-type="string" calcext:value-type="string">
            <text:p>درج</text:p>
          </table:table-cell>
          <table:table-cell/>
          <table:table-cell office:value-type="string" calcext:value-type="string">
            <text:p>منسوب</text:p>
          </table:table-cell>
          <table:table-cell table:style-name="ce2" office:value-type="string" calcext:value-type="string">
            <text:p>تَدْري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دْريجِيّ-تَدْريجِيّ، ةٌ [د ر ج] (مَنْسُوبٌ إِلَى التَّدْريجِ). "يُحَقِّقُ الْمَرْءُ نَجَاحَهُ تَدْرِيجِيّاً" : خُطْوَةً خُطْوَةً وَعَلَى فَتَرَاتٍ، شَيْئاً فَشَيْئاً .</text:p>
          </table:table-cell>
          <table:table-cell/>
        </table:table-row>
        <table:table-row table:style-name="ro1">
          <table:table-cell office:value-type="float" office:value="210" calcext:value-type="float">
            <text:p>210</text:p>
          </table:table-cell>
          <table:table-cell office:value-type="string" calcext:value-type="string">
            <text:p>تَرْتِيبيٌّ</text:p>
          </table:table-cell>
          <table:table-cell/>
          <table:table-cell office:value-type="string" calcext:value-type="string">
            <text:p>رتب</text:p>
          </table:table-cell>
          <table:table-cell/>
          <table:table-cell office:value-type="string" calcext:value-type="string">
            <text:p>منسوب</text:p>
          </table:table-cell>
          <table:table-cell table:style-name="ce2" office:value-type="string" calcext:value-type="string">
            <text:p>تَرْتِي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رْتِيبيٌّ-تَرْتِيبيٌّ، ةٌ [ر ت ب] (مَنْسُوبٌ إِلَى التَّرْتِيبِ). "عَدَدٌ تَرْتِيبِيٌّ" : مَا دَلَّ عَلَى الرُّتْبَةِ وَالْمَنْزِلَةِ .</text:p>
          </table:table-cell>
          <table:table-cell/>
        </table:table-row>
        <table:table-row table:style-name="ro1">
          <table:table-cell office:value-type="float" office:value="211" calcext:value-type="float">
            <text:p>211</text:p>
          </table:table-cell>
          <table:table-cell office:value-type="string" calcext:value-type="string">
            <text:p>تَشْكِيلِيٌّ</text:p>
          </table:table-cell>
          <table:table-cell/>
          <table:table-cell office:value-type="string" calcext:value-type="string">
            <text:p>شكل</text:p>
          </table:table-cell>
          <table:table-cell/>
          <table:table-cell office:value-type="string" calcext:value-type="string">
            <text:p>منسوب</text:p>
          </table:table-cell>
          <table:table-cell table:style-name="ce2" office:value-type="string" calcext:value-type="string">
            <text:p>تَشْكِي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تَشْكِيلِيٌّ-تَشْكِيلِيٌّ، ةٌ [ش ك ل] (مَنْسُوبٌ إِلَى التَّشْكِيلِ). "الفَنُّ التَّشْكِيلِيُّ" : فَنٌّ مِنْ فُنُونِ الرَّسْمِ أَوِ النَّحْتِ، قَائِمٌ عَلَى رَسْمِ الْمَنَاظِرِ الطَّبِيعِيَّةِ أَوِ الاجْتِمَاعِيَّةِ وَنَحْوِهِمَا فِي أَحْجَامٍ وَأَشْكَالٍ مُعَيَّنَةٍ حَسَبَ رَسْمِهَا.</text:p>
          </table:table-cell>
          <table:table-cell/>
        </table:table-row>
        <table:table-row table:style-name="ro1">
          <table:table-cell office:value-type="float" office:value="212" calcext:value-type="float">
            <text:p>212</text:p>
          </table:table-cell>
          <table:table-cell office:value-type="string" calcext:value-type="string">
            <text:p>تَصَاعُدِيٌّ</text:p>
          </table:table-cell>
          <table:table-cell/>
          <table:table-cell office:value-type="string" calcext:value-type="string">
            <text:p>صعد</text:p>
          </table:table-cell>
          <table:table-cell/>
          <table:table-cell office:value-type="string" calcext:value-type="string">
            <text:p>منسوب</text:p>
          </table:table-cell>
          <table:table-cell table:style-name="ce2" office:value-type="string" calcext:value-type="string">
            <text:p>تَصَاعُ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صَاعُدِيٌّ-تَصَاعُدِيٌّ، ةٌ [ص ع د] (مَنْسُوبٌ إِلى التَّصَاعُدِ).</text:p>
          </table:table-cell>
          <table:table-cell/>
        </table:table-row>
        <table:table-row table:style-name="ro1">
          <table:table-cell office:value-type="float" office:value="213" calcext:value-type="float">
            <text:p>213</text:p>
          </table:table-cell>
          <table:table-cell office:value-type="string" calcext:value-type="string">
            <text:p>تَصْحِيحِيٌّ</text:p>
          </table:table-cell>
          <table:table-cell/>
          <table:table-cell office:value-type="string" calcext:value-type="string">
            <text:p>صحح</text:p>
          </table:table-cell>
          <table:table-cell/>
          <table:table-cell office:value-type="string" calcext:value-type="string">
            <text:p>منسوب</text:p>
          </table:table-cell>
          <table:table-cell table:style-name="ce2" office:value-type="string" calcext:value-type="string">
            <text:p>تَصْحِي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صْحِيحِيٌّ-تَصْحِيحِيٌّ، ةٌ [ص ح ح] (مَنْسُوبٌ إِلى التَّصْحِيحِ). 1."بَيَانٌ تَصْحِيحِيٌّ" : بَيَانٌ يُعِيدُ الأُمُورَ إِلَى نِصَابِهَا وَيُصَحِّحُ ا</text:p>
          </table:table-cell>
          <table:table-cell/>
        </table:table-row>
        <table:table-row table:style-name="ro1">
          <table:table-cell office:value-type="float" office:value="214" calcext:value-type="float">
            <text:p>214</text:p>
          </table:table-cell>
          <table:table-cell office:value-type="string" calcext:value-type="string">
            <text:p>تَعْلِيمِيٌّ</text:p>
          </table:table-cell>
          <table:table-cell/>
          <table:table-cell office:value-type="string" calcext:value-type="string">
            <text:p>علم</text:p>
          </table:table-cell>
          <table:table-cell/>
          <table:table-cell office:value-type="string" calcext:value-type="string">
            <text:p>منسوب</text:p>
          </table:table-cell>
          <table:table-cell table:style-name="ce2" office:value-type="string" calcext:value-type="string">
            <text:p>تَعْلِي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عْلِيمِيٌّ-تَعْلِيمِيٌّ، ةٌ [ع ل م] (مَنْسُوبٌ إِلَى التَّعْلِيمِ). "مَنْهَجٌ تَعْلِيمِيٌّ" : مَنْهَجٌ لِتَلْقِينِ الْمَعَارِفِ وَالْمَهَارَاتِ. "الْمَنَاهِجُ التَّعْلِيمِيَّةُ".</text:p>
          </table:table-cell>
          <table:table-cell/>
        </table:table-row>
        <table:table-row table:style-name="ro1">
          <table:table-cell office:value-type="float" office:value="215" calcext:value-type="float">
            <text:p>215</text:p>
          </table:table-cell>
          <table:table-cell office:value-type="string" calcext:value-type="string">
            <text:p>تَمْهِيديٌّ</text:p>
          </table:table-cell>
          <table:table-cell/>
          <table:table-cell office:value-type="string" calcext:value-type="string">
            <text:p>مهد</text:p>
          </table:table-cell>
          <table:table-cell/>
          <table:table-cell office:value-type="string" calcext:value-type="string">
            <text:p>منسوب</text:p>
          </table:table-cell>
          <table:table-cell table:style-name="ce2" office:value-type="string" calcext:value-type="string">
            <text:p>تَمْهِي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مْهِيديٌّ-تَمْهِيديٌّ، ةٌ [م هـ د] (مَنْسُوبٌ إلَى التَّمْهِيدِ). 1."الصَّفُّ التَّمْهِيدِيُّ" : الإعْدَادِيُّ. 2."مَقَالٌ تَمْهِيدِيٌّ" : اِفْتِتَاحِيٌّ. 3. "مُؤْتَمَرٌ تَمْهِيدِيٌّ" : تَحْضِيريٌّ.</text:p>
          </table:table-cell>
          <table:table-cell/>
        </table:table-row>
        <table:table-row table:style-name="ro1">
          <table:table-cell office:value-type="float" office:value="216" calcext:value-type="float">
            <text:p>216</text:p>
          </table:table-cell>
          <table:table-cell office:value-type="string" calcext:value-type="string">
            <text:p>تَنْفِيذِيٌّ</text:p>
          </table:table-cell>
          <table:table-cell/>
          <table:table-cell office:value-type="string" calcext:value-type="string">
            <text:p>نفذ</text:p>
          </table:table-cell>
          <table:table-cell/>
          <table:table-cell office:value-type="string" calcext:value-type="string">
            <text:p>منسوب</text:p>
          </table:table-cell>
          <table:table-cell table:style-name="ce2" office:value-type="string" calcext:value-type="string">
            <text:p>تَنْفِيذٌ</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نْفِيذِيٌّ-تَنْفِيذِيٌّ، ةٌ [ن ف ذ] (مَنْسُوبٌ إلَى التَّنْفِيذِ). 1."هَذَا مِنِ اخْتِصَاصِ السُّلْطَةِ التَّنْفِيذِيَّةِ" : السُّلْطَةُ الَّتِي تُنَفِّذُ القَوَانِينَ. 2. "اللجْنَةُ التَّنْفِيذِيَّةُ" : لَجْنَةٌ مُنْبَثِقَةٌ عَنْ جَمْعِيَّةٍ أوْ هَيْئَةٍ أوْ حِزْبٍ مَسْؤُولَةٌ عَلَى تَنْفِيذِ القَراَرَاتِ الْمُتَّفَقِ عَلَيْهَا.</text:p>
          </table:table-cell>
          <table:table-cell/>
        </table:table-row>
        <table:table-row table:style-name="ro1">
          <table:table-cell office:value-type="float" office:value="217" calcext:value-type="float">
            <text:p>217</text:p>
          </table:table-cell>
          <table:table-cell office:value-type="string" calcext:value-type="string">
            <text:p>تَنَكُّرِيٌّ</text:p>
          </table:table-cell>
          <table:table-cell/>
          <table:table-cell office:value-type="string" calcext:value-type="string">
            <text:p>نكر</text:p>
          </table:table-cell>
          <table:table-cell/>
          <table:table-cell office:value-type="string" calcext:value-type="string">
            <text:p>منسوب</text:p>
          </table:table-cell>
          <table:table-cell table:style-name="ce2" office:value-type="string" calcext:value-type="string">
            <text:p>تَنَكُّ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نَكُّرِيٌّ-تَنَكُّرِيٌّ، ةٌ [ن ك ر] (مَنْسُوبٌ إلَى التَّنَكُّرِ). "شَارَكَ فِي حَفْلٍ تَنَكُّرِيٍّ" : فِي حَفْلٍ يَتَنَكَّرُ فِيهِ الْمُشَارِكُونَ بِوُجُوهٍ مُسْتَعَارَةٍ وَألْبِسَةٍ عَجِيبَةٍ غَرِيبَةٍ. "حَفْلَةٌ تَنَكُّرِيَّةٌ".</text:p>
          </table:table-cell>
          <table:table-cell/>
        </table:table-row>
        <table:table-row table:style-name="ro1">
          <table:table-cell office:value-type="float" office:value="218" calcext:value-type="float">
            <text:p>218</text:p>
          </table:table-cell>
          <table:table-cell office:value-type="string" calcext:value-type="string">
            <text:p>ثَانَوِيٌّ</text:p>
          </table:table-cell>
          <table:table-cell/>
          <table:table-cell office:value-type="string" calcext:value-type="string">
            <text:p>ثني</text:p>
          </table:table-cell>
          <table:table-cell/>
          <table:table-cell office:value-type="string" calcext:value-type="string">
            <text:p>منسوب</text:p>
          </table:table-cell>
          <table:table-cell table:style-name="ce2" office:value-type="string" calcext:value-type="string">
            <text:p>ثَانِي</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ثَانَوِيٌّ-ثَانَوِيٌّ، ةٌ [ث ن ي] (مَنْسُوبٌ إلَى الثَّانِي). 1."اِنْتَقَلَ إلَى التَّعْلِيمِ الثَّانَوِيِّ" : دَرَجَةُ التَّعْلِيمِ بَعْدَ الابْتِدَائِيِّ وَيَلِيهَا التَّعْلِيمُ العَالِي. 2."هَذَا أمْرٌ ثَانَوِيٌّ" : لَيْسَتْ لَهُ أهَمِّيَّةٌ كَبِيرَةٌ، أيْ يَأْتِي فِي الدَّرَجَةِ الثَّانِيَةِ. "جَاءَ بِأفْكَارٍ ثَانَوِيَّةٍ". 3."يَدْرُسُ فِي الثَّانَوِيَّةِ" : الْمَدْرَسَةُ الَّتِي يَدْرُسُ فِيهَا التِّلْمِيذُ الدُّرُوسَ الثَّانَوِيَّةَ بَعْدَ الابْتِدَائِيِّ.</text:p>
          </table:table-cell>
          <table:table-cell/>
        </table:table-row>
        <table:table-row table:style-name="ro1">
          <table:table-cell office:value-type="float" office:value="219" calcext:value-type="float">
            <text:p>219</text:p>
          </table:table-cell>
          <table:table-cell office:value-type="string" calcext:value-type="string">
            <text:p>ثَقافِيٌّ</text:p>
          </table:table-cell>
          <table:table-cell/>
          <table:table-cell office:value-type="string" calcext:value-type="string">
            <text:p>ثقف</text:p>
          </table:table-cell>
          <table:table-cell/>
          <table:table-cell office:value-type="string" calcext:value-type="string">
            <text:p>منسوب</text:p>
          </table:table-cell>
          <table:table-cell table:style-name="ce2" office:value-type="string" calcext:value-type="string">
            <text:p>ثَقَا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ثَقافِيٌّ-ثَقافِيٌّ، ةٌ [ث ق ف] (مَنْسُوبٌ إلَى الثَّقَافَةِ). 1."الْمَرْكَزُ الثَّقَافِيُّ" : الْمَرْكَزُ الْمُهْتَمُّ بِشُؤُونِ الثَّقَافَة وَالفِكْرِ. 2."الحَيَاةُ الثَّقَافِيَّةُ" : مَظَاهِرُ الثَّقَافَةِ وَالعُلُومِ وَالآدَابِ. 3."الْمُسْتَشَارُ الثَّقَافِيُّ فِي السِّفَارَةِ" : الْمَسْؤُولُ عَنِ الشُّؤُونِ وَالقَضَايَا الْمُتَعَلِّقَةِ بِالثَّقَافَةِ. 4."مِنْ بَيْنِ بُنُودِ الاتِّفَاقِيَّةِ: التَّبَادُلُ الثَّقَافِيُّ": أيْ تَبَادُلُ كُلِّ مَاَ لَهُ عَلاَقَةٌ بِأَوْجُهِ الثَّقَافَةِ. "الحَقْلُ الثَّقَافِيُّ ".</text:p>
          </table:table-cell>
          <table:table-cell/>
        </table:table-row>
        <table:table-row table:style-name="ro1">
          <table:table-cell office:value-type="float" office:value="220" calcext:value-type="float">
            <text:p>220</text:p>
          </table:table-cell>
          <table:table-cell office:value-type="string" calcext:value-type="string">
            <text:p>ثُلاثِيٌّ</text:p>
          </table:table-cell>
          <table:table-cell/>
          <table:table-cell office:value-type="string" calcext:value-type="string">
            <text:p>ثلث</text:p>
          </table:table-cell>
          <table:table-cell/>
          <table:table-cell office:value-type="string" calcext:value-type="string">
            <text:p>منسوب</text:p>
          </table:table-cell>
          <table:table-cell table:style-name="ce2" office:value-type="string" calcext:value-type="string">
            <text:p>ثَلاثَ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ثُلاثِيٌّ-ثُلاثِيٌّ، ةٌ [ث ل ث] (مَنْسوبٌ إلى الثَّلاثَةِ على غَيْرِ قِياسٍ). 1."شَكْلٌ هَنْدَسِيٌّ ثُلاثِيُّ الأَضْلاعِ" : مُتَكَوِّنٌ مِنْ ثَلاثَةِ أَضْلاعٍ. "ثُلاثِيُّ الأَلْوانِ" "ثُلاثِيُّ الزَّوايَا". 2."حِلْفٌ ثُلاثِيٌّ": حِلْفٌ مُكَوَّنٌ مِنْ ثَلاثَةِ أَطْرافٍ. 3."الفِعْلُ الثُّلاثِيُّ". (نح) : الفِ</text:p>
          </table:table-cell>
          <table:table-cell/>
        </table:table-row>
        <table:table-row table:style-name="ro1">
          <table:table-cell office:value-type="float" office:value="221" calcext:value-type="float">
            <text:p>221</text:p>
          </table:table-cell>
          <table:table-cell office:value-type="string" calcext:value-type="string">
            <text:p>ثَوْرِيٌّ</text:p>
          </table:table-cell>
          <table:table-cell/>
          <table:table-cell office:value-type="string" calcext:value-type="string">
            <text:p>ثور</text:p>
          </table:table-cell>
          <table:table-cell/>
          <table:table-cell office:value-type="string" calcext:value-type="string">
            <text:p>منسوب</text:p>
          </table:table-cell>
          <table:table-cell table:style-name="ce2" office:value-type="string" calcext:value-type="string">
            <text:p>ثَوْ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ثَوْرِيٌّ-ثَوْرِيٌّ، ةٌ [ث و ر] (مَنْسوبٌ إلى الثَّوْرَةِ). 1."رَجُلٌ ثَوْرِيٌّ" : يَعْتَقِدُ في مَبادِئِ الثّ</text:p>
          </table:table-cell>
          <table:table-cell/>
        </table:table-row>
        <table:table-row table:style-name="ro1">
          <table:table-cell office:value-type="float" office:value="222" calcext:value-type="float">
            <text:p>222</text:p>
          </table:table-cell>
          <table:table-cell office:value-type="string" calcext:value-type="string">
            <text:p>جَامِعِيٌّ</text:p>
          </table:table-cell>
          <table:table-cell/>
          <table:table-cell office:value-type="string" calcext:value-type="string">
            <text:p>جمع</text:p>
          </table:table-cell>
          <table:table-cell/>
          <table:table-cell office:value-type="string" calcext:value-type="string">
            <text:p>منسوب</text:p>
          </table:table-cell>
          <table:table-cell table:style-name="ce2" office:value-type="string" calcext:value-type="string">
            <text:p>جَامِ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جَامِعَةِ). "أُسْتَاذٌ</text:p>
          </table:table-cell>
          <table:table-cell/>
        </table:table-row>
        <table:table-row table:style-name="ro1">
          <table:table-cell office:value-type="float" office:value="223" calcext:value-type="float">
            <text:p>223</text:p>
          </table:table-cell>
          <table:table-cell office:value-type="string" calcext:value-type="string">
            <text:p>جَاهِلِيٌّ</text:p>
          </table:table-cell>
          <table:table-cell/>
          <table:table-cell office:value-type="string" calcext:value-type="string">
            <text:p>جهل</text:p>
          </table:table-cell>
          <table:table-cell/>
          <table:table-cell office:value-type="string" calcext:value-type="string">
            <text:p>منسوب</text:p>
          </table:table-cell>
          <table:table-cell table:style-name="ce2" office:value-type="string" calcext:value-type="string">
            <text:p>جَاهِلِ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جَاهِلِيَّةِ). 1. "العَصْرُ الجَاهِلِيُّ" : الْمَرْحَلَةُ التَّارِيخِيَّةُ مَا قَبْلَ الإسْلاَمِ. "امْرُؤُ القَيْسِ شَاعِرٌ جَاهِلِيٌّ" : عَاشَ فِي العَصْرِ الجَاهِلِيِّ. 2."الشِّعْرُ الجَاهِلِيُّ" : الشِّعْرُ الَّذِي قَالَهُ شُعَرَاءُ العَصْرِ الجَاهِلِيِّ قَبْلَ مَجِيءِ الإِسْلاَمِ.</text:p>
          </table:table-cell>
          <table:table-cell/>
        </table:table-row>
        <table:table-row table:style-name="ro1">
          <table:table-cell office:value-type="float" office:value="224" calcext:value-type="float">
            <text:p>224</text:p>
          </table:table-cell>
          <table:table-cell office:value-type="string" calcext:value-type="string">
            <text:p>جَبَلِيٌّ</text:p>
          </table:table-cell>
          <table:table-cell/>
          <table:table-cell office:value-type="string" calcext:value-type="string">
            <text:p>جبلي</text:p>
          </table:table-cell>
          <table:table-cell/>
          <table:table-cell office:value-type="string" calcext:value-type="string">
            <text:p>منسوب</text:p>
          </table:table-cell>
          <table:table-cell table:style-name="ce2" office:value-type="string" calcext:value-type="string">
            <text:p>جَبَ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جَبَلِ). 1."هُوَ جَبَلِيٌّ" : سَاكِنُ ال</text:p>
          </table:table-cell>
          <table:table-cell/>
        </table:table-row>
        <table:table-row table:style-name="ro1">
          <table:table-cell office:value-type="float" office:value="225" calcext:value-type="float">
            <text:p>225</text:p>
          </table:table-cell>
          <table:table-cell office:value-type="string" calcext:value-type="string">
            <text:p>جَدَلِيٌّ</text:p>
          </table:table-cell>
          <table:table-cell/>
          <table:table-cell office:value-type="string" calcext:value-type="string">
            <text:p>جدل</text:p>
          </table:table-cell>
          <table:table-cell/>
          <table:table-cell office:value-type="string" calcext:value-type="string">
            <text:p>منسوب</text:p>
          </table:table-cell>
          <table:table-cell table:style-name="ce2" office:value-type="string" calcext:value-type="string">
            <text:p>جَدَ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دَلِيٌّ-جَدَلِيٌّ، ةٌ [ج د ل] (مَنْسُوبٌ إِلَى الجَدَلِ). 1."مُحَاوِرٌ جَدَلِيٌّ" : أَيْ مَنْ يُتْقِنُ الإِجَابَةَ وَوَضْعَ الأَسْئِلِةِ وَتَوِلِيدَ الحِوَارِ. 2."مَوْضُوعٌ تَحْكُمُهُ عَلاَقَةٌ جَدَلِيَّةٌ" : أَيْ مَا يَحْكُمُ عَنَاصِرَهُ مِنْ تَنَاقُضٍ.</text:p>
          </table:table-cell>
          <table:table-cell/>
        </table:table-row>
        <table:table-row table:style-name="ro1">
          <table:table-cell office:value-type="float" office:value="226" calcext:value-type="float">
            <text:p>226</text:p>
          </table:table-cell>
          <table:table-cell office:value-type="string" calcext:value-type="string">
            <text:p>جِذْرِيٌّ</text:p>
          </table:table-cell>
          <table:table-cell/>
          <table:table-cell office:value-type="string" calcext:value-type="string">
            <text:p>جذر</text:p>
          </table:table-cell>
          <table:table-cell/>
          <table:table-cell office:value-type="string" calcext:value-type="string">
            <text:p>منسوب</text:p>
          </table:table-cell>
          <table:table-cell table:style-name="ce2" office:value-type="string" calcext:value-type="string">
            <text:p>جِذْ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ذْرِيٌّ-جِذْرِيٌّ، ةٌ [ج ذ ر] (مَنْسُوبٌ إِلَى الجِذْرِ)." أَحْدَثَ تَغْيِيرًا ج</text:p>
          </table:table-cell>
          <table:table-cell/>
        </table:table-row>
        <table:table-row table:style-name="ro1">
          <table:table-cell office:value-type="float" office:value="227" calcext:value-type="float">
            <text:p>227</text:p>
          </table:table-cell>
          <table:table-cell office:value-type="string" calcext:value-type="string">
            <text:p>جُزْئِيٌّ</text:p>
          </table:table-cell>
          <table:table-cell/>
          <table:table-cell office:value-type="string" calcext:value-type="string">
            <text:p>جزأ</text:p>
          </table:table-cell>
          <table:table-cell/>
          <table:table-cell office:value-type="string" calcext:value-type="string">
            <text:p>منسوب</text:p>
          </table:table-cell>
          <table:table-cell table:style-name="ce2" office:value-type="string" calcext:value-type="string">
            <text:p>جُزْ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زْئِيٌّ-جُزْئِيٌّ، ةٌ [ج ز أ] (مَنْسُوبٌ إِلىَ الجُزْءِ). 1."تَحْلِيلٌ جُزْئِيٌّ" : تَحْلِيلٌ يَكْتَفِي بِبَعْضِ العَنَاصِرِ. 2."تَوَصَّلَ الطَّرَفَانِ إِلَى تَس</text:p>
          </table:table-cell>
          <table:table-cell/>
        </table:table-row>
        <table:table-row table:style-name="ro1">
          <table:table-cell office:value-type="float" office:value="228" calcext:value-type="float">
            <text:p>228</text:p>
          </table:table-cell>
          <table:table-cell office:value-type="string" calcext:value-type="string">
            <text:p>جَزَائِرِيٌّ</text:p>
          </table:table-cell>
          <table:table-cell/>
          <table:table-cell office:value-type="string" calcext:value-type="string">
            <text:p>جزائري</text:p>
          </table:table-cell>
          <table:table-cell/>
          <table:table-cell office:value-type="string" calcext:value-type="string">
            <text:p>منسوب</text:p>
          </table:table-cell>
          <table:table-cell table:style-name="ce2" office:value-type="string" calcext:value-type="string">
            <text:p>جَزَائِ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ـون، ـات. (مَنْسُوبٌ إِلَى الجَزَائِرِ).</text:p>
          </table:table-cell>
          <table:table-cell/>
        </table:table-row>
        <table:table-row table:style-name="ro1">
          <table:table-cell office:value-type="float" office:value="229" calcext:value-type="float">
            <text:p>229</text:p>
          </table:table-cell>
          <table:table-cell office:value-type="string" calcext:value-type="string">
            <text:p>جَسَدِيٌّ</text:p>
          </table:table-cell>
          <table:table-cell/>
          <table:table-cell office:value-type="string" calcext:value-type="string">
            <text:p>جسد</text:p>
          </table:table-cell>
          <table:table-cell/>
          <table:table-cell office:value-type="string" calcext:value-type="string">
            <text:p>منسوب</text:p>
          </table:table-cell>
          <table:table-cell table:style-name="ce2" office:value-type="string" calcext:value-type="string">
            <text:p>جَسَ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سَدِيٌّ-جَسَدِيٌّ، ةٌ [ج س د] (مَنْسُوبٌ إِلَى الجَسَدِ). "يُمْنَعُ التَّعْذ</text:p>
          </table:table-cell>
          <table:table-cell/>
        </table:table-row>
        <table:table-row table:style-name="ro1">
          <table:table-cell office:value-type="float" office:value="230" calcext:value-type="float">
            <text:p>230</text:p>
          </table:table-cell>
          <table:table-cell office:value-type="string" calcext:value-type="string">
            <text:p>جُسْمَانِيّ</text:p>
          </table:table-cell>
          <table:table-cell/>
          <table:table-cell office:value-type="string" calcext:value-type="string">
            <text:p>جسم</text:p>
          </table:table-cell>
          <table:table-cell/>
          <table:table-cell office:value-type="string" calcext:value-type="string">
            <text:p>منسوب</text:p>
          </table:table-cell>
          <table:table-cell table:style-name="ce2" office:value-type="string" calcext:value-type="string">
            <text:p>جِسْ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سْمَانِيّ-جُسْمَانِيّ، ةٌ [ج س م] (مَنْسُوبٌ إِلَى الجِسْمِ). "يُمْنَعُ التَّعْذِيبُ الجُسْمَانِيّ مَنْعاً كُلِّيّاً" : العِقَابُ الَّذِي يَنْزِلُ بِالجِسْمِ بِوَاسِطَةِ السَّوْطِ أَوِ العَصَا وَغَيْرِ ذَلِكَ.</text:p>
          </table:table-cell>
          <table:table-cell/>
        </table:table-row>
        <table:table-row table:style-name="ro1">
          <table:table-cell office:value-type="float" office:value="231" calcext:value-type="float">
            <text:p>231</text:p>
          </table:table-cell>
          <table:table-cell office:value-type="string" calcext:value-type="string">
            <text:p>جِسْمِيٌّ</text:p>
          </table:table-cell>
          <table:table-cell/>
          <table:table-cell office:value-type="string" calcext:value-type="string">
            <text:p>جسم</text:p>
          </table:table-cell>
          <table:table-cell/>
          <table:table-cell office:value-type="string" calcext:value-type="string">
            <text:p>منسوب</text:p>
          </table:table-cell>
          <table:table-cell table:style-name="ce2" office:value-type="string" calcext:value-type="string">
            <text:p>جِسْ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سْمِيٌّ-جِسْمِيٌّ، ةٌ [ج س</text:p>
          </table:table-cell>
          <table:table-cell/>
        </table:table-row>
        <table:table-row table:style-name="ro1">
          <table:table-cell office:value-type="float" office:value="232" calcext:value-type="float">
            <text:p>232</text:p>
          </table:table-cell>
          <table:table-cell office:value-type="string" calcext:value-type="string">
            <text:p>جُغْرَافِيٌّ</text:p>
          </table:table-cell>
          <table:table-cell/>
          <table:table-cell office:value-type="string" calcext:value-type="string">
            <text:p>جغرافي</text:p>
          </table:table-cell>
          <table:table-cell/>
          <table:table-cell office:value-type="string" calcext:value-type="string">
            <text:p>منسوب</text:p>
          </table:table-cell>
          <table:table-cell table:style-name="ce2" office:value-type="string" calcext:value-type="string">
            <text:p>جُغْرَافِ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 ـون، ـات. (مَنْسُوبٌ إِلَى الجُغْرَافِي</text:p>
          </table:table-cell>
          <table:table-cell/>
        </table:table-row>
        <table:table-row table:style-name="ro1">
          <table:table-cell office:value-type="float" office:value="233" calcext:value-type="float">
            <text:p>233</text:p>
          </table:table-cell>
          <table:table-cell office:value-type="string" calcext:value-type="string">
            <text:p>جِلْدِيٌّ</text:p>
          </table:table-cell>
          <table:table-cell/>
          <table:table-cell office:value-type="string" calcext:value-type="string">
            <text:p>جلد</text:p>
          </table:table-cell>
          <table:table-cell/>
          <table:table-cell office:value-type="string" calcext:value-type="string">
            <text:p>منسوب</text:p>
          </table:table-cell>
          <table:table-cell table:style-name="ce2" office:value-type="string" calcext:value-type="string">
            <text:p>جِلْ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لْدِيٌّ-جِلْدِيٌّ، ةُ [ج ل د] (مَنْسُوبٌ إِلى الجِلْدِ). "ذَهَبَ عِنْدَ طَبِ</text:p>
          </table:table-cell>
          <table:table-cell/>
        </table:table-row>
        <table:table-row table:style-name="ro1">
          <table:table-cell office:value-type="float" office:value="234" calcext:value-type="float">
            <text:p>234</text:p>
          </table:table-cell>
          <table:table-cell office:value-type="string" calcext:value-type="string">
            <text:p>جَمَاعِيٌّ</text:p>
          </table:table-cell>
          <table:table-cell/>
          <table:table-cell office:value-type="string" calcext:value-type="string">
            <text:p>جمع</text:p>
          </table:table-cell>
          <table:table-cell/>
          <table:table-cell office:value-type="string" calcext:value-type="string">
            <text:p>منسوب</text:p>
          </table:table-cell>
          <table:table-cell table:style-name="ce2" office:value-type="string" calcext:value-type="string">
            <text:p>جَمَا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مَاعِيٌّ-جَمَاعِيٌّ، ةٌ [ج م ع] (مَنْسُوبٌ إِلَى الجَمَاعَةِ). 1."مَوْقِفٌ جَمَاعِيٌّ" : الكُلُّ مُجْمِعٌ عَلَيْهِ. 2."يَقْرَأُونَ القُرْآنَ قِرَاءةً جَمَاعِيَّةً" : اِشْتِراَكُ جَمِيعِ الحَاضِرِينَ فِي القِرَاءةِ. 3."قَرَّرُوا جَمَاعِيّاً حُضُورَ الحَفْلِ" : كُلُّهُمْ، مُجْمَلُهُمْ.</text:p>
          </table:table-cell>
          <table:table-cell/>
        </table:table-row>
        <table:table-row table:style-name="ro1">
          <table:table-cell office:value-type="float" office:value="235" calcext:value-type="float">
            <text:p>235</text:p>
          </table:table-cell>
          <table:table-cell office:value-type="string" calcext:value-type="string">
            <text:p>جُمْرُكِيٌّ</text:p>
          </table:table-cell>
          <table:table-cell/>
          <table:table-cell office:value-type="string" calcext:value-type="string">
            <text:p>جمركي</text:p>
          </table:table-cell>
          <table:table-cell/>
          <table:table-cell office:value-type="string" calcext:value-type="string">
            <text:p>منسوب</text:p>
          </table:table-cell>
          <table:table-cell table:style-name="ce2" office:value-type="string" calcext:value-type="string">
            <text:p>جُمْرُ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مْرُكِيٌّ-جُمْرُكِيٌّ (مَنْسُوبٌ إِلَى الجُمْرُكِ). "سَأَلَ الجُمْرُكِيُّ الْمُسُافِرَ ع</text:p>
          </table:table-cell>
          <table:table-cell/>
        </table:table-row>
        <table:table-row table:style-name="ro1">
          <table:table-cell office:value-type="float" office:value="236" calcext:value-type="float">
            <text:p>236</text:p>
          </table:table-cell>
          <table:table-cell office:value-type="string" calcext:value-type="string">
            <text:p>جُمْهُورِيٌّ</text:p>
          </table:table-cell>
          <table:table-cell/>
          <table:table-cell office:value-type="string" calcext:value-type="string">
            <text:p>جمهر</text:p>
          </table:table-cell>
          <table:table-cell/>
          <table:table-cell office:value-type="string" calcext:value-type="string">
            <text:p>منسوب</text:p>
          </table:table-cell>
          <table:table-cell table:style-name="ce2" office:value-type="string" calcext:value-type="string">
            <text:p>جُمْهُ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مْهُورِيٌّ-جُمْهُورِيٌّ، ةٌ [ج م هـ ر] (مَنْسُوبٌ إِلَى الجُمْهُورِيَّةِ أَوْ إِلَى الجُمْهُورِ). 1."نِظَامٌ جُمْهُورِيٌّ" : نِظَامٌ رِئَاسِيٌّ يُنْتَخَبُ رَئِيسُهُ بِالاقْتِرَاعِ العَامِّ لِفَتْرَةٍ مُعَيَّنَةٍ كَمَا يُحَدِّدُهَا دُسْتُورُ البِلاَدِ. 2."صَدَرَ قَرَارٌ جُمْهُورِيٌّ" : قَرَارٌ مِنْ رِئَاسَةِ الجُمْهُورِيَّةِ.</text:p>
          </table:table-cell>
          <table:table-cell/>
        </table:table-row>
        <table:table-row table:style-name="ro1">
          <table:table-cell office:value-type="float" office:value="237" calcext:value-type="float">
            <text:p>237</text:p>
          </table:table-cell>
          <table:table-cell office:value-type="string" calcext:value-type="string">
            <text:p>جُنْدِيٌّ</text:p>
          </table:table-cell>
          <table:table-cell/>
          <table:table-cell office:value-type="string" calcext:value-type="string">
            <text:p>جند</text:p>
          </table:table-cell>
          <table:table-cell/>
          <table:table-cell office:value-type="string" calcext:value-type="string">
            <text:p>منسوب</text:p>
          </table:table-cell>
          <table:table-cell table:style-name="ce2" office:value-type="string" calcext:value-type="string">
            <text:p>جُنْ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نْدِيٌّ-جُنْدِيٌّ [ج ن د] (مَنْسُوبٌ إِلَى الجُنْدِ). 1.: وَاحِدُ الجُنْدِ لِلْعَسْكَرِ، الجَيْشُ . 2."زَارَ قَبْرَ الجُنْدِيِّ الْمَجْهُولِ" : ضَرِيحُ الجُنْدِيِّ الْمَجْهُولِ الْهُوِيَّةِ الَّذِي مَاتَ فِي سَاحَةِ الشَّرَفِ فِي سَبِيلِ وَطَنِهِ.</text:p>
          </table:table-cell>
          <table:table-cell/>
        </table:table-row>
        <table:table-row table:style-name="ro1">
          <table:table-cell office:value-type="float" office:value="238" calcext:value-type="float">
            <text:p>238</text:p>
          </table:table-cell>
          <table:table-cell office:value-type="string" calcext:value-type="string">
            <text:p>جِنْسِيٌّ</text:p>
          </table:table-cell>
          <table:table-cell/>
          <table:table-cell office:value-type="string" calcext:value-type="string">
            <text:p>جنس</text:p>
          </table:table-cell>
          <table:table-cell/>
          <table:table-cell office:value-type="string" calcext:value-type="string">
            <text:p>منسوب</text:p>
          </table:table-cell>
          <table:table-cell table:style-name="ce2" office:value-type="string" calcext:value-type="string">
            <text:p>جِنْ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نْسِيٌّ-جِنْسِيٌّ، ةٌ [ج ن س] (مَنْسُوبٌ إِلَى الجِنْسِ). 1."الحُبُّ الجِنْسِيُّ" : الحُبُّ القَائِمُ عَلَى مُمَارَسَةِ الجِنْسِ عَكْسَ الْحُبِّ العُذْرِيِّ. "عَلاَقَاتٌ جِنْسِيَّةٌ" . "أَفْلاَمٌ جِنْسِيَّةٌ". 2."الغَرِيزَةُ الجِنْسِيَّةُ" : غَرِيزَةُ الاتِّصَالِ الشَّهْوَانِيّ. 3."الشُّذُوذُ الجِنْسِيُّ" : الْمَيْلُ إِلَى سُلُوكٍ وَمُمَارَسَاتٍ شَهْوَانِيَّةٍ تَخْرُجُ عَنْ نِطَاقِ مَا هُوَ طَبِيعِيٌّ وَمُعْتَادٌ. 4."أَمْرَاضٌ جِنْسِيَّةٌ" : أَمْرَاضٌ نَاتِجَةٌ عَنِ اتِّصَالٍ جِنْسِيٍّ مَعَ طَرَفٍ آخَرَ يَحْمِلُ أَمْرَاضاً.</text:p>
          </table:table-cell>
          <table:table-cell/>
        </table:table-row>
        <table:table-row table:style-name="ro1">
          <table:table-cell office:value-type="float" office:value="239" calcext:value-type="float">
            <text:p>239</text:p>
          </table:table-cell>
          <table:table-cell office:value-type="string" calcext:value-type="string">
            <text:p>جَوِّيٌّ</text:p>
          </table:table-cell>
          <table:table-cell/>
          <table:table-cell office:value-type="string" calcext:value-type="string">
            <text:p>جوو</text:p>
          </table:table-cell>
          <table:table-cell/>
          <table:table-cell office:value-type="string" calcext:value-type="string">
            <text:p>منسوب</text:p>
          </table:table-cell>
          <table:table-cell table:style-name="ce2" office:value-type="string" calcext:value-type="string">
            <text:p>جَوٌّ</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وِّيٌّ-جَوِّيٌّ، ةٌ [ج و و] (مَنْسُوبٌ إِلَى الجَوِّ). 1."دَخَلَ الْمَجَالَ الجَوِّيَّ لِلْبَلَدِ الْمُجَاوِرِ" : مِنْطَقَةُ الفَضَاءِ التَّابِعَةُ لِبَلَدٍ مُعَيَّنٍ. 2."الضَّغْطُ الجَوِّيُّ" : مَا لَهُ عَلاَقَةٌ بِالضَّغْطِ الَّذِي يَحْدُثُ فِي الفَضَاءِ. 3."نَفَّذَ العَدُوُّ غَارَةً جَوِّيَّةً عَلَى مُخَيَّمَاتِ اللاَّجِئِينَ": أَيْ تَنْفِيذُ الغَارَةِ جَوّاً بِوَاسِطَةِ الطَّائِرَاتِ. 4.</text:p>
          </table:table-cell>
          <table:table-cell/>
        </table:table-row>
        <table:table-row table:style-name="ro1">
          <table:table-cell office:value-type="float" office:value="240" calcext:value-type="float">
            <text:p>240</text:p>
          </table:table-cell>
          <table:table-cell office:value-type="string" calcext:value-type="string">
            <text:p>جَوْفِيٌّ</text:p>
          </table:table-cell>
          <table:table-cell/>
          <table:table-cell office:value-type="string" calcext:value-type="string">
            <text:p>جوف</text:p>
          </table:table-cell>
          <table:table-cell/>
          <table:table-cell office:value-type="string" calcext:value-type="string">
            <text:p>منسوب</text:p>
          </table:table-cell>
          <table:table-cell table:style-name="ce2" office:value-type="string" calcext:value-type="string">
            <text:p>جَوْ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وْفِيٌّ-جَوْفِيٌّ، ةٌ [ج و ف] (مَنْسُوبٌ إِلَى الجَوْفِ). "يَعْتَمِدُ أَهْلُ القَبِيلَةِ عَلَى المِيَاهِ الجَوْفِيَّةِ" : المِيَاهُ الَّتِي تُوجَدُ فِي دَاخِلِ الأَرْضِ.</text:p>
          </table:table-cell>
          <table:table-cell/>
        </table:table-row>
        <table:table-row table:style-name="ro1">
          <table:table-cell office:value-type="float" office:value="241" calcext:value-type="float">
            <text:p>241</text:p>
          </table:table-cell>
          <table:table-cell office:value-type="string" calcext:value-type="string">
            <text:p>جَوْهَرِيٌّ</text:p>
          </table:table-cell>
          <table:table-cell/>
          <table:table-cell office:value-type="string" calcext:value-type="string">
            <text:p>جوهري</text:p>
          </table:table-cell>
          <table:table-cell/>
          <table:table-cell office:value-type="string" calcext:value-type="string">
            <text:p>منسوب</text:p>
          </table:table-cell>
          <table:table-cell table:style-name="ce2" office:value-type="string" calcext:value-type="string">
            <text:p>جَوْهَ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وْهَرِيٌّ-جَوْهَرِيٌّ (مَنْسُوبٌ إِلَى الجَوْهَرِ). 1."كَانَ الجَوْهَرِيَّ الوَحِيدَ فِي سُوقِ الذَّهَبِ" : بَائِعُ الجَوْهَرِ وَصانِعُهُ. 2."تَرَكَ مَا هُوَ جَوْهَرِيٌّ، فيِ الْمَوْضُوعِ وَاكْتَفَى بِمَا هُوَ عَرَضِيٌّ" : الأَسَاسِيُّ، الضَّرُورِيُّ.</text:p>
          </table:table-cell>
          <table:table-cell/>
        </table:table-row>
        <table:table-row table:style-name="ro1">
          <table:table-cell office:value-type="float" office:value="242" calcext:value-type="float">
            <text:p>242</text:p>
          </table:table-cell>
          <table:table-cell office:value-type="string" calcext:value-type="string">
            <text:p>حالِيٌّ</text:p>
          </table:table-cell>
          <table:table-cell/>
          <table:table-cell office:value-type="string" calcext:value-type="string">
            <text:p>حول</text:p>
          </table:table-cell>
          <table:table-cell/>
          <table:table-cell office:value-type="string" calcext:value-type="string">
            <text:p>منسوب</text:p>
          </table:table-cell>
          <table:table-cell table:style-name="ce2" office:value-type="string" calcext:value-type="string">
            <text:p>حَ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الِيٌّ-حالِيٌّ، الحالِيُّ [ح ول] (منسوب إلى الحَالِ). "حالِيّاً أَصْبَحَتِ الأُمورُ جاهِزَةً" : في الوَقْتِ الحاضِرِ.</text:p>
          </table:table-cell>
          <table:table-cell/>
        </table:table-row>
        <table:table-row table:style-name="ro1">
          <table:table-cell office:value-type="float" office:value="243" calcext:value-type="float">
            <text:p>243</text:p>
          </table:table-cell>
          <table:table-cell office:value-type="string" calcext:value-type="string">
            <text:p>حَبَشِيٌّ</text:p>
          </table:table-cell>
          <table:table-cell/>
          <table:table-cell office:value-type="string" calcext:value-type="string">
            <text:p>حبشي</text:p>
          </table:table-cell>
          <table:table-cell/>
          <table:table-cell office:value-type="string" calcext:value-type="string">
            <text:p>منسوب</text:p>
          </table:table-cell>
          <table:table-cell table:style-name="ce2" office:value-type="string" calcext:value-type="string">
            <text:p>حَبَشٌ</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سوبٌ إلى الحَبَش.</text:p>
          </table:table-cell>
          <table:table-cell/>
        </table:table-row>
        <table:table-row table:style-name="ro1">
          <table:table-cell office:value-type="float" office:value="244" calcext:value-type="float">
            <text:p>244</text:p>
          </table:table-cell>
          <table:table-cell office:value-type="string" calcext:value-type="string">
            <text:p>حَتْمِيُّ</text:p>
          </table:table-cell>
          <table:table-cell/>
          <table:table-cell office:value-type="string" calcext:value-type="string">
            <text:p>حتم</text:p>
          </table:table-cell>
          <table:table-cell/>
          <table:table-cell office:value-type="string" calcext:value-type="string">
            <text:p>منسوب</text:p>
          </table:table-cell>
          <table:table-cell table:style-name="ce2" office:value-type="string" calcext:value-type="string">
            <text:p>حَتْ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تْمِيُّ-حَتْمِيُّ، ةٌ [ح ت م] (مَنْسوبٌ إلى الحَتْمِ). "أَمْرٌ حَتْمِيٌّ": لاَ مَفَرَّ مِنْهُ، ضَرورِيٌّ. "حَتْمِيّاً" "نَتيجَةٌ حَتْمِيَّةٌ".</text:p>
          </table:table-cell>
          <table:table-cell/>
        </table:table-row>
        <table:table-row table:style-name="ro1">
          <table:table-cell office:value-type="float" office:value="245" calcext:value-type="float">
            <text:p>245</text:p>
          </table:table-cell>
          <table:table-cell office:value-type="string" calcext:value-type="string">
            <text:p>حَجَرِيٌّ</text:p>
          </table:table-cell>
          <table:table-cell/>
          <table:table-cell office:value-type="string" calcext:value-type="string">
            <text:p>حجر</text:p>
          </table:table-cell>
          <table:table-cell/>
          <table:table-cell office:value-type="string" calcext:value-type="string">
            <text:p>منسوب</text:p>
          </table:table-cell>
          <table:table-cell table:style-name="ce2" office:value-type="string" calcext:value-type="string">
            <text:p>حَجَ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جَرِيٌّ-حَجَرِيٌّ، ةٌ [ح ج ر] (مَنْسوبٌ إلى الحَجَرِ). "أَدَواتٌ تَعودُ إلى العَصْرِ الحَجَرِيِّ" : إلى الزَّمانِ الَّذِي كانَ يَسْتَعْمِلُ فيهِ الإِنْسانُ الأَدَواتِ الَّتِي يَصْنَعُها مِنَ الحَجَرِ.</text:p>
          </table:table-cell>
          <table:table-cell/>
        </table:table-row>
        <table:table-row table:style-name="ro1">
          <table:table-cell office:value-type="float" office:value="246" calcext:value-type="float">
            <text:p>246</text:p>
          </table:table-cell>
          <table:table-cell office:value-type="string" calcext:value-type="string">
            <text:p>حَدْسِيٌّ</text:p>
          </table:table-cell>
          <table:table-cell/>
          <table:table-cell office:value-type="string" calcext:value-type="string">
            <text:p>حدس</text:p>
          </table:table-cell>
          <table:table-cell/>
          <table:table-cell office:value-type="string" calcext:value-type="string">
            <text:p>منسوب</text:p>
          </table:table-cell>
          <table:table-cell table:style-name="ce2" office:value-type="string" calcext:value-type="string">
            <text:p>حَدْ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دْسِيٌّ-حَدْسِيٌّ [ح د س] (مَنْسوبٌ إِلى الحَدْسِ). "فَهْمٌ حَدْسِيٌّ" : فَهْمٌ جاءَ نَتيجَةَ شُعورٍ داخِلِيٍّ أَوْ تَنَبُّؤٍ غَريزِيٍّ.</text:p>
          </table:table-cell>
          <table:table-cell/>
        </table:table-row>
        <table:table-row table:style-name="ro1">
          <table:table-cell office:value-type="float" office:value="247" calcext:value-type="float">
            <text:p>247</text:p>
          </table:table-cell>
          <table:table-cell office:value-type="string" calcext:value-type="string">
            <text:p>حَديدِيٌّ</text:p>
          </table:table-cell>
          <table:table-cell/>
          <table:table-cell office:value-type="string" calcext:value-type="string">
            <text:p>حدد</text:p>
          </table:table-cell>
          <table:table-cell/>
          <table:table-cell office:value-type="string" calcext:value-type="string">
            <text:p>منسوب</text:p>
          </table:table-cell>
          <table:table-cell table:style-name="ce2" office:value-type="string" calcext:value-type="string">
            <text:p>حَدي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ديدِيٌّ-حَديدِيٌّ، ةٌ [ح د د] (مَنْسوبٌ إلى الحَديدِ). "رَجُلٌ حدِيدِيٌّ" : رَجُلٌ صَلْبٌ لَهُ إِرادَةٌ قَوِيَّةٌ.</text:p>
          </table:table-cell>
          <table:table-cell/>
        </table:table-row>
        <table:table-row table:style-name="ro1">
          <table:table-cell office:value-type="float" office:value="248" calcext:value-type="float">
            <text:p>248</text:p>
          </table:table-cell>
          <table:table-cell office:value-type="string" calcext:value-type="string">
            <text:p>حَرْفِيٌّ</text:p>
          </table:table-cell>
          <table:table-cell/>
          <table:table-cell office:value-type="string" calcext:value-type="string">
            <text:p>حرف</text:p>
          </table:table-cell>
          <table:table-cell/>
          <table:table-cell office:value-type="string" calcext:value-type="string">
            <text:p>منسوب</text:p>
          </table:table-cell>
          <table:table-cell table:style-name="ce2" office:value-type="string" calcext:value-type="string">
            <text:p>حَرْ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حَرْفِيٌّ-حَرْفِيٌّ، ةٌ [ح ر ف] (مَنْسوبٌ إلى الحَرْفِ). 1."اِلْتَزَمَ بالاتِّفاقِيَّةِ حَرْفِيّاً" : أَيْ بِكُلِّ ما فيها. 2."تَرْجَمَ نَصّاً إلى</text:p>
          </table:table-cell>
          <table:table-cell/>
        </table:table-row>
        <table:table-row table:style-name="ro1">
          <table:table-cell office:value-type="float" office:value="249" calcext:value-type="float">
            <text:p>249</text:p>
          </table:table-cell>
          <table:table-cell office:value-type="string" calcext:value-type="string">
            <text:p>حَرِيرِيٌّ</text:p>
          </table:table-cell>
          <table:table-cell/>
          <table:table-cell office:value-type="string" calcext:value-type="string">
            <text:p>حرر</text:p>
          </table:table-cell>
          <table:table-cell/>
          <table:table-cell office:value-type="string" calcext:value-type="string">
            <text:p>منسوب</text:p>
          </table:table-cell>
          <table:table-cell table:style-name="ce2" office:value-type="string" calcext:value-type="string">
            <text:p>حَرِي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رِيرِيٌّ-حَرِيرِيٌّ، ةٌ [ح ر ر] (مَنْسُوبٌ إلَى الحَرِير). 1."تَمْلِكُ فَسَاتِينَ حَرِيرِيَّةً" : فَسَاتِينَ مَصْنُوعَةً مِنَ الحَرِيرِ. 2. "اِشْتَرَتْ مَنْسُوجَاتٍ حَرِيرِيَّةً مِنَ الحَرِيرِيِّ" : مِنْ بَائِعِ الحَرِيرِ وَصَانِعِهِ.</text:p>
          </table:table-cell>
          <table:table-cell/>
        </table:table-row>
        <table:table-row table:style-name="ro1">
          <table:table-cell office:value-type="float" office:value="250" calcext:value-type="float">
            <text:p>250</text:p>
          </table:table-cell>
          <table:table-cell office:value-type="string" calcext:value-type="string">
            <text:p>حِزْبِيٌّ</text:p>
          </table:table-cell>
          <table:table-cell/>
          <table:table-cell office:value-type="string" calcext:value-type="string">
            <text:p>حزب</text:p>
          </table:table-cell>
          <table:table-cell/>
          <table:table-cell office:value-type="string" calcext:value-type="string">
            <text:p>منسوب</text:p>
          </table:table-cell>
          <table:table-cell table:style-name="ce2" office:value-type="string" calcext:value-type="string">
            <text:p>حِزْ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زْبِيٌّ-حِزْبِيٌّ، ةٌ [ح ز ب] (مَنْسُوبٌ إلَى الحِزْبِ). 1."هُوَ حِزْبِيٌّ" : الْمُنْتَمِي إلَى حِزْبٍ وَالْمُتَشَيِّعُ لَهُ، التَّابعُ لَهُ. 2."نَشَأ نِزَاعٌ حِزْبِيٌّ" : نِزَاعٌ حَوْلَ قَضَايَا الحِزْبِ. 3."تُحَرِّكُهُ رُوحٌ حِزْبيَّةٌ" : رُوحُ التَّحَزُّبِ وَالتَّشَيُّعِ. 4."تَنَاوَلُوا قَضَايَا حِزْبِيَّةً": قَضَايَا الحِزْبِ الدَّاخِلِيَّةُ وَكُلُّ مَا لَهُ عَلاَقَةٌ بِذَلِكَ.</text:p>
          </table:table-cell>
          <table:table-cell/>
        </table:table-row>
        <table:table-row table:style-name="ro1">
          <table:table-cell office:value-type="float" office:value="251" calcext:value-type="float">
            <text:p>251</text:p>
          </table:table-cell>
          <table:table-cell office:value-type="string" calcext:value-type="string">
            <text:p>حِسِّيٌّ</text:p>
          </table:table-cell>
          <table:table-cell/>
          <table:table-cell office:value-type="string" calcext:value-type="string">
            <text:p>حسس</text:p>
          </table:table-cell>
          <table:table-cell/>
          <table:table-cell office:value-type="string" calcext:value-type="string">
            <text:p>منسوب</text:p>
          </table:table-cell>
          <table:table-cell table:style-name="ce2" office:value-type="string" calcext:value-type="string">
            <text:p>حِ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سِّيٌّ-حِسِّيٌّ، ةٌ [ح س س] (منسُوبٌ إلَى الحِسِّ).: كُلُّ مَا يُدْرَكُ بِإِحْدَى الحَوَاسِّ الخَمْسِ.</text:p>
          </table:table-cell>
          <table:table-cell/>
        </table:table-row>
        <table:table-row table:style-name="ro1">
          <table:table-cell office:value-type="float" office:value="252" calcext:value-type="float">
            <text:p>252</text:p>
          </table:table-cell>
          <table:table-cell office:value-type="string" calcext:value-type="string">
            <text:p>حَضَرِيٌّ</text:p>
          </table:table-cell>
          <table:table-cell/>
          <table:table-cell office:value-type="string" calcext:value-type="string">
            <text:p>حضر</text:p>
          </table:table-cell>
          <table:table-cell/>
          <table:table-cell office:value-type="string" calcext:value-type="string">
            <text:p>منسوب</text:p>
          </table:table-cell>
          <table:table-cell table:style-name="ce2" office:value-type="string" calcext:value-type="string">
            <text:p>حَضَ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ضَرِيٌّ-حَضَرِيٌّ [ح ض ر] (مَنْسُوبٌ إلَى الحَضَرِ).: سَاكِنُ الحَضَرِ.</text:p>
          </table:table-cell>
          <table:table-cell/>
        </table:table-row>
        <table:table-row table:style-name="ro1">
          <table:table-cell office:value-type="float" office:value="253" calcext:value-type="float">
            <text:p>253</text:p>
          </table:table-cell>
          <table:table-cell office:value-type="string" calcext:value-type="string">
            <text:p>حُضُورِيٌّ</text:p>
          </table:table-cell>
          <table:table-cell/>
          <table:table-cell office:value-type="string" calcext:value-type="string">
            <text:p>حضر</text:p>
          </table:table-cell>
          <table:table-cell/>
          <table:table-cell office:value-type="string" calcext:value-type="string">
            <text:p>منسوب</text:p>
          </table:table-cell>
          <table:table-cell table:style-name="ce2" office:value-type="string" calcext:value-type="string">
            <text:p>حُضُ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ضُورِيٌّ-حُضُورِيٌّ [ح ض ر] (مَنْسُوبٌ إلَى الحُضُورِ). "حُوكِمَ الْمُتَّهَمُ حُضُورِيّاً" : أيْ كَانَ حَاضِراً، عَكْس الحُكْمِ الغِيَابِيِّ.</text:p>
          </table:table-cell>
          <table:table-cell/>
        </table:table-row>
        <table:table-row table:style-name="ro1">
          <table:table-cell office:value-type="float" office:value="254" calcext:value-type="float">
            <text:p>254</text:p>
          </table:table-cell>
          <table:table-cell office:value-type="string" calcext:value-type="string">
            <text:p>حُقُوقِيٌّ</text:p>
          </table:table-cell>
          <table:table-cell/>
          <table:table-cell office:value-type="string" calcext:value-type="string">
            <text:p>حقق</text:p>
          </table:table-cell>
          <table:table-cell/>
          <table:table-cell office:value-type="string" calcext:value-type="string">
            <text:p>منسوب</text:p>
          </table:table-cell>
          <table:table-cell table:style-name="ce2" office:value-type="string" calcext:value-type="string">
            <text:p>حُقُو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قُوقِيٌّ-حُقُوقِيٌّ، ةٌ [ح ق ق] (مَنْسوبٌ إلَى الحُقُوقِ).</text:p>
          </table:table-cell>
          <table:table-cell/>
        </table:table-row>
        <table:table-row table:style-name="ro1">
          <table:table-cell office:value-type="float" office:value="255" calcext:value-type="float">
            <text:p>255</text:p>
          </table:table-cell>
          <table:table-cell office:value-type="string" calcext:value-type="string">
            <text:p>حَقِيقِيٌّ</text:p>
          </table:table-cell>
          <table:table-cell/>
          <table:table-cell office:value-type="string" calcext:value-type="string">
            <text:p>حقق</text:p>
          </table:table-cell>
          <table:table-cell/>
          <table:table-cell office:value-type="string" calcext:value-type="string">
            <text:p>منسوب</text:p>
          </table:table-cell>
          <table:table-cell table:style-name="ce2" office:value-type="string" calcext:value-type="string">
            <text:p>حَقِيقَ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قِيقِيٌّ-حَقِيقِيٌّ، ةٌ [ح ق ق] (مَنْسوبٌ إِلَى الحَقِيقَةِ). 1. "أمْرٌ حَقِيقِيٌّ" : ثَابِتٌ، صَحِيحٌ. 2. "رَوَى وَاقِعَةً حَقِيقِيَّةً" : الوَاقِعَةُ كَمَا حَدَثَتْ فِعْلاً لاَ خَيَالاً. 3. "الْمَعْنَى الحَقِيقِيُّ لِلْكَلِمَةِ" : مَعْنَاهَا الأَصْلِيُّ الَّذِي لاَ يَتَضَمَّنُ مَجَازاً وَلاَ كِنَايَةً.</text:p>
          </table:table-cell>
          <table:table-cell/>
        </table:table-row>
        <table:table-row table:style-name="ro1">
          <table:table-cell office:value-type="float" office:value="256" calcext:value-type="float">
            <text:p>256</text:p>
          </table:table-cell>
          <table:table-cell office:value-type="string" calcext:value-type="string">
            <text:p>حُكُومِيٌّ</text:p>
          </table:table-cell>
          <table:table-cell/>
          <table:table-cell office:value-type="string" calcext:value-type="string">
            <text:p>حكم</text:p>
          </table:table-cell>
          <table:table-cell/>
          <table:table-cell office:value-type="string" calcext:value-type="string">
            <text:p>منسوب</text:p>
          </table:table-cell>
          <table:table-cell table:style-name="ce2" office:value-type="string" calcext:value-type="string">
            <text:p>حُكُومَ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كُومِيٌّ-حُكُومِيٌّ، ةٌ [ح ك م] (منسُوبٌ إلَى الحُكُومَةِ). "اِنْعَقَدَ اجْتِمَاعٌ حُكُومِيٌّ تَحْتَ رِئَاسَةِ رَئِيسِ الحُكُومَةِ" : اِجْتِماعُ وُزَرَاءِ الحُكُومَةِ. "مَرَاسِيمُ حُكُوِميَّةٌ".</text:p>
          </table:table-cell>
          <table:table-cell/>
        </table:table-row>
        <table:table-row table:style-name="ro1">
          <table:table-cell office:value-type="float" office:value="257" calcext:value-type="float">
            <text:p>257</text:p>
          </table:table-cell>
          <table:table-cell office:value-type="string" calcext:value-type="string">
            <text:p>حَلَزُونِيٌّ</text:p>
          </table:table-cell>
          <table:table-cell/>
          <table:table-cell office:value-type="string" calcext:value-type="string">
            <text:p>حلزوني</text:p>
          </table:table-cell>
          <table:table-cell/>
          <table:table-cell office:value-type="string" calcext:value-type="string">
            <text:p>منسوب</text:p>
          </table:table-cell>
          <table:table-cell table:style-name="ce2" office:value-type="string" calcext:value-type="string">
            <text:p>حَلَزُو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لَزُونِيٌّ-حَلَزُونِيٌّ، ةٌ (مَنْسُوبٌ إلَى الحَلَزُونِ). 1. "دَرَجٌ حَلَزُونِيٌّ": عَلَى شَكْلِ حَلَزُونٍ، دَائِرِيٌّ، لَوْلَبِيٌّ. "سُلَّمٌ حَلَزُونِيٌّ". 2. "خُطُوطٌ حَلَزُونِيَّةٌ" : عَلَى هَيْئَةِ حَلَزُونٍ.</text:p>
          </table:table-cell>
          <table:table-cell/>
        </table:table-row>
        <table:table-row table:style-name="ro1">
          <table:table-cell office:value-type="float" office:value="258" calcext:value-type="float">
            <text:p>258</text:p>
          </table:table-cell>
          <table:table-cell office:value-type="string" calcext:value-type="string">
            <text:p>حَلْقِيٌّ</text:p>
          </table:table-cell>
          <table:table-cell/>
          <table:table-cell office:value-type="string" calcext:value-type="string">
            <text:p>حلق</text:p>
          </table:table-cell>
          <table:table-cell/>
          <table:table-cell office:value-type="string" calcext:value-type="string">
            <text:p>منسوب</text:p>
          </table:table-cell>
          <table:table-cell table:style-name="ce2" office:value-type="string" calcext:value-type="string">
            <text:p>حَلْ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لْقِيٌّ-حَلْقِيٌّ، ةٌ [ح ل ق] (منسوب إلَى الحَلْقِ). الأحْرُفُ الحَلْقِيَّةُ هِيَ : ع. ح.</text:p>
          </table:table-cell>
          <table:table-cell/>
        </table:table-row>
        <table:table-row table:style-name="ro1">
          <table:table-cell office:value-type="float" office:value="259" calcext:value-type="float">
            <text:p>259</text:p>
          </table:table-cell>
          <table:table-cell office:value-type="string" calcext:value-type="string">
            <text:p>حَمْضِيٌّ</text:p>
          </table:table-cell>
          <table:table-cell/>
          <table:table-cell office:value-type="string" calcext:value-type="string">
            <text:p>حمض</text:p>
          </table:table-cell>
          <table:table-cell/>
          <table:table-cell office:value-type="string" calcext:value-type="string">
            <text:p>منسوب</text:p>
          </table:table-cell>
          <table:table-cell table:style-name="ce2" office:value-type="string" calcext:value-type="string">
            <text:p>حَمْضٌ</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مْضِيٌّ-حَمْضِيٌّ، ةٌ [ح م ض] (منْسُوبٌ إلَى الحَمْضِ). 1."أرْضُ حَمْضِيَّةٌ" : كَثِيرةُ الحَمْضِ. 2. "مَعِدَةٌ حَمْضِيَّةٌ": خِلافُ القَلْوِيَّةُ.</text:p>
          </table:table-cell>
          <table:table-cell/>
        </table:table-row>
        <table:table-row table:style-name="ro1">
          <table:table-cell office:value-type="float" office:value="260" calcext:value-type="float">
            <text:p>260</text:p>
          </table:table-cell>
          <table:table-cell office:value-type="string" calcext:value-type="string">
            <text:p>حِنْطِيٌّ</text:p>
          </table:table-cell>
          <table:table-cell/>
          <table:table-cell office:value-type="string" calcext:value-type="string">
            <text:p>حنطي</text:p>
          </table:table-cell>
          <table:table-cell/>
          <table:table-cell office:value-type="string" calcext:value-type="string">
            <text:p>منسوب</text:p>
          </table:table-cell>
          <table:table-cell table:style-name="ce2" office:value-type="string" calcext:value-type="string">
            <text:p>حِنْطَ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نْطِيٌّ-حِنْطِيٌّ، ةٌ (مَنْسُوبٌ إلَى الحِنْطَةِ). "حِنْطِيُّ اللَّوْنِ" : ضَارِبٌ إلَى سُمْرَةِ الحِنْطَةِ.</text:p>
          </table:table-cell>
          <table:table-cell/>
        </table:table-row>
        <table:table-row table:style-name="ro1">
          <table:table-cell office:value-type="float" office:value="261" calcext:value-type="float">
            <text:p>261</text:p>
          </table:table-cell>
          <table:table-cell office:value-type="string" calcext:value-type="string">
            <text:p>حَنَكِيٌّ</text:p>
          </table:table-cell>
          <table:table-cell/>
          <table:table-cell office:value-type="string" calcext:value-type="string">
            <text:p>حنك</text:p>
          </table:table-cell>
          <table:table-cell/>
          <table:table-cell office:value-type="string" calcext:value-type="string">
            <text:p>منسوب</text:p>
          </table:table-cell>
          <table:table-cell table:style-name="ce2" office:value-type="string" calcext:value-type="string">
            <text:p>حَنَ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نَكِيٌّ-حَنَكِيٌّ، ةٌ [ح ن ك] (مَنْسُوبٌ إلَى الحَنَكِ). 1."عِظَامٌ حَنَكِيَّةٌ" : عِظَامُ الحَنَكِ. 2. "حُرُوفٌ حَنَكِيَّةٌ" : حُرُوفُ الحَنَكِ، وهِيَ الشين والجيم والياء.</text:p>
          </table:table-cell>
          <table:table-cell/>
        </table:table-row>
        <table:table-row table:style-name="ro1">
          <table:table-cell office:value-type="float" office:value="262" calcext:value-type="float">
            <text:p>262</text:p>
          </table:table-cell>
          <table:table-cell office:value-type="string" calcext:value-type="string">
            <text:p>حَيَوِيٌّ</text:p>
          </table:table-cell>
          <table:table-cell/>
          <table:table-cell office:value-type="string" calcext:value-type="string">
            <text:p>حيي</text:p>
          </table:table-cell>
          <table:table-cell/>
          <table:table-cell office:value-type="string" calcext:value-type="string">
            <text:p>منسوب</text:p>
          </table:table-cell>
          <table:table-cell table:style-name="ce2" office:value-type="string" calcext:value-type="string">
            <text:p>حَيٌّ</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يَوِيٌّ-حَيَوِيٌّ، ةٌ [ح ي ي] (مَنْسُوبٌ إلَى الحَيِّ). 1. "إنَّهُ أمْرٌ حَيَوِيٌّ" : ضَرُورِيٌّ لِلْعَيْشِ. 2. "إنَّهُ الْمَجَالُ الح</text:p>
          </table:table-cell>
          <table:table-cell/>
        </table:table-row>
        <table:table-row table:style-name="ro1">
          <table:table-cell office:value-type="float" office:value="263" calcext:value-type="float">
            <text:p>263</text:p>
          </table:table-cell>
          <table:table-cell office:value-type="string" calcext:value-type="string">
            <text:p>حَيَوَانِيٌّ</text:p>
          </table:table-cell>
          <table:table-cell/>
          <table:table-cell office:value-type="string" calcext:value-type="string">
            <text:p>حيي</text:p>
          </table:table-cell>
          <table:table-cell/>
          <table:table-cell office:value-type="string" calcext:value-type="string">
            <text:p>منسوب</text:p>
          </table:table-cell>
          <table:table-cell table:style-name="ce2" office:value-type="string" calcext:value-type="string">
            <text:p>حَيَوَ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يَوَانِيٌّ-حَيَوَانِيٌّ، ةٌ [ح ي ي] (مَنْسُوبٌ إلَى الحَيَوَانِ). 1."الْمَمْلَكَةُ الحَيَوانِيَّةُ" : أَحَدُ الأَقْسَامِ الكُبْرَى لِلْكَائِنَاتِ الموْجُودَةِ فِي الطَّبِيعَةِ، أيِ الحَيَوَانُ وَالنَّبَاتُ وَالجَمَادُ. 2. "أَعْمَالٌ حَيَوَانِيَّةٌ" : أعْمَالٌ تَتَّصِفُ بِصِفَاتِ الحَيَوَانِ.</text:p>
          </table:table-cell>
          <table:table-cell/>
        </table:table-row>
        <table:table-row table:style-name="ro1">
          <table:table-cell office:value-type="float" office:value="264" calcext:value-type="float">
            <text:p>264</text:p>
          </table:table-cell>
          <table:table-cell office:value-type="string" calcext:value-type="string">
            <text:p>خَارِجِيٌّ</text:p>
          </table:table-cell>
          <table:table-cell/>
          <table:table-cell office:value-type="string" calcext:value-type="string">
            <text:p>خرج</text:p>
          </table:table-cell>
          <table:table-cell/>
          <table:table-cell office:value-type="string" calcext:value-type="string">
            <text:p>منسوب</text:p>
          </table:table-cell>
          <table:table-cell table:style-name="ce2" office:value-type="string" calcext:value-type="string">
            <text:p>خَارِ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ارِجِيٌّ-خَارِجِيٌّ، ةٌ [خ ر ج] (مَنْسُوبٌ إِلَى الْخَارِجِ). 1. "رَجُلٌ خَارِجِيٌّ" : مَنْ كَانَ عَلَى مَذْهَبِ الْخَوَارِجِ، مَنْ يَخْرُجُ عَنْ سُلْطَةِ الأمِيرِ أوِ الْجَم</text:p>
          </table:table-cell>
          <table:table-cell/>
        </table:table-row>
        <table:table-row table:style-name="ro1">
          <table:table-cell office:value-type="float" office:value="265" calcext:value-type="float">
            <text:p>265</text:p>
          </table:table-cell>
          <table:table-cell office:value-type="string" calcext:value-type="string">
            <text:p>خِتَامِيٌّ</text:p>
          </table:table-cell>
          <table:table-cell/>
          <table:table-cell office:value-type="string" calcext:value-type="string">
            <text:p>ختم</text:p>
          </table:table-cell>
          <table:table-cell/>
          <table:table-cell office:value-type="string" calcext:value-type="string">
            <text:p>منسوب</text:p>
          </table:table-cell>
          <table:table-cell table:style-name="ce2" office:value-type="string" calcext:value-type="string">
            <text:p>خِتَ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تَامِيٌّ-خِتَامِيٌّ، ةٌ [خ ت م] (مَنْسُوبٌ إِلى الخِتَامِ)." ألْقَى الكَلِمَةَ الْخِتَامِيَّةَ رَئِيسُ الْجَمْعِيَّةِ" : آخِرُ كَلِمَةٍ فِي نَدْوَةٍ أوْ حَفْلٍ.</text:p>
          </table:table-cell>
          <table:table-cell/>
        </table:table-row>
        <table:table-row table:style-name="ro1">
          <table:table-cell office:value-type="float" office:value="266" calcext:value-type="float">
            <text:p>266</text:p>
          </table:table-cell>
          <table:table-cell office:value-type="string" calcext:value-type="string">
            <text:p>خَزَفِيٌّ</text:p>
          </table:table-cell>
          <table:table-cell/>
          <table:table-cell office:value-type="string" calcext:value-type="string">
            <text:p>خزف</text:p>
          </table:table-cell>
          <table:table-cell/>
          <table:table-cell office:value-type="string" calcext:value-type="string">
            <text:p>منسوب</text:p>
          </table:table-cell>
          <table:table-cell table:style-name="ce2" office:value-type="string" calcext:value-type="string">
            <text:p>خَزَ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زَفِيٌّ-خَزَفِيٌّ، ةٌ [خ ز ف] (مَنْسُوبٌ إِلَى الخَزَفِ). 1."يَبِيعُ الأَوَانِيَ ا</text:p>
          </table:table-cell>
          <table:table-cell/>
        </table:table-row>
        <table:table-row table:style-name="ro1">
          <table:table-cell office:value-type="float" office:value="267" calcext:value-type="float">
            <text:p>267</text:p>
          </table:table-cell>
          <table:table-cell office:value-type="string" calcext:value-type="string">
            <text:p>خَشَبِيٌّ</text:p>
          </table:table-cell>
          <table:table-cell/>
          <table:table-cell office:value-type="string" calcext:value-type="string">
            <text:p>خشب</text:p>
          </table:table-cell>
          <table:table-cell/>
          <table:table-cell office:value-type="string" calcext:value-type="string">
            <text:p>منسوب</text:p>
          </table:table-cell>
          <table:table-cell table:style-name="ce2" office:value-type="string" calcext:value-type="string">
            <text:p>خَشَ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شَبِيٌّ-خَشَبِيٌّ، ةٌ [خ ش ب] (مَنْسُوبٌ إِلَى الْخَشَبِ). "اِمْتَطَى الْوَلَدُ فَرَسًا خَشَبِيًّا" : فَرَساً مِنْ خَشَبٍ.</text:p>
          </table:table-cell>
          <table:table-cell/>
        </table:table-row>
        <table:table-row table:style-name="ro1">
          <table:table-cell office:value-type="float" office:value="268" calcext:value-type="float">
            <text:p>268</text:p>
          </table:table-cell>
          <table:table-cell office:value-type="string" calcext:value-type="string">
            <text:p>خُصُوصِيٌّ</text:p>
          </table:table-cell>
          <table:table-cell/>
          <table:table-cell office:value-type="string" calcext:value-type="string">
            <text:p>خصص</text:p>
          </table:table-cell>
          <table:table-cell/>
          <table:table-cell office:value-type="string" calcext:value-type="string">
            <text:p>منسوب</text:p>
          </table:table-cell>
          <table:table-cell table:style-name="ce2" office:value-type="string" calcext:value-type="string">
            <text:p>خُصُوصٌ</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صُوصِيٌّ-خُصُوصِيٌّ، ةٌ [خ ص ص] (مَنْسُوبٌ إِلى الْخُصُوصِ). "دَرْسٌ خُصُوصِيٌّ" : خَاصٌّ. "سَيَّارَةٌ خُصُوصِيَّةٌ".</text:p>
          </table:table-cell>
          <table:table-cell/>
        </table:table-row>
        <table:table-row table:style-name="ro1">
          <table:table-cell office:value-type="float" office:value="269" calcext:value-type="float">
            <text:p>269</text:p>
          </table:table-cell>
          <table:table-cell office:value-type="string" calcext:value-type="string">
            <text:p>خَلْفِيٌّ</text:p>
          </table:table-cell>
          <table:table-cell/>
          <table:table-cell office:value-type="string" calcext:value-type="string">
            <text:p>خلف</text:p>
          </table:table-cell>
          <table:table-cell/>
          <table:table-cell office:value-type="string" calcext:value-type="string">
            <text:p>منسوب</text:p>
          </table:table-cell>
          <table:table-cell table:style-name="ce2" office:value-type="string" calcext:value-type="string">
            <text:p>خَلْ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لْفِيٌّ-خَلْفِيٌّ، ةٌ [خ ل ف] (مَنْسُوبٌ إِلَى الخَلْفِ). "خَرَجَ مِنَ البَابِ الخَلْفِيِّ" : بَابٌ ثَانَوِيٌّ وَرَاءَ البَيْتِ.</text:p>
          </table:table-cell>
          <table:table-cell/>
        </table:table-row>
        <table:table-row table:style-name="ro1">
          <table:table-cell office:value-type="float" office:value="270" calcext:value-type="float">
            <text:p>270</text:p>
          </table:table-cell>
          <table:table-cell office:value-type="string" calcext:value-type="string">
            <text:p>خُلُقِيٌّ</text:p>
          </table:table-cell>
          <table:table-cell/>
          <table:table-cell office:value-type="string" calcext:value-type="string">
            <text:p>خلق</text:p>
          </table:table-cell>
          <table:table-cell/>
          <table:table-cell office:value-type="string" calcext:value-type="string">
            <text:p>منسوب</text:p>
          </table:table-cell>
          <table:table-cell table:style-name="ce2" office:value-type="string" calcext:value-type="string">
            <text:p>خُلُ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لُقِيٌّ-خُلُقِيٌّ، ةٌ [خ ل ق] (مَنْسُوبٌ إِلى الخُلُقِ). "يَمْتَازُ بِصِفَاتِهِ الخُلُقِيَّةُ" : الصِّفَاتُ ذَاتُ الْمَسْلَكِ الْحَسَنِ.</text:p>
          </table:table-cell>
          <table:table-cell/>
        </table:table-row>
        <table:table-row table:style-name="ro1">
          <table:table-cell office:value-type="float" office:value="271" calcext:value-type="float">
            <text:p>271</text:p>
          </table:table-cell>
          <table:table-cell office:value-type="string" calcext:value-type="string">
            <text:p>خَمْرِيٌّ</text:p>
          </table:table-cell>
          <table:table-cell/>
          <table:table-cell office:value-type="string" calcext:value-type="string">
            <text:p>خمر</text:p>
          </table:table-cell>
          <table:table-cell/>
          <table:table-cell office:value-type="string" calcext:value-type="string">
            <text:p>منسوب</text:p>
          </table:table-cell>
          <table:table-cell table:style-name="ce2" office:value-type="string" calcext:value-type="string">
            <text:p>خَمْ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مْرِيٌّ-خَمْرِيٌّ، ةٌ [خ م ر] (مَنْسُوبٌ إِلى الخَمْرِ). 1. "هُوَ خَمْرِيُّ اللَّوْنِ" : يَمِيلُ لَوْنُهُ إِلى الأَسْوَدِ الضَّارِبِ إِلى الْحُمْرَةِ. 2. "شِعْرٌ خَمْرِيٌّ" : شِعْرٌ يَدُورُ حَوْلَ الخَمْرِ وَالغَزَلِ. "أَلْوَانٌ خَمْرِيَّةٌ".</text:p>
          </table:table-cell>
          <table:table-cell/>
        </table:table-row>
        <table:table-row table:style-name="ro1">
          <table:table-cell office:value-type="float" office:value="272" calcext:value-type="float">
            <text:p>272</text:p>
          </table:table-cell>
          <table:table-cell office:value-type="string" calcext:value-type="string">
            <text:p>خمُاَسِيٌّ</text:p>
          </table:table-cell>
          <table:table-cell/>
          <table:table-cell office:value-type="string" calcext:value-type="string">
            <text:p>خمس</text:p>
          </table:table-cell>
          <table:table-cell/>
          <table:table-cell office:value-type="string" calcext:value-type="string">
            <text:p>منسوب</text:p>
          </table:table-cell>
          <table:table-cell table:style-name="ce2" office:value-type="string" calcext:value-type="string">
            <text:p>خَمْ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مُاَسِيٌّ-خمُاَسِيٌّ، ةٌ [خ م س] (مَنْسُوبٌ إِلَى الْخَمْسَةِ). 1."شَكْلٌ خُمَاسِيُّ الأَضْلاَعِ" : ذُو أَضْلاَعٍ خَمْسَةٍ. 2. "فِعْلٌ خُمَاسِيٌّ" : مُرَكَّبٌ مِنْ خَمْسَةِ أَحْرُفٍ. "نَجْمَةٌ خُمَاسِيَّةٌ" "خُمَاسِيُّ الزَّوَايَا". 3. "رِيَاضَةُ الْخُمَاسِيِّ" (ريا) : مَجْمُوعَةٌ لِخَمْسَةِ أَنْوَاعٍ مِنَ التَّدَارِيبِ الرِّيَاضِيَّةِ وَهِيَ : الْمُصَارَعَةُ وَالعَدْوُ وَالْقَفْزُ وَالرَّمْيُ بِالسِّهَامِ وَقُرْصُ الرَّمْيِ. 4. "خُمَاسِيٌّ حَدِيثٌ" : وَهُوَ نَوْعٌ مِنَ الألْعَابِ الأُولُمْبِيَّةِ تَتَضَمَّنُ خَمْسَ تَجَارِبَ مِنْ أَنْوَاعِ الرِّيَاضَةِ وَهِيَ : كُرَةُ العَصَا وَالْفُرُوسِيَّةُ وَالْمُبَارَزَةُ وَالسِّبَاحَةُ وَالرِّمَايَةُ.</text:p>
          </table:table-cell>
          <table:table-cell/>
        </table:table-row>
        <table:table-row table:style-name="ro1">
          <table:table-cell office:value-type="float" office:value="273" calcext:value-type="float">
            <text:p>273</text:p>
          </table:table-cell>
          <table:table-cell office:value-type="string" calcext:value-type="string">
            <text:p>خَيَالِيٌّ</text:p>
          </table:table-cell>
          <table:table-cell/>
          <table:table-cell office:value-type="string" calcext:value-type="string">
            <text:p>خيل</text:p>
          </table:table-cell>
          <table:table-cell/>
          <table:table-cell office:value-type="string" calcext:value-type="string">
            <text:p>منسوب</text:p>
          </table:table-cell>
          <table:table-cell table:style-name="ce2" office:value-type="string" calcext:value-type="string">
            <text:p>خَيَ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خَيَالِ). "رَجُلٌ خَيَالِيٌّ" : كَثِيرُ التَّخَيُّلِ، الوَاهِمُ.</text:p>
          </table:table-cell>
          <table:table-cell/>
        </table:table-row>
        <table:table-row table:style-name="ro1">
          <table:table-cell office:value-type="float" office:value="274" calcext:value-type="float">
            <text:p>274</text:p>
          </table:table-cell>
          <table:table-cell office:value-type="string" calcext:value-type="string">
            <text:p>خَيْرِيٌّ</text:p>
          </table:table-cell>
          <table:table-cell/>
          <table:table-cell office:value-type="string" calcext:value-type="string">
            <text:p>خير</text:p>
          </table:table-cell>
          <table:table-cell/>
          <table:table-cell office:value-type="string" calcext:value-type="string">
            <text:p>منسوب</text:p>
          </table:table-cell>
          <table:table-cell table:style-name="ce2" office:value-type="string" calcext:value-type="string">
            <text:p>خَيْ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يْرِيٌّ-خَيْرِيٌّ، ةٌ [خ ي ر] (مَنْسُوبٌ إِلى الخَيْرِ). 1. "يُشَارِكُ فِي كُلِّ عَمَلٍ خَيْرِيٍّ" : نَفْعِيٍّ، أَيْ كُلُّ عَمَلٍ فِيهِ مَنَافِعُ لِلنَّاسِ. 2. "تَقُومُ الجَمْعِيَّةُ بِأعْمَالٍ خَيْرِيَّةٍ" : بِأعْمَالِ الإِحْسَانِ وَالبِرِّ، مُسَاعَدَةُ الفُقَرَاءِ وَالْمُحْتَاجِينَ.</text:p>
          </table:table-cell>
          <table:table-cell/>
        </table:table-row>
        <table:table-row table:style-name="ro1">
          <table:table-cell office:value-type="float" office:value="275" calcext:value-type="float">
            <text:p>275</text:p>
          </table:table-cell>
          <table:table-cell office:value-type="string" calcext:value-type="string">
            <text:p>دَاخِلِيٌّ</text:p>
          </table:table-cell>
          <table:table-cell/>
          <table:table-cell office:value-type="string" calcext:value-type="string">
            <text:p>دخل</text:p>
          </table:table-cell>
          <table:table-cell/>
          <table:table-cell office:value-type="string" calcext:value-type="string">
            <text:p>منسوب</text:p>
          </table:table-cell>
          <table:table-cell table:style-name="ce2" office:value-type="string" calcext:value-type="string">
            <text:p>دَاخِ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اخِلِيٌّ-دَاخِلِيٌّ، ةٌ [د خ ل] (مَنْسُوبٌ إلَى الدَّاخِلِ). 1."تِلْمِيذٌ دَاخِلِيٌّ" : يَدْرُسُ وَيَأْكُلُ وَيَنَامُ فِي مَدْرَسَةٍ دَاخِليَّةٍ. 2."يُتَابِعُ دِرَاسَتَهُ فِي مَدْرَسَةٍ دَاخِلِيَّةٍ" : مَدْرَسَةٌ تَتَكَفَّلُ بِإيوَاءِ التَّلاَمِيذِ. 3. "اِشْتَرَى مَلاَبِسَ دَاخِلِيَّةً" : مَلاَبِسَ تَحْتَانِيَّةً. 4."أصْدَرَتْ وِزَارَةُ الدَّاخِلِيَّةِ بَلاغاً حَوْلَ أَوْضَاعِ الأَمْنِ فِي البِلاَدِ" : الوِزَارَةُ الْمُكَلَّفَةُ بِالأمْنِ الوَطَنِيِّ وَالسَّهَرِ عَلَى حِمَايَةِ الْمُوَاطِنينَ وَرِعَايَةِ مَصَالِحِهِمُ الإِدَارِيَّةِ. 5. "يَتَدَخَّلُ فِي شُؤُونِهِ الدَّاخِلِيَّةِ" : فِي شُؤُونِهِ الخَاصَّةِ. 6."شُعُورٌ داخِلِيٌّ" : باطِنِيٌّ. "شَعَرَ بِارْتِياحٍ دَاخِلِيٍّ، فَتَثَاءبَ وَتَمطَّى". (حنا مينه).</text:p>
          </table:table-cell>
          <table:table-cell/>
        </table:table-row>
        <table:table-row table:style-name="ro1">
          <table:table-cell office:value-type="float" office:value="276" calcext:value-type="float">
            <text:p>276</text:p>
          </table:table-cell>
          <table:table-cell office:value-type="string" calcext:value-type="string">
            <text:p>دِبْلُومَاسِيٌّ</text:p>
          </table:table-cell>
          <table:table-cell/>
          <table:table-cell office:value-type="string" calcext:value-type="string">
            <text:p>دبلوماسي</text:p>
          </table:table-cell>
          <table:table-cell/>
          <table:table-cell office:value-type="string" calcext:value-type="string">
            <text:p>منسوب</text:p>
          </table:table-cell>
          <table:table-cell table:style-name="ce2" office:value-type="string" calcext:value-type="string">
            <text:p>دِبْلُومَاسِ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بْلُومَاسِيٌّ-دِبْلُومَاسِيٌّ، ةٌ (مَنْسُوبٌ إلَى الدِّبْلُومَاسِيَّةِ). 1. "مُوَظَّفٌ دِبْلُومَاسِيٌّ" : مَنْ يَتَوَلَّى تَمْثِيلَ بِلاَدِهِ فِي دَوْلَةٍ أَجْنَبِيَّةٍ وَالاهْتِمَامَ بِشُؤُونِهَا الخَارِجِيَّةِ. 2. "السِّلْكُ الدِّبْلُومَاسِيُّ" : التَّمْثِيلُ السِّيَاسِيُّ لِهَيْئَةٍ مِنَ الْمُوَظَّفِينَ السَّامِينَ فِي بَلَدٍ أجْنَبِيٍّ.</text:p>
          </table:table-cell>
          <table:table-cell/>
        </table:table-row>
        <table:table-row table:style-name="ro1">
          <table:table-cell office:value-type="float" office:value="277" calcext:value-type="float">
            <text:p>277</text:p>
          </table:table-cell>
          <table:table-cell office:value-type="string" calcext:value-type="string">
            <text:p>دِراسِيٌّ</text:p>
          </table:table-cell>
          <table:table-cell/>
          <table:table-cell office:value-type="string" calcext:value-type="string">
            <text:p>درس</text:p>
          </table:table-cell>
          <table:table-cell/>
          <table:table-cell office:value-type="string" calcext:value-type="string">
            <text:p>منسوب</text:p>
          </table:table-cell>
          <table:table-cell table:style-name="ce2" office:value-type="string" calcext:value-type="string">
            <text:p>دِرَا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راسِيٌّ-دِراسِيٌّ، ةٌ [د ر س] (مَنْسُوبٌ إلَى الدِّرَاسَةِ). 1."اِنْتَهَى العَامُ الدِّرَاسِيُّ" : السَّنَةُ الْمَدْرَسِيَّةُ مِنْ شَهْرِ أيْلُول، سبتمبر إلَى شَهْرِ يُولْيُوزَ، جْوِيِّي. 2. "أيَّامٌ دِرَاسِيَّةٌ" : أيَّامُ بَحْثٍ وَدَرْسٍ وَعِلْمٍ.</text:p>
          </table:table-cell>
          <table:table-cell/>
        </table:table-row>
        <table:table-row table:style-name="ro1">
          <table:table-cell office:value-type="float" office:value="278" calcext:value-type="float">
            <text:p>278</text:p>
          </table:table-cell>
          <table:table-cell office:value-type="string" calcext:value-type="string">
            <text:p>دَرَكِيٌّ</text:p>
          </table:table-cell>
          <table:table-cell/>
          <table:table-cell office:value-type="string" calcext:value-type="string">
            <text:p>درك</text:p>
          </table:table-cell>
          <table:table-cell/>
          <table:table-cell office:value-type="string" calcext:value-type="string">
            <text:p>منسوب</text:p>
          </table:table-cell>
          <table:table-cell table:style-name="ce2" office:value-type="string" calcext:value-type="string">
            <text:p>دَرَ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دَّرَكِ، الوَاحِدُ مِنْ رِجَالِ الدَّرَكِ). "حَاصَرَهُ الدَّرَكِيُّونَ مِنْ كُلِّ جَانِبٍ": قُوَّاتُ الشُّرْطَةِ العَسْكَرِيَّةِ.</text:p>
          </table:table-cell>
          <table:table-cell/>
        </table:table-row>
        <table:table-row table:style-name="ro1">
          <table:table-cell office:value-type="float" office:value="279" calcext:value-type="float">
            <text:p>279</text:p>
          </table:table-cell>
          <table:table-cell office:value-type="string" calcext:value-type="string">
            <text:p>دُسْتُورِيُّ</text:p>
          </table:table-cell>
          <table:table-cell/>
          <table:table-cell office:value-type="string" calcext:value-type="string">
            <text:p>دستوري</text:p>
          </table:table-cell>
          <table:table-cell/>
          <table:table-cell office:value-type="string" calcext:value-type="string">
            <text:p>منسوب</text:p>
          </table:table-cell>
          <table:table-cell table:style-name="ce2" office:value-type="string" calcext:value-type="string">
            <text:p>دُسْتُ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سْتُورِيُّ-دُسْتُورِيُّ، ةٌ (مَنْسُوبٌ إلَى الدُّسْتُورِ). "النِّظَامُ الدُّسْتُورِيُّ": حُكْمٌ يَكُونُ خَاضِعاً لِمَوَادَّ الدُّسْتُورِ. "نِظَامُ الْمَغْرِبِ هُوَ الْمَلَكِيَّةُ الدُّسْتُورِيَّةُ".</text:p>
          </table:table-cell>
          <table:table-cell/>
        </table:table-row>
        <table:table-row table:style-name="ro1">
          <table:table-cell office:value-type="float" office:value="280" calcext:value-type="float">
            <text:p>280</text:p>
          </table:table-cell>
          <table:table-cell office:value-type="string" calcext:value-type="string">
            <text:p>دُكَّانِيٌّ</text:p>
          </table:table-cell>
          <table:table-cell/>
          <table:table-cell office:value-type="string" calcext:value-type="string">
            <text:p>دكاني</text:p>
          </table:table-cell>
          <table:table-cell/>
          <table:table-cell office:value-type="string" calcext:value-type="string">
            <text:p>منسوب</text:p>
          </table:table-cell>
          <table:table-cell table:style-name="ce2" office:value-type="string" calcext:value-type="string">
            <text:p>دُكَّ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دُّكَّانِ). "غابَ الدُّكَّانِيُّ عَنْ دُكَّانِهِ" : صاحِبُ الدُّكَّانِ.</text:p>
          </table:table-cell>
          <table:table-cell/>
        </table:table-row>
        <table:table-row table:style-name="ro1">
          <table:table-cell office:value-type="float" office:value="281" calcext:value-type="float">
            <text:p>281</text:p>
          </table:table-cell>
          <table:table-cell office:value-type="string" calcext:value-type="string">
            <text:p>دَمَوِيٌّ</text:p>
          </table:table-cell>
          <table:table-cell/>
          <table:table-cell office:value-type="string" calcext:value-type="string">
            <text:p>دمي</text:p>
          </table:table-cell>
          <table:table-cell/>
          <table:table-cell office:value-type="string" calcext:value-type="string">
            <text:p>منسوب</text:p>
          </table:table-cell>
          <table:table-cell table:style-name="ce2" office:value-type="string" calcext:value-type="string">
            <text:p>دَ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مَوِيٌّ-دَمَوِيٌّ، ةٌ [د م ي] (مَنْسوبٌ إلى الدَّمِ). 1."الدَّوْرَةُ الدَّمَوِيَّةُ" : دَوْرَةُ الدَّمِ في جِسْمِ الإِنْسانِ. 2."كانَ حاكِماً دَمَوِيّاً" : سَفَّاكاً لِلدِّماءِ، سَفَّاحاً.</text:p>
          </table:table-cell>
          <table:table-cell/>
        </table:table-row>
        <table:table-row table:style-name="ro1">
          <table:table-cell office:value-type="float" office:value="282" calcext:value-type="float">
            <text:p>282</text:p>
          </table:table-cell>
          <table:table-cell office:value-type="string" calcext:value-type="string">
            <text:p>دَهْرِيٌّ</text:p>
          </table:table-cell>
          <table:table-cell/>
          <table:table-cell office:value-type="string" calcext:value-type="string">
            <text:p>دهر</text:p>
          </table:table-cell>
          <table:table-cell/>
          <table:table-cell office:value-type="string" calcext:value-type="string">
            <text:p>منسوب</text:p>
          </table:table-cell>
          <table:table-cell table:style-name="ce2" office:value-type="string" calcext:value-type="string">
            <text:p>دَهْ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هْرِيٌّ-دَهْرِيٌّ، ةٌ [د هـ ر] (منسُوبٌ إلى الدَّهْرِ). 1."رَجُلٌ دَهْرِيٌ" : مَنْ طالَ عُمْرُهُ وَعاشَ دَهْراً طَويلاً. 2."قيلَ عَنْهُ إِنَّهُ دَهْرِيٌّ" : مُلْحِدٌ لاَ يُؤْمِنُ بِالآخِرَةِ، وَيَقولُ بِبَقاءِ الدَّهْرِ.</text:p>
          </table:table-cell>
          <table:table-cell/>
        </table:table-row>
        <table:table-row table:style-name="ro1">
          <table:table-cell office:value-type="float" office:value="283" calcext:value-type="float">
            <text:p>283</text:p>
          </table:table-cell>
          <table:table-cell office:value-type="string" calcext:value-type="string">
            <text:p>دُهْنِيٌّ</text:p>
          </table:table-cell>
          <table:table-cell/>
          <table:table-cell office:value-type="string" calcext:value-type="string">
            <text:p>دهن</text:p>
          </table:table-cell>
          <table:table-cell/>
          <table:table-cell office:value-type="string" calcext:value-type="string">
            <text:p>منسوب</text:p>
          </table:table-cell>
          <table:table-cell table:style-name="ce2" office:value-type="string" calcext:value-type="string">
            <text:p>دُهْ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هْنِيٌّ-دُهْنِيٌّ، ةٌ [د هـ ن] (مَنْسوبٌ إلى الدُّهْنِ). قَلَّلَ مِنْ أَكْلِ الْمَوادِّ الدُّهْنِيَّةِ" : مِنَ الْمَوادِّ ذَاتِ الدَّسَمِ.</text:p>
          </table:table-cell>
          <table:table-cell/>
        </table:table-row>
        <table:table-row table:style-name="ro1">
          <table:table-cell office:value-type="float" office:value="284" calcext:value-type="float">
            <text:p>284</text:p>
          </table:table-cell>
          <table:table-cell office:value-type="string" calcext:value-type="string">
            <text:p>دُودِيٌّ</text:p>
          </table:table-cell>
          <table:table-cell/>
          <table:table-cell office:value-type="string" calcext:value-type="string">
            <text:p>دود</text:p>
          </table:table-cell>
          <table:table-cell/>
          <table:table-cell office:value-type="string" calcext:value-type="string">
            <text:p>منسوب</text:p>
          </table:table-cell>
          <table:table-cell table:style-name="ce2" office:value-type="string" calcext:value-type="string">
            <text:p>دُو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ودِيٌّ-دُودِيٌّ، ةٌ [د و د] (مَنْسوبٌ إلى الدُّودِ). 1."دُودِيُّ الشَّكْلِ" : على شَكْلِ دُودَةٍ. 2."اِسْتَأْصَلَ الزَّائِدَةَ الدُّودِيَّةَ": زائِدَة على شَكْلِ دودَةٍ توجَدُ في جِسْمِ الإِنْسانِ في القِسْمِ الأَسْفَلِ مِنَ الأَعْورِ.</text:p>
          </table:table-cell>
          <table:table-cell/>
        </table:table-row>
        <table:table-row table:style-name="ro1">
          <table:table-cell office:value-type="float" office:value="285" calcext:value-type="float">
            <text:p>285</text:p>
          </table:table-cell>
          <table:table-cell office:value-type="string" calcext:value-type="string">
            <text:p>دَوْلِيٌّ</text:p>
          </table:table-cell>
          <table:table-cell/>
          <table:table-cell office:value-type="string" calcext:value-type="string">
            <text:p>دول</text:p>
          </table:table-cell>
          <table:table-cell/>
          <table:table-cell office:value-type="string" calcext:value-type="string">
            <text:p>منسوب</text:p>
          </table:table-cell>
          <table:table-cell table:style-name="ce2" office:value-type="string" calcext:value-type="string">
            <text:p>دَوْ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وْلِيٌّ-دَوْلِيٌّ، دُوَلِيٌّ[د و ل] (مَنْسوبٌ إلى الدَّوْلَةِ والدُّوَلِ). 1."أَحْرَزَ على لَقَبٍ دَوْلِيٍّ" : أَيْ عالَمِيّ. 2."اِتِّفاقٌ دُوَلِيٌّ" : اِتِّفاقٌ تَشْتَرِكُ فيهِ عِدَّةُ دُوَلٍ. "مِنْطَقَةٌ دَوْلِيَّةٌ" "مِياهٌ دَوْلِيَّةٌ".</text:p>
          </table:table-cell>
          <table:table-cell/>
        </table:table-row>
        <table:table-row table:style-name="ro1">
          <table:table-cell office:value-type="float" office:value="286" calcext:value-type="float">
            <text:p>286</text:p>
          </table:table-cell>
          <table:table-cell office:value-type="string" calcext:value-type="string">
            <text:p>دِيمُقْراطِيٌّ</text:p>
          </table:table-cell>
          <table:table-cell/>
          <table:table-cell office:value-type="string" calcext:value-type="string">
            <text:p>ديمقراطي</text:p>
          </table:table-cell>
          <table:table-cell/>
          <table:table-cell office:value-type="string" calcext:value-type="string">
            <text:p>منسوب</text:p>
          </table:table-cell>
          <table:table-cell table:style-name="ce2" office:value-type="string" calcext:value-type="string">
            <text:p>دِيمُقْراطِ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سيا) (مَنْسوبٌ إلى الدِّيمُقْراطِيَّةِ). "هُوَ دِيمُقْراطِيٌّ بِطَبْعِهِ" : الْمُؤْمِنُ بِمَبادِئِ العَدْلِ </text:p>
          </table:table-cell>
          <table:table-cell/>
        </table:table-row>
        <table:table-row table:style-name="ro1">
          <table:table-cell office:value-type="float" office:value="287" calcext:value-type="float">
            <text:p>287</text:p>
          </table:table-cell>
          <table:table-cell office:value-type="string" calcext:value-type="string">
            <text:p>دِينِيٌّ</text:p>
          </table:table-cell>
          <table:table-cell/>
          <table:table-cell office:value-type="string" calcext:value-type="string">
            <text:p>دين</text:p>
          </table:table-cell>
          <table:table-cell/>
          <table:table-cell office:value-type="string" calcext:value-type="string">
            <text:p>منسوب</text:p>
          </table:table-cell>
          <table:table-cell table:style-name="ce2" office:value-type="string" calcext:value-type="string">
            <text:p>دِي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ينِيٌّ-دِينِيٌّ، ةٌ [د ي ن] (مَنْسوبٌ إلى الدِّينِ). "شَديدُ التَّمَسُّكِ بِالقَواعِدِ الدِّينِيَّةِ" : بِالقَواعِدِ الْمُتَعَلِّقَةِ بِالدِّينِ.</text:p>
          </table:table-cell>
          <table:table-cell/>
        </table:table-row>
        <table:table-row table:style-name="ro1">
          <table:table-cell office:value-type="float" office:value="288" calcext:value-type="float">
            <text:p>288</text:p>
          </table:table-cell>
          <table:table-cell office:value-type="string" calcext:value-type="string">
            <text:p>ذاتِيٌّ</text:p>
          </table:table-cell>
          <table:table-cell/>
          <table:table-cell office:value-type="string" calcext:value-type="string">
            <text:p>ذاتي</text:p>
          </table:table-cell>
          <table:table-cell/>
          <table:table-cell office:value-type="string" calcext:value-type="string">
            <text:p>منسوب</text:p>
          </table:table-cell>
          <table:table-cell table:style-name="ce2" office:value-type="string" calcext:value-type="string">
            <text:p>ذَا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ذاتِيٌّ-ذاتِيٌّ، ةٌ (مَنْسوبٌ إلى الذَّاتِ). 1."قَدَّمَ نَقْداً ذاتِيّاً" : عادَ لِيُرَاجِعَ نَفْسَهُ، آراءهُ وَأَفْكارَهُ عِنْدَ شُعورِهِ بِخَطَئِها. 2."كانَ ذاتِيّاً في أَحْكامِهِ وَآرائِهِ" : لَمْ تَكُنْ أَحْكامُهُ وَآراؤُهُ تَتَّسِمُ بِالْمَوْضوعِيَّةِ، أَيْ كانَ خاضِعاً لاِنْفِعالاتِ نَفْسِهِ. 3."طالَبَ سُكَّانُ الْمُقاطَعَةِ الشَّمالِيَّةِ بِالحُكْمِ الذَّاتِيِّ" : أَنْ يَحْكُمُوا أَنْفُسَهُمْ بِأَنْفُسِهِمْ على أَساسِ خُضوعِهِمْ لِلسُّلْطَةِ الْمَرْكَزِيَّةِ. 5."أَقامُوا نِظاماً اِقْتِصادِيّاً قائِماً على التَّسْيِيرِ الذَّاتِيِّ": التَّسْيِيرُ الْمُشْتَرَكُ. 6."كَتَبَ سِيرَتَهُ الذَّاتِيَّةَ" : الأَحْداثُ كَما عاشَها وَعايَنَها بِنَفْسِهِ.</text:p>
          </table:table-cell>
          <table:table-cell/>
        </table:table-row>
        <table:table-row table:style-name="ro1">
          <table:table-cell office:value-type="float" office:value="289" calcext:value-type="float">
            <text:p>289</text:p>
          </table:table-cell>
          <table:table-cell office:value-type="string" calcext:value-type="string">
            <text:p>ذَرِّيٌّ</text:p>
          </table:table-cell>
          <table:table-cell/>
          <table:table-cell office:value-type="string" calcext:value-type="string">
            <text:p>ذرر</text:p>
          </table:table-cell>
          <table:table-cell/>
          <table:table-cell office:value-type="string" calcext:value-type="string">
            <text:p>منسوب</text:p>
          </table:table-cell>
          <table:table-cell table:style-name="ce2" office:value-type="string" calcext:value-type="string">
            <text:p>ذَ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رِّيٌّ-ذَرِّيٌّ، ةٌ [ذ ر ر] (مَنْسوبٌ إلى الذَّرَّةِ). 1."عالِمٌ ذَرِّيٌّ": أَيْ مُخْتَصٌّ بِعِلْمِ الذَّرَّةِ. 2."الإِشْعاعُ الذَّرِّيُّ" : الذَّرَّاتُ الْمُتَكَوِّنَةُ مِنَ نَواةِ نُوتْروناتِ، أَيْ مِنَ الْجُزَيْئَاتِ المادِّيَّةِ السَّالِبَةِ، وَمِن بروتُوناتِ، وَهِيَ جُزَيْئاتٌ مادِّيَّةٌ موجِبَةٌ ؛ وَتَدورُ حَوْلَ هِذِهِ النَّواةِ إِلِكْتُروناتٌ سالِبَةٌ. 3."الطَّاقَةُ الذَّرِّيَّةُ" : الطَّاقةُ الَّتِي يُحْصَلُ عَلَيْها بِتَحْطيمِ النَّوَياتِ</text:p>
          </table:table-cell>
          <table:table-cell/>
        </table:table-row>
        <table:table-row table:style-name="ro1">
          <table:table-cell office:value-type="float" office:value="290" calcext:value-type="float">
            <text:p>290</text:p>
          </table:table-cell>
          <table:table-cell office:value-type="string" calcext:value-type="string">
            <text:p>ذَهَبِيٌّ</text:p>
          </table:table-cell>
          <table:table-cell/>
          <table:table-cell office:value-type="string" calcext:value-type="string">
            <text:p>ذهب</text:p>
          </table:table-cell>
          <table:table-cell/>
          <table:table-cell office:value-type="string" calcext:value-type="string">
            <text:p>منسوب</text:p>
          </table:table-cell>
          <table:table-cell table:style-name="ce2" office:value-type="string" calcext:value-type="string">
            <text:p>ذَهَ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هَبِيٌّ-ذَهَبِيٌّ، ةٌ [ذ هـ ب] (مَنْسُوبٌ إلَى الذَّهَبِ). 1."شَعْرٌ ذَهَبِيٌّ" : بِلَونِ الذَّهَبِ. 2. "آيَةٌ ذَهَبِيَّةٌ" </text:p>
          </table:table-cell>
          <table:table-cell/>
        </table:table-row>
        <table:table-row table:style-name="ro1">
          <table:table-cell office:value-type="float" office:value="291" calcext:value-type="float">
            <text:p>291</text:p>
          </table:table-cell>
          <table:table-cell office:value-type="string" calcext:value-type="string">
            <text:p>ذِهْنيٌّ</text:p>
          </table:table-cell>
          <table:table-cell/>
          <table:table-cell office:value-type="string" calcext:value-type="string">
            <text:p>ذهن</text:p>
          </table:table-cell>
          <table:table-cell/>
          <table:table-cell office:value-type="string" calcext:value-type="string">
            <text:p>منسوب</text:p>
          </table:table-cell>
          <table:table-cell table:style-name="ce2" office:value-type="string" calcext:value-type="string">
            <text:p>ذِهْ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هْنيٌّ-ذِهْنيٌّ، ةٌ [ذ هـ ن] (مَنْسُوبٌ إلَى الذِّهْنِ). 1."عَمَلٌ ذِهْنيٌّ" : عَقْليٌّ. "ذِهْنِيَّةٌ مُتَفَتِّحَةٌ" "ذِهْ</text:p>
          </table:table-cell>
          <table:table-cell/>
        </table:table-row>
        <table:table-row table:style-name="ro1">
          <table:table-cell office:value-type="float" office:value="292" calcext:value-type="float">
            <text:p>292</text:p>
          </table:table-cell>
          <table:table-cell office:value-type="string" calcext:value-type="string">
            <text:p>رَأْسِيٌّ</text:p>
          </table:table-cell>
          <table:table-cell/>
          <table:table-cell office:value-type="string" calcext:value-type="string">
            <text:p>رأس</text:p>
          </table:table-cell>
          <table:table-cell/>
          <table:table-cell office:value-type="string" calcext:value-type="string">
            <text:p>منسوب</text:p>
          </table:table-cell>
          <table:table-cell table:style-name="ce2" office:value-type="string" calcext:value-type="string">
            <text:p>رَأْ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أْسِيٌّ-رَأْسِيٌّ، ةٌ [ر أ س] (مَنْسُوبٌ إلى الرَّأْسِ). "خَطٌّ رَأْسِيٌّ" : خَطٌّ عَمُودِيٌّ. "خُطُوطٌ رَأْسِيَّةٌ".</text:p>
          </table:table-cell>
          <table:table-cell/>
        </table:table-row>
        <table:table-row table:style-name="ro1">
          <table:table-cell office:value-type="float" office:value="293" calcext:value-type="float">
            <text:p>293</text:p>
          </table:table-cell>
          <table:table-cell office:value-type="string" calcext:value-type="string">
            <text:p>رَأْسُمَالِيٌّ</text:p>
          </table:table-cell>
          <table:table-cell/>
          <table:table-cell office:value-type="string" calcext:value-type="string">
            <text:p>رأسمالي</text:p>
          </table:table-cell>
          <table:table-cell/>
          <table:table-cell office:value-type="string" calcext:value-type="string">
            <text:p>منسوب</text:p>
          </table:table-cell>
          <table:table-cell table:style-name="ce2" office:value-type="string" calcext:value-type="string">
            <text:p>رَأْسمَ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مَنْسُوبٌ إلَى الرَّأْسمَالِ). 1."رَجُلٌ رَأْسمَالِيٌّ" : مَنْ يَمْلِكُ رُؤُوسَ أَمْوَالٍ يَسْتَثْمِرُهَا فِي مَشَارِيعَ اقْتِصَادِيَّةٍ، وَتُطْلَقُ عَلَى رَجُلِ الأَعْمَالِ. 2."نِظَامٌ رَأْسُمَالِيٌّ" : نِظَامٌ قَائِمٌ عَلَى المِلْكِيَّةِ الخَاصَّةِ لِوَسَائِلِ الإنْتَاجِ.</text:p>
          </table:table-cell>
          <table:table-cell/>
        </table:table-row>
        <table:table-row table:style-name="ro1">
          <table:table-cell office:value-type="float" office:value="294" calcext:value-type="float">
            <text:p>294</text:p>
          </table:table-cell>
          <table:table-cell office:value-type="string" calcext:value-type="string">
            <text:p>رَبَّانِيٌّ</text:p>
          </table:table-cell>
          <table:table-cell/>
          <table:table-cell office:value-type="string" calcext:value-type="string">
            <text:p>ربب</text:p>
          </table:table-cell>
          <table:table-cell/>
          <table:table-cell office:value-type="string" calcext:value-type="string">
            <text:p>منسوب</text:p>
          </table:table-cell>
          <table:table-cell table:style-name="ce2" office:value-type="string" calcext:value-type="string">
            <text:p>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بِّ). "عَاشَ رَبَّانِيّاً طَوَالَ حَيَاتِهِ" : الْمُتَصَوِّفُ فِي عِبَادَةِ اللَّهِ وَالعَارِفُ بِهِ، وَالْمُتَأَلِّهُ فِيهِ، وَهِيَ صِفَةٌ تُطْلَقُ عَلَى الحَبْرِ اليَهُودِيِّ.</text:p>
          </table:table-cell>
          <table:table-cell/>
        </table:table-row>
        <table:table-row table:style-name="ro1">
          <table:table-cell office:value-type="float" office:value="295" calcext:value-type="float">
            <text:p>295</text:p>
          </table:table-cell>
          <table:table-cell office:value-type="string" calcext:value-type="string">
            <text:p>رُبُوبِيٌّ</text:p>
          </table:table-cell>
          <table:table-cell/>
          <table:table-cell office:value-type="string" calcext:value-type="string">
            <text:p>ربب</text:p>
          </table:table-cell>
          <table:table-cell/>
          <table:table-cell office:value-type="string" calcext:value-type="string">
            <text:p>منسوب</text:p>
          </table:table-cell>
          <table:table-cell table:style-name="ce2" office:value-type="string" calcext:value-type="string">
            <text:p>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بُوبِيٌّ-رُبُوبِيٌّ، ةٌ [ر ب ب] (مَنْسُوبٌ إلَى الرَّبِّ). "اِدَّعَى الرُّبُوبِيَّةَ" : الاتِّصَافُ بِصِفَاتِ الرَّبِّ. "لَمْ يَدَّعِ الرُّبُوبِيَّةَ مَلِكٌ قَطُّ إلاَّ فِرْعَونَ". (الجاحظ).</text:p>
          </table:table-cell>
          <table:table-cell/>
        </table:table-row>
        <table:table-row table:style-name="ro1">
          <table:table-cell office:value-type="float" office:value="296" calcext:value-type="float">
            <text:p>296</text:p>
          </table:table-cell>
          <table:table-cell office:value-type="string" calcext:value-type="string">
            <text:p>رِبِّيٌّ</text:p>
          </table:table-cell>
          <table:table-cell/>
          <table:table-cell office:value-type="string" calcext:value-type="string">
            <text:p>ربب</text:p>
          </table:table-cell>
          <table:table-cell/>
          <table:table-cell office:value-type="string" calcext:value-type="string">
            <text:p>منسوب</text:p>
          </table:table-cell>
          <table:table-cell table:style-name="ce2" office:value-type="string" calcext:value-type="string">
            <text:p>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بِّ). "جَلَسَ الرِّبِّيُّ يَعْقُوبُ يَقْرَأُ فُصُولاً مِنَ التَّوْرَاةِ" : الْمُتَصَوِّفُ اليَهُودِيُّ العَارِفُ بِاللَّهِ وَالتَّوْرَاةِ.</text:p>
          </table:table-cell>
          <table:table-cell/>
        </table:table-row>
        <table:table-row table:style-name="ro1">
          <table:table-cell office:value-type="float" office:value="297" calcext:value-type="float">
            <text:p>297</text:p>
          </table:table-cell>
          <table:table-cell office:value-type="string" calcext:value-type="string">
            <text:p>رَبِيعِيُّ</text:p>
          </table:table-cell>
          <table:table-cell/>
          <table:table-cell office:value-type="string" calcext:value-type="string">
            <text:p>ربع</text:p>
          </table:table-cell>
          <table:table-cell/>
          <table:table-cell office:value-type="string" calcext:value-type="string">
            <text:p>منسوب</text:p>
          </table:table-cell>
          <table:table-cell table:style-name="ce2" office:value-type="string" calcext:value-type="string">
            <text:p>رَبِي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بِيعِيُّ-رَبِيعِيُّ، ةٌ [ر ب ع] (مَنْسُوبٌ إلَى الرَّبِيعِ). "طَقْسٌ رَبِيعِيٌّ رَائِعٌ" : طَقْسُ زَمَنِ الرَّبِيعِ.</text:p>
          </table:table-cell>
          <table:table-cell/>
        </table:table-row>
        <table:table-row table:style-name="ro1">
          <table:table-cell office:value-type="float" office:value="298" calcext:value-type="float">
            <text:p>298</text:p>
          </table:table-cell>
          <table:table-cell office:value-type="string" calcext:value-type="string">
            <text:p>رُجُولِيٌّ</text:p>
          </table:table-cell>
          <table:table-cell/>
          <table:table-cell office:value-type="string" calcext:value-type="string">
            <text:p>رجل</text:p>
          </table:table-cell>
          <table:table-cell/>
          <table:table-cell office:value-type="string" calcext:value-type="string">
            <text:p>منسوب</text:p>
          </table:table-cell>
          <table:table-cell table:style-name="ce2" office:value-type="string" calcext:value-type="string">
            <text:p>رُجُو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جُولِيٌّ-رُجُولِيٌّ، ةٌ [ر ج ل] (مَنْسوبٌ إلَى الرُّجُولَةِ).: كَمَالُ الصِّفَاتِ الْمُمَيِّزَةِ لِلرَّجُلِ.</text:p>
          </table:table-cell>
          <table:table-cell/>
        </table:table-row>
        <table:table-row table:style-name="ro1">
          <table:table-cell office:value-type="float" office:value="299" calcext:value-type="float">
            <text:p>299</text:p>
          </table:table-cell>
          <table:table-cell office:value-type="string" calcext:value-type="string">
            <text:p>رَمادِيٌّ</text:p>
          </table:table-cell>
          <table:table-cell/>
          <table:table-cell office:value-type="string" calcext:value-type="string">
            <text:p>رمد</text:p>
          </table:table-cell>
          <table:table-cell/>
          <table:table-cell office:value-type="string" calcext:value-type="string">
            <text:p>منسوب</text:p>
          </table:table-cell>
          <table:table-cell table:style-name="ce2" office:value-type="string" calcext:value-type="string">
            <text:p>رَما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مادِيٌّ-رَمادِيٌّ، ةٌ [ر م د] (مَنْسوبٌ إلى الرَّمادِ). "يَلْبَسُ مِعْطَفاً رَمادِيَّ اللَّوْنِ" : ما كانَ لَوْنُهُ لَوْنَ الرَّمادِ.</text:p>
          </table:table-cell>
          <table:table-cell/>
        </table:table-row>
        <table:table-row table:style-name="ro1">
          <table:table-cell office:value-type="float" office:value="300" calcext:value-type="float">
            <text:p>300</text:p>
          </table:table-cell>
          <table:table-cell office:value-type="string" calcext:value-type="string">
            <text:p>رُمَّانِيٌّ</text:p>
          </table:table-cell>
          <table:table-cell/>
          <table:table-cell office:value-type="string" calcext:value-type="string">
            <text:p>رماني</text:p>
          </table:table-cell>
          <table:table-cell/>
          <table:table-cell office:value-type="string" calcext:value-type="string">
            <text:p>منسوب</text:p>
          </table:table-cell>
          <table:table-cell table:style-name="ce2" office:value-type="string" calcext:value-type="string">
            <text:p>رُمّ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مَّانِيٌّ-رُمَّانِيٌّ، ةٌ (مَنْسوبٌ إلى الرُّمّانِ). "لَوْنٌ رُمّانِيٌّ" : يُشْبِهُ لَوْنَ الرُّمَّانِ.</text:p>
          </table:table-cell>
          <table:table-cell/>
        </table:table-row>
        <table:table-row table:style-name="ro1">
          <table:table-cell office:value-type="float" office:value="301" calcext:value-type="float">
            <text:p>301</text:p>
          </table:table-cell>
          <table:table-cell office:value-type="string" calcext:value-type="string">
            <text:p>رَمْلِيٌّ</text:p>
          </table:table-cell>
          <table:table-cell/>
          <table:table-cell office:value-type="string" calcext:value-type="string">
            <text:p>رمل</text:p>
          </table:table-cell>
          <table:table-cell/>
          <table:table-cell office:value-type="string" calcext:value-type="string">
            <text:p>منسوب</text:p>
          </table:table-cell>
          <table:table-cell table:style-name="ce2" office:value-type="string" calcext:value-type="string">
            <text:p>رَمْ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مْلِيٌّ-رَمْلِيٌّ، ةٌ [ر م ل] (مَنْسوبٌ إلى الرَّمْلِ). 1."حَجَرٌ رَمْلِيٌّ" : مُكَوَّنٌ مِنَ الرَّمْلِ. 2."نَباتٌ رَمْلِيٌّ" : نَباتٌ يَنْبُتُ في الرَّمْلِ.</text:p>
          </table:table-cell>
          <table:table-cell/>
        </table:table-row>
        <table:table-row table:style-name="ro1">
          <table:table-cell office:value-type="float" office:value="302" calcext:value-type="float">
            <text:p>302</text:p>
          </table:table-cell>
          <table:table-cell office:value-type="string" calcext:value-type="string">
            <text:p>رِوَائِيٌّ</text:p>
          </table:table-cell>
          <table:table-cell/>
          <table:table-cell office:value-type="string" calcext:value-type="string">
            <text:p>روي</text:p>
          </table:table-cell>
          <table:table-cell/>
          <table:table-cell office:value-type="string" calcext:value-type="string">
            <text:p>منسوب</text:p>
          </table:table-cell>
          <table:table-cell table:style-name="ce2" office:value-type="string" calcext:value-type="string">
            <text:p>رِوا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ائِيٌّ-رِوَائِيٌّ، ةٌ [ر و ي] (مَنْسوبٌ إلى الرِّوايَةِ). "هُوَ رِوائِيٌّ مُمْتازٌ" : مَنْ يَكْتُبُ رِواياتٍ مِنَ الخَيالِ أَوْ بِحَبْكِ وَقائِعَ مِنَ الحَياةِ بِأُسْلوبٍ شَيِّقٍ وَيُقَدِّمُها في صُوَرٍ تَتَحَوَّلُ إِلَى قِصَّةٍ طَوِيلَةٍ.</text:p>
          </table:table-cell>
          <table:table-cell/>
        </table:table-row>
        <table:table-row table:style-name="ro1">
          <table:table-cell office:value-type="float" office:value="303" calcext:value-type="float">
            <text:p>303</text:p>
          </table:table-cell>
          <table:table-cell office:value-type="string" calcext:value-type="string">
            <text:p>رُوحَانِيٌّ</text:p>
          </table:table-cell>
          <table:table-cell/>
          <table:table-cell office:value-type="string" calcext:value-type="string">
            <text:p>روح</text:p>
          </table:table-cell>
          <table:table-cell/>
          <table:table-cell office:value-type="string" calcext:value-type="string">
            <text:p>منسوب</text:p>
          </table:table-cell>
          <table:table-cell table:style-name="ce2" office:value-type="string" calcext:value-type="string">
            <text:p>رُو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حَانِيٌّ-رُوحَانِيٌّ، ةٌ [ر و ح] (مَنْسوبٌ إلَى الرُّوحِ).</text:p>
          </table:table-cell>
          <table:table-cell/>
        </table:table-row>
        <table:table-row table:style-name="ro1">
          <table:table-cell office:value-type="float" office:value="304" calcext:value-type="float">
            <text:p>304</text:p>
          </table:table-cell>
          <table:table-cell office:value-type="string" calcext:value-type="string">
            <text:p>رُومانِيٌّ</text:p>
          </table:table-cell>
          <table:table-cell/>
          <table:table-cell office:value-type="string" calcext:value-type="string">
            <text:p>روم</text:p>
          </table:table-cell>
          <table:table-cell/>
          <table:table-cell office:value-type="string" calcext:value-type="string">
            <text:p>منسوب</text:p>
          </table:table-cell>
          <table:table-cell table:style-name="ce2" office:value-type="string" calcext:value-type="string">
            <text:p>رُو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ومِ أَو إِلى رُوما).</text:p>
          </table:table-cell>
          <table:table-cell/>
        </table:table-row>
        <table:table-row table:style-name="ro1">
          <table:table-cell office:value-type="float" office:value="305" calcext:value-type="float">
            <text:p>305</text:p>
          </table:table-cell>
          <table:table-cell office:value-type="string" calcext:value-type="string">
            <text:p>رِئَاسِيٌّ</text:p>
          </table:table-cell>
          <table:table-cell/>
          <table:table-cell office:value-type="string" calcext:value-type="string">
            <text:p>رأس</text:p>
          </table:table-cell>
          <table:table-cell/>
          <table:table-cell office:value-type="string" calcext:value-type="string">
            <text:p>منسوب</text:p>
          </table:table-cell>
          <table:table-cell table:style-name="ce2" office:value-type="string" calcext:value-type="string">
            <text:p>رِئَا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ئَاسِيٌّ-رِئَاسِيٌّ [ر أ س] (مَنْسُوبٌ إِلَى الرِّئَاسَةِ). "النِّظَامُ الرِّئَاسِيُّ" : نِظَامٌ سِيَاسِيٌّ تَكُونُ فِيهِ السُّلْطَةُ تَحْتَ الإِشْرَافِ الكَامِلِ لِرَئِيسِ الجُمْهُورِيَّةِ.</text:p>
          </table:table-cell>
          <table:table-cell/>
        </table:table-row>
        <table:table-row table:style-name="ro1">
          <table:table-cell office:value-type="float" office:value="306" calcext:value-type="float">
            <text:p>306</text:p>
          </table:table-cell>
          <table:table-cell office:value-type="string" calcext:value-type="string">
            <text:p>رِئَوِيٌّ</text:p>
          </table:table-cell>
          <table:table-cell/>
          <table:table-cell office:value-type="string" calcext:value-type="string">
            <text:p>رأي</text:p>
          </table:table-cell>
          <table:table-cell/>
          <table:table-cell office:value-type="string" calcext:value-type="string">
            <text:p>منسوب</text:p>
          </table:table-cell>
          <table:table-cell table:style-name="ce2" office:value-type="string" calcext:value-type="string">
            <text:p>رِئَ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ئَوِيٌّ-رِئَوِيٌّ، ةٌ [ر أ ي] (مَنْسُوبٌ إلَى الرِّئَةِ). "أُصِيبَ بِالتِهَابٍ رِئَوِيٍّ" : بِالْتِهَابٍ فِي الرِّئَةِ.</text:p>
          </table:table-cell>
          <table:table-cell/>
        </table:table-row>
        <table:table-row table:style-name="ro1">
          <table:table-cell office:value-type="float" office:value="307" calcext:value-type="float">
            <text:p>307</text:p>
          </table:table-cell>
          <table:table-cell office:value-type="string" calcext:value-type="string">
            <text:p>رَئِيِسيٌّ</text:p>
          </table:table-cell>
          <table:table-cell/>
          <table:table-cell office:value-type="string" calcext:value-type="string">
            <text:p>رأس</text:p>
          </table:table-cell>
          <table:table-cell/>
          <table:table-cell office:value-type="string" calcext:value-type="string">
            <text:p>منسوب</text:p>
          </table:table-cell>
          <table:table-cell table:style-name="ce2" office:value-type="string" calcext:value-type="string">
            <text:p>رَئِي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ئِيِسيٌّ-رَئِيِسيٌّ، ةٌ [ر أ س] (مَنْسُوبٌ إلَى الرَّئِيسِ). 1."اِنْتَظَرَهُ فِي الشَّارِعِ الرَّئِيسِيِّ" : أَهَمُّ شَارِعٍ فِي الْمَدِينَةِ. 2."يَبْحَثُ عَنْ سَبَبٍ رَئِيسِيٍّ لِيُقَدّ</text:p>
          </table:table-cell>
          <table:table-cell/>
        </table:table-row>
        <table:table-row table:style-name="ro1">
          <table:table-cell office:value-type="float" office:value="308" calcext:value-type="float">
            <text:p>308</text:p>
          </table:table-cell>
          <table:table-cell office:value-type="string" calcext:value-type="string">
            <text:p>رِياضِيٌّ</text:p>
          </table:table-cell>
          <table:table-cell/>
          <table:table-cell office:value-type="string" calcext:value-type="string">
            <text:p>روض</text:p>
          </table:table-cell>
          <table:table-cell/>
          <table:table-cell office:value-type="string" calcext:value-type="string">
            <text:p>منسوب</text:p>
          </table:table-cell>
          <table:table-cell table:style-name="ce2" office:value-type="string" calcext:value-type="string">
            <text:p>رِياضَ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ياضَةِ). 1."رِياضِيٌّ مُمْتازٌ" : مَنْ يُمارِسُ الرِّياضَةَ البَدَنِيَّةَ والتَّدارِيبَ والحَرَكاتِ البَدَنِيَّةَ. "يُمارِسُ الأَلْعابَ الرِّياضِيَّةَ". 2."روحٌ رِياضِيَّةٌ" : روحُ التَّآخِي وَسَعَةُ الصَّدْرِ وَتَقَبُّلُ نَتائِجِ الْمُباراةِ الرِّياضِيَّةِ بِصَدْرٍ رَحْبٍ.</text:p>
          </table:table-cell>
          <table:table-cell/>
        </table:table-row>
        <table:table-row table:style-name="ro1">
          <table:table-cell office:value-type="float" office:value="309" calcext:value-type="float">
            <text:p>309</text:p>
          </table:table-cell>
          <table:table-cell office:value-type="string" calcext:value-type="string">
            <text:p>رِيفِيٌّ</text:p>
          </table:table-cell>
          <table:table-cell/>
          <table:table-cell office:value-type="string" calcext:value-type="string">
            <text:p>ريف</text:p>
          </table:table-cell>
          <table:table-cell/>
          <table:table-cell office:value-type="string" calcext:value-type="string">
            <text:p>منسوب</text:p>
          </table:table-cell>
          <table:table-cell table:style-name="ce2" office:value-type="string" calcext:value-type="string">
            <text:p>رِي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يفِ). 1."رَجُلٌ رِيفِيٌّ" : مِنْ أَهْلِ الرِّيفِ. 2."يَعيشُ حَياةً رِيفِيَّةً" : بَدَوِيَّةً. "أَلِفَ الحَياةَ الرِّيفِيَّةَ وَلَمْ يَعُدْ يَسْتَسيغُ حَياةَ الْمُدُنِ".</text:p>
          </table:table-cell>
          <table:table-cell/>
        </table:table-row>
        <table:table-row table:style-name="ro1">
          <table:table-cell office:value-type="float" office:value="310" calcext:value-type="float">
            <text:p>310</text:p>
          </table:table-cell>
          <table:table-cell office:value-type="string" calcext:value-type="string">
            <text:p>زُجاجِيٌّ</text:p>
          </table:table-cell>
          <table:table-cell/>
          <table:table-cell office:value-type="string" calcext:value-type="string">
            <text:p>زجج</text:p>
          </table:table-cell>
          <table:table-cell/>
          <table:table-cell office:value-type="string" calcext:value-type="string">
            <text:p>منسوب</text:p>
          </table:table-cell>
          <table:table-cell table:style-name="ce2" office:value-type="string" calcext:value-type="string">
            <text:p>زَجَّا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جاجِيٌّ-زُجاجِيٌّ، ةٌ[ز ج ج]. 1. : مَنْسوبٌ إلَى الزَّجَّاجِ.2. : بائِعُ الزُّجاجِ.</text:p>
          </table:table-cell>
          <table:table-cell/>
        </table:table-row>
        <table:table-row table:style-name="ro1">
          <table:table-cell office:value-type="float" office:value="311" calcext:value-type="float">
            <text:p>311</text:p>
          </table:table-cell>
          <table:table-cell office:value-type="string" calcext:value-type="string">
            <text:p>زِراعِيٌّ</text:p>
          </table:table-cell>
          <table:table-cell/>
          <table:table-cell office:value-type="string" calcext:value-type="string">
            <text:p>زرع</text:p>
          </table:table-cell>
          <table:table-cell/>
          <table:table-cell office:value-type="string" calcext:value-type="string">
            <text:p>منسوب</text:p>
          </table:table-cell>
          <table:table-cell table:style-name="ce2" office:value-type="string" calcext:value-type="string">
            <text:p>زِرا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زِراعِيٌّ-زِراعِيٌّ، ةٌ[ز ر ع] (مَنْسوبٌ إلى الزِّراعَةِ). 1."تُعَدُّ مِنْطَقَةُ الغَرْبِ مِنْ أَخْصَبِ الأَرَاضِي الزِّراعِيَّةِ" : أَراضٍ قابِلَةٌ لِلْحَرْثِ والزِّراعَةِ وإِنْتاجُها جَيِّدٌ. 2."مُهَنْدِسٌ زِراعِيٌّ" : الْمُتَخَرِّجُ مِنَ الْمَعْهَدِ الزِّراعِيِّ، أَيْ مَنْ يَتَعامَلَ مَعَ الزِّراعَةِ بِمَعْرِفَةٍ والْمُتَخَصِّصُ فيها. "عامِلٌ زِرَاعِيٌّ" "الإِصْلاحُ الزِّراعِي" "طَريقٌ زِراعِيٌّ".</text:p>
          </table:table-cell>
          <table:table-cell/>
        </table:table-row>
        <table:table-row table:style-name="ro1">
          <table:table-cell office:value-type="float" office:value="312" calcext:value-type="float">
            <text:p>312</text:p>
          </table:table-cell>
          <table:table-cell office:value-type="string" calcext:value-type="string">
            <text:p>زُلالِيٌّ</text:p>
          </table:table-cell>
          <table:table-cell/>
          <table:table-cell office:value-type="string" calcext:value-type="string">
            <text:p>زلل</text:p>
          </table:table-cell>
          <table:table-cell/>
          <table:table-cell office:value-type="string" calcext:value-type="string">
            <text:p>منسوب</text:p>
          </table:table-cell>
          <table:table-cell table:style-name="ce2" office:value-type="string" calcext:value-type="string">
            <text:p>زُل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لالِيٌّ-زُلالِيٌّ ، ةٌ[ز ل ل] (مَنْسوبٌ إلى الزُّلالِ). 1."سائِلٌ زُلالِيٌّ" : سائِلٌ يَحْتَوِي على مادَّةٍ بُروتِينِيَّةٍ بِها نِسْبَةٌ مِنَ الكِبْريتِ. 2."بَوْلٌ زُلالِيٌّ" : فيهِ مادَّةُ الزُّلالِ.</text:p>
          </table:table-cell>
          <table:table-cell/>
        </table:table-row>
        <table:table-row table:style-name="ro1">
          <table:table-cell office:value-type="float" office:value="313" calcext:value-type="float">
            <text:p>313</text:p>
          </table:table-cell>
          <table:table-cell office:value-type="string" calcext:value-type="string">
            <text:p>زَمَنِيٌّ</text:p>
          </table:table-cell>
          <table:table-cell/>
          <table:table-cell office:value-type="string" calcext:value-type="string">
            <text:p>زمن</text:p>
          </table:table-cell>
          <table:table-cell/>
          <table:table-cell office:value-type="string" calcext:value-type="string">
            <text:p>منسوب</text:p>
          </table:table-cell>
          <table:table-cell table:style-name="ce2" office:value-type="string" calcext:value-type="string">
            <text:p>زَمَ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مَنِيٌّ-زَمَنِيٌّ، ةٌ[ز م ن] (مَنْسوبٌ إلَى الزَّمَنِ). 1."تَوْقيتٌ زَمَنِيٌّ" : أَيْ لِمُدَّةٍ مُعَيَّنَةٍ. "مَرْحَلَةٌ زَمَنِيَّةٌ". 2."قُنْبُلَةٌ زَمَنِيَّةٌ" : أَيِ القُنْبُلَةُ الَّتِي تَنْفَجِرُ في زَمَنٍ مَضْبوطٍ، مُعَيَّنٍ.</text:p>
          </table:table-cell>
          <table:table-cell/>
        </table:table-row>
        <table:table-row table:style-name="ro1">
          <table:table-cell office:value-type="float" office:value="314" calcext:value-type="float">
            <text:p>314</text:p>
          </table:table-cell>
          <table:table-cell office:value-type="string" calcext:value-type="string">
            <text:p>زَوْجِيٌّ</text:p>
          </table:table-cell>
          <table:table-cell/>
          <table:table-cell office:value-type="string" calcext:value-type="string">
            <text:p>زوج</text:p>
          </table:table-cell>
          <table:table-cell/>
          <table:table-cell office:value-type="string" calcext:value-type="string">
            <text:p>منسوب</text:p>
          </table:table-cell>
          <table:table-cell table:style-name="ce2" office:value-type="string" calcext:value-type="string">
            <text:p>زَوْ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وْجِيٌّ-زَوْجِيٌّ، ةٌ[ز و ج] (مَنْسوبٌ إلى الزَّوْجِ). 1."يَعيشُ حَياةً زَوْجِيَّةً هادِئَةً" : الحَياةُ الَّتِي تَجْمَعُ بَيْنَ الزَّوْجِ والزَّوْجَةِ بِالزَّواجِ. 2."عَدَدٌ زَوْجِيٌّ" : عَدَدٌ قابِلٌ لِلقِسْمَةِ عَلَى اثْنَيْنِ : 2. 4. 6. 8.</text:p>
          </table:table-cell>
          <table:table-cell/>
        </table:table-row>
        <table:table-row table:style-name="ro1">
          <table:table-cell office:value-type="float" office:value="315" calcext:value-type="float">
            <text:p>315</text:p>
          </table:table-cell>
          <table:table-cell office:value-type="string" calcext:value-type="string">
            <text:p>زَيْتِيٌّ</text:p>
          </table:table-cell>
          <table:table-cell/>
          <table:table-cell office:value-type="string" calcext:value-type="string">
            <text:p>زيت</text:p>
          </table:table-cell>
          <table:table-cell/>
          <table:table-cell office:value-type="string" calcext:value-type="string">
            <text:p>منسوب</text:p>
          </table:table-cell>
          <table:table-cell table:style-name="ce2" office:value-type="string" calcext:value-type="string">
            <text:p>زَيْ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يْتِيٌّ-زَيْتِيٌّ، ةٌ[ز ي ت] (مَنْسوبٌ إلى الزَّيْتِ). 1."نَباتٌ زَيْتِيٌّ" : نَباتٌ يُعْطِي زَيْتاً. 2."لَوْحَةٌ زَيْتِيَّةٌ" : لَوْحَةٌ رُسِمَتْ بِمادَّةٍ مُلَوَّنَةٍ مَمْزوجَةٍ بِالزَّيْتِ.</text:p>
          </table:table-cell>
          <table:table-cell/>
        </table:table-row>
        <table:table-row table:style-name="ro1">
          <table:table-cell office:value-type="float" office:value="316" calcext:value-type="float">
            <text:p>316</text:p>
          </table:table-cell>
          <table:table-cell office:value-type="string" calcext:value-type="string">
            <text:p>سَاحِلِيُّ</text:p>
          </table:table-cell>
          <table:table-cell/>
          <table:table-cell office:value-type="string" calcext:value-type="string">
            <text:p>سحل</text:p>
          </table:table-cell>
          <table:table-cell/>
          <table:table-cell office:value-type="string" calcext:value-type="string">
            <text:p>منسوب</text:p>
          </table:table-cell>
          <table:table-cell table:style-name="ce2" office:value-type="string" calcext:value-type="string">
            <text:p>سَاحِ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احِلِيُّ-سَاحِلِيُّ، ةٌ [س ح ل] (مَنْسُوبٌ إلَى السَّاحِلِ). "مَوْقِعٌ س</text:p>
          </table:table-cell>
          <table:table-cell/>
        </table:table-row>
        <table:table-row table:style-name="ro1">
          <table:table-cell office:value-type="float" office:value="317" calcext:value-type="float">
            <text:p>317</text:p>
          </table:table-cell>
          <table:table-cell office:value-type="string" calcext:value-type="string">
            <text:p>سِحْرِيٌّ</text:p>
          </table:table-cell>
          <table:table-cell/>
          <table:table-cell office:value-type="string" calcext:value-type="string">
            <text:p>سحر</text:p>
          </table:table-cell>
          <table:table-cell/>
          <table:table-cell office:value-type="string" calcext:value-type="string">
            <text:p>منسوب</text:p>
          </table:table-cell>
          <table:table-cell table:style-name="ce2" office:value-type="string" calcext:value-type="string">
            <text:p>سِحْ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حْرِيٌّ-سِحْرِيٌّ، ةٌ [س ح ر] (مَنْسُوب إلَى السِّحْرِ). "عَمَلٌ سِحْرِيٌّ" : عَمَلٌ قَائِمٌ عَلَى السِّحْرِ، التَّمْوِيهُ والشَّعْوَذَةُ. "جَاءَ بِأعْمَالٍ سِحْرِيَّةٍ".</text:p>
          </table:table-cell>
          <table:table-cell/>
        </table:table-row>
        <table:table-row table:style-name="ro1">
          <table:table-cell office:value-type="float" office:value="318" calcext:value-type="float">
            <text:p>318</text:p>
          </table:table-cell>
          <table:table-cell office:value-type="string" calcext:value-type="string">
            <text:p>سِرِّيٌّ</text:p>
          </table:table-cell>
          <table:table-cell/>
          <table:table-cell office:value-type="string" calcext:value-type="string">
            <text:p>سرر</text:p>
          </table:table-cell>
          <table:table-cell/>
          <table:table-cell office:value-type="string" calcext:value-type="string">
            <text:p>منسوب</text:p>
          </table:table-cell>
          <table:table-cell table:style-name="ce2" office:value-type="string" calcext:value-type="string">
            <text:p>سِ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رِّيٌّ-سِرِّيٌّ، ةٌ [س ر ر] (مَنْسُوبٌ إلَى السِّرِّ). 1."سِرِّيٌّ جِدّاً" : مَكْتُومٌ الإخْبَارُ بِهِ. 2."عَقَدَتِ الْمَحْكَمَةُ جَلْسَةً سِرِّيَّةً": جَلْسَةً مُغْلَقَةً غَيْرَ مُعْلَنَةٍ.</text:p>
          </table:table-cell>
          <table:table-cell/>
        </table:table-row>
        <table:table-row table:style-name="ro1">
          <table:table-cell office:value-type="float" office:value="319" calcext:value-type="float">
            <text:p>319</text:p>
          </table:table-cell>
          <table:table-cell office:value-type="string" calcext:value-type="string">
            <text:p>سَرْمَدِيٌّ</text:p>
          </table:table-cell>
          <table:table-cell/>
          <table:table-cell office:value-type="string" calcext:value-type="string">
            <text:p>سرمدي</text:p>
          </table:table-cell>
          <table:table-cell/>
          <table:table-cell office:value-type="string" calcext:value-type="string">
            <text:p>منسوب</text:p>
          </table:table-cell>
          <table:table-cell table:style-name="ce2" office:value-type="string" calcext:value-type="string">
            <text:p>سَرْمَ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رْمَدِيٌّ-سَرْمَدِيٌّ، ةٌ (مَنْسُوبٌ إلَى السَّرْمَدِ). "عَمَلٌ سَرْمَدِيٌّ" : دَائِمٌ، أَبَدِيٌّ. "أَوْرَثَهُمْ عَذَاباً ثُمَّ فَنَاءً سَرْمَدِيّاً".(الأفغانِي).</text:p>
          </table:table-cell>
          <table:table-cell/>
        </table:table-row>
        <table:table-row table:style-name="ro1">
          <table:table-cell office:value-type="float" office:value="320" calcext:value-type="float">
            <text:p>320</text:p>
          </table:table-cell>
          <table:table-cell office:value-type="string" calcext:value-type="string">
            <text:p>سَطْحِيٌّ</text:p>
          </table:table-cell>
          <table:table-cell/>
          <table:table-cell office:value-type="string" calcext:value-type="string">
            <text:p>سطح</text:p>
          </table:table-cell>
          <table:table-cell/>
          <table:table-cell office:value-type="string" calcext:value-type="string">
            <text:p>منسوب</text:p>
          </table:table-cell>
          <table:table-cell table:style-name="ce2" office:value-type="string" calcext:value-type="string">
            <text:p>سَطْ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طْحِيٌّ-سَطْحِيٌّ، ةٌ [س ط ح] (مَنْسُوبٌ إلَى السَّطْحِ). 1."فِكْرٌ سَطْحِيٌّ" : أيْ لاَ عَمَلَ فِيهِ، بَسِيطٌ. "مَعْلُومَاتٌ سَطْحِيَّةٌ" "آرَاءٌ سَطْحِيَّةٌ</text:p>
          </table:table-cell>
          <table:table-cell/>
        </table:table-row>
        <table:table-row table:style-name="ro1">
          <table:table-cell office:value-type="float" office:value="321" calcext:value-type="float">
            <text:p>321</text:p>
          </table:table-cell>
          <table:table-cell office:value-type="string" calcext:value-type="string">
            <text:p>سُعُودِيٌّ</text:p>
          </table:table-cell>
          <table:table-cell/>
          <table:table-cell office:value-type="string" calcext:value-type="string">
            <text:p>سعودي</text:p>
          </table:table-cell>
          <table:table-cell/>
          <table:table-cell office:value-type="string" calcext:value-type="string">
            <text:p>منسوب</text:p>
          </table:table-cell>
          <table:table-cell table:style-name="ce2" office:value-type="string" calcext:value-type="string">
            <text:p>سُعُودِ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سُّعُودِيَّةِ).</text:p>
          </table:table-cell>
          <table:table-cell/>
        </table:table-row>
        <table:table-row table:style-name="ro1">
          <table:table-cell office:value-type="float" office:value="322" calcext:value-type="float">
            <text:p>322</text:p>
          </table:table-cell>
          <table:table-cell office:value-type="string" calcext:value-type="string">
            <text:p>سُفْلِيٌّ</text:p>
          </table:table-cell>
          <table:table-cell/>
          <table:table-cell office:value-type="string" calcext:value-type="string">
            <text:p>سفل</text:p>
          </table:table-cell>
          <table:table-cell/>
          <table:table-cell office:value-type="string" calcext:value-type="string">
            <text:p>منسوب</text:p>
          </table:table-cell>
          <table:table-cell table:style-name="ce2" office:value-type="string" calcext:value-type="string">
            <text:p>سُفْ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فْلِيٌّ-سُفْلِيٌّ، ةٌ [س ف ل] (مَنْسُوبٌ إلَى السُّفْلِ). "يَسْكُنُ فِي الطَّابَ</text:p>
          </table:table-cell>
          <table:table-cell/>
        </table:table-row>
        <table:table-row table:style-name="ro1">
          <table:table-cell office:value-type="float" office:value="323" calcext:value-type="float">
            <text:p>323</text:p>
          </table:table-cell>
          <table:table-cell office:value-type="string" calcext:value-type="string">
            <text:p>سَلْبِيٌّ</text:p>
          </table:table-cell>
          <table:table-cell/>
          <table:table-cell office:value-type="string" calcext:value-type="string">
            <text:p>سلب</text:p>
          </table:table-cell>
          <table:table-cell/>
          <table:table-cell office:value-type="string" calcext:value-type="string">
            <text:p>منسوب</text:p>
          </table:table-cell>
          <table:table-cell table:style-name="ce2" office:value-type="string" calcext:value-type="string">
            <text:p>سَلْ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لْبِيٌّ-سَلْبِيٌّ، ةٌ [س ل ب] (مَنْسُوبٌ إلَى السَّلْبِ). 1."تَلَقَّى جَوَاباً سَلْبِيّاً" : بِالنَّفْيِ، بِالرَّفْضِ. 2. "اِتَّخَذَ م</text:p>
          </table:table-cell>
          <table:table-cell/>
        </table:table-row>
        <table:table-row table:style-name="ro1">
          <table:table-cell office:value-type="float" office:value="324" calcext:value-type="float">
            <text:p>324</text:p>
          </table:table-cell>
          <table:table-cell office:value-type="string" calcext:value-type="string">
            <text:p>سَمَاوِيٌّ</text:p>
          </table:table-cell>
          <table:table-cell/>
          <table:table-cell office:value-type="string" calcext:value-type="string">
            <text:p>سمو</text:p>
          </table:table-cell>
          <table:table-cell/>
          <table:table-cell office:value-type="string" calcext:value-type="string">
            <text:p>منسوب</text:p>
          </table:table-cell>
          <table:table-cell table:style-name="ce2" office:value-type="string" calcext:value-type="string">
            <text:p>سَمَ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مَاوِيٌّ-سَمَاوِيٌّ، ةٌ [س م و] (مَنْسُوبٌ إلَى السَّمَاءِ). 1."سَمَاوِيُّ اللَّوْنِ" : يَمِيلُ إلَى زُرْقَةِ السَّمَاءِ. "لَو</text:p>
          </table:table-cell>
          <table:table-cell/>
        </table:table-row>
        <table:table-row table:style-name="ro1">
          <table:table-cell office:value-type="float" office:value="325" calcext:value-type="float">
            <text:p>325</text:p>
          </table:table-cell>
          <table:table-cell office:value-type="string" calcext:value-type="string">
            <text:p>سَمَاعِيٌّ</text:p>
          </table:table-cell>
          <table:table-cell/>
          <table:table-cell office:value-type="string" calcext:value-type="string">
            <text:p>سمع</text:p>
          </table:table-cell>
          <table:table-cell/>
          <table:table-cell office:value-type="string" calcext:value-type="string">
            <text:p>منسوب</text:p>
          </table:table-cell>
          <table:table-cell table:style-name="ce2" office:value-type="string" calcext:value-type="string">
            <text:p>سَمَا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مَاعِيٌّ-سَمَاعِيٌّ [س م ع] (منْسُوبٌ إلَى السَّمَاعِ).</text:p>
          </table:table-cell>
          <table:table-cell/>
        </table:table-row>
        <table:table-row table:style-name="ro1">
          <table:table-cell office:value-type="float" office:value="326" calcext:value-type="float">
            <text:p>326</text:p>
          </table:table-cell>
          <table:table-cell office:value-type="string" calcext:value-type="string">
            <text:p>سَنَوِيٌّ</text:p>
          </table:table-cell>
          <table:table-cell/>
          <table:table-cell office:value-type="string" calcext:value-type="string">
            <text:p>سنو</text:p>
          </table:table-cell>
          <table:table-cell/>
          <table:table-cell office:value-type="string" calcext:value-type="string">
            <text:p>منسوب</text:p>
          </table:table-cell>
          <table:table-cell table:style-name="ce2" office:value-type="string" calcext:value-type="string">
            <text:p>سَنَ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نَوِيٌّ-سَنَوِيٌّ، ةٌ [س ن و] (مَنْسُوبٌ إلَى السَّنَةِ). "المِهْرَجَانُ السَّنَوِيُّ" : أيِ المِهْرَجَانُ الَّذِي يَنْعَقِدُ مَرَّةً كُلَّ سَنَةٍ.</text:p>
          </table:table-cell>
          <table:table-cell/>
        </table:table-row>
        <table:table-row table:style-name="ro1">
          <table:table-cell office:value-type="float" office:value="327" calcext:value-type="float">
            <text:p>327</text:p>
          </table:table-cell>
          <table:table-cell office:value-type="string" calcext:value-type="string">
            <text:p>سُنِّيٌّ</text:p>
          </table:table-cell>
          <table:table-cell/>
          <table:table-cell office:value-type="string" calcext:value-type="string">
            <text:p>سنن</text:p>
          </table:table-cell>
          <table:table-cell/>
          <table:table-cell office:value-type="string" calcext:value-type="string">
            <text:p>منسوب</text:p>
          </table:table-cell>
          <table:table-cell table:style-name="ce2" office:value-type="string" calcext:value-type="string">
            <text:p>سُنَّ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نِيٌّ-سَنِيٌّ، ةٌ [س ن ي] (صف). "مَقَامٌ سَنِيٌّ" : رَفِيعٌ، ذُو سَنَاءٍ. "بَلَغَ مَرْتَبَةً سَنِيَّةً".</text:p>
          </table:table-cell>
          <table:table-cell/>
        </table:table-row>
        <table:table-row table:style-name="ro1">
          <table:table-cell office:value-type="float" office:value="328" calcext:value-type="float">
            <text:p>328</text:p>
          </table:table-cell>
          <table:table-cell office:value-type="string" calcext:value-type="string">
            <text:p>سِنْجابِيٌّ</text:p>
          </table:table-cell>
          <table:table-cell/>
          <table:table-cell office:value-type="string" calcext:value-type="string">
            <text:p>سنجابي</text:p>
          </table:table-cell>
          <table:table-cell/>
          <table:table-cell office:value-type="string" calcext:value-type="string">
            <text:p>منسوب</text:p>
          </table:table-cell>
          <table:table-cell table:style-name="ce2" office:value-type="string" calcext:value-type="string">
            <text:p>سِنْجَ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نْجابِيٌّ-سِنْجابِيٌّ، ةٌ (مَنْسوب إلَى السِّنْجَابِ). "لَوْنٌ سِنْجَابِيٌّ": لَوْنٌ أزْرقُ رَمادِيٌّ.</text:p>
          </table:table-cell>
          <table:table-cell/>
        </table:table-row>
        <table:table-row table:style-name="ro1">
          <table:table-cell office:value-type="float" office:value="329" calcext:value-type="float">
            <text:p>329</text:p>
          </table:table-cell>
          <table:table-cell office:value-type="string" calcext:value-type="string">
            <text:p>سُهْلِيٌّ</text:p>
          </table:table-cell>
          <table:table-cell/>
          <table:table-cell office:value-type="string" calcext:value-type="string">
            <text:p>سهل</text:p>
          </table:table-cell>
          <table:table-cell/>
          <table:table-cell office:value-type="string" calcext:value-type="string">
            <text:p>منسوب</text:p>
          </table:table-cell>
          <table:table-cell table:style-name="ce2" office:value-type="string" calcext:value-type="string">
            <text:p>سَهْ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هْلِيٌّ-سُهْلِيٌّ، ةٌ [س هـ ل] (منسوب إلَى السَّهْلِ علَى غيْرِ قِياسٍ). 1. "نَبَاتٌ سُهْلِيٌّ" : يَنْبُتُ فِي السَّهْل. 2. "مَاشِيَةٌ سُهْلِيَّةٌ" : تَرْعَى فِي السَّهْلِ.</text:p>
          </table:table-cell>
          <table:table-cell/>
        </table:table-row>
        <table:table-row table:style-name="ro1">
          <table:table-cell office:value-type="float" office:value="330" calcext:value-type="float">
            <text:p>330</text:p>
          </table:table-cell>
          <table:table-cell office:value-type="string" calcext:value-type="string">
            <text:p>سُودانِيٌّ</text:p>
          </table:table-cell>
          <table:table-cell/>
          <table:table-cell office:value-type="string" calcext:value-type="string">
            <text:p>سود</text:p>
          </table:table-cell>
          <table:table-cell/>
          <table:table-cell office:value-type="string" calcext:value-type="string">
            <text:p>منسوب</text:p>
          </table:table-cell>
          <table:table-cell table:style-name="ce2" office:value-type="string" calcext:value-type="string">
            <text:p>سُود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ودانِيٌّ-سُودانِيٌّ، ةٌ [س و د] (مَنْسوبٌ إلى السُّودانِ). "اِلْتَقَى بِسودانِيٍّ" : مُواطِنٌ مِنَ السُّودانِ.</text:p>
          </table:table-cell>
          <table:table-cell/>
        </table:table-row>
        <table:table-row table:style-name="ro1">
          <table:table-cell office:value-type="float" office:value="331" calcext:value-type="float">
            <text:p>331</text:p>
          </table:table-cell>
          <table:table-cell office:value-type="string" calcext:value-type="string">
            <text:p>سُوفِياتِيٌّ</text:p>
          </table:table-cell>
          <table:table-cell/>
          <table:table-cell office:value-type="string" calcext:value-type="string">
            <text:p>سوفياتي</text:p>
          </table:table-cell>
          <table:table-cell/>
          <table:table-cell office:value-type="string" calcext:value-type="string">
            <text:p>منسوب</text:p>
          </table:table-cell>
          <table:table-cell table:style-name="ce2" office:value-type="string" calcext:value-type="string">
            <text:p>سُوفِيَا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وفِياتِيٌّ-سُوفِياتِيٌّ (مَنْسوبٌ إلى السُّوفِيَات). "الاتِّحادُ السُّوفِياتِي" : ما كانَ يُعْرَفُ سابِقاً بِمَجْمُوعِ الجمهوريّات الاشتِراكيَّةِ السُّوفياتيَّةِ، قَبْلَ أن يُفَتَّتَ إلى دُوَلٍ مُسْتَقِلَّةٍ.</text:p>
          </table:table-cell>
          <table:table-cell/>
        </table:table-row>
        <table:table-row table:style-name="ro1">
          <table:table-cell office:value-type="float" office:value="332" calcext:value-type="float">
            <text:p>332</text:p>
          </table:table-cell>
          <table:table-cell office:value-type="string" calcext:value-type="string">
            <text:p>سِياسِيٌّ</text:p>
          </table:table-cell>
          <table:table-cell/>
          <table:table-cell office:value-type="string" calcext:value-type="string">
            <text:p>سوس</text:p>
          </table:table-cell>
          <table:table-cell/>
          <table:table-cell office:value-type="string" calcext:value-type="string">
            <text:p>منسوب</text:p>
          </table:table-cell>
          <table:table-cell table:style-name="ce2" office:value-type="string" calcext:value-type="string">
            <text:p>سِيا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سِّياسَةِ . 1."هُوَ رَجُلٌ سِياسِيٌّ" : مَنْ يَحْتَرِفُ السِّيَاسَةَ وَيَفْهَمُ قَضَاياها، وَيُمارِسُ شُؤ</text:p>
          </table:table-cell>
          <table:table-cell/>
        </table:table-row>
        <table:table-row table:style-name="ro1">
          <table:table-cell office:value-type="float" office:value="333" calcext:value-type="float">
            <text:p>333</text:p>
          </table:table-cell>
          <table:table-cell office:value-type="string" calcext:value-type="string">
            <text:p>سينَمائِيّ</text:p>
          </table:table-cell>
          <table:table-cell/>
          <table:table-cell office:value-type="string" calcext:value-type="string">
            <text:p>سينمائي</text:p>
          </table:table-cell>
          <table:table-cell/>
          <table:table-cell office:value-type="string" calcext:value-type="string">
            <text:p>منسوب</text:p>
          </table:table-cell>
          <table:table-cell table:style-name="ce2" office:value-type="string" calcext:value-type="string">
            <text:p>سِينَما</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سوبٌ إلى السِّينَما.</text:p>
          </table:table-cell>
          <table:table-cell/>
        </table:table-row>
        <table:table-row table:style-name="ro1">
          <table:table-cell office:value-type="float" office:value="334" calcext:value-type="float">
            <text:p>334</text:p>
          </table:table-cell>
          <table:table-cell office:value-type="string" calcext:value-type="string">
            <text:p>شَامِيٌّ</text:p>
          </table:table-cell>
          <table:table-cell/>
          <table:table-cell office:value-type="string" calcext:value-type="string">
            <text:p>شأم</text:p>
          </table:table-cell>
          <table:table-cell/>
          <table:table-cell office:value-type="string" calcext:value-type="string">
            <text:p>منسوب</text:p>
          </table:table-cell>
          <table:table-cell table:style-name="ce2" office:value-type="string" calcext:value-type="string">
            <text:p>شَ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شَّامِ).</text:p>
          </table:table-cell>
          <table:table-cell/>
        </table:table-row>
        <table:table-row table:style-name="ro1">
          <table:table-cell office:value-type="float" office:value="335" calcext:value-type="float">
            <text:p>335</text:p>
          </table:table-cell>
          <table:table-cell office:value-type="string" calcext:value-type="string">
            <text:p>شَتْوِيُّ</text:p>
          </table:table-cell>
          <table:table-cell/>
          <table:table-cell office:value-type="string" calcext:value-type="string">
            <text:p>شتو</text:p>
          </table:table-cell>
          <table:table-cell/>
          <table:table-cell office:value-type="string" calcext:value-type="string">
            <text:p>منسوب</text:p>
          </table:table-cell>
          <table:table-cell table:style-name="ce2" office:value-type="string" calcext:value-type="string">
            <text:p>شِتَ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تْوِيُّ-شَتْوِيُّ، ةٌ [ش ت و] (مَنْسُوبٌ إلَى الشِّتَاءِ). "فِي يَوْمٍ شَت</text:p>
          </table:table-cell>
          <table:table-cell/>
        </table:table-row>
        <table:table-row table:style-name="ro1">
          <table:table-cell office:value-type="float" office:value="336" calcext:value-type="float">
            <text:p>336</text:p>
          </table:table-cell>
          <table:table-cell office:value-type="string" calcext:value-type="string">
            <text:p>شَرْعِيٌّ</text:p>
          </table:table-cell>
          <table:table-cell/>
          <table:table-cell office:value-type="string" calcext:value-type="string">
            <text:p>شرع</text:p>
          </table:table-cell>
          <table:table-cell/>
          <table:table-cell office:value-type="string" calcext:value-type="string">
            <text:p>منسوب</text:p>
          </table:table-cell>
          <table:table-cell table:style-name="ce2" office:value-type="string" calcext:value-type="string">
            <text:p>شَرْ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رْعِيٌّ-شَرْعِيٌّ، ةٌ [ش ر ع] (مَنْسُوبٌ إِلَى الشَّرْعِ). 1."حُكْمٌ شَرْعِيٌّ" : حُكْمٌ خَاضِعٌ لأَحْكَامِ الشَّرْعِ. 2."زَوَاجٌ شَرْعِيٌّ" : زَوَاجٌ حَسَبَ أَحْكَامِ الشَّرْعِ وَالعَقِيدَةِ. 3. "طَبِيبٌ شَرْعِيٌّ" : طَبِيبٌ مُؤَهَّلٌ لِلإِد</text:p>
          </table:table-cell>
          <table:table-cell/>
        </table:table-row>
        <table:table-row table:style-name="ro1">
          <table:table-cell office:value-type="float" office:value="337" calcext:value-type="float">
            <text:p>337</text:p>
          </table:table-cell>
          <table:table-cell office:value-type="string" calcext:value-type="string">
            <text:p>شَرْقِيٌّ</text:p>
          </table:table-cell>
          <table:table-cell/>
          <table:table-cell office:value-type="string" calcext:value-type="string">
            <text:p>شرق</text:p>
          </table:table-cell>
          <table:table-cell/>
          <table:table-cell office:value-type="string" calcext:value-type="string">
            <text:p>منسوب</text:p>
          </table:table-cell>
          <table:table-cell table:style-name="ce2" office:value-type="string" calcext:value-type="string">
            <text:p>شَرْ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رْقِيٌّ-شَرْقِيٌّ، ةٌ [ش ر ق] (مَنْسُوبٌ إِلَى الشَّرْقِ). 1."رَجُلٌ شَرْقِيٌّ" : مِنْ سُكَّانِ الشَّرْقِ. 2."اِسْتَقَرَّ فِي البِلاَدِ الشَّرْقِيَّةِ" : فِي البِلاَدِ الواقِعَةِ فِي الْمَشْرِقِ.</text:p>
          </table:table-cell>
          <table:table-cell/>
        </table:table-row>
        <table:table-row table:style-name="ro1">
          <table:table-cell office:value-type="float" office:value="338" calcext:value-type="float">
            <text:p>338</text:p>
          </table:table-cell>
          <table:table-cell office:value-type="string" calcext:value-type="string">
            <text:p>شَعْبِيٌّ</text:p>
          </table:table-cell>
          <table:table-cell/>
          <table:table-cell office:value-type="string" calcext:value-type="string">
            <text:p>شعب</text:p>
          </table:table-cell>
          <table:table-cell/>
          <table:table-cell office:value-type="string" calcext:value-type="string">
            <text:p>منسوب</text:p>
          </table:table-cell>
          <table:table-cell table:style-name="ce2" office:value-type="string" calcext:value-type="string">
            <text:p>شَعْ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عْبِيٌّ-شَعْبِيٌّ، ةٌ [ش ع ب] (مَنْسُوبٌ إِلَى الشَّعْبِ). 1."رَجُلٌ شَعْبِيٌّ" : رَجُلٌ مُتَخَلِّقٌ بِأَخْلاَقِ شَعْبِهِ، بَسِيطٌ فِي تَعَامُلِهِ مِثْلَ كُلِّ أَفْرَادِهِ. 2. "الأَدَبُ الشَّعْبِيُّ" : أَدَبُ</text:p>
          </table:table-cell>
          <table:table-cell/>
        </table:table-row>
        <table:table-row table:style-name="ro1">
          <table:table-cell office:value-type="float" office:value="339" calcext:value-type="float">
            <text:p>339</text:p>
          </table:table-cell>
          <table:table-cell office:value-type="string" calcext:value-type="string">
            <text:p>شِعْرِيٌّ</text:p>
          </table:table-cell>
          <table:table-cell/>
          <table:table-cell office:value-type="string" calcext:value-type="string">
            <text:p>شعر</text:p>
          </table:table-cell>
          <table:table-cell/>
          <table:table-cell office:value-type="string" calcext:value-type="string">
            <text:p>منسوب</text:p>
          </table:table-cell>
          <table:table-cell table:style-name="ce2" office:value-type="string" calcext:value-type="string">
            <text:p>شِعْ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عْرِيٌّ-شِعْرِيٌّ، ةٌ [ش ع ر] (مَنْسُوبٌ إِلَى الشِّعْرِ). "اِنْغَمَسَ فِي جَوٍّ شِعْرِيٍّ" : فِي جَوِّ عَالَمِ الشِّعْرِ. "اِسْتَمَعَ إِلَى أُغْنِيَّةٍ شِعْرِيَّةٍ مُغَنَّاةٍ".</text:p>
          </table:table-cell>
          <table:table-cell/>
        </table:table-row>
        <table:table-row table:style-name="ro1">
          <table:table-cell office:value-type="float" office:value="340" calcext:value-type="float">
            <text:p>340</text:p>
          </table:table-cell>
          <table:table-cell office:value-type="string" calcext:value-type="string">
            <text:p>شِفَاهِيٌّ</text:p>
          </table:table-cell>
          <table:table-cell/>
          <table:table-cell office:value-type="string" calcext:value-type="string">
            <text:p>شفه</text:p>
          </table:table-cell>
          <table:table-cell/>
          <table:table-cell office:value-type="string" calcext:value-type="string">
            <text:p>منسوب</text:p>
          </table:table-cell>
          <table:table-cell table:style-name="ce2" office:value-type="string" calcext:value-type="string">
            <text:p>شِفَاهٌ</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اهِيٌّ-شِفَاهِيٌّ، ةٌ [ش ف هـ] (مَنْسُوبٌ إِلَى الشِّفَاهِ). 1."تَقَدَّمَ لِلاِمْتِحَانِ الشِّفَاهِيِّ" : اِمْتِحَانٌ يُجِيبُ فِيهِ الطَّالِبُ عَنْ أَسْئِلَةِ الأُسْتَاذِ مِنَ الذَّاكِرَةِ مُبَاشَرَةً قَوْلاً لاَ كِتَابَةً. 2."خَاطَبَ الجُمْهُورَ شِفَاهِيّاً" : اِرْتِجالاً، أَي اِرْتَجَلَ كَلاَماً غَيْرَ مَكْتُوبٍ.</text:p>
          </table:table-cell>
          <table:table-cell/>
        </table:table-row>
        <table:table-row table:style-name="ro1">
          <table:table-cell office:value-type="float" office:value="341" calcext:value-type="float">
            <text:p>341</text:p>
          </table:table-cell>
          <table:table-cell office:value-type="string" calcext:value-type="string">
            <text:p>شَفَوِيٌّ</text:p>
          </table:table-cell>
          <table:table-cell/>
          <table:table-cell office:value-type="string" calcext:value-type="string">
            <text:p>شفه</text:p>
          </table:table-cell>
          <table:table-cell/>
          <table:table-cell office:value-type="string" calcext:value-type="string">
            <text:p>منسوب</text:p>
          </table:table-cell>
          <table:table-cell table:style-name="ce2" office:value-type="string" calcext:value-type="string">
            <text:p>شَ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وِيٌّ-شَفَوِيٌّ، ةٌ [ش ف هـ] (مَنْسُوبٌ إِلَى الشَّفَةِ). "الْحُرُوفُ الشَّفَوِيَّةُ هِيَ البَاءُ وَالفَاءُ وَالمِيمُ" : أَيِ الْحُرُوفُ الَّتِي يَكُونُ مَخْرَجُهَا مِنَ الشَّفَتَيْنِ. "صَوْتٌ شَفَوِيٌّ".</text:p>
          </table:table-cell>
          <table:table-cell/>
        </table:table-row>
        <table:table-row table:style-name="ro1">
          <table:table-cell office:value-type="float" office:value="342" calcext:value-type="float">
            <text:p>342</text:p>
          </table:table-cell>
          <table:table-cell office:value-type="string" calcext:value-type="string">
            <text:p>شَفَهِيٌّ</text:p>
          </table:table-cell>
          <table:table-cell/>
          <table:table-cell office:value-type="string" calcext:value-type="string">
            <text:p>شفه</text:p>
          </table:table-cell>
          <table:table-cell/>
          <table:table-cell office:value-type="string" calcext:value-type="string">
            <text:p>منسوب</text:p>
          </table:table-cell>
          <table:table-cell table:style-name="ce2" office:value-type="string" calcext:value-type="string">
            <text:p>شِ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هِيٌّ-شَفَهِيٌّ، ةٌ [ش ف هـ] (مَنْسُوبٌ إِلَى الشِّفَةِ). ن. شَفَاهِيٌّ، شَفَوِيٌّ.</text:p>
          </table:table-cell>
          <table:table-cell/>
        </table:table-row>
        <table:table-row table:style-name="ro1">
          <table:table-cell office:value-type="float" office:value="343" calcext:value-type="float">
            <text:p>343</text:p>
          </table:table-cell>
          <table:table-cell office:value-type="string" calcext:value-type="string">
            <text:p>شَكْلِيٌّ</text:p>
          </table:table-cell>
          <table:table-cell/>
          <table:table-cell office:value-type="string" calcext:value-type="string">
            <text:p>شكل</text:p>
          </table:table-cell>
          <table:table-cell/>
          <table:table-cell office:value-type="string" calcext:value-type="string">
            <text:p>منسوب</text:p>
          </table:table-cell>
          <table:table-cell table:style-name="ce2" office:value-type="string" calcext:value-type="string">
            <text:p>شَكْ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كْلِيٌّ-شَكْلِيٌّ، ةٌ [ش ك ل] (مَنْسُوبٌ إِلَى الشَّكْلِ). "يَهْتَمُّ بِالقَضَايَا الشَّكْلِيَّةِ " : يَهْتَمُّ بِمَا هُوَ ظَاهِرٌ وَخَارِجِيٌّ دُونَ الجَوْهَرِ.</text:p>
          </table:table-cell>
          <table:table-cell/>
        </table:table-row>
        <table:table-row table:style-name="ro1">
          <table:table-cell office:value-type="float" office:value="344" calcext:value-type="float">
            <text:p>344</text:p>
          </table:table-cell>
          <table:table-cell office:value-type="string" calcext:value-type="string">
            <text:p>شَمْسِيٌّ</text:p>
          </table:table-cell>
          <table:table-cell/>
          <table:table-cell office:value-type="string" calcext:value-type="string">
            <text:p>شمس</text:p>
          </table:table-cell>
          <table:table-cell/>
          <table:table-cell office:value-type="string" calcext:value-type="string">
            <text:p>منسوب</text:p>
          </table:table-cell>
          <table:table-cell table:style-name="ce2" office:value-type="string" calcext:value-type="string">
            <text:p>شَمْ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مْسِيٌّ-شَمْسِيٌّ، ةٌ [ ش م س] (مَنْسُوبٌ إِلَى الشَّمْسِ). 1."النِّظَامُ الشَّمْسِيُّ" : هُوَ مَجْمُوعُ الأَجْسَامِ السَّمَاوِيَّةِ الَّتِي تُكَوِّنُهَا الشَّمْسُ وَحَقْلُ جَاذِبِيَّتِهَا، وَعَدَدُهَا تِسْعَةُ أَجْرَامٍ : الأَرْضُ وَعُطَارِدُ وَفِينُوسُ وَالْمِرِّيخُ والْمُشْتَرِي وَزُحَلُ وَأُورَانُس وَنِيبْتُون وَبْلُوتُن. 2."سَاعَةٌ شًمْسِيَّةٌ" : مِسَاحَةٌ دَائِرِيَّةٌ بِهَا خُطُوطٌ يَنْعَكِسُ عَلَيْهَا ظِلُّ قَضِيبٍ مُنْحَنٍ يُشِيرُ إِلَى سَاعَ</text:p>
          </table:table-cell>
          <table:table-cell/>
        </table:table-row>
        <table:table-row table:style-name="ro1">
          <table:table-cell office:value-type="float" office:value="345" calcext:value-type="float">
            <text:p>345</text:p>
          </table:table-cell>
          <table:table-cell office:value-type="string" calcext:value-type="string">
            <text:p>شَهْرِيٌّ</text:p>
          </table:table-cell>
          <table:table-cell/>
          <table:table-cell office:value-type="string" calcext:value-type="string">
            <text:p>شهر</text:p>
          </table:table-cell>
          <table:table-cell/>
          <table:table-cell office:value-type="string" calcext:value-type="string">
            <text:p>منسوب</text:p>
          </table:table-cell>
          <table:table-cell table:style-name="ce2" office:value-type="string" calcext:value-type="string">
            <text:p>شَهْ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هْرِيٌّ-شَهْرِيٌّ، ةٌ [ش هـ ر] (مَنْسُوبٌ إِلَى الشَّهْرِ). 1."يُؤَدِّي انْخِرَاطَهُ شَهْرِيّاً" : مِقْدَارُ مَا يُؤَدِّيهِ فِي كُلِّ شَهْرٍ. "الانْخِرَاطُ الشَّهْرِيُّ". 2."مَجَلَّةٌ شَهْرِيَّةٌ" : مَجَلَّةٌ تَصْدُرُ مَرَّةً فِي كُلِّ شَهْرٍ. 3."الدَّوْرَةُ الشَّهْرِيَّةُ" : دَمُ الْحَيْضِ عِنْدَ الْمَرْأَةِ الْحَاصِلُ مَرَّةً فِي الشَّهْرِ.</text:p>
          </table:table-cell>
          <table:table-cell/>
        </table:table-row>
        <table:table-row table:style-name="ro1">
          <table:table-cell office:value-type="float" office:value="346" calcext:value-type="float">
            <text:p>346</text:p>
          </table:table-cell>
          <table:table-cell office:value-type="string" calcext:value-type="string">
            <text:p>شَهْوَانِيٌّ</text:p>
          </table:table-cell>
          <table:table-cell/>
          <table:table-cell office:value-type="string" calcext:value-type="string">
            <text:p>شهو</text:p>
          </table:table-cell>
          <table:table-cell/>
          <table:table-cell office:value-type="string" calcext:value-type="string">
            <text:p>منسوب</text:p>
          </table:table-cell>
          <table:table-cell table:style-name="ce2" office:value-type="string" calcext:value-type="string">
            <text:p>شَهْوَ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هْوَانِيٌّ-شَهْوَانِيٌّ، ةٌ [ش هـ و] (مَنْسُوبٌ إِلَى الشَّهْوَةِ). "رَجُلٌ شَهْوَانِيٌّ" : رَجُلٌ شَدِيدُ الرَّغْبَةِ فِي الْمَلَذَّاتِ الْمَادِّيَّةِ وَالْجِنْسِيَّةِ.</text:p>
          </table:table-cell>
          <table:table-cell/>
        </table:table-row>
        <table:table-row table:style-name="ro1">
          <table:table-cell office:value-type="float" office:value="347" calcext:value-type="float">
            <text:p>347</text:p>
          </table:table-cell>
          <table:table-cell office:value-type="string" calcext:value-type="string">
            <text:p>شَوْكِيٌّ</text:p>
          </table:table-cell>
          <table:table-cell/>
          <table:table-cell office:value-type="string" calcext:value-type="string">
            <text:p>شوك</text:p>
          </table:table-cell>
          <table:table-cell/>
          <table:table-cell office:value-type="string" calcext:value-type="string">
            <text:p>منسوب</text:p>
          </table:table-cell>
          <table:table-cell table:style-name="ce2" office:value-type="string" calcext:value-type="string">
            <text:p>شَوْ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وْكِيٌّ-شَوْكِيٌّ [ش و ك] (مَنْسُوبٌ إِلَى الشَّوْكِ، الشَّوْكَةُ). 1."النُّخَاعُ الشَّوْكِيُّ" : جُزْءُ الْجِهَازِ العَصَبِيِّ الْمَرْكَزِيِّ دَاخِلَ القَنَاةِ الفِقَرِيَّةِ. 2."التِّينُ الشَّوْكِيُّ" .ن. التِّينُ.</text:p>
          </table:table-cell>
          <table:table-cell/>
        </table:table-row>
        <table:table-row table:style-name="ro1">
          <table:table-cell office:value-type="float" office:value="348" calcext:value-type="float">
            <text:p>348</text:p>
          </table:table-cell>
          <table:table-cell office:value-type="string" calcext:value-type="string">
            <text:p>شِيعِيٌّ</text:p>
          </table:table-cell>
          <table:table-cell/>
          <table:table-cell office:value-type="string" calcext:value-type="string">
            <text:p>شيع</text:p>
          </table:table-cell>
          <table:table-cell/>
          <table:table-cell office:value-type="string" calcext:value-type="string">
            <text:p>منسوب</text:p>
          </table:table-cell>
          <table:table-cell table:style-name="ce2" office:value-type="string" calcext:value-type="string">
            <text:p>شِي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يعِيٌّ-شِيعِيٌّ، ةٌ [ش ي ع] (مَنْسُوبٌ إِلَى الشِّيعَةِ)."هُوَ شِيعِيّ</text:p>
          </table:table-cell>
          <table:table-cell/>
        </table:table-row>
        <table:table-row table:style-name="ro1">
          <table:table-cell office:value-type="float" office:value="349" calcext:value-type="float">
            <text:p>349</text:p>
          </table:table-cell>
          <table:table-cell office:value-type="string" calcext:value-type="string">
            <text:p>شُيُوعِيٌّ</text:p>
          </table:table-cell>
          <table:table-cell/>
          <table:table-cell office:value-type="string" calcext:value-type="string">
            <text:p>شيع</text:p>
          </table:table-cell>
          <table:table-cell/>
          <table:table-cell office:value-type="string" calcext:value-type="string">
            <text:p>منسوب</text:p>
          </table:table-cell>
          <table:table-cell table:style-name="ce2" office:value-type="string" calcext:value-type="string">
            <text:p>شُيُوعِ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يُوعِيٌّ-شُيُوعِيٌّ، ةٌ [ش ي ع] (سيا) (مَنْسُوبٌ إِلَى الشُّيُوعِي</text:p>
          </table:table-cell>
          <table:table-cell/>
        </table:table-row>
        <table:table-row table:style-name="ro1">
          <table:table-cell office:value-type="float" office:value="350" calcext:value-type="float">
            <text:p>350</text:p>
          </table:table-cell>
          <table:table-cell office:value-type="string" calcext:value-type="string">
            <text:p>صِبْيَانِيٌّ</text:p>
          </table:table-cell>
          <table:table-cell/>
          <table:table-cell office:value-type="string" calcext:value-type="string">
            <text:p>صبو</text:p>
          </table:table-cell>
          <table:table-cell/>
          <table:table-cell office:value-type="string" calcext:value-type="string">
            <text:p>منسوب</text:p>
          </table:table-cell>
          <table:table-cell table:style-name="ce2" office:value-type="string" calcext:value-type="string">
            <text:p>صَبِيٌّ</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بْيَانِيٌّ-صِبْيَانِيٌّ، ةٌ [ص ب و] (مَنْسُوبٌ إِلَى الصَّبِيِّ). "عَمَلٌ صِبْيَ</text:p>
          </table:table-cell>
          <table:table-cell/>
        </table:table-row>
        <table:table-row table:style-name="ro1">
          <table:table-cell office:value-type="float" office:value="351" calcext:value-type="float">
            <text:p>351</text:p>
          </table:table-cell>
          <table:table-cell office:value-type="string" calcext:value-type="string">
            <text:p>صَحَابِيٌّ</text:p>
          </table:table-cell>
          <table:table-cell/>
          <table:table-cell office:value-type="string" calcext:value-type="string">
            <text:p>صحب</text:p>
          </table:table-cell>
          <table:table-cell/>
          <table:table-cell office:value-type="string" calcext:value-type="string">
            <text:p>منسوب</text:p>
          </table:table-cell>
          <table:table-cell table:style-name="ce2" office:value-type="string" calcext:value-type="string">
            <text:p>صَحَابَ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حَابِيٌّ-صَحَابِيٌّ [ص ح ب] (مَنْسُوبٌ إِلَى الصَّحَابَةِ). وَتَعْنِي أَيْضاً الوَاحِدَ مِنْهُمْ. ج: صَحَابَةٌ.</text:p>
          </table:table-cell>
          <table:table-cell/>
        </table:table-row>
        <table:table-row table:style-name="ro1">
          <table:table-cell office:value-type="float" office:value="352" calcext:value-type="float">
            <text:p>352</text:p>
          </table:table-cell>
          <table:table-cell office:value-type="string" calcext:value-type="string">
            <text:p>صِحَافِيٌّ</text:p>
          </table:table-cell>
          <table:table-cell/>
          <table:table-cell office:value-type="string" calcext:value-type="string">
            <text:p>صحف</text:p>
          </table:table-cell>
          <table:table-cell/>
          <table:table-cell office:value-type="string" calcext:value-type="string">
            <text:p>منسوب</text:p>
          </table:table-cell>
          <table:table-cell table:style-name="ce2" office:value-type="string" calcext:value-type="string">
            <text:p>صِحَا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حَافِيٌّ-صِحَافِيٌّ، ةٌ [ص ح ف] (مَنْسُوبٌ إِلَى الصِّحَافَةِ). "قَامَ بِعَمَلٍ صِحَافِيٍّ جَيِّدٍ" : مَا يُقَدِّمُهُ الصِّحَافِيُّ مِنْ عَمَلٍ فِي مَجَالِ الصِّحَافَةِ.</text:p>
          </table:table-cell>
          <table:table-cell/>
        </table:table-row>
        <table:table-row table:style-name="ro1">
          <table:table-cell office:value-type="float" office:value="353" calcext:value-type="float">
            <text:p>353</text:p>
          </table:table-cell>
          <table:table-cell office:value-type="string" calcext:value-type="string">
            <text:p>صَحْرَاوِيٌّ</text:p>
          </table:table-cell>
          <table:table-cell/>
          <table:table-cell office:value-type="string" calcext:value-type="string">
            <text:p>صحر</text:p>
          </table:table-cell>
          <table:table-cell/>
          <table:table-cell office:value-type="string" calcext:value-type="string">
            <text:p>منسوب</text:p>
          </table:table-cell>
          <table:table-cell table:style-name="ce2" office:value-type="string" calcext:value-type="string">
            <text:p>صَحْرَ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حْرَاوِيٌّ-صَحْرَاوِيٌّ، ةٌ [ص ح ر] (مَنْسُوبٌ إِلَى الصَّحْرَاءِ). 1."رَجُلٌ صَحْرَاوِيٌّ" : مِنْ رِجَالِ الصَّحْرَاءِ. 2."مُنَاخٌ صَحْرَاوِيٌّ" : مُنَاخٌ شَدِيدُ الْحَرَارَةِ فِي النَّهَارِ وَالصَّيْفِ، شَدِيدُ البَرْدِ فِي اللَّيْلِ وَالشِّتَاءِ.</text:p>
          </table:table-cell>
          <table:table-cell/>
        </table:table-row>
        <table:table-row table:style-name="ro1">
          <table:table-cell office:value-type="float" office:value="354" calcext:value-type="float">
            <text:p>354</text:p>
          </table:table-cell>
          <table:table-cell office:value-type="string" calcext:value-type="string">
            <text:p>صَخْرِيٌّ</text:p>
          </table:table-cell>
          <table:table-cell/>
          <table:table-cell office:value-type="string" calcext:value-type="string">
            <text:p>صخر</text:p>
          </table:table-cell>
          <table:table-cell/>
          <table:table-cell office:value-type="string" calcext:value-type="string">
            <text:p>منسوب</text:p>
          </table:table-cell>
          <table:table-cell table:style-name="ce2" office:value-type="string" calcext:value-type="string">
            <text:p>صَخْ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خْرِيٌّ-صَخْرِيٌّ، ةٌ [ص خ ر] (مَنْسُوبٌ إِلَى الصَّخْرِ). 1."حَجَرٌ صَخْرِيٌّ" : الْحَجَرُ الْمُتَكَسِّرُ مِنَ الصَّخْرِ الصَّلْبِ. 2."مِنْطَقَةٌ صَخْرِيَّةٌ" : مِنْطَقَةٌ بِهَا الْحَجَرُ الْعَظِيمُ الصَّلْبُ.</text:p>
          </table:table-cell>
          <table:table-cell/>
        </table:table-row>
        <table:table-row table:style-name="ro1">
          <table:table-cell office:value-type="float" office:value="355" calcext:value-type="float">
            <text:p>355</text:p>
          </table:table-cell>
          <table:table-cell office:value-type="string" calcext:value-type="string">
            <text:p>صَنَوْبَرِيٌّ</text:p>
          </table:table-cell>
          <table:table-cell/>
          <table:table-cell office:value-type="string" calcext:value-type="string">
            <text:p>صنوبري</text:p>
          </table:table-cell>
          <table:table-cell/>
          <table:table-cell office:value-type="string" calcext:value-type="string">
            <text:p>منسوب</text:p>
          </table:table-cell>
          <table:table-cell table:style-name="ce2" office:value-type="string" calcext:value-type="string">
            <text:p>صَنَوْبَ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نَوْبَرِيٌّ-صَنَوْبَرِيٌّ، ةٌ (مَنْسُوبٌ إِلَى الصَّنَوْبَرِ). : أَيْ مَا كَ</text:p>
          </table:table-cell>
          <table:table-cell/>
        </table:table-row>
        <table:table-row table:style-name="ro1">
          <table:table-cell office:value-type="float" office:value="356" calcext:value-type="float">
            <text:p>356</text:p>
          </table:table-cell>
          <table:table-cell office:value-type="string" calcext:value-type="string">
            <text:p>صُوفِيٌّ</text:p>
          </table:table-cell>
          <table:table-cell/>
          <table:table-cell office:value-type="string" calcext:value-type="string">
            <text:p>صوف</text:p>
          </table:table-cell>
          <table:table-cell/>
          <table:table-cell office:value-type="string" calcext:value-type="string">
            <text:p>منسوب</text:p>
          </table:table-cell>
          <table:table-cell table:style-name="ce2" office:value-type="string" calcext:value-type="string">
            <text:p>صُو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صُّوفِ). 1."لِبَاسٌ صُوفِيٌّ" : لِبَاسٌ مِنَ الصُّوفِ. 2."كَانَ رَجُلاً صُوفِيّاً" : السَّالِكُ طَرِيقَ التَّصَوُّفِ وَالتَّعَبُّدِ وَالزُّهْدِ وَالتَّقَشُّفِ.</text:p>
          </table:table-cell>
          <table:table-cell/>
        </table:table-row>
        <table:table-row table:style-name="ro1">
          <table:table-cell office:value-type="float" office:value="357" calcext:value-type="float">
            <text:p>357</text:p>
          </table:table-cell>
          <table:table-cell office:value-type="string" calcext:value-type="string">
            <text:p>صُومَالِيٌّ</text:p>
          </table:table-cell>
          <table:table-cell/>
          <table:table-cell office:value-type="string" calcext:value-type="string">
            <text:p>صومالي</text:p>
          </table:table-cell>
          <table:table-cell/>
          <table:table-cell office:value-type="string" calcext:value-type="string">
            <text:p>منسوب</text:p>
          </table:table-cell>
          <table:table-cell table:style-name="ce2" office:value-type="string" calcext:value-type="string">
            <text:p>صُومَ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ـ+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ـات. (مَنْسُوبٌ إِلَى الصُّومَالِ).</text:p>
          </table:table-cell>
          <table:table-cell/>
        </table:table-row>
        <table:table-row table:style-name="ro1">
          <table:table-cell office:value-type="float" office:value="358" calcext:value-type="float">
            <text:p>358</text:p>
          </table:table-cell>
          <table:table-cell office:value-type="string" calcext:value-type="string">
            <text:p>صَيْدَلِيٌّ</text:p>
          </table:table-cell>
          <table:table-cell/>
          <table:table-cell office:value-type="string" calcext:value-type="string">
            <text:p>صيدل</text:p>
          </table:table-cell>
          <table:table-cell/>
          <table:table-cell office:value-type="string" calcext:value-type="string">
            <text:p>منسوب</text:p>
          </table:table-cell>
          <table:table-cell table:style-name="ce2" office:value-type="string" calcext:value-type="string">
            <text:p>صَيْدَ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صَيَادِلَ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الصَّيْدَلَةِ). "شَرَحَ لَهُ الصَّيْدَلِيُّ كَيْفَ يَتَنَاوَ</text:p>
          </table:table-cell>
          <table:table-cell/>
        </table:table-row>
        <table:table-row table:style-name="ro2">
          <table:table-cell office:value-type="float" office:value="359" calcext:value-type="float">
            <text:p>359</text:p>
          </table:table-cell>
          <table:table-cell office:value-type="string" calcext:value-type="string">
            <text:p>صَيَادِلَ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table:style-name="ce4" office:value-type="string" calcext:value-type="string">
            <text:p>صَيْدَلِ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360" calcext:value-type="float">
            <text:p>360</text:p>
          </table:table-cell>
          <table:table-cell office:value-type="string" calcext:value-type="string">
            <text:p>صَيْفِيٌّ</text:p>
          </table:table-cell>
          <table:table-cell/>
          <table:table-cell office:value-type="string" calcext:value-type="string">
            <text:p>صيف</text:p>
          </table:table-cell>
          <table:table-cell/>
          <table:table-cell office:value-type="string" calcext:value-type="string">
            <text:p>منسوب</text:p>
          </table:table-cell>
          <table:table-cell table:style-name="ce2" office:value-type="string" calcext:value-type="string">
            <text:p>صَيْ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يْفِيٌّ-صَيْفِيٌّ، ةٌ [ص ي ف] (مَنْسُوبٌ إِلَى الصَّيْفِ). 1."مَطَرٌ صَيْفِيٌّ" : الْمَطَرُ الَّذِي يَنْزِلُ بِالصَّيْفِ. </text:p>
          </table:table-cell>
          <table:table-cell/>
        </table:table-row>
        <table:table-row table:style-name="ro1">
          <table:table-cell office:value-type="float" office:value="361" calcext:value-type="float">
            <text:p>361</text:p>
          </table:table-cell>
          <table:table-cell office:value-type="string" calcext:value-type="string">
            <text:p>ضَبَابِيٌّ</text:p>
          </table:table-cell>
          <table:table-cell/>
          <table:table-cell office:value-type="string" calcext:value-type="string">
            <text:p>ضبب</text:p>
          </table:table-cell>
          <table:table-cell/>
          <table:table-cell office:value-type="string" calcext:value-type="string">
            <text:p>منسوب</text:p>
          </table:table-cell>
          <table:table-cell table:style-name="ce2" office:value-type="string" calcext:value-type="string">
            <text:p>ضَبَ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بَابِيَّةٌ-ضَبَابِيَّةٌ [ض ب ب] (مَنْسُوبٌ إِلَى الضَّبَابِ). 1."عَاشَ فِي أَجْوَاءٍ ضَبَابِيَّةٍ" : يَكْتَنِفُهَا الضَّبَابُ. 2."أُمورٌ</text:p>
          </table:table-cell>
          <table:table-cell/>
        </table:table-row>
        <table:table-row table:style-name="ro1">
          <table:table-cell office:value-type="float" office:value="362" calcext:value-type="float">
            <text:p>362</text:p>
          </table:table-cell>
          <table:table-cell office:value-type="string" calcext:value-type="string">
            <text:p>ضَرُورِيٌّ</text:p>
          </table:table-cell>
          <table:table-cell/>
          <table:table-cell office:value-type="string" calcext:value-type="string">
            <text:p>ضرر</text:p>
          </table:table-cell>
          <table:table-cell/>
          <table:table-cell office:value-type="string" calcext:value-type="string">
            <text:p>منسوب</text:p>
          </table:table-cell>
          <table:table-cell table:style-name="ce2" office:value-type="string" calcext:value-type="string">
            <text:p>ضَرُو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رُورِيٌّ-ضَرُورِيٌّ، ةٌ [ض ر ر] (مَنْسُوبٌ إِلَى الضَّرُورَةِ). 1."الْحُضُورُ ضَرُورِيٌّ وَمُؤَكَّدٌ" : حُضُورٌ تَدْعُو إِلَيْهِ حَاجَةٌ مُلِحَّةٌ. 2."العَمَلُ ضَرُورِيٌّ لِلْحَيَاةِ" : لاَ بُدَّ مِنْهُ. 3."مِنَ الضَّرُورِيِّ أَنْ تَحْضُرَ بِنَفْسِكَ" : مِنَ اللاَّزِمِ.</text:p>
          </table:table-cell>
          <table:table-cell/>
        </table:table-row>
        <table:table-row table:style-name="ro1">
          <table:table-cell office:value-type="float" office:value="363" calcext:value-type="float">
            <text:p>363</text:p>
          </table:table-cell>
          <table:table-cell office:value-type="string" calcext:value-type="string">
            <text:p>ضَرِيبِيٌّ</text:p>
          </table:table-cell>
          <table:table-cell/>
          <table:table-cell office:value-type="string" calcext:value-type="string">
            <text:p>ضرب</text:p>
          </table:table-cell>
          <table:table-cell/>
          <table:table-cell office:value-type="string" calcext:value-type="string">
            <text:p>منسوب</text:p>
          </table:table-cell>
          <table:table-cell table:style-name="ce2" office:value-type="string" calcext:value-type="string">
            <text:p>ضَرِيبَ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رِيبِيٌّ-ضَرِيبِيٌّ، ةٌ [ض ر ب] (مَنْسُوبٌ إِلَى الضَّرِيبَةِ). "نِظَامٌ ضَرِيبِيٌّ" : نِظَامٌ خَاضِعٌ لِفَرْضِ الضَّرائِبِ وجِبَايَتِها .</text:p>
          </table:table-cell>
          <table:table-cell/>
        </table:table-row>
        <table:table-row table:style-name="ro1">
          <table:table-cell office:value-type="float" office:value="364" calcext:value-type="float">
            <text:p>364</text:p>
          </table:table-cell>
          <table:table-cell office:value-type="string" calcext:value-type="string">
            <text:p>ضِمْنِيٌّ</text:p>
          </table:table-cell>
          <table:table-cell/>
          <table:table-cell office:value-type="string" calcext:value-type="string">
            <text:p>ضمن</text:p>
          </table:table-cell>
          <table:table-cell/>
          <table:table-cell office:value-type="string" calcext:value-type="string">
            <text:p>منسوب</text:p>
          </table:table-cell>
          <table:table-cell table:style-name="ce2" office:value-type="string" calcext:value-type="string">
            <text:p>ضِمْ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مْنِيٌّ-ضِمْنِيٌّ، ةٌ [ض م ن] (مَنْسُوبٌ إِلَى الضِّمْنِ). "ضِمْنِيّاً اِعْتَرَفَ بِخَطَئِهِ" : عَبَّرَ عَنْ خَطَئِهِ بِشَكْلٍ غَيْرِ مُبَاشِرٍ دُونَ التَّصْرِيحِ بِهِ. "وَافَقَ بِصُورَةٍ ضِمْنِيَّةٍ عَلَى الاقْتِرَاحِ".</text:p>
          </table:table-cell>
          <table:table-cell/>
        </table:table-row>
        <table:table-row table:style-name="ro1">
          <table:table-cell office:value-type="float" office:value="365" calcext:value-type="float">
            <text:p>365</text:p>
          </table:table-cell>
          <table:table-cell office:value-type="string" calcext:value-type="string">
            <text:p>طائِفِيٌّ</text:p>
          </table:table-cell>
          <table:table-cell/>
          <table:table-cell office:value-type="string" calcext:value-type="string">
            <text:p>طوف</text:p>
          </table:table-cell>
          <table:table-cell/>
          <table:table-cell office:value-type="string" calcext:value-type="string">
            <text:p>منسوب</text:p>
          </table:table-cell>
          <table:table-cell table:style-name="ce2" office:value-type="string" calcext:value-type="string">
            <text:p>طَائِ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ائِفِيٌّ-طائِفِيٌّ، ةٌ [ط و ف] (مَنْسُوبٌ إِلَى الطَّائِفَةِ). 1."رَجُلٌ طَائِفِيٌّ" : مَنْ يَتَعَصَّبُ لِطَائِ</text:p>
          </table:table-cell>
          <table:table-cell/>
        </table:table-row>
        <table:table-row table:style-name="ro1">
          <table:table-cell office:value-type="float" office:value="366" calcext:value-type="float">
            <text:p>366</text:p>
          </table:table-cell>
          <table:table-cell office:value-type="string" calcext:value-type="string">
            <text:p>طِبِّيٌّ</text:p>
          </table:table-cell>
          <table:table-cell/>
          <table:table-cell office:value-type="string" calcext:value-type="string">
            <text:p>طبب</text:p>
          </table:table-cell>
          <table:table-cell/>
          <table:table-cell office:value-type="string" calcext:value-type="string">
            <text:p>منسوب</text:p>
          </table:table-cell>
          <table:table-cell table:style-name="ce2" office:value-type="string" calcext:value-type="string">
            <text:p>طِ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بِّيٌّ-طِبِّيٌّ [ط ب ب] (مَنْسُوبٌ إِلَى الطِّبِّ). 1."نَبَاتٌ طِبِّيٌّ" : نَبَاتٌ يُسْتَعْمَلُ لأ</text:p>
          </table:table-cell>
          <table:table-cell/>
        </table:table-row>
        <table:table-row table:style-name="ro1">
          <table:table-cell office:value-type="float" office:value="367" calcext:value-type="float">
            <text:p>367</text:p>
          </table:table-cell>
          <table:table-cell office:value-type="string" calcext:value-type="string">
            <text:p>طَبَقِيٌّ</text:p>
          </table:table-cell>
          <table:table-cell/>
          <table:table-cell office:value-type="string" calcext:value-type="string">
            <text:p>طبق</text:p>
          </table:table-cell>
          <table:table-cell/>
          <table:table-cell office:value-type="string" calcext:value-type="string">
            <text:p>منسوب</text:p>
          </table:table-cell>
          <table:table-cell table:style-name="ce2" office:value-type="string" calcext:value-type="string">
            <text:p>طَبَقَ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بَقِيٌّ-طَبَقِيٌّ، ةٌ [ط ب ق] (مَنْسُوبٌ إِلَى الطَّبَقَةِ). "الصِّرَاعُ الطَّبَقِيُّ" : الصِّرَاعُ الدَّائِرُ بَيْنَ الطَّبَقَاتِ فِي الْمُجْتَمَعِ.</text:p>
          </table:table-cell>
          <table:table-cell/>
        </table:table-row>
        <table:table-row table:style-name="ro1">
          <table:table-cell office:value-type="float" office:value="368" calcext:value-type="float">
            <text:p>368</text:p>
          </table:table-cell>
          <table:table-cell office:value-type="string" calcext:value-type="string">
            <text:p>طَبِيعِيٌّ</text:p>
          </table:table-cell>
          <table:table-cell/>
          <table:table-cell office:value-type="string" calcext:value-type="string">
            <text:p>طبع</text:p>
          </table:table-cell>
          <table:table-cell/>
          <table:table-cell office:value-type="string" calcext:value-type="string">
            <text:p>منسوب</text:p>
          </table:table-cell>
          <table:table-cell table:style-name="ce2" office:value-type="string" calcext:value-type="string">
            <text:p>طَبِي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بِيعِيٌّ-طَبِيعِيٌّ، ةٌ [ط ب ع] (مَنْسُوبٌ إِلَى الطَّبِيعَةِ). 1."مَنَاظِرُ طَبِيعِيَّةٌ" : مَنَاظِرُ مِنَ الطَّبِيعَةِ. 2."وَفَاةٌ طَبِيعِيَّةٌ" : وَفَاةٌ لَمْ تَحْدُثْ بِسَبَبِ عَارِضٍ أَوْ حَادِثٍ. 3."إِنْتَاجٌ طَبِيعِيٌّ" : غَيْرُ مَصْنُوعٍ.</text:p>
          </table:table-cell>
          <table:table-cell/>
        </table:table-row>
        <table:table-row table:style-name="ro1">
          <table:table-cell office:value-type="float" office:value="369" calcext:value-type="float">
            <text:p>369</text:p>
          </table:table-cell>
          <table:table-cell office:value-type="string" calcext:value-type="string">
            <text:p>طُفُولِيٌّ</text:p>
          </table:table-cell>
          <table:table-cell/>
          <table:table-cell office:value-type="string" calcext:value-type="string">
            <text:p>طفل</text:p>
          </table:table-cell>
          <table:table-cell/>
          <table:table-cell office:value-type="string" calcext:value-type="string">
            <text:p>منسوب</text:p>
          </table:table-cell>
          <table:table-cell table:style-name="ce2" office:value-type="string" calcext:value-type="string">
            <text:p>طُفُو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فُولِيٌّ-طُفُولِيٌّ، ةٌ [ط ف ل] (مَنْسُوبٌ إِلَى الطُّفُولَةِ). "عَمَلٌ طُفُولِيٌّ" : عَمَلٌ غَيْرُ نَاضِجٍ تَشُوبُهُ صِفَاتُ الأَطْفَالِ.</text:p>
          </table:table-cell>
          <table:table-cell/>
        </table:table-row>
        <table:table-row table:style-name="ro1">
          <table:table-cell office:value-type="float" office:value="370" calcext:value-type="float">
            <text:p>370</text:p>
          </table:table-cell>
          <table:table-cell office:value-type="string" calcext:value-type="string">
            <text:p>عَاجِيٌّ</text:p>
          </table:table-cell>
          <table:table-cell/>
          <table:table-cell office:value-type="string" calcext:value-type="string">
            <text:p>عاجي</text:p>
          </table:table-cell>
          <table:table-cell/>
          <table:table-cell office:value-type="string" calcext:value-type="string">
            <text:p>منسوب</text:p>
          </table:table-cell>
          <table:table-cell table:style-name="ce2" office:value-type="string" calcext:value-type="string">
            <text:p>عَا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اجِيٌّ-عَاجِيٌّ (مَنْسُوبٌ إِلَى الْعَاجِ). "بُرْجٌ عَاجِيٌّ" : بُرْجٌ مُنْعَزِلٌ عَنِ النَّاسِ، وَهُوَ مُصْطَلَحٌ يُسْتَخْدَمُ فِي الأَدَبِ للِتَّعْبِيرِ عَنْ عُزْلَةِ الأَدِيبِ غَيْرِ الْمُهْتَمِّ بِالقَضَايَا الاجْتِمَاعِيَّةِ وَمَشَاغِلِ النَّاسِ. "يَعِيشُ فِي بُرْجِهِ الْعَاجِيِّ".</text:p>
          </table:table-cell>
          <table:table-cell/>
        </table:table-row>
        <table:table-row table:style-name="ro1">
          <table:table-cell office:value-type="float" office:value="371" calcext:value-type="float">
            <text:p>371</text:p>
          </table:table-cell>
          <table:table-cell office:value-type="string" calcext:value-type="string">
            <text:p>عَالَمِيٌّ</text:p>
          </table:table-cell>
          <table:table-cell/>
          <table:table-cell office:value-type="string" calcext:value-type="string">
            <text:p>علم</text:p>
          </table:table-cell>
          <table:table-cell/>
          <table:table-cell office:value-type="string" calcext:value-type="string">
            <text:p>منسوب</text:p>
          </table:table-cell>
          <table:table-cell table:style-name="ce2" office:value-type="string" calcext:value-type="string">
            <text:p>عَالَ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الَمِيٌّ-عَالَمِيٌّ، ةٌ [ع ل م] (مَنْسُوبٌ إِلَى الْعَالَمِ). "الْحَرْبُ الْعَالَمِيَّةُ" : الْحَرْبُ الَّتِي شَارَكَتْ فِيهَا دُوَلُ الْعَالَمِ.</text:p>
          </table:table-cell>
          <table:table-cell/>
        </table:table-row>
        <table:table-row table:style-name="ro1">
          <table:table-cell office:value-type="float" office:value="372" calcext:value-type="float">
            <text:p>372</text:p>
          </table:table-cell>
          <table:table-cell office:value-type="string" calcext:value-type="string">
            <text:p>عَامِّيٌّ</text:p>
          </table:table-cell>
          <table:table-cell/>
          <table:table-cell office:value-type="string" calcext:value-type="string">
            <text:p>عمم</text:p>
          </table:table-cell>
          <table:table-cell/>
          <table:table-cell office:value-type="string" calcext:value-type="string">
            <text:p>منسوب</text:p>
          </table:table-cell>
          <table:table-cell table:style-name="ce2" office:value-type="string" calcext:value-type="string">
            <text:p>عَ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امِّيٌّ-عَامِّيٌّ، ةٌ [ع م م] (مَنْسُوبٌ إِلَى الْعَامِّ). 1."رَجُلٌ عَامِّيٌّ" : دَارِجٌ، شَعْبِيٌّ. "كَلاَمٌ عَامِّيٌّ" "اللُّغَةُ الْعَامِّيَّةُ". 2."عَامِّيَّةُ كَذَا" : حَرَكَةٌ أَوْ ثَوْرَةٌ يَقُومُ بِهَا الشَّعْبُ ضِدَّ السُّلْطَةِ الْحَاكِمَةِ لانْتِزَاعِ حُقُوقِهِ.</text:p>
          </table:table-cell>
          <table:table-cell/>
        </table:table-row>
        <table:table-row table:style-name="ro1">
          <table:table-cell office:value-type="float" office:value="373" calcext:value-type="float">
            <text:p>373</text:p>
          </table:table-cell>
          <table:table-cell office:value-type="string" calcext:value-type="string">
            <text:p>عِبْرَانِيٌّ</text:p>
          </table:table-cell>
          <table:table-cell/>
          <table:table-cell office:value-type="string" calcext:value-type="string">
            <text:p>عبر</text:p>
          </table:table-cell>
          <table:table-cell/>
          <table:table-cell office:value-type="string" calcext:value-type="string">
            <text:p>منسوب</text:p>
          </table:table-cell>
          <table:table-cell table:style-name="ce2" office:value-type="string" calcext:value-type="string">
            <text:p>عِبْرَانَ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عِبْرَانَيَّةِ). الْيَهُودِيُّ،ةُ، وَهِيَ التَّسْمِيَةُ الْقَدِيمَةُ الخَاصَّةُ بِالْيَهُودِ. "اللُّغَةُ الْعِبْرَانِيَّةُ".</text:p>
          </table:table-cell>
          <table:table-cell/>
        </table:table-row>
        <table:table-row table:style-name="ro1">
          <table:table-cell office:value-type="float" office:value="374" calcext:value-type="float">
            <text:p>374</text:p>
          </table:table-cell>
          <table:table-cell office:value-type="string" calcext:value-type="string">
            <text:p>عَجَمِيٌّ</text:p>
          </table:table-cell>
          <table:table-cell/>
          <table:table-cell office:value-type="string" calcext:value-type="string">
            <text:p>عجم</text:p>
          </table:table-cell>
          <table:table-cell/>
          <table:table-cell office:value-type="string" calcext:value-type="string">
            <text:p>منسوب</text:p>
          </table:table-cell>
          <table:table-cell table:style-name="ce2" office:value-type="string" calcext:value-type="string">
            <text:p>عَجَ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جَمِيٌّ-عَجَمِيٌّ، ةٌ [ع ج م] (مَنْسُوبٌ إِلَى الْعَجَمِ). : مَنْ يَنْتَمِي إِلَى بِلاَدِ الْعَجَمِ.</text:p>
          </table:table-cell>
          <table:table-cell/>
        </table:table-row>
        <table:table-row table:style-name="ro1">
          <table:table-cell office:value-type="float" office:value="375" calcext:value-type="float">
            <text:p>375</text:p>
          </table:table-cell>
          <table:table-cell office:value-type="string" calcext:value-type="string">
            <text:p>أَعْجَميٌّ</text:p>
          </table:table-cell>
          <table:table-cell/>
          <table:table-cell office:value-type="string" calcext:value-type="string">
            <text:p>عجم</text:p>
          </table:table-cell>
          <table:table-cell/>
          <table:table-cell office:value-type="string" calcext:value-type="string">
            <text:p>منسوب</text:p>
          </table:table-cell>
          <table:table-cell table:style-name="ce2" office:value-type="string" calcext:value-type="string">
            <text:p>عَجَ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عْجَميٌّ-أَعْجَميٌّ، ةٌ [ع ج م] (مَنْسوبٌ إلى العَجَمِ). "إِنَّهُ أَعْجَمِيٌّ" : مَنْ كانَ غَيْرَ عَرَبِيٍّ. ¨ "كَلاَمٌ أَعْجَمِيٌّ".</text:p>
          </table:table-cell>
          <table:table-cell/>
        </table:table-row>
        <table:table-row table:style-name="ro1">
          <table:table-cell office:value-type="float" office:value="376" calcext:value-type="float">
            <text:p>376</text:p>
          </table:table-cell>
          <table:table-cell office:value-type="string" calcext:value-type="string">
            <text:p>عَدَدِيٌّ</text:p>
          </table:table-cell>
          <table:table-cell/>
          <table:table-cell office:value-type="string" calcext:value-type="string">
            <text:p>عدد</text:p>
          </table:table-cell>
          <table:table-cell/>
          <table:table-cell office:value-type="string" calcext:value-type="string">
            <text:p>منسوب</text:p>
          </table:table-cell>
          <table:table-cell table:style-name="ce2" office:value-type="string" calcext:value-type="string">
            <text:p>عَدَ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دَدِيٌّ-عَدَدِيٌّ [ع د د] (مَنْسُوبٌ إِلَى الْعَدَدِ).</text:p>
          </table:table-cell>
          <table:table-cell/>
        </table:table-row>
        <table:table-row table:style-name="ro1">
          <table:table-cell office:value-type="float" office:value="377" calcext:value-type="float">
            <text:p>377</text:p>
          </table:table-cell>
          <table:table-cell office:value-type="string" calcext:value-type="string">
            <text:p>عَدْلِيٌّ</text:p>
          </table:table-cell>
          <table:table-cell/>
          <table:table-cell office:value-type="string" calcext:value-type="string">
            <text:p>عدل</text:p>
          </table:table-cell>
          <table:table-cell/>
          <table:table-cell office:value-type="string" calcext:value-type="string">
            <text:p>منسوب</text:p>
          </table:table-cell>
          <table:table-cell table:style-name="ce2" office:value-type="string" calcext:value-type="string">
            <text:p>عَدْ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دْلِيٌّ-عَدْلِيٌّ، ةٌ [ع د ل] (مَنْسُوبٌ إِلَى الْعَدْلِ). "أَضَافَ السِّجِلَّ الْعَدْلِيَّ إِلَى مِلَفِّهِ" : شَهَادَةٌ تُسَلِّمُهَا وِزَ</text:p>
          </table:table-cell>
          <table:table-cell/>
        </table:table-row>
        <table:table-row table:style-name="ro1">
          <table:table-cell office:value-type="float" office:value="378" calcext:value-type="float">
            <text:p>378</text:p>
          </table:table-cell>
          <table:table-cell office:value-type="string" calcext:value-type="string">
            <text:p>عُدْوَانِيٌّ</text:p>
          </table:table-cell>
          <table:table-cell/>
          <table:table-cell office:value-type="string" calcext:value-type="string">
            <text:p>عدو</text:p>
          </table:table-cell>
          <table:table-cell/>
          <table:table-cell office:value-type="string" calcext:value-type="string">
            <text:p>منسوب</text:p>
          </table:table-cell>
          <table:table-cell table:style-name="ce2" office:value-type="string" calcext:value-type="string">
            <text:p>عُدْوَ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دْوَانِيٌّ-عُدْوَانِيٌّ، ةٌ [ع د و] (مَنْسُوبٌ إِلَى الْعُدْوَانِ). 1."هُجُومٌ عُدْوَانِيٌّ" : هُجُومٌ ظَالِمٌ. 2."رَجُلٌ عُدْوَانِيٌّ" : رَجُلٌ شَرِسٌ يَعْتَدِي عَلَى غَيْرِهِ بِلِسَانِهِ أَوْ سِلاَحِهِ. "اِمْرَأَةٌ عُدْوَانِيَّةٌ".</text:p>
          </table:table-cell>
          <table:table-cell/>
        </table:table-row>
        <table:table-row table:style-name="ro1">
          <table:table-cell office:value-type="float" office:value="379" calcext:value-type="float">
            <text:p>379</text:p>
          </table:table-cell>
          <table:table-cell office:value-type="string" calcext:value-type="string">
            <text:p>عَرَبِيٌّ</text:p>
          </table:table-cell>
          <table:table-cell/>
          <table:table-cell office:value-type="string" calcext:value-type="string">
            <text:p>عرب</text:p>
          </table:table-cell>
          <table:table-cell/>
          <table:table-cell office:value-type="string" calcext:value-type="string">
            <text:p>منسوب</text:p>
          </table:table-cell>
          <table:table-cell table:style-name="ce2" office:value-type="string" calcext:value-type="string">
            <text:p>عَ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رَبِيٌّ-عَرَبِيٌّ، ةٌ [ع ر ب] (مَنْسُوبٌ إِلَى الْعَرَبِ). "الْعَالَمُ الْعَرَبِيُّ" "الأُمَّةُ الْعَرَبِيَّةُ" "اللُّغَةُ الْعَرَبِيَّةُ" "الْوَحْدَةُ الْعَرَبِيَّةُ" "فِلَسْطِينُ عَرَبِيَّةٌ" "الْحِوَارُ الْعَرَبِيُّ الأُورُوبِّيُّ مُسْتَمِرٌّ".</text:p>
          </table:table-cell>
          <table:table-cell/>
        </table:table-row>
        <table:table-row table:style-name="ro1">
          <table:table-cell office:value-type="float" office:value="380" calcext:value-type="float">
            <text:p>380</text:p>
          </table:table-cell>
          <table:table-cell office:value-type="string" calcext:value-type="string">
            <text:p>عُرْفِيٌّ</text:p>
          </table:table-cell>
          <table:table-cell/>
          <table:table-cell office:value-type="string" calcext:value-type="string">
            <text:p>عرف</text:p>
          </table:table-cell>
          <table:table-cell/>
          <table:table-cell office:value-type="string" calcext:value-type="string">
            <text:p>منسوب</text:p>
          </table:table-cell>
          <table:table-cell table:style-name="ce2" office:value-type="string" calcext:value-type="string">
            <text:p>عُرْ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رْفِيٌّ-عُرْفِيٌّ، ةٌ [ع ر ف] (مَنْسُوبٌ إِلَى الْعُرْفِ). "حُكْمٌ عُرْفِيٌّ" : هُوَ مَا لاَ يَخْضَعُ لِقَوَاعِدِ القَانُونِ الْعَامِّ، مُرَاعَاةً لِمُقْتَضَيَاتِ الأَمْنِ فِي ظُرُوفٍ طَارِئَةٍ.</text:p>
          </table:table-cell>
          <table:table-cell/>
        </table:table-row>
        <table:table-row table:style-name="ro1">
          <table:table-cell office:value-type="float" office:value="381" calcext:value-type="float">
            <text:p>381</text:p>
          </table:table-cell>
          <table:table-cell office:value-type="string" calcext:value-type="string">
            <text:p>عَزْمِيٌّ</text:p>
          </table:table-cell>
          <table:table-cell/>
          <table:table-cell office:value-type="string" calcext:value-type="string">
            <text:p>عزم</text:p>
          </table:table-cell>
          <table:table-cell/>
          <table:table-cell office:value-type="string" calcext:value-type="string">
            <text:p>منسوب</text:p>
          </table:table-cell>
          <table:table-cell table:style-name="ce2" office:value-type="string" calcext:value-type="string">
            <text:p>عَزْ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زْمِيٌّ-عَزْمِيٌّ [ع ز م] (مَنْسُوبٌ إِلَى العَزْمِ). 1."هُوَ عَزْمِيٌّ" : يَفِي بِالعَهْدِ. 2. : مِنَ الأَسْمَاءِ العَائِلِيَّةِ.</text:p>
          </table:table-cell>
          <table:table-cell/>
        </table:table-row>
        <table:table-row table:style-name="ro1">
          <table:table-cell office:value-type="float" office:value="382" calcext:value-type="float">
            <text:p>382</text:p>
          </table:table-cell>
          <table:table-cell office:value-type="string" calcext:value-type="string">
            <text:p>عَصْرِيٌّ</text:p>
          </table:table-cell>
          <table:table-cell/>
          <table:table-cell office:value-type="string" calcext:value-type="string">
            <text:p>عصر</text:p>
          </table:table-cell>
          <table:table-cell/>
          <table:table-cell office:value-type="string" calcext:value-type="string">
            <text:p>منسوب</text:p>
          </table:table-cell>
          <table:table-cell table:style-name="ce2" office:value-type="string" calcext:value-type="string">
            <text:p>عَصْ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صْرِيٌّ-عَصْرِيٌّ، ةٌ [ع ص ر] (مَنْسُوبٌ إِلَى العَصْرِ). "رَجُلٌ عَصْرِيٌّ" : أَيْ رَجُلٌ يَعِيشُ حَسَبَ تَطَوُّرِ زَمَنِهِ الْحَدِيثِ. "مَفَاهِيمُ عَصْرِيَّةٌ" "أَفْكَارٌ عَصْرِيَّةٌ".</text:p>
          </table:table-cell>
          <table:table-cell/>
        </table:table-row>
        <table:table-row table:style-name="ro1">
          <table:table-cell office:value-type="float" office:value="383" calcext:value-type="float">
            <text:p>383</text:p>
          </table:table-cell>
          <table:table-cell office:value-type="string" calcext:value-type="string">
            <text:p>عُضْوِيٌّ</text:p>
          </table:table-cell>
          <table:table-cell/>
          <table:table-cell office:value-type="string" calcext:value-type="string">
            <text:p>عضو</text:p>
          </table:table-cell>
          <table:table-cell/>
          <table:table-cell office:value-type="string" calcext:value-type="string">
            <text:p>منسوب</text:p>
          </table:table-cell>
          <table:table-cell table:style-name="ce2" office:value-type="string" calcext:value-type="string">
            <text:p>عُضْوٌ</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ضْوِيٌّ-عُضْوِيٌّ، ةٌ [ع ض و] (مَنْسُوبٌ إِلَى العُضْوِ). 1."مَرَضٌ عُضْوِيٌّ" : مَرَضٌ دَاؤُهُ مُرْتَبِطٌ بِالعُضْوِ، وَيُشَكِّلُ جُزْءاً لاَ يَتَجَزَّأُ مِنْهُ. 2."الكِيمِيَاءُ العُضْوِيَّةُ" : قِسْمٌ مِنَ الكِيمِيَاءِ خَاصٌّ بِدِرَاسَةِ مُرَكَّبَاتِ الكَرْبُونِ الِّتِي يُوجَدُ أَغْلَبُهَا فِي الأَنْسِجَةِ الْحَيَّةِ. 3."الوَحْدَةُ العُضْوِيَّةُ فِي القَصِيدَةِ" : أَيِ الْمُتَكَوِّنَةُ مِنْ أَجْزَاءٍ مُتَرَابِطَةٍ لاَ تَتَجَزَّأُ.</text:p>
          </table:table-cell>
          <table:table-cell/>
        </table:table-row>
        <table:table-row table:style-name="ro1">
          <table:table-cell office:value-type="float" office:value="384" calcext:value-type="float">
            <text:p>384</text:p>
          </table:table-cell>
          <table:table-cell office:value-type="string" calcext:value-type="string">
            <text:p>عَقْلِيٌّ</text:p>
          </table:table-cell>
          <table:table-cell/>
          <table:table-cell office:value-type="string" calcext:value-type="string">
            <text:p>عقل</text:p>
          </table:table-cell>
          <table:table-cell/>
          <table:table-cell office:value-type="string" calcext:value-type="string">
            <text:p>منسوب</text:p>
          </table:table-cell>
          <table:table-cell table:style-name="ce2" office:value-type="string" calcext:value-type="string">
            <text:p>عَقْ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قْلِيٌّ-عَقْلِيٌّ، ةٌ [ع ق ل] (مَنْسُوبٌ إِلَى العَقْلِ). "نَهْجٌ عَقْلِيٌّ" : أَيْ تَتَحَكَّمُ فِيهِ قُوَّةُ العَقْلِ.</text:p>
          </table:table-cell>
          <table:table-cell/>
        </table:table-row>
        <table:table-row table:style-name="ro1">
          <table:table-cell office:value-type="float" office:value="385" calcext:value-type="float">
            <text:p>385</text:p>
          </table:table-cell>
          <table:table-cell office:value-type="string" calcext:value-type="string">
            <text:p>عِلْمِيٌّ</text:p>
          </table:table-cell>
          <table:table-cell/>
          <table:table-cell office:value-type="string" calcext:value-type="string">
            <text:p>علم</text:p>
          </table:table-cell>
          <table:table-cell/>
          <table:table-cell office:value-type="string" calcext:value-type="string">
            <text:p>منسوب</text:p>
          </table:table-cell>
          <table:table-cell table:style-name="ce2" office:value-type="string" calcext:value-type="string">
            <text:p>عِلْ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لْمِيٌّ-عِلْمِيٌّ، ةٌ [ع ل م ] (مَنْسُوبٌ إِلَى العِلْمِ). "إِنْجَازٌ عِلْمِيٌّ " : إِنْجَازٌ خَضَعَ لِقَوَاعِدِ العِلْمِ. "أَبْحَاثٌ عِلْمِيَّةٌ". </text:p>
          </table:table-cell>
          <table:table-cell/>
        </table:table-row>
        <table:table-row table:style-name="ro1">
          <table:table-cell office:value-type="float" office:value="386" calcext:value-type="float">
            <text:p>386</text:p>
          </table:table-cell>
          <table:table-cell office:value-type="string" calcext:value-type="string">
            <text:p>عُمْرَانِيٌّ</text:p>
          </table:table-cell>
          <table:table-cell/>
          <table:table-cell office:value-type="string" calcext:value-type="string">
            <text:p>عمر</text:p>
          </table:table-cell>
          <table:table-cell/>
          <table:table-cell office:value-type="string" calcext:value-type="string">
            <text:p>منسوب</text:p>
          </table:table-cell>
          <table:table-cell table:style-name="ce2" office:value-type="string" calcext:value-type="string">
            <text:p>عُمْرَ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مْرَانِيٌّ-عُمْرَانِيٌّ [ع م ر] (مَنْسُوبٌ إِلَى الْعُمْرَانِ).</text:p>
          </table:table-cell>
          <table:table-cell/>
        </table:table-row>
        <table:table-row table:style-name="ro1">
          <table:table-cell office:value-type="float" office:value="387" calcext:value-type="float">
            <text:p>387</text:p>
          </table:table-cell>
          <table:table-cell office:value-type="string" calcext:value-type="string">
            <text:p>عَمُودِيٌّ</text:p>
          </table:table-cell>
          <table:table-cell/>
          <table:table-cell office:value-type="string" calcext:value-type="string">
            <text:p>عمد</text:p>
          </table:table-cell>
          <table:table-cell/>
          <table:table-cell office:value-type="string" calcext:value-type="string">
            <text:p>منسوب</text:p>
          </table:table-cell>
          <table:table-cell table:style-name="ce2" office:value-type="string" calcext:value-type="string">
            <text:p>عَمُو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مُودِيٌّ-عَمُودِيٌّ [ع م د] (مَنْسُوبٌ إِلَى الْعَمُودِ). "الْخَطُّ الْعَمُودِيُّ" : خَطٌّ رَأْسِيٌّ، أَيْ مُسْتَقِيمٌ نَازِلٌ مِنْ أَعْلَى إِلَى أَسْفَلَ.</text:p>
          </table:table-cell>
          <table:table-cell/>
        </table:table-row>
        <table:table-row table:style-name="ro1">
          <table:table-cell office:value-type="float" office:value="388" calcext:value-type="float">
            <text:p>388</text:p>
          </table:table-cell>
          <table:table-cell office:value-type="string" calcext:value-type="string">
            <text:p>عُنْصُرِيٌّ</text:p>
          </table:table-cell>
          <table:table-cell/>
          <table:table-cell office:value-type="string" calcext:value-type="string">
            <text:p>عنصر</text:p>
          </table:table-cell>
          <table:table-cell/>
          <table:table-cell office:value-type="string" calcext:value-type="string">
            <text:p>منسوب</text:p>
          </table:table-cell>
          <table:table-cell table:style-name="ce2" office:value-type="string" calcext:value-type="string">
            <text:p>عُنْصُ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نْصُرِيٌّ-عُنْصُرِيٌّ [ع ن ص ر] (مَنْسُوبٌ إِلَى الْعُنْصُرِ). 1."رَجُلٌ عُنْصُرِيٌّ" : مُتَعَصِّبٌ لِجِنْسِهِ وَأَصْلِهِ. 2."التَّمْيِيزُ الْعُنْصُرِيُّ" : ظَاهِرَةٌ تَعْتَمِدُ التَّفْرِقَةَ بَيْنَ الأَجْنَاسِ إِمَّا بِحَسَبِ الأَصْل</text:p>
          </table:table-cell>
          <table:table-cell/>
        </table:table-row>
        <table:table-row table:style-name="ro1">
          <table:table-cell office:value-type="float" office:value="389" calcext:value-type="float">
            <text:p>389</text:p>
          </table:table-cell>
          <table:table-cell office:value-type="string" calcext:value-type="string">
            <text:p>غَازِيٌّ</text:p>
          </table:table-cell>
          <table:table-cell/>
          <table:table-cell office:value-type="string" calcext:value-type="string">
            <text:p>غازي</text:p>
          </table:table-cell>
          <table:table-cell/>
          <table:table-cell office:value-type="string" calcext:value-type="string">
            <text:p>منسوب</text:p>
          </table:table-cell>
          <table:table-cell table:style-name="ce2" office:value-type="string" calcext:value-type="string">
            <text:p>غَا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ازِيٌّ-غَازِيٌّ، ةٌ (مَنْسُوبٌ إِلَى الغَازِ). "مِيَاهٌ غَازِيَّةٌ" : مَشْرُوبٌ مُرَطِّبٌ يُتَّخَذُ مِنَ الْمَاءِ الغَازِيِّ وَالسُّكَّرِ.</text:p>
          </table:table-cell>
          <table:table-cell/>
        </table:table-row>
        <table:table-row table:style-name="ro1">
          <table:table-cell office:value-type="float" office:value="390" calcext:value-type="float">
            <text:p>390</text:p>
          </table:table-cell>
          <table:table-cell office:value-type="string" calcext:value-type="string">
            <text:p>غَدِيٌّ</text:p>
          </table:table-cell>
          <table:table-cell/>
          <table:table-cell office:value-type="string" calcext:value-type="string">
            <text:p>غدو</text:p>
          </table:table-cell>
          <table:table-cell/>
          <table:table-cell office:value-type="string" calcext:value-type="string">
            <text:p>منسوب</text:p>
          </table:table-cell>
          <table:table-cell table:style-name="ce2" office:value-type="string" calcext:value-type="string">
            <text:p>غَ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دِيٌّ-غَدِيٌّ [غ د و] (مَنْسُوبٌ إِلَى الغَدِ).</text:p>
          </table:table-cell>
          <table:table-cell/>
        </table:table-row>
        <table:table-row table:style-name="ro1">
          <table:table-cell office:value-type="float" office:value="391" calcext:value-type="float">
            <text:p>391</text:p>
          </table:table-cell>
          <table:table-cell office:value-type="string" calcext:value-type="string">
            <text:p>غَرْبِيٌّ</text:p>
          </table:table-cell>
          <table:table-cell/>
          <table:table-cell office:value-type="string" calcext:value-type="string">
            <text:p>غرب</text:p>
          </table:table-cell>
          <table:table-cell/>
          <table:table-cell office:value-type="string" calcext:value-type="string">
            <text:p>منسوب</text:p>
          </table:table-cell>
          <table:table-cell table:style-name="ce2" office:value-type="string" calcext:value-type="string">
            <text:p>غَ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غَرْبِيٌّ،-غَرْبِيٌّ، ةٌ [غ ر ب] (مَنْسُوبٌ إِلَى الغَرْبِ). "هُوَ غَرْبِيُّ الثَّقَافَةِ" : مُتَشَبِّعٌ بِثَقَافَةِ الغَرْبِ (أُورُوبَّا). "الفِكْرُ الغَرْبِيُّ" "أَفْكَارٌ غَرْبِيَّةٌ" "الدُّوَلُ الغَرْبِيَّةُ".</text:p>
          </table:table-cell>
          <table:table-cell/>
        </table:table-row>
        <table:table-row table:style-name="ro1">
          <table:table-cell office:value-type="float" office:value="392" calcext:value-type="float">
            <text:p>392</text:p>
          </table:table-cell>
          <table:table-cell office:value-type="string" calcext:value-type="string">
            <text:p>غَرِيزِيٌّ</text:p>
          </table:table-cell>
          <table:table-cell/>
          <table:table-cell office:value-type="string" calcext:value-type="string">
            <text:p>غرز</text:p>
          </table:table-cell>
          <table:table-cell/>
          <table:table-cell office:value-type="string" calcext:value-type="string">
            <text:p>منسوب</text:p>
          </table:table-cell>
          <table:table-cell table:style-name="ce2" office:value-type="string" calcext:value-type="string">
            <text:p>غَرِيزَ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غَرِيزِيٌّ-غَرِيزِيٌّ، ةٌ [غ ر ز] (مَنْسُوبٌ إِلَى الغَرِيزَةِ). "مَيْلٌ غ</text:p>
          </table:table-cell>
          <table:table-cell/>
        </table:table-row>
        <table:table-row table:style-name="ro1">
          <table:table-cell office:value-type="float" office:value="393" calcext:value-type="float">
            <text:p>393</text:p>
          </table:table-cell>
          <table:table-cell office:value-type="string" calcext:value-type="string">
            <text:p>غِيَابِيٌّ</text:p>
          </table:table-cell>
          <table:table-cell/>
          <table:table-cell office:value-type="string" calcext:value-type="string">
            <text:p>غيب</text:p>
          </table:table-cell>
          <table:table-cell/>
          <table:table-cell office:value-type="string" calcext:value-type="string">
            <text:p>منسوب</text:p>
          </table:table-cell>
          <table:table-cell table:style-name="ce2" office:value-type="string" calcext:value-type="string">
            <text:p>غِيَ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يَابِيٌّ-غِيَابِيٌّ، ةٌ [غ ي ب] (مَنْسُوبٌ إِلَى الْغِيَابِ). "حُوكِمَ غِيَابِيّاً" : أَ</text:p>
          </table:table-cell>
          <table:table-cell/>
        </table:table-row>
        <table:table-row table:style-name="ro1">
          <table:table-cell office:value-type="float" office:value="394" calcext:value-type="float">
            <text:p>394</text:p>
          </table:table-cell>
          <table:table-cell office:value-type="string" calcext:value-type="string">
            <text:p>فَاشِسْتِيٌّ</text:p>
          </table:table-cell>
          <table:table-cell/>
          <table:table-cell office:value-type="string" calcext:value-type="string">
            <text:p>فاشستي</text:p>
          </table:table-cell>
          <table:table-cell/>
          <table:table-cell office:value-type="string" calcext:value-type="string">
            <text:p>منسوب</text:p>
          </table:table-cell>
          <table:table-cell table:style-name="ce2" office:value-type="string" calcext:value-type="string">
            <text:p>فَاشِسْتِ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شِسْتِيٌّ-فَاشِسْتِيٌّ (سيا) (مَنْسُوبٌ إِلَى الْفَاشِسْتِيَّة). "رَجُلٌ فَاشِسْتِيٌّ" : مَنْ كَانَ عَلَى مَذْهَبِ الْفَاشِسْتِيَّةِ، أَي الْمُثِيرُ لِلْمَشَاعِرِ الْقَوْمِيَّةِ الْعَنِيفَةِ وَالْمُتَعَصِّبُ لَهَا وَالْحَاقِدُ عَلَى مَنْ لاَ يَتَعَاطَفُ مَعَهُ. </text:p>
          </table:table-cell>
          <table:table-cell/>
        </table:table-row>
        <table:table-row table:style-name="ro1">
          <table:table-cell office:value-type="float" office:value="395" calcext:value-type="float">
            <text:p>395</text:p>
          </table:table-cell>
          <table:table-cell office:value-type="string" calcext:value-type="string">
            <text:p>فِرْجَارِيٌّ</text:p>
          </table:table-cell>
          <table:table-cell/>
          <table:table-cell office:value-type="string" calcext:value-type="string">
            <text:p>فرجاري</text:p>
          </table:table-cell>
          <table:table-cell/>
          <table:table-cell office:value-type="string" calcext:value-type="string">
            <text:p>منسوب</text:p>
          </table:table-cell>
          <table:table-cell table:style-name="ce2" office:value-type="string" calcext:value-type="string">
            <text:p>فِرْجَا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رْجَارِيٌّ-فِرْجَارِيٌّ (مَنْسُوبٌ إِلَى الْفِرْجَارِ). "خَطٌّ فِرْجَارِيٌّ" : خَطٌّ مُسْتَدِيرٌ.</text:p>
          </table:table-cell>
          <table:table-cell/>
        </table:table-row>
        <table:table-row table:style-name="ro1">
          <table:table-cell office:value-type="float" office:value="396" calcext:value-type="float">
            <text:p>396</text:p>
          </table:table-cell>
          <table:table-cell office:value-type="string" calcext:value-type="string">
            <text:p>فَرْدِيٌّ</text:p>
          </table:table-cell>
          <table:table-cell/>
          <table:table-cell office:value-type="string" calcext:value-type="string">
            <text:p>فرد</text:p>
          </table:table-cell>
          <table:table-cell/>
          <table:table-cell office:value-type="string" calcext:value-type="string">
            <text:p>منسوب</text:p>
          </table:table-cell>
          <table:table-cell table:style-name="ce2" office:value-type="string" calcext:value-type="string">
            <text:p>فَرْ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رْدِيٌّ-فَرْدِيٌّ، ةٌ [ف ر د] (مَنْسُوبٌ إِلَى الْفَرْدِ). 1."عَمَلٌ فَرْدِيٌّ" : قَامَ بِهِ فَرْدٌ وَاحِدٌ. 2."الْعَدَدُ الْفَرْدِيُّ" : هُوَ مَا لاَ يَقْبَلُ الْقِسْمَة</text:p>
          </table:table-cell>
          <table:table-cell/>
        </table:table-row>
        <table:table-row table:style-name="ro1">
          <table:table-cell office:value-type="float" office:value="397" calcext:value-type="float">
            <text:p>397</text:p>
          </table:table-cell>
          <table:table-cell office:value-type="string" calcext:value-type="string">
            <text:p>فَرْعِيٌّ</text:p>
          </table:table-cell>
          <table:table-cell/>
          <table:table-cell office:value-type="string" calcext:value-type="string">
            <text:p>فرع</text:p>
          </table:table-cell>
          <table:table-cell/>
          <table:table-cell office:value-type="string" calcext:value-type="string">
            <text:p>منسوب</text:p>
          </table:table-cell>
          <table:table-cell table:style-name="ce2" office:value-type="string" calcext:value-type="string">
            <text:p>فَرْ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رْعِيٌّ-فَرْعِيٌّ، ةٌ [ف ر ع] (مَنْسُوبٌ إِلَى الْفَرْعِ). 1."طَرِيقٌ فَرْعِيٌّ" : ثَانَوِيٌّ. 2."مَسْأَلَةٌ فَرْعِيَّةٌ" : مُسْتَنْبَطَةٌ مِنَ الْمَسْأَلَةِ الأَسَاسِيَّةِ. 3."لَجْنَةٌ فَرْعِيَّةٌ" : لَجْنَةٌ مُنْبَثِقَةٌ مِنَ اللَّجْنَةِ الأَسَاسِيَّةِ.</text:p>
          </table:table-cell>
          <table:table-cell/>
        </table:table-row>
        <table:table-row table:style-name="ro1">
          <table:table-cell office:value-type="float" office:value="398" calcext:value-type="float">
            <text:p>398</text:p>
          </table:table-cell>
          <table:table-cell office:value-type="string" calcext:value-type="string">
            <text:p>فَضَائِيٌّ</text:p>
          </table:table-cell>
          <table:table-cell/>
          <table:table-cell office:value-type="string" calcext:value-type="string">
            <text:p>فضو</text:p>
          </table:table-cell>
          <table:table-cell/>
          <table:table-cell office:value-type="string" calcext:value-type="string">
            <text:p>منسوب</text:p>
          </table:table-cell>
          <table:table-cell table:style-name="ce2" office:value-type="string" calcext:value-type="string">
            <text:p>فَضَ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ضَائِيٌّ-فَضَائِيٌّ، ةٌ [ف ض و] (مَنْسوبٌ إِلَى الفَضَاءِ). "سَفِينَةٌ فَضَائِيَّةٌ" : ن. فَضَاء. (سَفِينَةُ الفَضَاءِ).</text:p>
          </table:table-cell>
          <table:table-cell/>
        </table:table-row>
        <table:table-row table:style-name="ro1">
          <table:table-cell office:value-type="float" office:value="399" calcext:value-type="float">
            <text:p>399</text:p>
          </table:table-cell>
          <table:table-cell office:value-type="string" calcext:value-type="string">
            <text:p>فُضُولِيٌّ</text:p>
          </table:table-cell>
          <table:table-cell/>
          <table:table-cell office:value-type="string" calcext:value-type="string">
            <text:p>فضل</text:p>
          </table:table-cell>
          <table:table-cell/>
          <table:table-cell office:value-type="string" calcext:value-type="string">
            <text:p>منسوب</text:p>
          </table:table-cell>
          <table:table-cell table:style-name="ce2" office:value-type="string" calcext:value-type="string">
            <text:p>فُضُو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فُضُولِ). "رَجُلٌ فُضُولِيٌّ" : الَّذِي يَتَدَخَّلُ فِيمَا لاَ يَعْنِيهِ.</text:p>
          </table:table-cell>
          <table:table-cell/>
        </table:table-row>
        <table:table-row table:style-name="ro1">
          <table:table-cell office:value-type="float" office:value="400" calcext:value-type="float">
            <text:p>400</text:p>
          </table:table-cell>
          <table:table-cell office:value-type="string" calcext:value-type="string">
            <text:p>فَقَارِيٌّ</text:p>
          </table:table-cell>
          <table:table-cell/>
          <table:table-cell office:value-type="string" calcext:value-type="string">
            <text:p>فقر</text:p>
          </table:table-cell>
          <table:table-cell/>
          <table:table-cell office:value-type="string" calcext:value-type="string">
            <text:p>منسوب</text:p>
          </table:table-cell>
          <table:table-cell table:style-name="ce2" office:value-type="string" calcext:value-type="string">
            <text:p>فَقَ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قَارِيٌّ-فَقَارِيٌّ، ةٌ [ف ق ر] (مَنْسُوبٌ إِلَى الْفَقَارَةِ). "السِّلْسِلَةُ الْفَقَارِيَّةُ" : فَقْرِيٌّ، عِظَامُ السِّلْسِلَةِ العَظْمِيَّةِ الظَّهْرِيَّةِ.</text:p>
          </table:table-cell>
          <table:table-cell/>
        </table:table-row>
        <table:table-row table:style-name="ro1">
          <table:table-cell office:value-type="float" office:value="401" calcext:value-type="float">
            <text:p>401</text:p>
          </table:table-cell>
          <table:table-cell office:value-type="string" calcext:value-type="string">
            <text:p>فَلْسَفِيُّ</text:p>
          </table:table-cell>
          <table:table-cell/>
          <table:table-cell office:value-type="string" calcext:value-type="string">
            <text:p>فلسف</text:p>
          </table:table-cell>
          <table:table-cell/>
          <table:table-cell office:value-type="string" calcext:value-type="string">
            <text:p>منسوب</text:p>
          </table:table-cell>
          <table:table-cell table:style-name="ce2" office:value-type="string" calcext:value-type="string">
            <text:p>فَلْسَ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لْسَفِيُّ-فَلْسَفِيُّ، ةٌ [ف ل س ف] (مَنْسُوبٌ إِلَى الْفَلْسَفَةِ). "مَوْضُوعٌ فَلْس</text:p>
          </table:table-cell>
          <table:table-cell/>
        </table:table-row>
        <table:table-row table:style-name="ro1">
          <table:table-cell office:value-type="float" office:value="402" calcext:value-type="float">
            <text:p>402</text:p>
          </table:table-cell>
          <table:table-cell office:value-type="string" calcext:value-type="string">
            <text:p>فَلَكِيٌّ</text:p>
          </table:table-cell>
          <table:table-cell/>
          <table:table-cell office:value-type="string" calcext:value-type="string">
            <text:p>فلك</text:p>
          </table:table-cell>
          <table:table-cell/>
          <table:table-cell office:value-type="string" calcext:value-type="string">
            <text:p>منسوب</text:p>
          </table:table-cell>
          <table:table-cell table:style-name="ce2" office:value-type="string" calcext:value-type="string">
            <text:p>فَلَ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فَلَكِ). : الْقَائِمُ بِعِلْمِ الْفَلَكِ.</text:p>
          </table:table-cell>
          <table:table-cell/>
        </table:table-row>
        <table:table-row table:style-name="ro1">
          <table:table-cell office:value-type="float" office:value="403" calcext:value-type="float">
            <text:p>403</text:p>
          </table:table-cell>
          <table:table-cell office:value-type="string" calcext:value-type="string">
            <text:p>فَوْضَوِيٌّ</text:p>
          </table:table-cell>
          <table:table-cell/>
          <table:table-cell office:value-type="string" calcext:value-type="string">
            <text:p>فوض</text:p>
          </table:table-cell>
          <table:table-cell/>
          <table:table-cell office:value-type="string" calcext:value-type="string">
            <text:p>منسوب</text:p>
          </table:table-cell>
          <table:table-cell table:style-name="ce2" office:value-type="string" calcext:value-type="string">
            <text:p>فَوْضَ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فَوْضَى). 1."رَجُلٌ فَوْضَوِيٌّ" : مَنْ يُحْدِثُ الْبَلْبَلَةَ وَيُخِلُّ بِنِظَامِ ال</text:p>
          </table:table-cell>
          <table:table-cell/>
        </table:table-row>
        <table:table-row table:style-name="ro1">
          <table:table-cell office:value-type="float" office:value="404" calcext:value-type="float">
            <text:p>404</text:p>
          </table:table-cell>
          <table:table-cell office:value-type="string" calcext:value-type="string">
            <text:p>قَارِّيٌّ</text:p>
          </table:table-cell>
          <table:table-cell/>
          <table:table-cell office:value-type="string" calcext:value-type="string">
            <text:p>قرر</text:p>
          </table:table-cell>
          <table:table-cell/>
          <table:table-cell office:value-type="string" calcext:value-type="string">
            <text:p>منسوب</text:p>
          </table:table-cell>
          <table:table-cell table:style-name="ce2" office:value-type="string" calcext:value-type="string">
            <text:p>قَ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ارِّيٌّ-قَارِّيٌّ، ةٌ [ق ر ر] (مَنْسُوبٌ إِلَى القَارَّةِ) . "مُنَاخٌ قَارِّيٌّ" : أَيْ مُنَاخُ الْمَنَا</text:p>
          </table:table-cell>
          <table:table-cell/>
        </table:table-row>
        <table:table-row table:style-name="ro1">
          <table:table-cell office:value-type="float" office:value="405" calcext:value-type="float">
            <text:p>405</text:p>
          </table:table-cell>
          <table:table-cell office:value-type="string" calcext:value-type="string">
            <text:p>قَانُونِيٌّ</text:p>
          </table:table-cell>
          <table:table-cell/>
          <table:table-cell office:value-type="string" calcext:value-type="string">
            <text:p>قنن</text:p>
          </table:table-cell>
          <table:table-cell/>
          <table:table-cell office:value-type="string" calcext:value-type="string">
            <text:p>منسوب</text:p>
          </table:table-cell>
          <table:table-cell table:style-name="ce2" office:value-type="string" calcext:value-type="string">
            <text:p>قَانُو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قَانُونِ). 1."رَجُلٌ قَانُونِيٌّ" : رَجُلُ التَّشْرِيعِ وَالْمُتَشَبِّثُ بِهِ بِحَذَافِيرِهِ. 2."عَمَلٌ قَانُونِيٌّ" : خَاضِعٌ لِلْقَانُونِ. "السُّلْطَةُ الْقَانُونِيَّةُ".</text:p>
          </table:table-cell>
          <table:table-cell/>
        </table:table-row>
        <table:table-row table:style-name="ro1">
          <table:table-cell office:value-type="float" office:value="406" calcext:value-type="float">
            <text:p>406</text:p>
          </table:table-cell>
          <table:table-cell office:value-type="string" calcext:value-type="string">
            <text:p>قِبْطِيٌّ</text:p>
          </table:table-cell>
          <table:table-cell/>
          <table:table-cell office:value-type="string" calcext:value-type="string">
            <text:p>قبطي</text:p>
          </table:table-cell>
          <table:table-cell/>
          <table:table-cell office:value-type="string" calcext:value-type="string">
            <text:p>منسوب</text:p>
          </table:table-cell>
          <table:table-cell table:style-name="ce2" office:value-type="string" calcext:value-type="string">
            <text:p>قِبْطٌ</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قِبْطِ).</text:p>
          </table:table-cell>
          <table:table-cell/>
        </table:table-row>
        <table:table-row table:style-name="ro1">
          <table:table-cell office:value-type="float" office:value="407" calcext:value-type="float">
            <text:p>407</text:p>
          </table:table-cell>
          <table:table-cell office:value-type="string" calcext:value-type="string">
            <text:p>قَبَلِيٌّ</text:p>
          </table:table-cell>
          <table:table-cell/>
          <table:table-cell office:value-type="string" calcext:value-type="string">
            <text:p>قبلي</text:p>
          </table:table-cell>
          <table:table-cell/>
          <table:table-cell office:value-type="string" calcext:value-type="string">
            <text:p>منسوب</text:p>
          </table:table-cell>
          <table:table-cell table:style-name="ce2" office:value-type="string" calcext:value-type="string">
            <text:p>قَبِي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بَلِيٌّ-قَبَلِيٌّ، ةٌ (مَنْسُوبٌ إِلَى الْقَبِيلَةِ). "نِظَامٌ قَبَلِيٌّ" : نِظَامٌ يَعْتَمِدُ عَلَى تَقَالِيدِ الْقَبِيلَةِ. "عَادَاتٌ قَبَلِيَّةٌ" "نَزْعَةٌ قَبَلِيَّةٌ".</text:p>
          </table:table-cell>
          <table:table-cell/>
        </table:table-row>
        <table:table-row table:style-name="ro1">
          <table:table-cell office:value-type="float" office:value="408" calcext:value-type="float">
            <text:p>408</text:p>
          </table:table-cell>
          <table:table-cell office:value-type="string" calcext:value-type="string">
            <text:p>قَرَوِيٌّ</text:p>
          </table:table-cell>
          <table:table-cell/>
          <table:table-cell office:value-type="string" calcext:value-type="string">
            <text:p>قري</text:p>
          </table:table-cell>
          <table:table-cell/>
          <table:table-cell office:value-type="string" calcext:value-type="string">
            <text:p>منسوب</text:p>
          </table:table-cell>
          <table:table-cell table:style-name="ce2" office:value-type="string" calcext:value-type="string">
            <text:p>قَرْ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قَرْيَةِ). "يَرْتَبِطُ القَرَوِيُّ بِقَرْيَتِهِ".</text:p>
          </table:table-cell>
          <table:table-cell/>
        </table:table-row>
        <table:table-row table:style-name="ro1">
          <table:table-cell office:value-type="float" office:value="409" calcext:value-type="float">
            <text:p>409</text:p>
          </table:table-cell>
          <table:table-cell office:value-type="string" calcext:value-type="string">
            <text:p>قَصَصِيٌّ</text:p>
          </table:table-cell>
          <table:table-cell/>
          <table:table-cell office:value-type="string" calcext:value-type="string">
            <text:p>قصص</text:p>
          </table:table-cell>
          <table:table-cell/>
          <table:table-cell office:value-type="string" calcext:value-type="string">
            <text:p>منسوب</text:p>
          </table:table-cell>
          <table:table-cell table:style-name="ce2" office:value-type="string" calcext:value-type="string">
            <text:p>قَصَصٌ</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صَصِيٌّ-قَصَصِيٌّ، ةٌ [ق ص ص] (مَنْسُوبٌ إِلَى الق</text:p>
          </table:table-cell>
          <table:table-cell/>
        </table:table-row>
        <table:table-row table:style-name="ro1">
          <table:table-cell office:value-type="float" office:value="410" calcext:value-type="float">
            <text:p>410</text:p>
          </table:table-cell>
          <table:table-cell office:value-type="string" calcext:value-type="string">
            <text:p>قَضَائِيٌّ</text:p>
          </table:table-cell>
          <table:table-cell/>
          <table:table-cell office:value-type="string" calcext:value-type="string">
            <text:p>قضي</text:p>
          </table:table-cell>
          <table:table-cell/>
          <table:table-cell office:value-type="string" calcext:value-type="string">
            <text:p>منسوب</text:p>
          </table:table-cell>
          <table:table-cell table:style-name="ce2" office:value-type="string" calcext:value-type="string">
            <text:p>قَضَ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ضَائِيٌّ-قَضَائِيٌّ، ةٌ [ق ض ي] (مَنْسُوبٌ إِلَى القَضَاءِ). "هَيْئَةٌ قَضَائِيَّةٌ" : هَيْئَةٌ، سُلْطَةٌ تَفْصِلُ فِي النِّزَاعِ وَالْخُصُومَاتِ طِبْقاً لِلْقَانُونِ. "حُكْمٌ قَضَائِيٌّ".</text:p>
          </table:table-cell>
          <table:table-cell/>
        </table:table-row>
        <table:table-row table:style-name="ro1">
          <table:table-cell office:value-type="float" office:value="411" calcext:value-type="float">
            <text:p>411</text:p>
          </table:table-cell>
          <table:table-cell office:value-type="string" calcext:value-type="string">
            <text:p>قُطْبِيٌّ</text:p>
          </table:table-cell>
          <table:table-cell/>
          <table:table-cell office:value-type="string" calcext:value-type="string">
            <text:p>قطب</text:p>
          </table:table-cell>
          <table:table-cell/>
          <table:table-cell office:value-type="string" calcext:value-type="string">
            <text:p>منسوب</text:p>
          </table:table-cell>
          <table:table-cell table:style-name="ce2" office:value-type="string" calcext:value-type="string">
            <text:p>قُطْ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طْبِيٌّ-قُطْبِيٌّ، ةٌ [ق ط ب] (مَنْسُوبٌ إِلَى القُطْبِ). : نَعْتٌ لِكُلِّ ما لَهُ صِلَةٌ بِالقُطْبِ. 1."النَّجِمُ القُطْبِيُّ" : أَحَدُ نُجُومِ مَجْموعَةِ الدّ</text:p>
          </table:table-cell>
          <table:table-cell/>
        </table:table-row>
        <table:table-row table:style-name="ro1">
          <table:table-cell office:value-type="float" office:value="412" calcext:value-type="float">
            <text:p>412</text:p>
          </table:table-cell>
          <table:table-cell office:value-type="string" calcext:value-type="string">
            <text:p>قُطْنِيٌّ</text:p>
          </table:table-cell>
          <table:table-cell/>
          <table:table-cell office:value-type="string" calcext:value-type="string">
            <text:p>قطن</text:p>
          </table:table-cell>
          <table:table-cell/>
          <table:table-cell office:value-type="string" calcext:value-type="string">
            <text:p>منسوب</text:p>
          </table:table-cell>
          <table:table-cell table:style-name="ce2" office:value-type="string" calcext:value-type="string">
            <text:p>قُطْ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طْنِيٌّ-قُطْنِيٌّ، ةٌ [ق ط ن] (مَنْسُوبٌ إِلَى القُطْنِ). "ثِيَابٌ قُطْنِيَّةٌ" : ثِيَابٌ مَنْسُوجَةٌ مِنَ القُطْنِ.</text:p>
          </table:table-cell>
          <table:table-cell/>
        </table:table-row>
        <table:table-row table:style-name="ro1">
          <table:table-cell office:value-type="float" office:value="413" calcext:value-type="float">
            <text:p>413</text:p>
          </table:table-cell>
          <table:table-cell office:value-type="string" calcext:value-type="string">
            <text:p>قَوْمِيٌّ</text:p>
          </table:table-cell>
          <table:table-cell/>
          <table:table-cell office:value-type="string" calcext:value-type="string">
            <text:p>قوم</text:p>
          </table:table-cell>
          <table:table-cell/>
          <table:table-cell office:value-type="string" calcext:value-type="string">
            <text:p>منسوب</text:p>
          </table:table-cell>
          <table:table-cell table:style-name="ce2" office:value-type="string" calcext:value-type="string">
            <text:p>قَوْمِ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وْمِيٌّ-قَوْمِيٌّ، ةٌ [ق و م] (مَنْسُوبٌ إِلَى القَوْمِيَّةِ، مُنْتَمٍ إِلَيْهَا). 1."فِكْرٌ قَوْمِيٌّ" : فِكْرٌ يُمَجِّدُ القَوْمِيَّةَ وَيُدَافِعُ عَنْها. 2."هُوَ قَوْمِيٌّ" : مُتَشَبِّثٌ بِمَبْدَإِ القَوْمِيَّةِ.</text:p>
          </table:table-cell>
          <table:table-cell/>
        </table:table-row>
        <table:table-row table:style-name="ro1">
          <table:table-cell office:value-type="float" office:value="414" calcext:value-type="float">
            <text:p>414</text:p>
          </table:table-cell>
          <table:table-cell office:value-type="string" calcext:value-type="string">
            <text:p>قِيَاسِيٌّ</text:p>
          </table:table-cell>
          <table:table-cell/>
          <table:table-cell office:value-type="string" calcext:value-type="string">
            <text:p>قيس</text:p>
          </table:table-cell>
          <table:table-cell/>
          <table:table-cell office:value-type="string" calcext:value-type="string">
            <text:p>منسوب</text:p>
          </table:table-cell>
          <table:table-cell table:style-name="ce2" office:value-type="string" calcext:value-type="string">
            <text:p>قِيَا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يَاسِيٌّ-قِيَاسِيٌّ، ةٌ [ق ي س] (مَنْسُوبٌ إِلَى القِيَاسِ). 1."حُكْمٌ قِيَاسِيٌّ" : مَا يَكُونُ بِحَسَبِ القِيَاسِ وَالْمُمَاثَلَةِ. 2."حَقَّقَ رَقْماً قِيَاسِيّاً" : أَعْلَى رَقْمٍ. "أَرْقَامٌ قِيَاسِيَّةٌ".</text:p>
          </table:table-cell>
          <table:table-cell/>
        </table:table-row>
        <table:table-row table:style-name="ro1">
          <table:table-cell office:value-type="float" office:value="415" calcext:value-type="float">
            <text:p>415</text:p>
          </table:table-cell>
          <table:table-cell office:value-type="string" calcext:value-type="string">
            <text:p>كُرَوِيٌّ</text:p>
          </table:table-cell>
          <table:table-cell/>
          <table:table-cell office:value-type="string" calcext:value-type="string">
            <text:p>كور</text:p>
          </table:table-cell>
          <table:table-cell/>
          <table:table-cell office:value-type="string" calcext:value-type="string">
            <text:p>منسوب</text:p>
          </table:table-cell>
          <table:table-cell table:style-name="ce2" office:value-type="string" calcext:value-type="string">
            <text:p>كُ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رَوِيٌّ-كُرَوِيٌّ، ةٌ [ك و ر] (مَنْسُوبٌ إلى الكُرَةِ). "كُرَوِيُّ الشَّكْلِ</text:p>
          </table:table-cell>
          <table:table-cell/>
        </table:table-row>
        <table:table-row table:style-name="ro1">
          <table:table-cell office:value-type="float" office:value="416" calcext:value-type="float">
            <text:p>416</text:p>
          </table:table-cell>
          <table:table-cell office:value-type="string" calcext:value-type="string">
            <text:p>كَسْتَنَائِيٌّ</text:p>
          </table:table-cell>
          <table:table-cell/>
          <table:table-cell office:value-type="string" calcext:value-type="string">
            <text:p>كستنائي</text:p>
          </table:table-cell>
          <table:table-cell/>
          <table:table-cell office:value-type="string" calcext:value-type="string">
            <text:p>منسوب</text:p>
          </table:table-cell>
          <table:table-cell table:style-name="ce2" office:value-type="string" calcext:value-type="string">
            <text:p>كَسْتَنَ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سْتَنَائِيٌّ-كَسْتَنَائِيٌّ، ةٌ (مَنْسُوبٌ إِلَى الكَسْتَنَاءِ). "لَوْنٌ كَسْتَنَائِيٌّ": أَسْمَرُ قَاتِمٌ.</text:p>
          </table:table-cell>
          <table:table-cell/>
        </table:table-row>
        <table:table-row table:style-name="ro1">
          <table:table-cell office:value-type="float" office:value="417" calcext:value-type="float">
            <text:p>417</text:p>
          </table:table-cell>
          <table:table-cell office:value-type="string" calcext:value-type="string">
            <text:p>كُلْوِيٌّ</text:p>
          </table:table-cell>
          <table:table-cell/>
          <table:table-cell office:value-type="string" calcext:value-type="string">
            <text:p>كلي</text:p>
          </table:table-cell>
          <table:table-cell/>
          <table:table-cell office:value-type="string" calcext:value-type="string">
            <text:p>منسوب</text:p>
          </table:table-cell>
          <table:table-cell table:style-name="ce2" office:value-type="string" calcext:value-type="string">
            <text:p>كُلْوَ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لْوِيٌّ-كُلْوِيٌّ، ةٌ [ك ل ي] (مَنْسُوبٌ إِلَى الكُلْوَةِ). "اِلْتِهَابٌ كُلْوِيٌّ" : اِلْتِهَابٌ مَصْدَرُهُ الكُلْوَةُ. "مَغْصٌ كُلْوِيٌّ".</text:p>
          </table:table-cell>
          <table:table-cell/>
        </table:table-row>
        <table:table-row table:style-name="ro1">
          <table:table-cell office:value-type="float" office:value="418" calcext:value-type="float">
            <text:p>418</text:p>
          </table:table-cell>
          <table:table-cell office:value-type="string" calcext:value-type="string">
            <text:p>كَمِّيٌّ</text:p>
          </table:table-cell>
          <table:table-cell/>
          <table:table-cell office:value-type="string" calcext:value-type="string">
            <text:p>كمم</text:p>
          </table:table-cell>
          <table:table-cell/>
          <table:table-cell office:value-type="string" calcext:value-type="string">
            <text:p>منسوب</text:p>
          </table:table-cell>
          <table:table-cell table:style-name="ce2" office:value-type="string" calcext:value-type="string">
            <text:p>كَ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مِّيٌّ-كَمِّيٌّ، ةٌ [ك م م] (مَنْسُوبٌ إِلَى الكَمِّ). "كَمِّيَّةٌ مِنَ الفَوَاكِهِ" : مِقْدَارٌ مِنْهَا.</text:p>
          </table:table-cell>
          <table:table-cell/>
        </table:table-row>
        <table:table-row table:style-name="ro1">
          <table:table-cell office:value-type="float" office:value="419" calcext:value-type="float">
            <text:p>419</text:p>
          </table:table-cell>
          <table:table-cell office:value-type="string" calcext:value-type="string">
            <text:p>كَهْرَبَائِيٌّ</text:p>
          </table:table-cell>
          <table:table-cell/>
          <table:table-cell office:value-type="string" calcext:value-type="string">
            <text:p>كهرب</text:p>
          </table:table-cell>
          <table:table-cell/>
          <table:table-cell office:value-type="string" calcext:value-type="string">
            <text:p>منسوب</text:p>
          </table:table-cell>
          <table:table-cell table:style-name="ce2" office:value-type="string" calcext:value-type="string">
            <text:p>كَهْرَبَ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كَهْرَبَائِيٌّ-كَهْرَبَائِيٌّ، ةٌ [ك هـ ر ب] (مَنْسُوبٌ إِلَى الكَهْرَبَاءِ). 1."تَيَّارٌ كَهْرَبَائِيٌّ : تَيَّارٌ تَسْرِي فِيهِ القُوَّة</text:p>
          </table:table-cell>
          <table:table-cell/>
        </table:table-row>
        <table:table-row table:style-name="ro1">
          <table:table-cell office:value-type="float" office:value="420" calcext:value-type="float">
            <text:p>420</text:p>
          </table:table-cell>
          <table:table-cell office:value-type="string" calcext:value-type="string">
            <text:p>كُوفِيٌّ</text:p>
          </table:table-cell>
          <table:table-cell/>
          <table:table-cell office:value-type="string" calcext:value-type="string">
            <text:p>كوف</text:p>
          </table:table-cell>
          <table:table-cell/>
          <table:table-cell office:value-type="string" calcext:value-type="string">
            <text:p>منسوب</text:p>
          </table:table-cell>
          <table:table-cell table:style-name="ce2" office:value-type="string" calcext:value-type="string">
            <text:p>كُو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كُوفِيٌّ-كُوفِيٌّ، ةٌ [ك و ف] (مَنْسُوبٌ إِلَى الكُوفَةِ). "الخَطُّ ال</text:p>
          </table:table-cell>
          <table:table-cell/>
        </table:table-row>
        <table:table-row table:style-name="ro1">
          <table:table-cell office:value-type="float" office:value="421" calcext:value-type="float">
            <text:p>421</text:p>
          </table:table-cell>
          <table:table-cell office:value-type="string" calcext:value-type="string">
            <text:p>كَوْنِيٌّ</text:p>
          </table:table-cell>
          <table:table-cell/>
          <table:table-cell office:value-type="string" calcext:value-type="string">
            <text:p>كون</text:p>
          </table:table-cell>
          <table:table-cell/>
          <table:table-cell office:value-type="string" calcext:value-type="string">
            <text:p>منسوب</text:p>
          </table:table-cell>
          <table:table-cell table:style-name="ce2" office:value-type="string" calcext:value-type="string">
            <text:p>كَوْ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وْنِيٌّ-كَوْنِيٌّ، ةٌ [ك و ن] (مَنْسُوبٌ إِلَى الكَوْنِ). "النِّظَامُ الكَوْنِيُّ" : النِّظَامُ الَّذِي يَسِيرُ عَلَيْهِ العَالَمُ، الكَوْنُ.</text:p>
          </table:table-cell>
          <table:table-cell/>
        </table:table-row>
        <table:table-row table:style-name="ro1">
          <table:table-cell office:value-type="float" office:value="422" calcext:value-type="float">
            <text:p>422</text:p>
          </table:table-cell>
          <table:table-cell office:value-type="string" calcext:value-type="string">
            <text:p>كُوَيْتِيٌّ</text:p>
          </table:table-cell>
          <table:table-cell/>
          <table:table-cell office:value-type="string" calcext:value-type="string">
            <text:p>كويتي</text:p>
          </table:table-cell>
          <table:table-cell/>
          <table:table-cell office:value-type="string" calcext:value-type="string">
            <text:p>منسوب</text:p>
          </table:table-cell>
          <table:table-cell table:style-name="ce2" office:value-type="string" calcext:value-type="string">
            <text:p>كُوَيْ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كُوَيْتِ).</text:p>
          </table:table-cell>
          <table:table-cell/>
        </table:table-row>
        <table:table-row table:style-name="ro1">
          <table:table-cell office:value-type="float" office:value="423" calcext:value-type="float">
            <text:p>423</text:p>
          </table:table-cell>
          <table:table-cell office:value-type="string" calcext:value-type="string">
            <text:p>كِيميَائِيٌّ</text:p>
          </table:table-cell>
          <table:table-cell/>
          <table:table-cell office:value-type="string" calcext:value-type="string">
            <text:p>كيميائي</text:p>
          </table:table-cell>
          <table:table-cell/>
          <table:table-cell office:value-type="string" calcext:value-type="string">
            <text:p>منسوب</text:p>
          </table:table-cell>
          <table:table-cell table:style-name="ce2" office:value-type="string" calcext:value-type="string">
            <text:p>كِيمْيَ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كِيمْيَاءِ). 1. : "بَحْثٌ كِيمْيَائِيّ"، "أَبْحَاثٌ كِيمْيَائِيَّةٌ". 2. : العَالِمُ بِالكِيمْيَاءِ وَالْمُتَخَصِّصُ فِيهَا. "كِيميَائِيٌّ بَارِزٌ عَلَى الْمُسْتَوَى الدَّوْلِيِّ".</text:p>
          </table:table-cell>
          <table:table-cell/>
        </table:table-row>
        <table:table-row table:style-name="ro1">
          <table:table-cell office:value-type="float" office:value="424" calcext:value-type="float">
            <text:p>424</text:p>
          </table:table-cell>
          <table:table-cell office:value-type="string" calcext:value-type="string">
            <text:p>لاَهُوتِيٌّ</text:p>
          </table:table-cell>
          <table:table-cell/>
          <table:table-cell office:value-type="string" calcext:value-type="string">
            <text:p>لاهوتي</text:p>
          </table:table-cell>
          <table:table-cell/>
          <table:table-cell office:value-type="string" calcext:value-type="string">
            <text:p>منسوب</text:p>
          </table:table-cell>
          <table:table-cell table:style-name="ce2" office:value-type="string" calcext:value-type="string">
            <text:p>لاًهُو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لاَهُوتِيٌّ-لاَهُوتِيٌّ، ةٌ (مَنْسُوبٌ إِلَى اللاَّهُوتِ). : العَالِمُ بِالقَضَايَا الإِلَهِيَّةِ وَصِفَاتِ اللَّهِ تَعَالَى.</text:p>
          </table:table-cell>
          <table:table-cell/>
        </table:table-row>
        <table:table-row table:style-name="ro1">
          <table:table-cell office:value-type="float" office:value="425" calcext:value-type="float">
            <text:p>425</text:p>
          </table:table-cell>
          <table:table-cell office:value-type="string" calcext:value-type="string">
            <text:p>لِثَوِيٌّ</text:p>
          </table:table-cell>
          <table:table-cell/>
          <table:table-cell office:value-type="string" calcext:value-type="string">
            <text:p>لثي</text:p>
          </table:table-cell>
          <table:table-cell/>
          <table:table-cell office:value-type="string" calcext:value-type="string">
            <text:p>منسوب</text:p>
          </table:table-cell>
          <table:table-cell table:style-name="ce2" office:value-type="string" calcext:value-type="string">
            <text:p>لِثَ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ثَوِيٌّ-لِثَوِيٌّ، ةٌ [ل ث ي] (مَنْسُوبٌ إِلَى اللِّثَةِ). "اللام حَرْفٌ لِثَوِيٌّ" : أَيْ يُنْطَقُ بِتَفَاعُلِ نُطْقِ اللِّسَانِ وَالأَسْنَانِ. الْحُرُوفُ اللِّثَوِيَّةُ هِيَ: التّاء والرّاء والزّاي والسّين والصّاد والضّاد والطّاء واللام والنّون. </text:p>
          </table:table-cell>
          <table:table-cell/>
        </table:table-row>
        <table:table-row table:style-name="ro1">
          <table:table-cell office:value-type="float" office:value="426" calcext:value-type="float">
            <text:p>426</text:p>
          </table:table-cell>
          <table:table-cell office:value-type="string" calcext:value-type="string">
            <text:p>لِسَانِيُّ</text:p>
          </table:table-cell>
          <table:table-cell/>
          <table:table-cell office:value-type="string" calcext:value-type="string">
            <text:p>لسن</text:p>
          </table:table-cell>
          <table:table-cell/>
          <table:table-cell office:value-type="string" calcext:value-type="string">
            <text:p>منسوب</text:p>
          </table:table-cell>
          <table:table-cell table:style-name="ce2" office:value-type="string" calcext:value-type="string">
            <text:p>لِسَ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لِّسَانِ). 1."عَالِمٌ لِسَانِيٌّ" : اللُّغَوِيُّ، العَالِمُ بِاللُّغَةِ،</text:p>
          </table:table-cell>
          <table:table-cell/>
        </table:table-row>
        <table:table-row table:style-name="ro1">
          <table:table-cell office:value-type="float" office:value="427" calcext:value-type="float">
            <text:p>427</text:p>
          </table:table-cell>
          <table:table-cell office:value-type="string" calcext:value-type="string">
            <text:p>لُغَوِيٌّ</text:p>
          </table:table-cell>
          <table:table-cell/>
          <table:table-cell office:value-type="string" calcext:value-type="string">
            <text:p>لغو</text:p>
          </table:table-cell>
          <table:table-cell/>
          <table:table-cell office:value-type="string" calcext:value-type="string">
            <text:p>منسوب</text:p>
          </table:table-cell>
          <table:table-cell table:style-name="ce2" office:value-type="string" calcext:value-type="string">
            <text:p>لُغَ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لُغَوِيٌّ-لُغَوِيٌّ، ةٌ [ل غ و] (مَنْسُوبٌ إِلَى اللُّغَةِ). 1." لُغَوِيٌّ مِنْ أَهْلِ اللُّغَةِ" : الْعَالِمُ</text:p>
          </table:table-cell>
          <table:table-cell/>
        </table:table-row>
        <table:table-row table:style-name="ro1">
          <table:table-cell office:value-type="float" office:value="428" calcext:value-type="float">
            <text:p>428</text:p>
          </table:table-cell>
          <table:table-cell office:value-type="string" calcext:value-type="string">
            <text:p>مَائِيُّ</text:p>
          </table:table-cell>
          <table:table-cell/>
          <table:table-cell office:value-type="string" calcext:value-type="string">
            <text:p>موه</text:p>
          </table:table-cell>
          <table:table-cell/>
          <table:table-cell office:value-type="string" calcext:value-type="string">
            <text:p>منسوب</text:p>
          </table:table-cell>
          <table:table-cell table:style-name="ce2" office:value-type="string" calcext:value-type="string">
            <text:p>م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ائِيُّ-مَائِيُّ، ةٌ [م و هـ] (منسوب إلى الماء). 1."حَيَوَانٌ مَائِيٌّ" : أَيْ يَعِيشُ فِي َالْمَاءِ، "أَلْعَابٌ رِيَاضِيَّةٌ مَائِيَّةٌ" : أَلْعَابٌ تَتِمُّ وَسَطَ الْمَاءِ. 2."لَوْحَةٌ فَنِّيَّةٌ مَائِيَّةٌ" : أَيْ لَوْحَةٌ رُسِمَتْ بِصِبَاغَةٍ مُخْتَلِطَةٍ بِالْمَاءِ.</text:p>
          </table:table-cell>
          <table:table-cell/>
        </table:table-row>
        <table:table-row table:style-name="ro1">
          <table:table-cell office:value-type="float" office:value="429" calcext:value-type="float">
            <text:p>429</text:p>
          </table:table-cell>
          <table:table-cell office:value-type="string" calcext:value-type="string">
            <text:p>مَادِّيُّ</text:p>
          </table:table-cell>
          <table:table-cell/>
          <table:table-cell office:value-type="string" calcext:value-type="string">
            <text:p>مدد</text:p>
          </table:table-cell>
          <table:table-cell/>
          <table:table-cell office:value-type="string" calcext:value-type="string">
            <text:p>منسوب</text:p>
          </table:table-cell>
          <table:table-cell table:style-name="ce2" office:value-type="string" calcext:value-type="string">
            <text:p>مَادَّ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ادَّةِ). 1."رَجُلُ مَادِّيٌّ" : رَجُلٌ مُتَشَبِّعٌ بِمَا هُوَ مَلْمُوسٌ وَمَحْسُوبٌ. 2."فِكْرٌ مَادِّيٌّ" : الفِكْرُ القَائِلُ بِأَنَّ الْمَادَّةَ وَحْدَهَا هِيَ أَسَاسُ الوُجُودِ. "هُوَ مَادِّيُّ الفِكْرِ". 3."أَشْيَاءُ مَادِّيَّةٌ" : مَلْمُوسَةٌ.</text:p>
          </table:table-cell>
          <table:table-cell/>
        </table:table-row>
        <table:table-row table:style-name="ro1">
          <table:table-cell office:value-type="float" office:value="430" calcext:value-type="float">
            <text:p>430</text:p>
          </table:table-cell>
          <table:table-cell office:value-type="string" calcext:value-type="string">
            <text:p>مَأْسَاوِيٌّ</text:p>
          </table:table-cell>
          <table:table-cell/>
          <table:table-cell office:value-type="string" calcext:value-type="string">
            <text:p>أسي</text:p>
          </table:table-cell>
          <table:table-cell/>
          <table:table-cell office:value-type="string" calcext:value-type="string">
            <text:p>منسوب</text:p>
          </table:table-cell>
          <table:table-cell table:style-name="ce2" office:value-type="string" calcext:value-type="string">
            <text:p>مَأْسَا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أْسَاوِيٌّ-مَأْسَاوِيٌّ، ةٌ [أ س ي] (مَنْسُوبٌ إِلَى الْمَأْسَاةِ). "حَادِثٌ مَأْسَاوِيٌّ" : ذُو فَاجِعَةٍ وَكَارِثَةٍ. "عَرَفَتْ حَياتُهُ حَوادِثَ مَأسَاوِيَّةً".</text:p>
          </table:table-cell>
          <table:table-cell/>
        </table:table-row>
        <table:table-row table:style-name="ro1">
          <table:table-cell office:value-type="float" office:value="431" calcext:value-type="float">
            <text:p>431</text:p>
          </table:table-cell>
          <table:table-cell office:value-type="string" calcext:value-type="string">
            <text:p>مَالِيٌّ</text:p>
          </table:table-cell>
          <table:table-cell/>
          <table:table-cell office:value-type="string" calcext:value-type="string">
            <text:p>مول</text:p>
          </table:table-cell>
          <table:table-cell/>
          <table:table-cell office:value-type="string" calcext:value-type="string">
            <text:p>منسوب</text:p>
          </table:table-cell>
          <table:table-cell table:style-name="ce2" office:value-type="string" calcext:value-type="string">
            <text:p>مَ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الِيٌّ-مَالِيٌّ، ةٌ [م و ل] (مَنْسُوبٌ إِلَى الْمَالِ). 1."تَوَصَّلَ بِقَدْرٍ مَالِيٍّ" : بِقَدْرٍ مِنَ الْمَالِ. "مَوَارِدُهُ الْمَالِيَّةُ لاَ تَسْمَحُ بِكُلِّ هَذِهِ الْمَصَارِيفِ". 2."مَالِيَّةُ الدَّوْلَةِ" : مَصَارِيفُهَا وَمَدَاخِيلُهَا. 3."وِزَارَةُ الْمَالِيَّةِ" : الوِزَارَةُ الَّتِي تُشْرِفُ عَلَى تَسْيِيرِ مِيزَانِيَّةِ الدَّوْلَةِ، مَصَارِيفِهَا وَمَدَاخِيلِهَا وَتَصْرِيفِ مَعَاشِ العَامِلِينَ وَالْمُوَظَّفِينَ.</text:p>
          </table:table-cell>
          <table:table-cell/>
        </table:table-row>
        <table:table-row table:style-name="ro1">
          <table:table-cell office:value-type="float" office:value="432" calcext:value-type="float">
            <text:p>432</text:p>
          </table:table-cell>
          <table:table-cell office:value-type="string" calcext:value-type="string">
            <text:p>مَبْدَئِيٌّ</text:p>
          </table:table-cell>
          <table:table-cell table:number-columns-repeated="3"/>
          <table:table-cell office:value-type="string" calcext:value-type="string">
            <text:p>منسوب</text:p>
          </table:table-cell>
          <table:table-cell table:style-name="ce2" office:value-type="string" calcext:value-type="string">
            <text:p>مبدأٌ</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433" calcext:value-type="float">
            <text:p>433</text:p>
          </table:table-cell>
          <table:table-cell office:value-type="string" calcext:value-type="string">
            <text:p>مِثَالِيٌّ</text:p>
          </table:table-cell>
          <table:table-cell/>
          <table:table-cell office:value-type="string" calcext:value-type="string">
            <text:p>مثل</text:p>
          </table:table-cell>
          <table:table-cell/>
          <table:table-cell office:value-type="string" calcext:value-type="string">
            <text:p>منسوب</text:p>
          </table:table-cell>
          <table:table-cell table:style-name="ce2" office:value-type="string" calcext:value-type="string">
            <text:p>مِثَ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ثَالِيٌّ-مِثَالِيٌّ، ةٌ [م ث ل] (مَنْسُوبٌ إِلَى المِثَالِ). 1."مِثَالِيٌّ فِي سُلُوكِهِ" : نَمُوذَجِيٌّ. 2."وَلَدٌ مِثَالِيٌّ" : يُقْتَدَى بِهِ. "خُلُقٌ مِثَالِيٌّ" "فِكْر مِثَالِيٌّ" "صُورَةٌ مِثَالِيَّةٌ".</text:p>
          </table:table-cell>
          <table:table-cell/>
        </table:table-row>
        <table:table-row table:style-name="ro1">
          <table:table-cell office:value-type="float" office:value="434" calcext:value-type="float">
            <text:p>434</text:p>
          </table:table-cell>
          <table:table-cell office:value-type="string" calcext:value-type="string">
            <text:p>مَجَازِيٌّ</text:p>
          </table:table-cell>
          <table:table-cell/>
          <table:table-cell office:value-type="string" calcext:value-type="string">
            <text:p>جوز</text:p>
          </table:table-cell>
          <table:table-cell/>
          <table:table-cell office:value-type="string" calcext:value-type="string">
            <text:p>منسوب</text:p>
          </table:table-cell>
          <table:table-cell table:style-name="ce2" office:value-type="string" calcext:value-type="string">
            <text:p>مَجا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ازِيٌّ-مَجَازِيٌّ [ج و ز] (مَنْسُوبٌ إِلَى الْمَجازِ). "الْمَعْنَى الْمَجَازِيُّ" : الْمَعْنَى الْمُسْتَعْمَلُ فِي غَيْرِ مَا وُضِعَ لَهُ أَصْلاً.</text:p>
          </table:table-cell>
          <table:table-cell/>
        </table:table-row>
        <table:table-row table:style-name="ro1">
          <table:table-cell office:value-type="float" office:value="435" calcext:value-type="float">
            <text:p>435</text:p>
          </table:table-cell>
          <table:table-cell office:value-type="string" calcext:value-type="string">
            <text:p>مِجْهَرِيُّ</text:p>
          </table:table-cell>
          <table:table-cell/>
          <table:table-cell office:value-type="string" calcext:value-type="string">
            <text:p>جهر</text:p>
          </table:table-cell>
          <table:table-cell/>
          <table:table-cell office:value-type="string" calcext:value-type="string">
            <text:p>منسوب</text:p>
          </table:table-cell>
          <table:table-cell table:style-name="ce2" office:value-type="string" calcext:value-type="string">
            <text:p>مِجْهَ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هَرِيُّ-مِجْهَرِيُّ، ةٌ [ج هـ ر] (مَنْسُوبٌ إِلَى الْمِجْهَرِ). "فَحْصٌ مِجْهَرِيٌّ" : فَحْصٌ يَتِمُّ بِوَاسِطَةِ المِجْهَرِ.</text:p>
          </table:table-cell>
          <table:table-cell/>
        </table:table-row>
        <table:table-row table:style-name="ro1">
          <table:table-cell office:value-type="float" office:value="436" calcext:value-type="float">
            <text:p>436</text:p>
          </table:table-cell>
          <table:table-cell office:value-type="string" calcext:value-type="string">
            <text:p>مَحَلِّيٌّ</text:p>
          </table:table-cell>
          <table:table-cell/>
          <table:table-cell office:value-type="string" calcext:value-type="string">
            <text:p>حلل</text:p>
          </table:table-cell>
          <table:table-cell/>
          <table:table-cell office:value-type="string" calcext:value-type="string">
            <text:p>منسوب</text:p>
          </table:table-cell>
          <table:table-cell table:style-name="ce2" office:value-type="string" calcext:value-type="string">
            <text:p>مَحَ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حَلِّيٌّ-مَحَلِّيٌّ، ةٌ [ح ل ل] (مَنْسُوبٌ إِلَى الْمَحَلِّ). 1."إِدَارَةٌ مَحَلِّيَّةٌ" : إِدَارَةٌ مُخْتَصَّةٌ بِمِنْطَقَتِهَا أَوْ إِقْلِيمِهَا، عَكْس الْمَرْكَزِيَّةِ. 2."إِنْتَاجٌ مَحَلِّيٌّ" : تَمَّ إِنْتَاجُهُ فِي المِنْطَقَةِ ذَاتِهَا. "سُوقٌ مَحَلِّيٌّ" "شُؤُونٌ مَحَلِّيَّةٌ".</text:p>
          </table:table-cell>
          <table:table-cell/>
        </table:table-row>
        <table:table-row table:style-name="ro1">
          <table:table-cell office:value-type="float" office:value="437" calcext:value-type="float">
            <text:p>437</text:p>
          </table:table-cell>
          <table:table-cell office:value-type="string" calcext:value-type="string">
            <text:p>مِحْوَرِيٌّ</text:p>
          </table:table-cell>
          <table:table-cell/>
          <table:table-cell office:value-type="string" calcext:value-type="string">
            <text:p>حور</text:p>
          </table:table-cell>
          <table:table-cell/>
          <table:table-cell office:value-type="string" calcext:value-type="string">
            <text:p>منسوب</text:p>
          </table:table-cell>
          <table:table-cell table:style-name="ce2" office:value-type="string" calcext:value-type="string">
            <text:p>مِحْ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وَرِيٌّ-مِحْوَرِيٌّ، ةٌ [ح و ر] (مَنْسُوبٌ إِلَى المِحْوَرِ). 1."جِهَازٌ مِحْوَرِيٌّ" : جِهَازٌ مَرْكَزِيٌّ تَرْتَبِطُ بِهِ الأَجْهِزَةُ الأُخْرَى. 2."شَخْصِيَّةٌ مِحْوَرِيَّةٌ" : رَئِسَةٌ أَورَئِيسِيَّةٌ، مَرْكَزِيَّةٌ. "شَخْصِيَّةٌ مِحْوَرِيَّةٌ فِي الرِّوَايَةِ" "قَضِيَّةٌ مِحْوَرِيَّةٌ".</text:p>
          </table:table-cell>
          <table:table-cell/>
        </table:table-row>
        <table:table-row table:style-name="ro1">
          <table:table-cell office:value-type="float" office:value="438" calcext:value-type="float">
            <text:p>438</text:p>
          </table:table-cell>
          <table:table-cell office:value-type="string" calcext:value-type="string">
            <text:p>مُخْمَلِيٌّ</text:p>
          </table:table-cell>
          <table:table-cell/>
          <table:table-cell office:value-type="string" calcext:value-type="string">
            <text:p>خمل</text:p>
          </table:table-cell>
          <table:table-cell/>
          <table:table-cell office:value-type="string" calcext:value-type="string">
            <text:p>منسوب</text:p>
          </table:table-cell>
          <table:table-cell table:style-name="ce2" office:value-type="string" calcext:value-type="string">
            <text:p>مُخْمَ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مَلِيٌّ-مُخْمَلِيٌّ، ةٌ [خ م ل] (مَنْسُوبٌ إِلَى الْمُخْمَلِ). "ثَوْبٌ مُخْمَلِيٌّ" : ثَوْبٌ مِنْ نَسِيجٍ لَهُ خَمْلٌ.</text:p>
          </table:table-cell>
          <table:table-cell/>
        </table:table-row>
        <table:table-row table:style-name="ro1">
          <table:table-cell office:value-type="float" office:value="439" calcext:value-type="float">
            <text:p>439</text:p>
          </table:table-cell>
          <table:table-cell office:value-type="string" calcext:value-type="string">
            <text:p>مَدَارِيٌّ</text:p>
          </table:table-cell>
          <table:table-cell/>
          <table:table-cell office:value-type="string" calcext:value-type="string">
            <text:p>دور</text:p>
          </table:table-cell>
          <table:table-cell/>
          <table:table-cell office:value-type="string" calcext:value-type="string">
            <text:p>منسوب</text:p>
          </table:table-cell>
          <table:table-cell table:style-name="ce2" office:value-type="string" calcext:value-type="string">
            <text:p>مَدَا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ارِيٌّ-مَدَارِيٌّ [د و ر] (مَنْسُوبٌ إِلَى الْمَدَارِ).</text:p>
          </table:table-cell>
          <table:table-cell/>
        </table:table-row>
        <table:table-row table:style-name="ro1">
          <table:table-cell office:value-type="float" office:value="440" calcext:value-type="float">
            <text:p>440</text:p>
          </table:table-cell>
          <table:table-cell office:value-type="string" calcext:value-type="string">
            <text:p>مَدْرَسِيٌّ</text:p>
          </table:table-cell>
          <table:table-cell/>
          <table:table-cell office:value-type="string" calcext:value-type="string">
            <text:p>درس</text:p>
          </table:table-cell>
          <table:table-cell/>
          <table:table-cell office:value-type="string" calcext:value-type="string">
            <text:p>منسوب</text:p>
          </table:table-cell>
          <table:table-cell table:style-name="ce2" office:value-type="string" calcext:value-type="string">
            <text:p>مَدْرَ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رَسِيٌّ-مَدْرَسِيٌّ، ةٌ [د ر س] (مَنْسُوبٌ إِلَى الْمَدْرَسَةِ). "كِتَابٌ مَدْرَسِيٌّ" : كِتَابٌ مِنْ مُقَرَّرَات البَرامِجِ الَّتِي تُدَرَّسُ فِي الْمَدْرَسَةِ.</text:p>
          </table:table-cell>
          <table:table-cell/>
        </table:table-row>
        <table:table-row table:style-name="ro1">
          <table:table-cell office:value-type="float" office:value="441" calcext:value-type="float">
            <text:p>441</text:p>
          </table:table-cell>
          <table:table-cell office:value-type="string" calcext:value-type="string">
            <text:p>مِدْفَعِيٌّ</text:p>
          </table:table-cell>
          <table:table-cell/>
          <table:table-cell office:value-type="string" calcext:value-type="string">
            <text:p>دفع</text:p>
          </table:table-cell>
          <table:table-cell/>
          <table:table-cell office:value-type="string" calcext:value-type="string">
            <text:p>منسوب</text:p>
          </table:table-cell>
          <table:table-cell table:style-name="ce2" office:value-type="string" calcext:value-type="string">
            <text:p>مِدْفَ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فَعِيٌّ-مِدْفَعِيٌّ، ةٌ [د ف ع] (مَنْسُوبٌ إِلَى المِدْفَعِ). "عَسْكَرِيٌّ مِدْفَعِيٌّ" : مُخْتَصٌّ بِسِلاَحِ الْمَدَافِعِ.</text:p>
          </table:table-cell>
          <table:table-cell/>
        </table:table-row>
        <table:table-row table:style-name="ro1">
          <table:table-cell office:value-type="float" office:value="442" calcext:value-type="float">
            <text:p>442</text:p>
          </table:table-cell>
          <table:table-cell office:value-type="string" calcext:value-type="string">
            <text:p>مَدَنِيٌّ</text:p>
          </table:table-cell>
          <table:table-cell/>
          <table:table-cell office:value-type="string" calcext:value-type="string">
            <text:p>مدن</text:p>
          </table:table-cell>
          <table:table-cell/>
          <table:table-cell office:value-type="string" calcext:value-type="string">
            <text:p>منسوب</text:p>
          </table:table-cell>
          <table:table-cell table:style-name="ce2" office:value-type="string" calcext:value-type="string">
            <text:p>مَدِينَ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دِينَةِ) .1."رَجُلٌ مَدَنِيٌّ" : مِنْ أَهْلِ الْمَدِينَةِ. "السُّكَّانُ الْمَدَنِيُّونَ" وَالكَلِمَةُ عَكْسُ العَسْكَرِيّ أَيْضاً : "يَرْتَدِي العَسْكَرِيُّ مَلاَبِسَهُ الْمَدَنِيَّةَ أَيَّامَ العُطَلِ" "الْحَيَاةُ الْمَدَنِيَّةُ" "الطَّيَرَانُ الْمَدَنِيُّ". 2."أَدَّى الْخِدْمَةَ الْمَدَنِيَّةَ" : الوَاجِبُ الَّذِي يُؤَدِّيهِ العَامِلُ أَوِ الْمُوَظَّفُ خِلاَلَ فَتْرَةٍ مُعَيَّنَةٍ قَبْلَ تَعْيِينِهِ فِي وَظِيفَتِهِ. 3."الْمَدَنِيَّةُ الْحَدِيثَةُ" : الْحَضَارَةُ وَالْعُمْرَانُ وَكُلُّ الْمُخْتَرَعَاتِ التِّكْنُولُوجِيَّةِ. 4."الْمُجْتَمَعُ الْمَدَنِيُّ" : أَي الْمُجْتَمَعُ الَّذِي تَكَوَّنَتْ مُؤَسَّسَاتُهُ وَجَمْعِيَّاتُهُ الْحَضَرِيَّةُ. 5."زَوَاجٌ مَدَنِيٌّ" : أَيْ زَوَاجٌ تَتَحَكَّمُ فِيهِ القَوَانِينُ العَصْرِيَّةُ، عَكْس الزَّوَاجِ الدِّينِيِّ. 6."القَانُونُ الْمَدَنِيُّ" : قَانُونُ الأَحْوَالِ الْخَاضِعَةِ لِتَطَوُّرِ حَيَاةِ الْمُجْتَمَعِ الْعَصْرِيَّةِ.</text:p>
          </table:table-cell>
          <table:table-cell/>
        </table:table-row>
        <table:table-row table:style-name="ro1">
          <table:table-cell office:value-type="float" office:value="443" calcext:value-type="float">
            <text:p>443</text:p>
          </table:table-cell>
          <table:table-cell office:value-type="string" calcext:value-type="string">
            <text:p>مَدِينِيٌّ</text:p>
          </table:table-cell>
          <table:table-cell/>
          <table:table-cell office:value-type="string" calcext:value-type="string">
            <text:p>مدن</text:p>
          </table:table-cell>
          <table:table-cell/>
          <table:table-cell office:value-type="string" calcext:value-type="string">
            <text:p>منسوب</text:p>
          </table:table-cell>
          <table:table-cell table:style-name="ce2" office:value-type="string" calcext:value-type="string">
            <text:p>مَدِينَ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ينِيٌّ-مَدِينِيٌّ، ةٌ [م د ن] (مَنْسُوبٌ إِلَى الْمَدِينَةِ). "رَجُلٌ مَدينِيٌّ": مِنَ الْمَدينَةِ.</text:p>
          </table:table-cell>
          <table:table-cell/>
        </table:table-row>
        <table:table-row table:style-name="ro1">
          <table:table-cell office:value-type="float" office:value="444" calcext:value-type="float">
            <text:p>444</text:p>
          </table:table-cell>
          <table:table-cell office:value-type="string" calcext:value-type="string">
            <text:p>مَرَضِيٌّ</text:p>
          </table:table-cell>
          <table:table-cell/>
          <table:table-cell office:value-type="string" calcext:value-type="string">
            <text:p>مرض</text:p>
          </table:table-cell>
          <table:table-cell/>
          <table:table-cell office:value-type="string" calcext:value-type="string">
            <text:p>منسوب</text:p>
          </table:table-cell>
          <table:table-cell table:style-name="ce2" office:value-type="string" calcext:value-type="string">
            <text:p>مَرَضٌ</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ضِيٌّ،-مَرَضِيٌّ، ةٌ [م ر ض] (مَنْسُوبٌ إِلَى الْمَرَضِ). "أُصِيبَ بِحَالَةٍ مَرَضِيَّةٍ" : أَيْ بِحَالَةٍ بِهَا مَرَضٌ.</text:p>
          </table:table-cell>
          <table:table-cell/>
        </table:table-row>
        <table:table-row table:style-name="ro1">
          <table:table-cell office:value-type="float" office:value="445" calcext:value-type="float">
            <text:p>445</text:p>
          </table:table-cell>
          <table:table-cell office:value-type="string" calcext:value-type="string">
            <text:p>مَرْكَزِيٌّ</text:p>
          </table:table-cell>
          <table:table-cell/>
          <table:table-cell office:value-type="string" calcext:value-type="string">
            <text:p>ركز</text:p>
          </table:table-cell>
          <table:table-cell/>
          <table:table-cell office:value-type="string" calcext:value-type="string">
            <text:p>منسوب</text:p>
          </table:table-cell>
          <table:table-cell table:style-name="ce2" office:value-type="string" calcext:value-type="string">
            <text:p>مَرْكَ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كَزِيٌّ-مَرْكَزِيٌّ، ةٌ [ر ك ز] (مَنْسُوبٌ إِلَى الْمَرْكَزِ). 1. "الجِهَازُ الْمَرْكَزِيُّ" : الجِهَازُ الأَسَاسِيُّ، مِنْهُ تَصْدُرُ كُلُّ التَّعْلِيمَاتِ وَالإِشَارَاتِ. 2."السُّلْطَةُ الْمَرْكَزِيَّةُ" : سُلْطَةٌ تَحْصِرُ كُلَّ القَرَارَاتِ وَالأَحْكَامِ بَيْنَ يَدَيْهَا مَعَ إِخْضَاعِ كُلِّ السُّلَطِ تَحْتَ نُفُوذِهَا. 3."اللَّجْنَةُ الْمَرْكَزِيَّةُ لِلْحِزْبِ" : اللَّجْنَةُ العُلْيَا الَّتِي تُقَرِّرُ سِياسَةَ الحِزْبِ وتُصْدِرُ قَرَارَاتٍ تَوْجِيهِيَّةً.</text:p>
          </table:table-cell>
          <table:table-cell/>
        </table:table-row>
        <table:table-row table:style-name="ro1">
          <table:table-cell office:value-type="float" office:value="446" calcext:value-type="float">
            <text:p>446</text:p>
          </table:table-cell>
          <table:table-cell office:value-type="string" calcext:value-type="string">
            <text:p>مُسْتَقْبَلِيٌّ</text:p>
          </table:table-cell>
          <table:table-cell/>
          <table:table-cell office:value-type="string" calcext:value-type="string">
            <text:p>قبل</text:p>
          </table:table-cell>
          <table:table-cell/>
          <table:table-cell office:value-type="string" calcext:value-type="string">
            <text:p>منسوب</text:p>
          </table:table-cell>
          <table:table-cell table:style-name="ce2" office:value-type="string" calcext:value-type="string">
            <text:p>مُسْتَقْبَ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سْتَقْبَلِ). "بَاحِثٌ مُسْتَقْبَلِيٌّ" : مُهْتَمٌّ بِدِرَاسَةِ مَا سَيَكُونُ عَلَيْهِ عَالَمُ الغَدِ.</text:p>
          </table:table-cell>
          <table:table-cell/>
        </table:table-row>
        <table:table-row table:style-name="ro1">
          <table:table-cell office:value-type="float" office:value="447" calcext:value-type="float">
            <text:p>447</text:p>
          </table:table-cell>
          <table:table-cell office:value-type="string" calcext:value-type="string">
            <text:p>مَسِيحِيٌّ</text:p>
          </table:table-cell>
          <table:table-cell/>
          <table:table-cell office:value-type="string" calcext:value-type="string">
            <text:p>مسح</text:p>
          </table:table-cell>
          <table:table-cell/>
          <table:table-cell office:value-type="string" calcext:value-type="string">
            <text:p>منسوب</text:p>
          </table:table-cell>
          <table:table-cell table:style-name="ce2" office:value-type="string" calcext:value-type="string">
            <text:p>مَسِي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سُوبٌ إِلَى الْمَسِيحِ، التَّابعُ لِدِينِهِ وَتَعَالِيمِهِ. "الإِنْجِيلُ كِتَابُ الدِّينِ الْمَسِيحِيِّ".</text:p>
          </table:table-cell>
          <table:table-cell/>
        </table:table-row>
        <table:table-row table:style-name="ro1">
          <table:table-cell office:value-type="float" office:value="448" calcext:value-type="float">
            <text:p>448</text:p>
          </table:table-cell>
          <table:table-cell office:value-type="string" calcext:value-type="string">
            <text:p>مَشْرِقِيٌّ</text:p>
          </table:table-cell>
          <table:table-cell/>
          <table:table-cell office:value-type="string" calcext:value-type="string">
            <text:p>شرق</text:p>
          </table:table-cell>
          <table:table-cell/>
          <table:table-cell office:value-type="string" calcext:value-type="string">
            <text:p>منسوب</text:p>
          </table:table-cell>
          <table:table-cell table:style-name="ce2" office:value-type="string" calcext:value-type="string">
            <text:p>مَشْرِ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مَشَارِقَ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شْرِق).</text:p>
          </table:table-cell>
          <table:table-cell/>
        </table:table-row>
        <table:table-row table:style-name="ro2">
          <table:table-cell office:value-type="float" office:value="449" calcext:value-type="float">
            <text:p>449</text:p>
          </table:table-cell>
          <table:table-cell office:value-type="string" calcext:value-type="string">
            <text:p>مَشَارِقَ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مَشْرِقِ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450" calcext:value-type="float">
            <text:p>450</text:p>
          </table:table-cell>
          <table:table-cell office:value-type="string" calcext:value-type="string">
            <text:p>مَصْرِفِيٌّ</text:p>
          </table:table-cell>
          <table:table-cell/>
          <table:table-cell office:value-type="string" calcext:value-type="string">
            <text:p>صرف</text:p>
          </table:table-cell>
          <table:table-cell/>
          <table:table-cell office:value-type="string" calcext:value-type="string">
            <text:p>منسوب</text:p>
          </table:table-cell>
          <table:table-cell table:style-name="ce2" office:value-type="string" calcext:value-type="string">
            <text:p>مَصْرِ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صْرِفِ، مَالَهُ عَلاَقَةٌ بِالْمَصْرِفِ). 1."مَصْرِفِيٌّ نَاجِحٌ " : الْمُشْتَغِلُ بِالْمَصْرِفِ وَقَضَايَاهُ. 2. "شِيكٌ مَصْرِفِيٌّ" : شِيكٌ يُتَعَامَلُ بِهِ بِوَاسِطَةِ الْمَصْرِفِ. "قُرُوضٌ مَصْرِفِيَّةٌ".</text:p>
          </table:table-cell>
          <table:table-cell/>
        </table:table-row>
        <table:table-row table:style-name="ro1">
          <table:table-cell office:value-type="float" office:value="451" calcext:value-type="float">
            <text:p>451</text:p>
          </table:table-cell>
          <table:table-cell office:value-type="string" calcext:value-type="string">
            <text:p>مِظَلِّيٌّ</text:p>
          </table:table-cell>
          <table:table-cell/>
          <table:table-cell office:value-type="string" calcext:value-type="string">
            <text:p>ظلل</text:p>
          </table:table-cell>
          <table:table-cell/>
          <table:table-cell office:value-type="string" calcext:value-type="string">
            <text:p>منسوب</text:p>
          </table:table-cell>
          <table:table-cell table:style-name="ce2" office:value-type="string" calcext:value-type="string">
            <text:p>مِظَ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ظَلَّةِ). "نَزَلَ المِظَلِّيُّ بِسَلاَمٍ" : مَنْ يَهْبِطُ مِنَ الفَضَاءِ بَعْدَمَا تَقْذِفُهُ الطَّائِرَةُ بِالْمِظَلَّةِ.</text:p>
          </table:table-cell>
          <table:table-cell/>
        </table:table-row>
        <table:table-row table:style-name="ro1">
          <table:table-cell office:value-type="float" office:value="452" calcext:value-type="float">
            <text:p>452</text:p>
          </table:table-cell>
          <table:table-cell office:value-type="string" calcext:value-type="string">
            <text:p>مُعْجَمِيٌّ</text:p>
          </table:table-cell>
          <table:table-cell/>
          <table:table-cell office:value-type="string" calcext:value-type="string">
            <text:p>عجم</text:p>
          </table:table-cell>
          <table:table-cell/>
          <table:table-cell office:value-type="string" calcext:value-type="string">
            <text:p>منسوب</text:p>
          </table:table-cell>
          <table:table-cell table:style-name="ce2" office:value-type="string" calcext:value-type="string">
            <text:p>مُعْجَ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عْجَمِ). 1.: مُهْتَمٌّ بِمُفْرَدَاتِ الْمُعْجَمِ. 2</text:p>
          </table:table-cell>
          <table:table-cell/>
        </table:table-row>
        <table:table-row table:style-name="ro1">
          <table:table-cell office:value-type="float" office:value="453" calcext:value-type="float">
            <text:p>453</text:p>
          </table:table-cell>
          <table:table-cell office:value-type="string" calcext:value-type="string">
            <text:p>مَعْدِنِيٌّ</text:p>
          </table:table-cell>
          <table:table-cell/>
          <table:table-cell office:value-type="string" calcext:value-type="string">
            <text:p>عدن</text:p>
          </table:table-cell>
          <table:table-cell/>
          <table:table-cell office:value-type="string" calcext:value-type="string">
            <text:p>منسوب</text:p>
          </table:table-cell>
          <table:table-cell table:style-name="ce2" office:value-type="string" calcext:value-type="string">
            <text:p>مَعْدِ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دِنِيٌّ-مَعْدِنِيٌّ، ةٌ [ع د ن] (مَنْسُوبٌ إِلَى الْمَعْدِنِ). "مَاءٌ مَعْدِنِيٌّ" : مَاءٌ مُشْبَعٌ بِالأَمْلاَحِ. "مِيَاهٌ مَعْدِنِيَّةٌ".</text:p>
          </table:table-cell>
          <table:table-cell/>
        </table:table-row>
        <table:table-row table:style-name="ro1">
          <table:table-cell office:value-type="float" office:value="454" calcext:value-type="float">
            <text:p>454</text:p>
          </table:table-cell>
          <table:table-cell office:value-type="string" calcext:value-type="string">
            <text:p>مِعْمَارِيٌّ</text:p>
          </table:table-cell>
          <table:table-cell/>
          <table:table-cell office:value-type="string" calcext:value-type="string">
            <text:p>عمر</text:p>
          </table:table-cell>
          <table:table-cell/>
          <table:table-cell office:value-type="string" calcext:value-type="string">
            <text:p>منسوب</text:p>
          </table:table-cell>
          <table:table-cell table:style-name="ce2" office:value-type="string" calcext:value-type="string">
            <text:p>مِعْمَا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عْمَارِ). 1."مُهَنْدِسٌ مِعْمَارِيٌّ" : يُمَارِسُ مِهْنَةَ العِمَارَةِ. 2."هَنْدَسَةٌ مِعْمَارِيَّةٌ" : هَنْدَسَةٌ مُخْتَصَّةٌ بِوَضْعِ التَّصَامِيمِ لِتَشْيِيدِ العِمَارَاتِ.</text:p>
          </table:table-cell>
          <table:table-cell/>
        </table:table-row>
        <table:table-row table:style-name="ro1">
          <table:table-cell office:value-type="float" office:value="455" calcext:value-type="float">
            <text:p>455</text:p>
          </table:table-cell>
          <table:table-cell office:value-type="string" calcext:value-type="string">
            <text:p>مَعْنَوِيٌّ</text:p>
          </table:table-cell>
          <table:table-cell/>
          <table:table-cell office:value-type="string" calcext:value-type="string">
            <text:p>عني</text:p>
          </table:table-cell>
          <table:table-cell/>
          <table:table-cell office:value-type="string" calcext:value-type="string">
            <text:p>منسوب</text:p>
          </table:table-cell>
          <table:table-cell table:style-name="ce2" office:value-type="string" calcext:value-type="string">
            <text:p>مَعْنَ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نَوِيٌّ-مَعْنَوِيٌّ، ةٌ [ع ن ي] (مَنْسُوبٌ إِلَى الْمَعْنَى). 1."تَقْدِيرٌ مَعْنَوِيٌّ" : أَيْ تَقْدِيرٌ فِكْرِيٌّ وذِهْنِيٌّ عَكْسُ التَّقْدِيرِ الْمَادِيِّ. "مُسَانَدَةٌ مَعْنَوِيَّةٌ". 2."رَفَعَ مَعْنَوِيَّتَهُ" : رَفَعَ مِنْ قِيمَةِ حَالَتِهِ النَّفْسِيَّةِ عِنْدَهُ. "يَهْتَمُّ بِالْمَعْنَوِيَّاتِ أَكْثَرَ مِمَّا يَهْتَمُّ بِالْمَادِّيَّاتِ". 3. "الرُّوحُ الْمَعْنَوِيَّةُ" : الرُّوحُ الخِلْقِيَّة. "مَعْنَوِيّاً". 4."شَخْصٌ مَعْنَوِيٌّ، شَخْصِيَّةٌ مَعْنَوِيَّةٌ" : أَيْ شَخْصِيَّةٌ اِعْتِبَارِيَّةٌ عَكْسَ الفَرْدَ.</text:p>
          </table:table-cell>
          <table:table-cell/>
        </table:table-row>
        <table:table-row table:style-name="ro1">
          <table:table-cell office:value-type="float" office:value="456" calcext:value-type="float">
            <text:p>456</text:p>
          </table:table-cell>
          <table:table-cell office:value-type="string" calcext:value-type="string">
            <text:p>مِغْنَاطِيسِيٌّ</text:p>
          </table:table-cell>
          <table:table-cell/>
          <table:table-cell office:value-type="string" calcext:value-type="string">
            <text:p>مغناطيسي</text:p>
          </table:table-cell>
          <table:table-cell/>
          <table:table-cell office:value-type="string" calcext:value-type="string">
            <text:p>منسوب</text:p>
          </table:table-cell>
          <table:table-cell table:style-name="ce2" office:value-type="string" calcext:value-type="string">
            <text:p>مِغْنَاطِي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نَاطِيسِيٌّ-مِغْنَاطِيسِيٌّ (مَنْسُوبٌ إِلَى الْمِغْنَاطِيس). 1."الْمجَالُ الْمِغْنَاطِيسِيُّ" : هِيَ الْمِنْطَقَةُ الْمحُيِطَةُ بِالْمِغْنَاطِيسِ. 2."الإِبْرَةُ الْمَغْنَاطِيسِيَّةُ" : قَضِيبٌ مُمَغْنَطٌ مِنَ الفُولاَذِ يُشِيرُ نَحْوَ الشَّمَالِ والجَنُوبِ إِذَا تُرِكَ طَلِيقاً. 3. "الشَّرِيطُ الْمَغْنَاطِيسِيُّ" : شَرِيطٌ تُسَجَّلُ عَلَيْهِ الأَصْوَاتُ بِوَاسِطَةِ أَجْهِزَةِ التَّسْجِيلِ الصَّوْتِيِّ.</text:p>
          </table:table-cell>
          <table:table-cell/>
        </table:table-row>
        <table:table-row table:style-name="ro1">
          <table:table-cell office:value-type="float" office:value="457" calcext:value-type="float">
            <text:p>457</text:p>
          </table:table-cell>
          <table:table-cell office:value-type="string" calcext:value-type="string">
            <text:p>مَكُّوكِيٌّ</text:p>
          </table:table-cell>
          <table:table-cell/>
          <table:table-cell office:value-type="string" calcext:value-type="string">
            <text:p>مكك</text:p>
          </table:table-cell>
          <table:table-cell/>
          <table:table-cell office:value-type="string" calcext:value-type="string">
            <text:p>منسوب</text:p>
          </table:table-cell>
          <table:table-cell table:style-name="ce2" office:value-type="string" calcext:value-type="string">
            <text:p>مَكُّو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وكِيٌّ-مَكُّوكِيٌّ [م ك ك] (مَنْسُوبٌ إِلَى الْمَكُّوكِ). "قِطَارٌ مَكُّوكِيٌّ" : قِطَارٌ يَقُومُ بِرِحْلاَتٍ مُكَرَّرَةٍ مِنْ مَوْقِعٍ وَاحِدٍ أو أَكْثَرَ إِلَى مَوْقِعٍ آخَرَ.</text:p>
          </table:table-cell>
          <table:table-cell/>
        </table:table-row>
        <table:table-row table:style-name="ro1">
          <table:table-cell office:value-type="float" office:value="458" calcext:value-type="float">
            <text:p>458</text:p>
          </table:table-cell>
          <table:table-cell office:value-type="string" calcext:value-type="string">
            <text:p>مَلَكِيٌّ</text:p>
          </table:table-cell>
          <table:table-cell/>
          <table:table-cell office:value-type="string" calcext:value-type="string">
            <text:p>ملك</text:p>
          </table:table-cell>
          <table:table-cell/>
          <table:table-cell office:value-type="string" calcext:value-type="string">
            <text:p>منسوب</text:p>
          </table:table-cell>
          <table:table-cell table:style-name="ce2" office:value-type="string" calcext:value-type="string">
            <text:p>مَلِ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لِكِ). 1."النِّظَامُ الْمَلَكِيُّ" : نِظَامٌ خَاضِعٌ لِسُلْطَةِ الْمَلِكِ وحُكْمِهِ. 2."القَصْرُ الْمَلَكِيُّ" : قَصْرُ الْمَلِكِ. 3."مِنَ الأَسْرَةِ الْمَلَكِيَّةِ" : مِنْ أَعْضَاءِ أُسْرَةِ الْمَلِكِ.</text:p>
          </table:table-cell>
          <table:table-cell/>
        </table:table-row>
        <table:table-row table:style-name="ro1">
          <table:table-cell office:value-type="float" office:value="459" calcext:value-type="float">
            <text:p>459</text:p>
          </table:table-cell>
          <table:table-cell office:value-type="string" calcext:value-type="string">
            <text:p>مَنْزِلِيٌّ</text:p>
          </table:table-cell>
          <table:table-cell/>
          <table:table-cell office:value-type="string" calcext:value-type="string">
            <text:p>نزل</text:p>
          </table:table-cell>
          <table:table-cell/>
          <table:table-cell office:value-type="string" calcext:value-type="string">
            <text:p>منسوب</text:p>
          </table:table-cell>
          <table:table-cell table:style-name="ce2" office:value-type="string" calcext:value-type="string">
            <text:p>مَنْزِ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زِلِيٌّ-مَنْزِلِيٌّ، ةٌ [ن ز ل]. مَنْسُوبٌ إِلَى الْمَنْزِلِ. 1."أَدَوَاتٌ مَنْزِلِيَّةٌ" : الأَدَوَاتُ الَّتِي تُسْتَخْدَمُ فِي الْمَنْزِلِ. 2."فُنُونٌ مَنْزِلِيَّةٌ": كُلُّ مَا يَتَعَلَّقُ بِتَزْيِينِ الْمَنْزِلِ وَتَأْثِيثِهِ.</text:p>
          </table:table-cell>
          <table:table-cell/>
        </table:table-row>
        <table:table-row table:style-name="ro1">
          <table:table-cell office:value-type="float" office:value="460" calcext:value-type="float">
            <text:p>460</text:p>
          </table:table-cell>
          <table:table-cell office:value-type="string" calcext:value-type="string">
            <text:p>مَنْطِقِيٌّ</text:p>
          </table:table-cell>
          <table:table-cell/>
          <table:table-cell office:value-type="string" calcext:value-type="string">
            <text:p>نطق</text:p>
          </table:table-cell>
          <table:table-cell/>
          <table:table-cell office:value-type="string" calcext:value-type="string">
            <text:p>منسوب</text:p>
          </table:table-cell>
          <table:table-cell table:style-name="ce2" office:value-type="string" calcext:value-type="string">
            <text:p>مَنْطِ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مَنَاطِقَ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نْطِقِ). 1."عَالِمٌ مَنْطِقِيٌّ" : صَاحِبُ عِلْمِ الْمَنْطِقِ. "هَذَا رَأْيُ الْمَنَاطِقَةِ". 2."أَتَى بِأَفْكَارٍ وَآرَاءٍ مَنْطِقِيَّةٍ" : مَعْقُولَةٌ، تَعْتَمِدُ عَلَى العَقْلِ، أَيْ تَنْتَقِلُ مِنْ مُقَدِّمَاتٍ إِلَى نَتَائِجَ صَحِيحَةٍ. 3."كَلاَمٌ مَنْطِقِيٌّ" : مَعْقُولٌ، مَقْبُولٌ.</text:p>
          </table:table-cell>
          <table:table-cell/>
        </table:table-row>
        <table:table-row table:style-name="ro2">
          <table:table-cell office:value-type="float" office:value="461" calcext:value-type="float">
            <text:p>461</text:p>
          </table:table-cell>
          <table:table-cell office:value-type="string" calcext:value-type="string">
            <text:p>مَنَاطِقَ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مَنْطِقِ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462" calcext:value-type="float">
            <text:p>462</text:p>
          </table:table-cell>
          <table:table-cell office:value-type="string" calcext:value-type="string">
            <text:p>مَنْهَجِيٌّ</text:p>
          </table:table-cell>
          <table:table-cell/>
          <table:table-cell office:value-type="string" calcext:value-type="string">
            <text:p>نهج</text:p>
          </table:table-cell>
          <table:table-cell/>
          <table:table-cell office:value-type="string" calcext:value-type="string">
            <text:p>منسوب</text:p>
          </table:table-cell>
          <table:table-cell table:style-name="ce2" office:value-type="string" calcext:value-type="string">
            <text:p>مَنْهَ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نْهَجِ). 1."رَجُلٌ مَنْهَجِيٌّ فِي عَمَلِهِ": أَيْ صَاحِبُ مَنْهَجٍ. 2."دَرْسٌ مَنْهَجِ</text:p>
          </table:table-cell>
          <table:table-cell/>
        </table:table-row>
        <table:table-row table:style-name="ro1">
          <table:table-cell office:value-type="float" office:value="463" calcext:value-type="float">
            <text:p>463</text:p>
          </table:table-cell>
          <table:table-cell office:value-type="string" calcext:value-type="string">
            <text:p>مَوْسِمِيٌّ</text:p>
          </table:table-cell>
          <table:table-cell/>
          <table:table-cell office:value-type="string" calcext:value-type="string">
            <text:p>وسم</text:p>
          </table:table-cell>
          <table:table-cell/>
          <table:table-cell office:value-type="string" calcext:value-type="string">
            <text:p>منسوب</text:p>
          </table:table-cell>
          <table:table-cell table:style-name="ce2" office:value-type="string" calcext:value-type="string">
            <text:p>مَوْسِ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وْسِمِ). 1."عَامِلٌ مَوْسِمِيُّ" : عَامِلٌ يَشْتَغِلُ فِي فَصْلٍ مِنْ فُصُولِ السَّنَةِ. 2."رِيَاحٌ مَوْسِمِيَّةٌ" : رِيَاحٌ تَهُبُّ فِي فَتَرَاتٍ مُعَيَّنَةٍ مِنَ السَّنَةِ.</text:p>
          </table:table-cell>
          <table:table-cell/>
        </table:table-row>
        <table:table-row table:style-name="ro1">
          <table:table-cell office:value-type="float" office:value="464" calcext:value-type="float">
            <text:p>464</text:p>
          </table:table-cell>
          <table:table-cell office:value-type="string" calcext:value-type="string">
            <text:p>مَوْسُوعِيٌّ</text:p>
          </table:table-cell>
          <table:table-cell/>
          <table:table-cell office:value-type="string" calcext:value-type="string">
            <text:p>وسع</text:p>
          </table:table-cell>
          <table:table-cell/>
          <table:table-cell office:value-type="string" calcext:value-type="string">
            <text:p>منسوب</text:p>
          </table:table-cell>
          <table:table-cell table:style-name="ce2" office:value-type="string" calcext:value-type="string">
            <text:p>مَوْسُو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سُوعِيٌّ-مَوْسُوعِيٌّ، ةٌ [و س ع] (مَنْسُوبٌ إِلَى الْمَوْسُوعَةِ). 1."عَالِمٌ مَوْسُوعِيٌّ" : عَالِمٌ ذُو مَعَارِفَ وَاسِعَةٍ. 2."مُؤَلِّفٌ مَوْسُوعِيٌّ" : مُخْتَصٌّ بِكِتَابَةِ الْمَوْسُوعَاتِ. 3."مَعْلُومَاتٌ مَوْسُوعِيَّةٌ" : أَيْ مَعْلُومَاتٌ ذَاتُ صِبْغَةٍ مَعْرِفِيَّةٍ.</text:p>
          </table:table-cell>
          <table:table-cell/>
        </table:table-row>
        <table:table-row table:style-name="ro1">
          <table:table-cell office:value-type="float" office:value="465" calcext:value-type="float">
            <text:p>465</text:p>
          </table:table-cell>
          <table:table-cell office:value-type="string" calcext:value-type="string">
            <text:p>مُوسِيقِيٌّ</text:p>
          </table:table-cell>
          <table:table-cell/>
          <table:table-cell office:value-type="string" calcext:value-type="string">
            <text:p>موسيقي</text:p>
          </table:table-cell>
          <table:table-cell/>
          <table:table-cell office:value-type="string" calcext:value-type="string">
            <text:p>منسوب</text:p>
          </table:table-cell>
          <table:table-cell table:style-name="ce2" office:value-type="string" calcext:value-type="string">
            <text:p>مُوسِيقَ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مُوسِيقَى). 1."مُوسِيقِيٌّ بَارِعٌ" : مَنْ يَتَعَاطَى الْمُوسِيقَى ويَحْتَرِفُهَا. 2."جَوْقَةٌ مُوسِيقِيَّةٌ" : أَيْ جَوْقَةٌ تَعْزِفُ ألْحَاناً مُوسِيقِيَّةً. "قِطْعَةٌ مُوسِيقِيَّةٌ" "آلَةٌ مُوسِيقِيَّةٌ".</text:p>
          </table:table-cell>
          <table:table-cell/>
        </table:table-row>
        <table:table-row table:style-name="ro1">
          <table:table-cell office:value-type="float" office:value="466" calcext:value-type="float">
            <text:p>466</text:p>
          </table:table-cell>
          <table:table-cell office:value-type="string" calcext:value-type="string">
            <text:p>مَوْضُوعِيٌّ</text:p>
          </table:table-cell>
          <table:table-cell/>
          <table:table-cell office:value-type="string" calcext:value-type="string">
            <text:p>وضع</text:p>
          </table:table-cell>
          <table:table-cell/>
          <table:table-cell office:value-type="string" calcext:value-type="string">
            <text:p>منسوب</text:p>
          </table:table-cell>
          <table:table-cell table:style-name="ce2" office:value-type="string" calcext:value-type="string">
            <text:p>مَوْضُو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وْضُوعِ). "حُكْمٌ مَوْضُوعِيٌّ" : أَيْ حُكْمٌ يَحْتَكِمُ إِلَى العَقْلِ والْحَقِيقَةِ بَعِيداً عَنْ كُلِّ مَا هُوَ ذَاتِيٌّ. "رَجُلٌ مَوْضُوعِيٌّ فِي أَحْكَامِهِ".</text:p>
          </table:table-cell>
          <table:table-cell/>
        </table:table-row>
        <table:table-row table:style-name="ro1">
          <table:table-cell office:value-type="float" office:value="467" calcext:value-type="float">
            <text:p>467</text:p>
          </table:table-cell>
          <table:table-cell office:value-type="string" calcext:value-type="string">
            <text:p>مَوْلَوِيٌّ</text:p>
          </table:table-cell>
          <table:table-cell/>
          <table:table-cell office:value-type="string" calcext:value-type="string">
            <text:p>ولي</text:p>
          </table:table-cell>
          <table:table-cell/>
          <table:table-cell office:value-type="string" calcext:value-type="string">
            <text:p>منسوب</text:p>
          </table:table-cell>
          <table:table-cell table:style-name="ce2" office:value-type="string" calcext:value-type="string">
            <text:p>مَوْلَ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وْلَوِيٌّ-مَوْلَوِيٌّ [و ل ي] (مَنْسُوبٌ إِلَى الْمَوْلَى). "رَجُلٌ مَوْلَوِيٌّ" : زَاهِدٌ.</text:p>
          </table:table-cell>
          <table:table-cell/>
        </table:table-row>
        <table:table-row table:style-name="ro1">
          <table:table-cell office:value-type="float" office:value="468" calcext:value-type="float">
            <text:p>468</text:p>
          </table:table-cell>
          <table:table-cell office:value-type="string" calcext:value-type="string">
            <text:p>مِئَوِيٌّ</text:p>
          </table:table-cell>
          <table:table-cell/>
          <table:table-cell office:value-type="string" calcext:value-type="string">
            <text:p>مأي</text:p>
          </table:table-cell>
          <table:table-cell/>
          <table:table-cell office:value-type="string" calcext:value-type="string">
            <text:p>منسوب</text:p>
          </table:table-cell>
          <table:table-cell table:style-name="ce2" office:value-type="string" calcext:value-type="string">
            <text:p>مِئَ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ئَوِيٌّ-مِئَوِيٌّ، ةٌ [م أ ي] (مَنْسُوبٌ إِلَى الْمِئَةِ). 1."اِحْتَفَلَ بِعِيدِهِ المِئَوِيِّ" : أَيْ بِمُرُورِ مِئَةِ سَنَةٍ عَلَى مِيلاَدِهِ. "الذِّكْرَى المِئَوِيَّةُ". 2."خَصَمَ لَهُ نِسْبَةً مِئَوِيَّة</text:p>
          </table:table-cell>
          <table:table-cell/>
        </table:table-row>
        <table:table-row table:style-name="ro1">
          <table:table-cell office:value-type="float" office:value="469" calcext:value-type="float">
            <text:p>469</text:p>
          </table:table-cell>
          <table:table-cell office:value-type="string" calcext:value-type="string">
            <text:p>نَارِيٌّ</text:p>
          </table:table-cell>
          <table:table-cell/>
          <table:table-cell office:value-type="string" calcext:value-type="string">
            <text:p>نور</text:p>
          </table:table-cell>
          <table:table-cell/>
          <table:table-cell office:value-type="string" calcext:value-type="string">
            <text:p>منسوب</text:p>
          </table:table-cell>
          <table:table-cell table:style-name="ce2" office:value-type="string" calcext:value-type="string">
            <text:p>نَا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ارِيٌّ-نَارِيٌّ، ةٌ [ن و ر] (مَنْسُوبٌ إِلَى النَّارِ). 1."سِلاَحٌ نَارِيٌّ" : سِلاَحٌ يَقْذ</text:p>
          </table:table-cell>
          <table:table-cell/>
        </table:table-row>
        <table:table-row table:style-name="ro1">
          <table:table-cell office:value-type="float" office:value="470" calcext:value-type="float">
            <text:p>470</text:p>
          </table:table-cell>
          <table:table-cell office:value-type="string" calcext:value-type="string">
            <text:p>نَبَاتِيٌّ</text:p>
          </table:table-cell>
          <table:table-cell/>
          <table:table-cell office:value-type="string" calcext:value-type="string">
            <text:p>نبت</text:p>
          </table:table-cell>
          <table:table-cell/>
          <table:table-cell office:value-type="string" calcext:value-type="string">
            <text:p>منسوب</text:p>
          </table:table-cell>
          <table:table-cell table:style-name="ce2" office:value-type="string" calcext:value-type="string">
            <text:p>نَبَا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بَاتِيٌّ-نَبَاتِيٌّ، ةٌ [ن ب ت]. "مَنْسُوبٌ إِلَى النَّبَاتِ". 1."عَالِمٌ نَبَاتِيٌّ" : العَارِفُ بِفَصَائِلِ النَّبَاتِ وَطَبَائِعِهِ. 2."رَجُلٌ نَبَاتِيٌّ" : الَّذِي لاَ يَأْكُلُ إِلاَّ مَا تُنْبِتُهُ الأَرْضُ مِنْ نَبَاتَاتِ الْخُضَرِ وَالفَوَاكِهِ.</text:p>
          </table:table-cell>
          <table:table-cell/>
        </table:table-row>
        <table:table-row table:style-name="ro1">
          <table:table-cell office:value-type="float" office:value="471" calcext:value-type="float">
            <text:p>471</text:p>
          </table:table-cell>
          <table:table-cell office:value-type="string" calcext:value-type="string">
            <text:p>نَبَطِيٌّ</text:p>
          </table:table-cell>
          <table:table-cell/>
          <table:table-cell office:value-type="string" calcext:value-type="string">
            <text:p>نبط</text:p>
          </table:table-cell>
          <table:table-cell/>
          <table:table-cell office:value-type="string" calcext:value-type="string">
            <text:p>منسوب</text:p>
          </table:table-cell>
          <table:table-cell table:style-name="ce2" office:value-type="string" calcext:value-type="string">
            <text:p>نَبَطٌ</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نَّبَطِ). "مَازَالَتْ آثَارُ النَّبَطِيِّينَ قَائِمَةً تَشْهَدُ عَلَى حَضَارَتِهِمْ" : أَيِ الأَنْبَاطُ.</text:p>
          </table:table-cell>
          <table:table-cell/>
        </table:table-row>
        <table:table-row table:style-name="ro1">
          <table:table-cell office:value-type="float" office:value="472" calcext:value-type="float">
            <text:p>472</text:p>
          </table:table-cell>
          <table:table-cell office:value-type="string" calcext:value-type="string">
            <text:p>نَبَوِيٌّ</text:p>
          </table:table-cell>
          <table:table-cell/>
          <table:table-cell office:value-type="string" calcext:value-type="string">
            <text:p>نبأ</text:p>
          </table:table-cell>
          <table:table-cell/>
          <table:table-cell office:value-type="string" calcext:value-type="string">
            <text:p>منسوب</text:p>
          </table:table-cell>
          <table:table-cell table:style-name="ce2" office:value-type="string" calcext:value-type="string">
            <text:p>نَبِيٌّ</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بَوِيٌّ-نَبَوِيٌّ، ةٌ [ن ب أ]. "مَنْسُوبٌ إِلَى النَّبِيِّ" . "الْحَدِيثُ النَّبَوِيُّ" : الْحَدِيثُ الصَّادِرُ عَنِ النَّبِيِّ. "الأَحَادِيثُ النَّبَوِيَّةُ".</text:p>
          </table:table-cell>
          <table:table-cell/>
        </table:table-row>
        <table:table-row table:style-name="ro1">
          <table:table-cell office:value-type="float" office:value="473" calcext:value-type="float">
            <text:p>473</text:p>
          </table:table-cell>
          <table:table-cell office:value-type="string" calcext:value-type="string">
            <text:p>نُحَاسِيٌّ</text:p>
          </table:table-cell>
          <table:table-cell/>
          <table:table-cell office:value-type="string" calcext:value-type="string">
            <text:p>نحس</text:p>
          </table:table-cell>
          <table:table-cell/>
          <table:table-cell office:value-type="string" calcext:value-type="string">
            <text:p>منسوب</text:p>
          </table:table-cell>
          <table:table-cell table:style-name="ce2" office:value-type="string" calcext:value-type="string">
            <text:p>نُحَا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حَاسِيٌّ-نُحَاسِيٌّ، ةٌ [ن ح س] (مَنْسُوبٌ إِلَى النُّحَاسِ). "مَعْدِنٌ نُحَاسِيٌّ" : مَعْدِنٌ مِنَ النُّحَاسِ.</text:p>
          </table:table-cell>
          <table:table-cell/>
        </table:table-row>
        <table:table-row table:style-name="ro1">
          <table:table-cell office:value-type="float" office:value="474" calcext:value-type="float">
            <text:p>474</text:p>
          </table:table-cell>
          <table:table-cell office:value-type="string" calcext:value-type="string">
            <text:p>نَحْوِيٌّ</text:p>
          </table:table-cell>
          <table:table-cell/>
          <table:table-cell office:value-type="string" calcext:value-type="string">
            <text:p>نحو</text:p>
          </table:table-cell>
          <table:table-cell/>
          <table:table-cell office:value-type="string" calcext:value-type="string">
            <text:p>منسوب</text:p>
          </table:table-cell>
          <table:table-cell table:style-name="ce2" office:value-type="string" calcext:value-type="string">
            <text:p>نَحْوٌ</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نُحَا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نَّحْوِ). "عَالِمٌ نَحْوِيٌّ" : العَالِمُ بِقَوَاعِدِ النَّحْوِ (قَوَاعِدُ اللُّغَةِ). "نُحَاةُ البَصْرَةِ وَالكُوفَةِ" "قَاعِدَةٌ نَحْوِيَّةٌ" ‏ "اِرْتَكَبَ غَلْطَةً نَحْوِيَّةً".</text:p>
          </table:table-cell>
          <table:table-cell/>
        </table:table-row>
        <table:table-row table:style-name="ro2">
          <table:table-cell office:value-type="float" office:value="475" calcext:value-type="float">
            <text:p>475</text:p>
          </table:table-cell>
          <table:table-cell office:value-type="string" calcext:value-type="string">
            <text:p>نُحَا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نَحْوِ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476" calcext:value-type="float">
            <text:p>476</text:p>
          </table:table-cell>
          <table:table-cell office:value-type="string" calcext:value-type="string">
            <text:p>نِسَائِيٌّ</text:p>
          </table:table-cell>
          <table:table-cell/>
          <table:table-cell office:value-type="string" calcext:value-type="string">
            <text:p>نسو</text:p>
          </table:table-cell>
          <table:table-cell/>
          <table:table-cell office:value-type="string" calcext:value-type="string">
            <text:p>منسوب</text:p>
          </table:table-cell>
          <table:table-cell table:style-name="ce2" office:value-type="string" calcext:value-type="string">
            <text:p>نِسَ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سَائِيٌّ-نِسَائِيٌّ، ةٌ [ن س و] (مَنْسُوبٌ إِلَى النِّسَاءِ). "حَرَكَةٌ نِسَائِيَّةٌ" : حَرَكَةٌ تَهْتَمُّ بِقَضَايَا النِّسَاءِ، وَحُقُوقِهِنَّ.</text:p>
          </table:table-cell>
          <table:table-cell/>
        </table:table-row>
        <table:table-row table:style-name="ro1">
          <table:table-cell office:value-type="float" office:value="477" calcext:value-type="float">
            <text:p>477</text:p>
          </table:table-cell>
          <table:table-cell office:value-type="string" calcext:value-type="string">
            <text:p>نِسْوِيٌّ</text:p>
          </table:table-cell>
          <table:table-cell/>
          <table:table-cell office:value-type="string" calcext:value-type="string">
            <text:p>نسو</text:p>
          </table:table-cell>
          <table:table-cell/>
          <table:table-cell office:value-type="string" calcext:value-type="string">
            <text:p>منسوب</text:p>
          </table:table-cell>
          <table:table-cell table:style-name="ce2" office:value-type="string" calcext:value-type="string">
            <text:p>نِسْوَ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سْوِيٌّ-نِسْوِيٌّ، ةٌ [ن س و] (مَنْسُوبٌ إِلَى النِّسْوَةِ، نِسَائِيٌّ). 1."أَشْغَالٌ نِسْوِيَّةٌ" : أَشْغَالٌ مَحْصُورَةٌ فِي النِّسَاءِ. 2."حَرَكَةٌ نِسْوِيَّةٌ" : حَرَكَةٌ مُهْتَمَّةٌ بِقَضَايَا النِّسَاءِ وَشُؤُونِهِنَّ.</text:p>
          </table:table-cell>
          <table:table-cell/>
        </table:table-row>
        <table:table-row table:style-name="ro1">
          <table:table-cell office:value-type="float" office:value="478" calcext:value-type="float">
            <text:p>478</text:p>
          </table:table-cell>
          <table:table-cell office:value-type="string" calcext:value-type="string">
            <text:p>نَشَوِيٌّ</text:p>
          </table:table-cell>
          <table:table-cell/>
          <table:table-cell office:value-type="string" calcext:value-type="string">
            <text:p>نشو</text:p>
          </table:table-cell>
          <table:table-cell/>
          <table:table-cell office:value-type="string" calcext:value-type="string">
            <text:p>منسوب</text:p>
          </table:table-cell>
          <table:table-cell table:style-name="ce2" office:value-type="string" calcext:value-type="string">
            <text:p>نَشَ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شَوِيٌّ-نَشَوِيٌّ، ةٌ [ن ش و] (مَنْسُوبٌ إِلَى النَّشَاءِ). "مَوَادُّ نَشَوِيَّةٌ" : الْمَوَادُّ الغَنِيَّةُ بِالنَّشَا.</text:p>
          </table:table-cell>
          <table:table-cell/>
        </table:table-row>
        <table:table-row table:style-name="ro1">
          <table:table-cell office:value-type="float" office:value="479" calcext:value-type="float">
            <text:p>479</text:p>
          </table:table-cell>
          <table:table-cell office:value-type="string" calcext:value-type="string">
            <text:p>نِطْعِيٌّ</text:p>
          </table:table-cell>
          <table:table-cell/>
          <table:table-cell office:value-type="string" calcext:value-type="string">
            <text:p>نطع</text:p>
          </table:table-cell>
          <table:table-cell/>
          <table:table-cell office:value-type="string" calcext:value-type="string">
            <text:p>منسوب</text:p>
          </table:table-cell>
          <table:table-cell table:style-name="ce2" office:value-type="string" calcext:value-type="string">
            <text:p>نِطْ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طْعِيٌّ-نِطْعِيٌّ، ةٌ [ن ط ع] (مَنْسُوبٌ إِلَى النِّطْعِ). "الْحُرُوفُ النِّطْعِيَّةُ" : هِيَ الدَّالُ وَالطَّاءُ وَالتَّاءُ لأَنَّ مَخْرَجَهَا مِنَ النِّطْعِ.</text:p>
          </table:table-cell>
          <table:table-cell/>
        </table:table-row>
        <table:table-row table:style-name="ro1">
          <table:table-cell office:value-type="float" office:value="480" calcext:value-type="float">
            <text:p>480</text:p>
          </table:table-cell>
          <table:table-cell office:value-type="string" calcext:value-type="string">
            <text:p>نِظَامِيٌّ</text:p>
          </table:table-cell>
          <table:table-cell/>
          <table:table-cell office:value-type="string" calcext:value-type="string">
            <text:p>نظم</text:p>
          </table:table-cell>
          <table:table-cell/>
          <table:table-cell office:value-type="string" calcext:value-type="string">
            <text:p>منسوب</text:p>
          </table:table-cell>
          <table:table-cell table:style-name="ce2" office:value-type="string" calcext:value-type="string">
            <text:p>نِظَ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ظَامِيٌّ-نِظَامِيٌّ، ةٌ [ن ظ م] (مَنْسُوبٌ إِلَى النِّظَامِ). "الْجَيْشُ النِّظَامِيُّ" : الْجَيْشُ الرَّسْمِيُّ الْمُتَدَرِّبُ عَلَى الْمَعَارِكِ الْحَرْبِيَّةِ.</text:p>
          </table:table-cell>
          <table:table-cell/>
        </table:table-row>
        <table:table-row table:style-name="ro1">
          <table:table-cell office:value-type="float" office:value="481" calcext:value-type="float">
            <text:p>481</text:p>
          </table:table-cell>
          <table:table-cell office:value-type="string" calcext:value-type="string">
            <text:p>نَظَرِيٌّ</text:p>
          </table:table-cell>
          <table:table-cell/>
          <table:table-cell office:value-type="string" calcext:value-type="string">
            <text:p>نظر</text:p>
          </table:table-cell>
          <table:table-cell/>
          <table:table-cell office:value-type="string" calcext:value-type="string">
            <text:p>منسوب</text:p>
          </table:table-cell>
          <table:table-cell table:style-name="ce2" office:value-type="string" calcext:value-type="string">
            <text:p>نَظَ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ظَرِيٌّ-نَظَرِيٌّ، ةٌ [ن ظ ر] (مَنْسُوبٌ إِلَى النَّظَرِ). 1."بَحْثٌ نَظَرِيٌّ" : بَحْثٌ قَائِمٌ عَلَى إِعْمَالِ الفِكْرِ وَالتَّأَمُّلِ. "دِرَاسَةٌ نَظَرِيَّةٌ". 2."نَظَرِيّاً" : اِفْتِرَاضِيّاً. "مِنَ الوِجْهَةِ النَّظَرِيَّةِ". 3."العُلُومُ النَّظَرِيَّةُ" : العُلُومُ القَائِمَةُ عَلَى الْجَانِبِ الفِكْرِيِّ وَالَّتِي لاَ تَعْتَمِدُ عَلَى التَّجَارِبِ العَمَلِيَّةِ.</text:p>
          </table:table-cell>
          <table:table-cell/>
        </table:table-row>
        <table:table-row table:style-name="ro1">
          <table:table-cell office:value-type="float" office:value="482" calcext:value-type="float">
            <text:p>482</text:p>
          </table:table-cell>
          <table:table-cell office:value-type="string" calcext:value-type="string">
            <text:p>نَفْسِيٌّ</text:p>
          </table:table-cell>
          <table:table-cell/>
          <table:table-cell office:value-type="string" calcext:value-type="string">
            <text:p>نفس</text:p>
          </table:table-cell>
          <table:table-cell/>
          <table:table-cell office:value-type="string" calcext:value-type="string">
            <text:p>منسوب</text:p>
          </table:table-cell>
          <table:table-cell table:style-name="ce2" office:value-type="string" calcext:value-type="string">
            <text:p>نَفْ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النَّفْسِ). 1. "طَبِيبٌ نَفْسَانِيٌّ" : الطَّبِيبُ الْمُخْتَصُّ بِمُداوَاةِ النَّفْسِ. "خَضَعَ لِتَحْلِيلٍ نَفْسَانِيٍّ". 2."الطِّبُّ النَّفْسِيُّ" : الطِّبُّ الْمُهْتَمُّ بِرَغَبَاتِ الْإِنْسَانِ وَأَحَاسِيسِهِ وَانْفِعَالاَتِهِ وَبِالْحَالاَتِ الْمَرَضِيَّةِ الْمُتَعَلِّقَةِ بِالنَّفْسِ وَاضْطِرَابَاتِهَا.</text:p>
          </table:table-cell>
          <table:table-cell/>
        </table:table-row>
        <table:table-row table:style-name="ro1">
          <table:table-cell office:value-type="float" office:value="483" calcext:value-type="float">
            <text:p>483</text:p>
          </table:table-cell>
          <table:table-cell office:value-type="string" calcext:value-type="string">
            <text:p>نَفْسَانِ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484" calcext:value-type="float">
            <text:p>484</text:p>
          </table:table-cell>
          <table:table-cell office:value-type="string" calcext:value-type="string">
            <text:p>نَفْعِيٌّ</text:p>
          </table:table-cell>
          <table:table-cell/>
          <table:table-cell office:value-type="string" calcext:value-type="string">
            <text:p>نفع</text:p>
          </table:table-cell>
          <table:table-cell/>
          <table:table-cell office:value-type="string" calcext:value-type="string">
            <text:p>منسوب</text:p>
          </table:table-cell>
          <table:table-cell table:style-name="ce2" office:value-type="string" calcext:value-type="string">
            <text:p>نَفْ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نَّفْعِ). 1. "رَجُلٌ نَفْعِيٌّ" : أَيْ لاَ يَهْتَمُّ إِلاَّبِمَا فِيهِ نَفْعٌ، مَنْ كَانَ عَلَى مَذْهَبِ النَّفْعِيَّةِ. 2. "مَوْقِفٌ نَفْعِيٌّ" : مَوْقِفٌ قَائِمٌ عَلَى مَا فِيهِ النَّفْعُ الْمُجَرَّدُ.</text:p>
          </table:table-cell>
          <table:table-cell/>
        </table:table-row>
        <table:table-row table:style-name="ro1">
          <table:table-cell office:value-type="float" office:value="485" calcext:value-type="float">
            <text:p>485</text:p>
          </table:table-cell>
          <table:table-cell office:value-type="string" calcext:value-type="string">
            <text:p>نِقَابِيٌّ</text:p>
          </table:table-cell>
          <table:table-cell/>
          <table:table-cell office:value-type="string" calcext:value-type="string">
            <text:p>نقب</text:p>
          </table:table-cell>
          <table:table-cell/>
          <table:table-cell office:value-type="string" calcext:value-type="string">
            <text:p>منسوب</text:p>
          </table:table-cell>
          <table:table-cell table:style-name="ce2" office:value-type="string" calcext:value-type="string">
            <text:p>نِقَابَ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نِّقَابَةِ). 1."اِجْتَمَعَ النِّقَابِيُّونَ لِتَدَارُسِ أَوْضَاعِ الْعُمَّالِ وَمَطَالِبِهِمْ" : الْمُنْتَمُونَ للِنِّقَ</text:p>
          </table:table-cell>
          <table:table-cell/>
        </table:table-row>
        <table:table-row table:style-name="ro1">
          <table:table-cell office:value-type="float" office:value="486" calcext:value-type="float">
            <text:p>486</text:p>
          </table:table-cell>
          <table:table-cell office:value-type="string" calcext:value-type="string">
            <text:p>نَقْدِيٌّ</text:p>
          </table:table-cell>
          <table:table-cell/>
          <table:table-cell office:value-type="string" calcext:value-type="string">
            <text:p>نقد</text:p>
          </table:table-cell>
          <table:table-cell/>
          <table:table-cell office:value-type="string" calcext:value-type="string">
            <text:p>منسوب</text:p>
          </table:table-cell>
          <table:table-cell table:style-name="ce2" office:value-type="string" calcext:value-type="string">
            <text:p>نَقْ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قْدِيٌّ-نَقْدِيٌّ، ةٌ [ن ق د] (مَنْسُوبٌ إِلَى النَّقْدِ). 1."أَوْرَاقٌ نَقْدِيَّةٌ" : أَوْرَاقٌ مَالِيَّةٌ. "التَّضَخُّمُ النَّقْدِيُّ". 2."مَقَالٌ نَقْدِيٌّ": مَقَالٌ قَائِمٌ عَلَى النَّقْدِ فِي مَجَالِ الأَدَبِ. "أَبْحَاثٌ نَقْدِيَّةٌ".</text:p>
          </table:table-cell>
          <table:table-cell/>
        </table:table-row>
        <table:table-row table:style-name="ro1">
          <table:table-cell office:value-type="float" office:value="487" calcext:value-type="float">
            <text:p>487</text:p>
          </table:table-cell>
          <table:table-cell office:value-type="string" calcext:value-type="string">
            <text:p>نَمُوذَجِيٌّ</text:p>
          </table:table-cell>
          <table:table-cell/>
          <table:table-cell office:value-type="string" calcext:value-type="string">
            <text:p>نموذجي</text:p>
          </table:table-cell>
          <table:table-cell/>
          <table:table-cell office:value-type="string" calcext:value-type="string">
            <text:p>منسوب</text:p>
          </table:table-cell>
          <table:table-cell table:style-name="ce2" office:value-type="string" calcext:value-type="string">
            <text:p>نَمُوذَ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مُوذَجِيٌّ-نَمُوذَجِيٌّ، ةٌ (مَنْسُوبٌ إِلَى النَّمُوذَجِ). "أَلْقَى دَرْساً نَمُوذَجِيّاً" : دَرْساً تَرْبَ</text:p>
          </table:table-cell>
          <table:table-cell/>
        </table:table-row>
        <table:table-row table:style-name="ro1">
          <table:table-cell office:value-type="float" office:value="488" calcext:value-type="float">
            <text:p>488</text:p>
          </table:table-cell>
          <table:table-cell office:value-type="string" calcext:value-type="string">
            <text:p>نِهَائِيٌّ</text:p>
          </table:table-cell>
          <table:table-cell/>
          <table:table-cell office:value-type="string" calcext:value-type="string">
            <text:p>نهي</text:p>
          </table:table-cell>
          <table:table-cell/>
          <table:table-cell office:value-type="string" calcext:value-type="string">
            <text:p>منسوب</text:p>
          </table:table-cell>
          <table:table-cell table:style-name="ce2" office:value-type="string" calcext:value-type="string">
            <text:p>نِهَا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هَائِيٌّ-نِهَائِيٌّ، ةٌ [ن هـ ي] (مَنْسُوبٌ إِلَى النِّهَايَةِ). 1."قَرَارٌ نِهَائِيٌّ" : أَخِيرٌ. "إِنْذَارٌ نِهَائِيٌّ" "بِصِفَةٍ نِهَائِيَّةٍ". 2."حُكْمٌ نِهَائِيٌّ" : لاَ رُجُوعَ</text:p>
          </table:table-cell>
          <table:table-cell/>
        </table:table-row>
        <table:table-row table:style-name="ro1">
          <table:table-cell office:value-type="float" office:value="489" calcext:value-type="float">
            <text:p>489</text:p>
          </table:table-cell>
          <table:table-cell office:value-type="string" calcext:value-type="string">
            <text:p>نُورَانِيٌّ</text:p>
          </table:table-cell>
          <table:table-cell/>
          <table:table-cell office:value-type="string" calcext:value-type="string">
            <text:p>نور</text:p>
          </table:table-cell>
          <table:table-cell/>
          <table:table-cell office:value-type="string" calcext:value-type="string">
            <text:p>منسوب</text:p>
          </table:table-cell>
          <table:table-cell table:style-name="ce2" office:value-type="string" calcext:value-type="string">
            <text:p>نُ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ورَانِيٌّ-نُورَانِيٌّ، ةٌ [ن و ر] (مَنْسُوبٌ إِلَى النُّورِ). "كَلِمَاتٌ نُورَانِيَّةٌ" : رَبَّانِيَّةٌ.</text:p>
          </table:table-cell>
          <table:table-cell/>
        </table:table-row>
        <table:table-row table:style-name="ro1">
          <table:table-cell office:value-type="float" office:value="490" calcext:value-type="float">
            <text:p>490</text:p>
          </table:table-cell>
          <table:table-cell office:value-type="string" calcext:value-type="string">
            <text:p>نِيَابِيٌّ</text:p>
          </table:table-cell>
          <table:table-cell/>
          <table:table-cell office:value-type="string" calcext:value-type="string">
            <text:p>نوب</text:p>
          </table:table-cell>
          <table:table-cell/>
          <table:table-cell office:value-type="string" calcext:value-type="string">
            <text:p>منسوب</text:p>
          </table:table-cell>
          <table:table-cell table:style-name="ce2" office:value-type="string" calcext:value-type="string">
            <text:p>نِيَابَ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يَابِيٌّ-نِيَابِيٌّ، ةٌ [ن و ب] (مَنْسُوبٌ إِلَى النِّيَابَةِ). 1."عُضْوٌ فِي الْمَجْلِسِ النِّيَابِيِّ" : فِي البَرْلُمَانِ، مَجْلِس النُّوَّابِ. 2."إِجْرَ</text:p>
          </table:table-cell>
          <table:table-cell/>
        </table:table-row>
        <table:table-row table:style-name="ro1">
          <table:table-cell office:value-type="float" office:value="491" calcext:value-type="float">
            <text:p>491</text:p>
          </table:table-cell>
          <table:table-cell office:value-type="string" calcext:value-type="string">
            <text:p>هَاتِفِيٌّ</text:p>
          </table:table-cell>
          <table:table-cell/>
          <table:table-cell office:value-type="string" calcext:value-type="string">
            <text:p>هتف</text:p>
          </table:table-cell>
          <table:table-cell/>
          <table:table-cell office:value-type="string" calcext:value-type="string">
            <text:p>منسوب</text:p>
          </table:table-cell>
          <table:table-cell table:style-name="ce2" office:value-type="string" calcext:value-type="string">
            <text:p>هَاتِ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هَاتِفِيٌّ-هَاتِفِيٌّ، ةٌ [هـ ت ف] (مَنْسُوبٌ إِلَى الْهَاتِفِ). 1."اِتَّصَلَ بِالْمَرْكَزِ الْهَاتِفِيِّ" : مَرْكَزُ إِدَارَةِ الْهَاتِفِ. 2."اِتَّصَلَ بِهِ هَاتِفِيّاً" : بِوَاسِطَةِ الْهَاتِفِ. "مُكَالَمَةٌ هَاتِفِيَّةٌ".</text:p>
          </table:table-cell>
          <table:table-cell/>
        </table:table-row>
        <table:table-row table:style-name="ro1">
          <table:table-cell office:value-type="float" office:value="492" calcext:value-type="float">
            <text:p>492</text:p>
          </table:table-cell>
          <table:table-cell office:value-type="string" calcext:value-type="string">
            <text:p>هَرْطُوقِيٌّ</text:p>
          </table:table-cell>
          <table:table-cell/>
          <table:table-cell office:value-type="string" calcext:value-type="string">
            <text:p>هرطق</text:p>
          </table:table-cell>
          <table:table-cell/>
          <table:table-cell office:value-type="string" calcext:value-type="string">
            <text:p>منسوب</text:p>
          </table:table-cell>
          <table:table-cell table:style-name="ce2" office:value-type="string" calcext:value-type="string">
            <text:p>هَرْطَقَ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هَرَاطِقَ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هَرْطَقَةِ). "رَجُل</text:p>
          </table:table-cell>
          <table:table-cell/>
        </table:table-row>
        <table:table-row table:style-name="ro2">
          <table:table-cell office:value-type="float" office:value="493" calcext:value-type="float">
            <text:p>493</text:p>
          </table:table-cell>
          <table:table-cell office:value-type="string" calcext:value-type="string">
            <text:p>هَرَاطِقَ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هَرْطُوقِ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494" calcext:value-type="float">
            <text:p>494</text:p>
          </table:table-cell>
          <table:table-cell office:value-type="string" calcext:value-type="string">
            <text:p>هَضْمِيٌّ</text:p>
          </table:table-cell>
          <table:table-cell/>
          <table:table-cell office:value-type="string" calcext:value-type="string">
            <text:p>هضم</text:p>
          </table:table-cell>
          <table:table-cell/>
          <table:table-cell office:value-type="string" calcext:value-type="string">
            <text:p>منسوب</text:p>
          </table:table-cell>
          <table:table-cell table:style-name="ce2" office:value-type="string" calcext:value-type="string">
            <text:p>هَضْ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هَضْمِيٌّ-هَضْمِيٌّ، ةٌ [هـ ض م] (مَنْسُوبٌ إِلَى الْهَضْمِ). 1."الْجِهَازُ الْهَضْمِيُّ" : مَجْمُوعُ الْأَعْضَاءِ الْمُسَاعِدَةِ عَلَى هَضْمِ الطَّعَامِ كَالأَسْنَانِ وَالْغُدَدِ وَالْمَعِدَةِ </text:p>
          </table:table-cell>
          <table:table-cell/>
        </table:table-row>
        <table:table-row table:style-name="ro1">
          <table:table-cell office:value-type="float" office:value="495" calcext:value-type="float">
            <text:p>495</text:p>
          </table:table-cell>
          <table:table-cell office:value-type="string" calcext:value-type="string">
            <text:p>هَوَائِيٌّ</text:p>
          </table:table-cell>
          <table:table-cell/>
          <table:table-cell office:value-type="string" calcext:value-type="string">
            <text:p>هوي</text:p>
          </table:table-cell>
          <table:table-cell/>
          <table:table-cell office:value-type="string" calcext:value-type="string">
            <text:p>منسوب</text:p>
          </table:table-cell>
          <table:table-cell table:style-name="ce2" office:value-type="string" calcext:value-type="string">
            <text:p>هَوَ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هَوَاءِ). 1."جِهَازٌ هَوَائِيٌّ" : جِهَازٌ مُوَلِّدٌ لِلْهَوَاءِ. 2."ضَغْطٌ هَوَائِيٌّ" : ضَغْطٌ جَوِّيٌّ. 3."تَيَّارٌ هَوَائِيٌّ" : تَيَّارُ الْهَوَاءِ بَيْنَ فَتْحَتَيْنِ مُتَقَابِلَتَيْنِ. 4."الْعَمُودُ الْهَوَائِيُّ" : جِهَازٌ يُرَكَّبُ عَلَى سَارِيَةٍ بِمَكَانٍ عَالٍ أَوْ فَوْقَ سَطْحٍ يُوصَلُ سِلْكُهُ بِالتِّلْفَازِ يُسَاعِدُ عَلَى وُضُوحِ الصُّورَةِ.</text:p>
          </table:table-cell>
          <table:table-cell/>
        </table:table-row>
        <table:table-row table:style-name="ro1">
          <table:table-cell office:value-type="float" office:value="496" calcext:value-type="float">
            <text:p>496</text:p>
          </table:table-cell>
          <table:table-cell office:value-type="string" calcext:value-type="string">
            <text:p>هُيُولِيٌّ</text:p>
          </table:table-cell>
          <table:table-cell/>
          <table:table-cell office:value-type="string" calcext:value-type="string">
            <text:p>هيل</text:p>
          </table:table-cell>
          <table:table-cell/>
          <table:table-cell office:value-type="string" calcext:value-type="string">
            <text:p>منسوب</text:p>
          </table:table-cell>
          <table:table-cell table:style-name="ce2" office:value-type="string" calcext:value-type="string">
            <text:p>هُيُولَ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هُيُولِيٌّ-هُيُولِيٌّ، ةٌ [هـ ي ل] (مَنْسُوبٌ إِلَى الْهُيُولَى). </text:p>
          </table:table-cell>
          <table:table-cell/>
        </table:table-row>
        <table:table-row table:style-name="ro1">
          <table:table-cell office:value-type="float" office:value="497" calcext:value-type="float">
            <text:p>497</text:p>
          </table:table-cell>
          <table:table-cell office:value-type="string" calcext:value-type="string">
            <text:p>وَاقِعِيٌّ</text:p>
          </table:table-cell>
          <table:table-cell/>
          <table:table-cell office:value-type="string" calcext:value-type="string">
            <text:p>وقع</text:p>
          </table:table-cell>
          <table:table-cell/>
          <table:table-cell office:value-type="string" calcext:value-type="string">
            <text:p>منسوب</text:p>
          </table:table-cell>
          <table:table-cell table:style-name="ce2" office:value-type="string" calcext:value-type="string">
            <text:p>وَاقِعِ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اقِعِيَّةِ). 1. "فَيْلَسُوفٌ وَاقِعِيٌّ" : التَّابِعُ لِمَذْهَبِ الوَاقِعِيَّةِ. 2."حَقَائِقُ وَاقِعِيَّةٌ" : حَقَائِقُ نَاتِجَةٌ عَنِ الوَاقِعِ.</text:p>
          </table:table-cell>
          <table:table-cell/>
        </table:table-row>
        <table:table-row table:style-name="ro1">
          <table:table-cell office:value-type="float" office:value="498" calcext:value-type="float">
            <text:p>498</text:p>
          </table:table-cell>
          <table:table-cell office:value-type="string" calcext:value-type="string">
            <text:p>وَثَنِيٌّ</text:p>
          </table:table-cell>
          <table:table-cell/>
          <table:table-cell office:value-type="string" calcext:value-type="string">
            <text:p>وثن</text:p>
          </table:table-cell>
          <table:table-cell/>
          <table:table-cell office:value-type="string" calcext:value-type="string">
            <text:p>منسوب</text:p>
          </table:table-cell>
          <table:table-cell table:style-name="ce2" office:value-type="string" calcext:value-type="string">
            <text:p>وَثَ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ثَنِ). 1. "وَثَنِيٌّ مِنْ عَصْرِ الجَاهِلِيَّةِ" : أَيْ كَانَ يَعْبُدُ الوَثَنَ. 2. "عِبَادَةٌ وَثَنِيَّةٌ" : أَيْ عِبَادَةٌ تَنْتَمِي إِلَى عَهْدِ الوَثَنِ.</text:p>
          </table:table-cell>
          <table:table-cell/>
        </table:table-row>
        <table:table-row table:style-name="ro1">
          <table:table-cell office:value-type="float" office:value="499" calcext:value-type="float">
            <text:p>499</text:p>
          </table:table-cell>
          <table:table-cell office:value-type="string" calcext:value-type="string">
            <text:p>وِجْدَانِيٌّ</text:p>
          </table:table-cell>
          <table:table-cell/>
          <table:table-cell office:value-type="string" calcext:value-type="string">
            <text:p>وجد</text:p>
          </table:table-cell>
          <table:table-cell/>
          <table:table-cell office:value-type="string" calcext:value-type="string">
            <text:p>منسوب</text:p>
          </table:table-cell>
          <table:table-cell table:style-name="ce2" office:value-type="string" calcext:value-type="string">
            <text:p>وِجْدَ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جْدَانِ). 1."شَاعِرٌ وِجْدَانِيٌّ" : شَاعِرُ الْحُبِّ الغِنَائِيِّ الْمُعَبِّرُ عَنِ الْمُعَانَاةِ. 2."شِعْرُ الوِجْدَانِيَّاتِ" : الشِّعْرُ الصَّادِرُ عَنِ النَّفْسِ فِي حَدِيثِهَا عَنِ الْحُبِّ وَالعِشْقِ وَمُعَانَاتِهَا وَإِدْرَاكِهَا لِلأَشْيَاءِ.</text:p>
          </table:table-cell>
          <table:table-cell/>
        </table:table-row>
        <table:table-row table:style-name="ro1">
          <table:table-cell office:value-type="float" office:value="500" calcext:value-type="float">
            <text:p>500</text:p>
          </table:table-cell>
          <table:table-cell office:value-type="string" calcext:value-type="string">
            <text:p>وُجُودِيٌّ</text:p>
          </table:table-cell>
          <table:table-cell/>
          <table:table-cell office:value-type="string" calcext:value-type="string">
            <text:p>وجد</text:p>
          </table:table-cell>
          <table:table-cell/>
          <table:table-cell office:value-type="string" calcext:value-type="string">
            <text:p>منسوب</text:p>
          </table:table-cell>
          <table:table-cell table:style-name="ce2" office:value-type="string" calcext:value-type="string">
            <text:p>وُجُو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جُودِ). "فَيْلَسُوفٌ وُجُودِيٌّ" : قَائِلٌ بِمَذْهَبِ الوُجُودِيَّةِ.</text:p>
          </table:table-cell>
          <table:table-cell/>
        </table:table-row>
        <table:table-row table:style-name="ro1">
          <table:table-cell office:value-type="float" office:value="501" calcext:value-type="float">
            <text:p>501</text:p>
          </table:table-cell>
          <table:table-cell office:value-type="string" calcext:value-type="string">
            <text:p>وَحْدَانِيٌّ</text:p>
          </table:table-cell>
          <table:table-cell/>
          <table:table-cell office:value-type="string" calcext:value-type="string">
            <text:p>وحد</text:p>
          </table:table-cell>
          <table:table-cell/>
          <table:table-cell office:value-type="string" calcext:value-type="string">
            <text:p>منسوب</text:p>
          </table:table-cell>
          <table:table-cell table:style-name="ce2" office:value-type="string" calcext:value-type="string">
            <text:p>وَحْدَ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حْدَةِ). "رَجُلٌ وَحْدَانِيٌّ" : الْمُنْعَزِلُ عَنِ الجَمَاعَةِ. شَرُّ أُمَّتِي الوَحْدَانِيُّ الْمُعْجَبُ بِدِينِهِ الْمُرَائِي بِعَمَلِه (حديث).</text:p>
          </table:table-cell>
          <table:table-cell/>
        </table:table-row>
        <table:table-row table:style-name="ro1">
          <table:table-cell office:value-type="float" office:value="502" calcext:value-type="float">
            <text:p>502</text:p>
          </table:table-cell>
          <table:table-cell office:value-type="string" calcext:value-type="string">
            <text:p>وَحْدَوِيٌّ</text:p>
          </table:table-cell>
          <table:table-cell/>
          <table:table-cell office:value-type="string" calcext:value-type="string">
            <text:p>وحد</text:p>
          </table:table-cell>
          <table:table-cell/>
          <table:table-cell office:value-type="string" calcext:value-type="string">
            <text:p>منسوب</text:p>
          </table:table-cell>
          <table:table-cell table:style-name="ce2" office:value-type="string" calcext:value-type="string">
            <text:p>وَحْدَ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حْدَةِ). 1."سِيَاسِيٌّ وَحْدَوِيٌّ" : مَنْ يَدْعُو إِلَى اتِّحَادِ قُطْرَيْنِ أَوْ أَكْثَرَ فِي دَوْلَةٍ وَاحِدَةٍ. 2."أَفْكَارٌ وَحْدَوِيَّةٌ" : أَفْكَارٌ لَهَا صِبْغَةُ الوَحْدَةِ.</text:p>
          </table:table-cell>
          <table:table-cell/>
        </table:table-row>
        <table:table-row table:style-name="ro1">
          <table:table-cell office:value-type="float" office:value="503" calcext:value-type="float">
            <text:p>503</text:p>
          </table:table-cell>
          <table:table-cell office:value-type="string" calcext:value-type="string">
            <text:p>وَحْشِيٌّ</text:p>
          </table:table-cell>
          <table:table-cell/>
          <table:table-cell office:value-type="string" calcext:value-type="string">
            <text:p>وحش</text:p>
          </table:table-cell>
          <table:table-cell/>
          <table:table-cell office:value-type="string" calcext:value-type="string">
            <text:p>منسوب</text:p>
          </table:table-cell>
          <table:table-cell table:style-name="ce2" office:value-type="string" calcext:value-type="string">
            <text:p>وَحْشٌ</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حْشِيٌّ-وَحْشِيٌّ، ةٌ [و ح ش] (مَنْسُوبٌ إِلَى الوَحْشِ). 1."عَمَلٌ وَحْشِيٌّ" : عَمَلٌ يَتَّسِمُ بِأَعْمَالِ الوُحُوشِ. "أَعْمَالٌ وَحْشِيَّةٌ</text:p>
          </table:table-cell>
          <table:table-cell/>
        </table:table-row>
        <table:table-row table:style-name="ro1">
          <table:table-cell office:value-type="float" office:value="504" calcext:value-type="float">
            <text:p>504</text:p>
          </table:table-cell>
          <table:table-cell office:value-type="string" calcext:value-type="string">
            <text:p>وَدِّيٌّ</text:p>
          </table:table-cell>
          <table:table-cell/>
          <table:table-cell office:value-type="string" calcext:value-type="string">
            <text:p>ودد</text:p>
          </table:table-cell>
          <table:table-cell/>
          <table:table-cell office:value-type="string" calcext:value-type="string">
            <text:p>منسوب</text:p>
          </table:table-cell>
          <table:table-cell table:style-name="ce2" office:value-type="string" calcext:value-type="string">
            <text:p>وَ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دِّيٌّ-وَدِّيٌّ، وُدِّيٌّ، وِدِّيٌّ، ةٌ [و د د] (مَنْسُوبٌ إِلَى الوَدِّ، الوُدِّ، الوِدِّ). 1."تَسُودُ بَيْنَهُمَا </text:p>
          </table:table-cell>
          <table:table-cell/>
        </table:table-row>
        <table:table-row table:style-name="ro1">
          <table:table-cell office:value-type="float" office:value="505" calcext:value-type="float">
            <text:p>505</text:p>
          </table:table-cell>
          <table:table-cell office:value-type="string" calcext:value-type="string">
            <text:p>وَرْدِيٌّ</text:p>
          </table:table-cell>
          <table:table-cell/>
          <table:table-cell office:value-type="string" calcext:value-type="string">
            <text:p>ورد</text:p>
          </table:table-cell>
          <table:table-cell/>
          <table:table-cell office:value-type="string" calcext:value-type="string">
            <text:p>منسوب</text:p>
          </table:table-cell>
          <table:table-cell table:style-name="ce2" office:value-type="string" calcext:value-type="string">
            <text:p>وَرْ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رْدِيٌّ-وَرْدِيٌّ، ةٌ [و ر د] (مَنْسُوبٌ إِلَى الوَرْدِ). 1."لَوْنٌ وَرْدِيٌّ" : مَا كَانَ بِلَوْنِ الوَرْدِ. "وَرْدِيَّةُ الخَدَّيْنِ". 2."الحُمَّى الوَرْدِيَّةُ" : مَرَضٌ مُعْدٍ يُصِيبُ الأَطْفَالَ.</text:p>
          </table:table-cell>
          <table:table-cell/>
        </table:table-row>
        <table:table-row table:style-name="ro1">
          <table:table-cell office:value-type="float" office:value="506" calcext:value-type="float">
            <text:p>506</text:p>
          </table:table-cell>
          <table:table-cell office:value-type="string" calcext:value-type="string">
            <text:p>وِزَارِيٌّ</text:p>
          </table:table-cell>
          <table:table-cell/>
          <table:table-cell office:value-type="string" calcext:value-type="string">
            <text:p>وزر</text:p>
          </table:table-cell>
          <table:table-cell/>
          <table:table-cell office:value-type="string" calcext:value-type="string">
            <text:p>منسوب</text:p>
          </table:table-cell>
          <table:table-cell table:style-name="ce2" office:value-type="string" calcext:value-type="string">
            <text:p>وزَ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زَارِيٌّ-وِزَارِيٌّ، وَزَارِيٌّ، ةٌ [و ز ر] (مَنْسُوبٌ إِلَى الوِزَارَةِ). 1."مَجْلِسٌ وِزَارِيٌّ" : مَجْلِسُ أَعْضَاءِ الْحُكُومَةِ</text:p>
          </table:table-cell>
          <table:table-cell/>
        </table:table-row>
        <table:table-row table:style-name="ro1">
          <table:table-cell office:value-type="float" office:value="507" calcext:value-type="float">
            <text:p>507</text:p>
          </table:table-cell>
          <table:table-cell office:value-type="string" calcext:value-type="string">
            <text:p>وَطَنِيٌّ</text:p>
          </table:table-cell>
          <table:table-cell/>
          <table:table-cell office:value-type="string" calcext:value-type="string">
            <text:p>وطن</text:p>
          </table:table-cell>
          <table:table-cell/>
          <table:table-cell office:value-type="string" calcext:value-type="string">
            <text:p>منسوب</text:p>
          </table:table-cell>
          <table:table-cell table:style-name="ce2" office:value-type="string" calcext:value-type="string">
            <text:p>وًطَ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طَنِ). 1. "وَطَنِيٌّ غَيُورٌ عَلَى وَطَنِهِ" : مُحِبٌّ لِوَطَنِهِ مُخْلِصٌ لَهُ، يُضَحِّي مِنْ أَجْلِهِ. "وَاجَهَ الوَطَنِيُّونَ قُوَّاتِ الِاحْتِلالِ". 2."لاَ شَيْءَ يَعْلُو عَلَى الْمَصْلَحَ</text:p>
          </table:table-cell>
          <table:table-cell/>
        </table:table-row>
        <table:table-row table:style-name="ro1">
          <table:table-cell office:value-type="float" office:value="508" calcext:value-type="float">
            <text:p>508</text:p>
          </table:table-cell>
          <table:table-cell office:value-type="string" calcext:value-type="string">
            <text:p>وَظِيفِيٌّ</text:p>
          </table:table-cell>
          <table:table-cell/>
          <table:table-cell office:value-type="string" calcext:value-type="string">
            <text:p>وظف</text:p>
          </table:table-cell>
          <table:table-cell/>
          <table:table-cell office:value-type="string" calcext:value-type="string">
            <text:p>منسوب</text:p>
          </table:table-cell>
          <table:table-cell table:style-name="ce2" office:value-type="string" calcext:value-type="string">
            <text:p>وَظِي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ظِيفِيٌّ-وَظِيفِيٌّ، ةٌ [و ظ ف] (مَنْسُوبٌ إِلَى الوَظِيفَةِ). 1."إِجْرَاءٌ وَظِيفِيٌّ" : عَمَلِيٌّ. "إِجْرَاءاتٌ وَظِيفِيَّةٌ". 2."النَّحْوُ الوَظِيفِيُّ" : نَحْوٌ يَبْحَثُ فِي وَظَائِفِ مُكَوِّنَاتِ الْجُمْلَةِ. 3."تَعْلِيمٌ وَظِيفِيّ</text:p>
          </table:table-cell>
          <table:table-cell/>
        </table:table-row>
        <table:table-row table:style-name="ro1">
          <table:table-cell office:value-type="float" office:value="509" calcext:value-type="float">
            <text:p>509</text:p>
          </table:table-cell>
          <table:table-cell office:value-type="string" calcext:value-type="string">
            <text:p>وِقَائِيٌّ</text:p>
          </table:table-cell>
          <table:table-cell/>
          <table:table-cell office:value-type="string" calcext:value-type="string">
            <text:p>وقي</text:p>
          </table:table-cell>
          <table:table-cell/>
          <table:table-cell office:value-type="string" calcext:value-type="string">
            <text:p>منسوب</text:p>
          </table:table-cell>
          <table:table-cell table:style-name="ce2" office:value-type="string" calcext:value-type="string">
            <text:p>وِقَا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قَائِيٌّ-وِقَائِيٌّ، ةٌ [و ق ي] (مَنْسُوبٌ إِلَى الوِقَايَةِ). 1."إِجْرَاءٌ وِقَائِيٌّ" : إٍجْرَاءٌ يُتَوَقَّى بِهِ. "اِتّ</text:p>
          </table:table-cell>
          <table:table-cell/>
        </table:table-row>
        <table:table-row table:style-name="ro1">
          <table:table-cell office:value-type="float" office:value="510" calcext:value-type="float">
            <text:p>510</text:p>
          </table:table-cell>
          <table:table-cell office:value-type="string" calcext:value-type="string">
            <text:p>وَهْمِيٌّ</text:p>
          </table:table-cell>
          <table:table-cell/>
          <table:table-cell office:value-type="string" calcext:value-type="string">
            <text:p>وهم</text:p>
          </table:table-cell>
          <table:table-cell/>
          <table:table-cell office:value-type="string" calcext:value-type="string">
            <text:p>منسوب</text:p>
          </table:table-cell>
          <table:table-cell table:style-name="ce2" office:value-type="string" calcext:value-type="string">
            <text:p>وَهْ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هْمِيٌّ-وَهْمِيٌّ، ةٌ [و هـ م] (مَنْسُوبٌ إِلَى الوَهْمِ). 1."عَمَلٌ وَهْمِيٌّ" : عَمَلٌ قَائِمٌ عَلَى الْخَيَالِ وَالتَّصَوُّرِ يَذْهَبُ بِصَاحِبِهِ بَعِيداً عَنِ الوَاقِعِ. 2."أَمْرَاضٌ وَهْ</text:p>
          </table:table-cell>
          <table:table-cell/>
        </table:table-row>
        <table:table-row table:style-name="ro1">
          <table:table-cell office:value-type="float" office:value="511" calcext:value-type="float">
            <text:p>511</text:p>
          </table:table-cell>
          <table:table-cell office:value-type="string" calcext:value-type="string">
            <text:p>يَدَوِيّ</text:p>
          </table:table-cell>
          <table:table-cell/>
          <table:table-cell office:value-type="string" calcext:value-type="string">
            <text:p>يدي</text:p>
          </table:table-cell>
          <table:table-cell/>
          <table:table-cell office:value-type="string" calcext:value-type="string">
            <text:p>منسوب</text:p>
          </table:table-cell>
          <table:table-cell table:style-name="ce2" office:value-type="string" calcext:value-type="string">
            <text:p>يَ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يَدَوِيّ-يَدَوِيّ، ةٌ[ي د ي] (مَنْسُوبٌ إِلَى اليد). 1."الأَعْمَالُ، أَوِالأَشْغَالُ الْيَدَوِيَّةُ" : الأَشْغَالُ الَّتِي تُعْمَلُ بِالْيَدِ. "شُغْلٌ يَدَوِيٌّ"l "يَشْتَغِلُ يَدَوِيّاً" ‎l "صِنَاعَةٌ يَدَوِيَّةٌ". 2."قُنْبُلَةٌ يَدَوِيَّةٌ" : أَيْ قُنْبُلَةٌ تُرْمَى بِالْيَدِ...</text:p>
          </table:table-cell>
          <table:table-cell/>
        </table:table-row>
        <table:table-row table:style-name="ro1">
          <table:table-cell office:value-type="float" office:value="512" calcext:value-type="float">
            <text:p>512</text:p>
          </table:table-cell>
          <table:table-cell office:value-type="string" calcext:value-type="string">
            <text:p>يَمَانِيٌّ</text:p>
          </table:table-cell>
          <table:table-cell/>
          <table:table-cell office:value-type="string" calcext:value-type="string">
            <text:p>يمن</text:p>
          </table:table-cell>
          <table:table-cell/>
          <table:table-cell office:value-type="string" calcext:value-type="string">
            <text:p>منسوب</text:p>
          </table:table-cell>
          <table:table-cell table:style-name="ce2" office:value-type="string" calcext:value-type="string">
            <text:p>يَمَ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يَمَنِ). "يَمَانِيٌّ قُحٌّ" : مِنْ بَلَدِ الْيَمَنِ.</text:p>
          </table:table-cell>
          <table:table-cell/>
        </table:table-row>
        <table:table-row table:style-name="ro1">
          <table:table-cell office:value-type="float" office:value="513" calcext:value-type="float">
            <text:p>513</text:p>
          </table:table-cell>
          <table:table-cell office:value-type="string" calcext:value-type="string">
            <text:p>يَمَنِيٌّ</text:p>
          </table:table-cell>
          <table:table-cell/>
          <table:table-cell office:value-type="string" calcext:value-type="string">
            <text:p>يمني</text:p>
          </table:table-cell>
          <table:table-cell/>
          <table:table-cell office:value-type="string" calcext:value-type="string">
            <text:p>منسوب</text:p>
          </table:table-cell>
          <table:table-cell table:style-name="ce2" office:value-type="string" calcext:value-type="string">
            <text:p>يَمَ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يَمَنِ). "الشَّعْبُ اليَمَنِيُّ شَعْبُ اليُمْنِ والعَطَاءِ".</text:p>
          </table:table-cell>
          <table:table-cell/>
        </table:table-row>
        <table:table-row table:style-name="ro1">
          <table:table-cell office:value-type="float" office:value="514" calcext:value-type="float">
            <text:p>514</text:p>
          </table:table-cell>
          <table:table-cell office:value-type="string" calcext:value-type="string">
            <text:p>يَوْمِيٌّ</text:p>
          </table:table-cell>
          <table:table-cell/>
          <table:table-cell office:value-type="string" calcext:value-type="string">
            <text:p>يوم</text:p>
          </table:table-cell>
          <table:table-cell/>
          <table:table-cell office:value-type="string" calcext:value-type="string">
            <text:p>منسوب</text:p>
          </table:table-cell>
          <table:table-cell table:style-name="ce2" office:value-type="string" calcext:value-type="string">
            <text:p>يَوْ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يَوْمِيٌّ-يَوْمِيٌّ، ةٌ [ي و م] (مَنْسُوبٌ إِلَى الْيَوْمِ). 1."يَقُومُ بِعَمَلٍ يَوْمِيٍّ" : فِي كُلِّ يَوْمٍ، مُسْتَمِرٍّ، دَائِمٍ. " يَأْتِي يَوْمِيّاً إِلَى الْمَكْتَبِ". 2."جَرِيدَةٌ يَوْمِيَّةٌ" : تَصْدُرُ كُلَّ يَوْمٍ.</text:p>
          </table:table-cell>
          <table:table-cell/>
        </table:table-row>
        <table:table-row table:style-name="ro1">
          <table:table-cell office:value-type="float" office:value="515" calcext:value-type="float">
            <text:p>515</text:p>
          </table:table-cell>
          <table:table-cell office:value-type="string" calcext:value-type="string">
            <text:p>إمْبِرَاطُورِيّ</text:p>
          </table:table-cell>
          <table:table-cell/>
          <table:table-cell office:value-type="string" calcext:value-type="string">
            <text:p>إمبراطوري</text:p>
          </table:table-cell>
          <table:table-cell/>
          <table:table-cell office:value-type="string" calcext:value-type="string">
            <text:p>منسوب</text:p>
          </table:table-cell>
          <table:table-cell office:value-type="string" calcext:value-type="string">
            <text:p>إمْبرَاطُ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مْبِرَاطُورِيّ-إمْبِرَاطُورِيّ، ةٌ (منسُوبٌ إلَى إمْبرَاطُور). "حُكْمٌ إمْبرَاطُورِيّ" : حُكْمٌ لَهُ صِيغَةٌ إمْبِراطُورِيَّةٌ.</text:p>
          </table:table-cell>
          <table:table-cell/>
        </table:table-row>
        <table:table-row table:style-name="ro1">
          <table:table-cell office:value-type="float" office:value="516" calcext:value-type="float">
            <text:p>516</text:p>
          </table:table-cell>
          <table:table-cell office:value-type="string" calcext:value-type="string">
            <text:p>أَمْرِيكِيٌّ</text:p>
          </table:table-cell>
          <table:table-cell/>
          <table:table-cell office:value-type="string" calcext:value-type="string">
            <text:p>أمريكي</text:p>
          </table:table-cell>
          <table:table-cell/>
          <table:table-cell office:value-type="string" calcext:value-type="string">
            <text:p>منسوب</text:p>
          </table:table-cell>
          <table:table-cell office:value-type="string" calcext:value-type="string">
            <text:p>أَمْريك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أَمْريكا).</text:p>
          </table:table-cell>
          <table:table-cell/>
        </table:table-row>
        <table:table-row table:style-name="ro1">
          <table:table-cell office:value-type="float" office:value="517" calcext:value-type="float">
            <text:p>517</text:p>
          </table:table-cell>
          <table:table-cell office:value-type="string" calcext:value-type="string">
            <text:p>أُمَوِيٌّ</text:p>
          </table:table-cell>
          <table:table-cell/>
          <table:table-cell office:value-type="string" calcext:value-type="string">
            <text:p>أموي</text:p>
          </table:table-cell>
          <table:table-cell/>
          <table:table-cell office:value-type="string" calcext:value-type="string">
            <text:p>منسوب</text:p>
          </table:table-cell>
          <table:table-cell office:value-type="string" calcext:value-type="string">
            <text:p>أُمَ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مَوِيٌّ-أُمَوِيٌّ، ةٌ (مَنْسوبٌ إلى أُمَيَّة). "أَسَّسَ الخَليفَةُ الأُمَوِيُّ مُعاوِيَةُ الدَّوْلَةَ الأُمَوِيَّةَ" : الأُمَوِيُّ : الْمُنْتَمي إلى قَبيلَةِ بَنِي أُمَيَّةَ أَوْ دَوْلَتِهِمْ.</text:p>
          </table:table-cell>
          <table:table-cell/>
        </table:table-row>
        <table:table-row table:style-name="ro1">
          <table:table-cell office:value-type="float" office:value="518" calcext:value-type="float">
            <text:p>518</text:p>
          </table:table-cell>
          <table:table-cell office:value-type="string" calcext:value-type="string">
            <text:p>أورُوبِّيٌّ</text:p>
          </table:table-cell>
          <table:table-cell/>
          <table:table-cell office:value-type="string" calcext:value-type="string">
            <text:p>أوروبي</text:p>
          </table:table-cell>
          <table:table-cell/>
          <table:table-cell office:value-type="string" calcext:value-type="string">
            <text:p>منسوب</text:p>
          </table:table-cell>
          <table:table-cell office:value-type="string" calcext:value-type="string">
            <text:p>أُورُوبَّ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أُورُوبَّا).</text:p>
          </table:table-cell>
          <table:table-cell/>
        </table:table-row>
        <table:table-row table:style-name="ro1">
          <table:table-cell office:value-type="float" office:value="519" calcext:value-type="float">
            <text:p>519</text:p>
          </table:table-cell>
          <table:table-cell office:value-type="string" calcext:value-type="string">
            <text:p>إِيجَابِيٌّ</text:p>
          </table:table-cell>
          <table:table-cell/>
          <table:table-cell office:value-type="string" calcext:value-type="string">
            <text:p>وجب</text:p>
          </table:table-cell>
          <table:table-cell/>
          <table:table-cell office:value-type="string" calcext:value-type="string">
            <text:p>منسوب</text:p>
          </table:table-cell>
          <table:table-cell office:value-type="string" calcext:value-type="string">
            <text:p>إيجَ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إيجَاب. 1."تَوَصَّلَ بِرَدٍّ إيَجَابِيٍّ" : بِرَدٍّ مُلاَئِمٍ، مُنَاسِبٍ، فِيهِ مُوَافَقَةٌ لِرَغْبَتِهِ. 2."كَانَتْ نَتَائِجُ الامْتِحَانِ إيجَابِيَّةً" : مُهِمَّةً، مُرْضِيَةً. 3."تَمَيَّزَ شُغْلُهُ بِعِدَّةِ إيجَابِيَّاتٍ" : الْمَزَايَا وَالأَعمَالُ النَّاجِحَةُ.</text:p>
          </table:table-cell>
          <table:table-cell/>
        </table:table-row>
        <table:table-row table:style-name="ro1">
          <table:table-cell office:value-type="float" office:value="520" calcext:value-type="float">
            <text:p>520</text:p>
          </table:table-cell>
          <table:table-cell office:value-type="string" calcext:value-type="string">
            <text:p>بابليٌّ</text:p>
          </table:table-cell>
          <table:table-cell table:number-columns-repeated="3"/>
          <table:table-cell office:value-type="string" calcext:value-type="string">
            <text:p>منسوب</text:p>
          </table:table-cell>
          <table:table-cell office:value-type="string" calcext:value-type="string">
            <text:p>بَا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521" calcext:value-type="float">
            <text:p>521</text:p>
          </table:table-cell>
          <table:table-cell office:value-type="string" calcext:value-type="string">
            <text:p>باروكيٌّ</text:p>
          </table:table-cell>
          <table:table-cell table:number-columns-repeated="3"/>
          <table:table-cell office:value-type="string" calcext:value-type="string">
            <text:p>منسوب</text:p>
          </table:table-cell>
          <table:table-cell office:value-type="string" calcext:value-type="string">
            <text:p>بارو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ار</text:p>
          </table:table-cell>
          <table:table-cell/>
        </table:table-row>
        <table:table-row table:style-name="ro1">
          <table:table-cell office:value-type="float" office:value="522" calcext:value-type="float">
            <text:p>522</text:p>
          </table:table-cell>
          <table:table-cell office:value-type="string" calcext:value-type="string">
            <text:p>باريسيٌَ</text:p>
          </table:table-cell>
          <table:table-cell table:number-columns-repeated="3"/>
          <table:table-cell office:value-type="string" calcext:value-type="string">
            <text:p>منسوب</text:p>
          </table:table-cell>
          <table:table-cell office:value-type="string" calcext:value-type="string">
            <text:p>باري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523" calcext:value-type="float">
            <text:p>523</text:p>
          </table:table-cell>
          <table:table-cell office:value-type="string" calcext:value-type="string">
            <text:p>بانوراميٌّ</text:p>
          </table:table-cell>
          <table:table-cell table:number-columns-repeated="3"/>
          <table:table-cell office:value-type="string" calcext:value-type="string">
            <text:p>منسوب</text:p>
          </table:table-cell>
          <table:table-cell office:value-type="string" calcext:value-type="string">
            <text:p>بانورام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524" calcext:value-type="float">
            <text:p>524</text:p>
          </table:table-cell>
          <table:table-cell office:value-type="string" calcext:value-type="string">
            <text:p>بَبَّغائيٌّ</text:p>
          </table:table-cell>
          <table:table-cell/>
          <table:table-cell office:value-type="string" calcext:value-type="string">
            <text:p>ببغائية</text:p>
          </table:table-cell>
          <table:table-cell/>
          <table:table-cell office:value-type="string" calcext:value-type="string">
            <text:p>منسوب</text:p>
          </table:table-cell>
          <table:table-cell office:value-type="string" calcext:value-type="string">
            <text:p>بَبَغَ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ا هَذِهِ البَبَّغَائِيَّة " : عِبَارَةٌ تُقالُ لِمَنْ يُرَدِّدُ وَيُكّرِّرُ مَا يَسْمَعُهُ دُونَ أنْ يَفْهَمَ مَعْنَاهُ.</text:p>
          </table:table-cell>
          <table:table-cell/>
        </table:table-row>
        <table:table-row table:style-name="ro2">
          <table:table-cell office:value-type="float" office:value="525" calcext:value-type="float">
            <text:p>525</text:p>
          </table:table-cell>
          <table:table-cell office:value-type="string" calcext:value-type="string">
            <text:p>بدعيٌّ</text:p>
          </table:table-cell>
          <table:table-cell table:number-columns-repeated="3"/>
          <table:table-cell office:value-type="string" calcext:value-type="string">
            <text:p>منسوب</text:p>
          </table:table-cell>
          <table:table-cell office:value-type="string" calcext:value-type="string">
            <text:p>بِدْعَ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526" calcext:value-type="float">
            <text:p>526</text:p>
          </table:table-cell>
          <table:table-cell office:value-type="string" calcext:value-type="string">
            <text:p>بدنيٌّ</text:p>
          </table:table-cell>
          <table:table-cell table:number-columns-repeated="3"/>
          <table:table-cell office:value-type="string" calcext:value-type="string">
            <text:p>منسوب</text:p>
          </table:table-cell>
          <table:table-cell office:value-type="string" calcext:value-type="string">
            <text:p>بَ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527" calcext:value-type="float">
            <text:p>527</text:p>
          </table:table-cell>
          <table:table-cell office:value-type="string" calcext:value-type="string">
            <text:p>بديهيٌّ</text:p>
          </table:table-cell>
          <table:table-cell table:number-columns-repeated="3"/>
          <table:table-cell office:value-type="string" calcext:value-type="string">
            <text:p>منسوب</text:p>
          </table:table-cell>
          <table:table-cell office:value-type="string" calcext:value-type="string">
            <text:p>بَدِيهَ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528" calcext:value-type="float">
            <text:p>528</text:p>
          </table:table-cell>
          <table:table-cell office:value-type="string" calcext:value-type="string">
            <text:p>بربريٌّ</text:p>
          </table:table-cell>
          <table:table-cell table:number-columns-repeated="3"/>
          <table:table-cell office:value-type="string" calcext:value-type="string">
            <text:p>منسوب</text:p>
          </table:table-cell>
          <table:table-cell office:value-type="string" calcext:value-type="string">
            <text:p>بَرْ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529" calcext:value-type="float">
            <text:p>529</text:p>
          </table:table-cell>
          <table:table-cell office:value-type="string" calcext:value-type="string">
            <text:p>برديُّ</text:p>
          </table:table-cell>
          <table:table-cell table:number-columns-repeated="3"/>
          <table:table-cell office:value-type="string" calcext:value-type="string">
            <text:p>منسوب</text:p>
          </table:table-cell>
          <table:table-cell office:value-type="string" calcext:value-type="string">
            <text:p>بَ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530" calcext:value-type="float">
            <text:p>530</text:p>
          </table:table-cell>
          <table:table-cell office:value-type="string" calcext:value-type="string">
            <text:p>برقيٌّ</text:p>
          </table:table-cell>
          <table:table-cell table:number-columns-repeated="3"/>
          <table:table-cell office:value-type="string" calcext:value-type="string">
            <text:p>منسوب</text:p>
          </table:table-cell>
          <table:table-cell office:value-type="string" calcext:value-type="string">
            <text:p>بَ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531" calcext:value-type="float">
            <text:p>531</text:p>
          </table:table-cell>
          <table:table-cell office:value-type="string" calcext:value-type="string">
            <text:p>بريدي</text:p>
          </table:table-cell>
          <table:table-cell table:number-columns-repeated="3"/>
          <table:table-cell office:value-type="string" calcext:value-type="string">
            <text:p>منسوب</text:p>
          </table:table-cell>
          <table:table-cell office:value-type="string" calcext:value-type="string">
            <text:p>بَر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532" calcext:value-type="float">
            <text:p>532</text:p>
          </table:table-cell>
          <table:table-cell office:value-type="string" calcext:value-type="string">
            <text:p>بَغْدادِيٌّ</text:p>
          </table:table-cell>
          <table:table-cell/>
          <table:table-cell office:value-type="string" calcext:value-type="string">
            <text:p>بغدادي</text:p>
          </table:table-cell>
          <table:table-cell/>
          <table:table-cell office:value-type="string" calcext:value-type="string">
            <text:p>منسوب</text:p>
          </table:table-cell>
          <table:table-cell office:value-type="string" calcext:value-type="string">
            <text:p>بَغْد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بَغْدادَ).</text:p>
          </table:table-cell>
          <table:table-cell/>
        </table:table-row>
        <table:table-row table:style-name="ro1">
          <table:table-cell office:value-type="float" office:value="533" calcext:value-type="float">
            <text:p>533</text:p>
          </table:table-cell>
          <table:table-cell office:value-type="string" calcext:value-type="string">
            <text:p>صِينِيٌّ</text:p>
          </table:table-cell>
          <table:table-cell/>
          <table:table-cell office:value-type="string" calcext:value-type="string">
            <text:p>صيني</text:p>
          </table:table-cell>
          <table:table-cell/>
          <table:table-cell office:value-type="string" calcext:value-type="string">
            <text:p>منسوب</text:p>
          </table:table-cell>
          <table:table-cell table:style-name="ce2" office:value-type="string" calcext:value-type="string">
            <text:p>صِي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بِلاَدِ الصِّينِ). 1."كَانَ مِنْ بَيْنِ الْحَاضِرِينَ رَجُلٌ صِينِيٌّ" : أَيْ مُوَاطِنٌ مِنَ الصِّ</text:p>
          </table:table-cell>
          <table:table-cell/>
        </table:table-row>
        <table:table-row table:style-name="ro1">
          <table:table-cell office:value-type="float" office:value="534" calcext:value-type="float">
            <text:p>534</text:p>
          </table:table-cell>
          <table:table-cell office:value-type="string" calcext:value-type="string">
            <text:p>مَغْرِبِيٌّ</text:p>
          </table:table-cell>
          <table:table-cell/>
          <table:table-cell office:value-type="string" calcext:value-type="string">
            <text:p>غرب</text:p>
          </table:table-cell>
          <table:table-cell/>
          <table:table-cell office:value-type="string" calcext:value-type="string">
            <text:p>منسوب</text:p>
          </table:table-cell>
          <table:table-cell table:style-name="ce2" office:value-type="string" calcext:value-type="string">
            <text:p>مَغْ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مَغَارِبَ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بِلاَدِ الْمَغْرِبِ).</text:p>
          </table:table-cell>
          <table:table-cell/>
        </table:table-row>
        <table:table-row table:style-name="ro2">
          <table:table-cell office:value-type="float" office:value="535" calcext:value-type="float">
            <text:p>535</text:p>
          </table:table-cell>
          <table:table-cell office:value-type="string" calcext:value-type="string">
            <text:p>مَغَارِبَ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مَغْرِبِ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536" calcext:value-type="float">
            <text:p>536</text:p>
          </table:table-cell>
          <table:table-cell office:value-type="string" calcext:value-type="string">
            <text:p>عُذْرِيٌّ</text:p>
          </table:table-cell>
          <table:table-cell/>
          <table:table-cell office:value-type="string" calcext:value-type="string">
            <text:p>عذري</text:p>
          </table:table-cell>
          <table:table-cell/>
          <table:table-cell office:value-type="string" calcext:value-type="string">
            <text:p>منسوب</text:p>
          </table:table-cell>
          <table:table-cell office:value-type="string" calcext:value-type="string">
            <text:p>بَنِي عُذْرَ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ذْرِيٌّ-عُذْرِيٌّ (مَنْسُوبٌ إِلَى بَنِي عُذْرَةَ). "الْحُبُّ الْعُذْرِيُّ" : الْحُبُّ الْعَفِيفُ.</text:p>
          </table:table-cell>
          <table:table-cell/>
        </table:table-row>
        <table:table-row table:style-name="ro1">
          <table:table-cell office:value-type="float" office:value="537" calcext:value-type="float">
            <text:p>537</text:p>
          </table:table-cell>
          <table:table-cell office:value-type="string" calcext:value-type="string">
            <text:p>مَقْدِسِيٌّ</text:p>
          </table:table-cell>
          <table:table-cell/>
          <table:table-cell office:value-type="string" calcext:value-type="string">
            <text:p>قدس</text:p>
          </table:table-cell>
          <table:table-cell/>
          <table:table-cell office:value-type="string" calcext:value-type="string">
            <text:p>منسوب</text:p>
          </table:table-cell>
          <table:table-cell office:value-type="string" calcext:value-type="string">
            <text:p>بَيْتِ الْمَقْدِ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مَنْسُوبٌ إِلَى بَيْتِ الْمَقْدِسِ. 2.: الْحَاجُّ إِلَى بَيْتِ الْمَقْدِسِ مِنَ النَّصَارَى.</text:p>
          </table:table-cell>
          <table:table-cell/>
        </table:table-row>
        <table:table-row table:style-name="ro1">
          <table:table-cell office:value-type="float" office:value="538" calcext:value-type="float">
            <text:p>538</text:p>
          </table:table-cell>
          <table:table-cell office:value-type="string" calcext:value-type="string">
            <text:p>تَابِعِيٌّ</text:p>
          </table:table-cell>
          <table:table-cell/>
          <table:table-cell office:value-type="string" calcext:value-type="string">
            <text:p>تبع</text:p>
          </table:table-cell>
          <table:table-cell/>
          <table:table-cell office:value-type="string" calcext:value-type="string">
            <text:p>منسوب</text:p>
          </table:table-cell>
          <table:table-cell office:value-type="string" calcext:value-type="string">
            <text:p>تَا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تَابِع). "كَانَ مِنَ التَّاِبعِينَ الصَّال</text:p>
          </table:table-cell>
          <table:table-cell/>
        </table:table-row>
        <table:table-row table:style-name="ro1">
          <table:table-cell office:value-type="float" office:value="539" calcext:value-type="float">
            <text:p>539</text:p>
          </table:table-cell>
          <table:table-cell office:value-type="string" calcext:value-type="string">
            <text:p>تبادلي</text:p>
          </table:table-cell>
          <table:table-cell table:number-columns-repeated="3"/>
          <table:table-cell office:value-type="string" calcext:value-type="string">
            <text:p>منسوب</text:p>
          </table:table-cell>
          <table:table-cell office:value-type="string" calcext:value-type="string">
            <text:p>تبا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540" calcext:value-type="float">
            <text:p>540</text:p>
          </table:table-cell>
          <table:table-cell office:value-type="string" calcext:value-type="string">
            <text:p>تبديليٌّ</text:p>
          </table:table-cell>
          <table:table-cell table:number-columns-repeated="3"/>
          <table:table-cell office:value-type="string" calcext:value-type="string">
            <text:p>منسوب</text:p>
          </table:table-cell>
          <table:table-cell office:value-type="string" calcext:value-type="string">
            <text:p>تبدي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541" calcext:value-type="float">
            <text:p>541</text:p>
          </table:table-cell>
          <table:table-cell office:value-type="string" calcext:value-type="string">
            <text:p>تَحْتَانِيٌّ</text:p>
          </table:table-cell>
          <table:table-cell/>
          <table:table-cell office:value-type="string" calcext:value-type="string">
            <text:p>تحت</text:p>
          </table:table-cell>
          <table:table-cell/>
          <table:table-cell office:value-type="string" calcext:value-type="string">
            <text:p>منسوب</text:p>
          </table:table-cell>
          <table:table-cell office:value-type="string" calcext:value-type="string">
            <text:p>تَحْ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حْتَانِيٌّ-تَحْتَانِيٌّ، ةٌ [ت ح ت] (مَنْسُوبٌ إِلَى تَحْتَ). 1."يَسْكُنُ فِي الْمَنْزِلْ التَّحْتَانِيِّ" : ا</text:p>
          </table:table-cell>
          <table:table-cell/>
        </table:table-row>
        <table:table-row table:style-name="ro1">
          <table:table-cell office:value-type="float" office:value="542" calcext:value-type="float">
            <text:p>542</text:p>
          </table:table-cell>
          <table:table-cell office:value-type="string" calcext:value-type="string">
            <text:p>تَحْضِيرِيٌّ</text:p>
          </table:table-cell>
          <table:table-cell/>
          <table:table-cell office:value-type="string" calcext:value-type="string">
            <text:p>حضر</text:p>
          </table:table-cell>
          <table:table-cell/>
          <table:table-cell office:value-type="string" calcext:value-type="string">
            <text:p>منسوب</text:p>
          </table:table-cell>
          <table:table-cell office:value-type="string" calcext:value-type="string">
            <text:p>تَحْضِ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حْضِيرِيٌّ-تَحْضِيرِيٌّ، ةٌ [ح ض ر] (مَنْسُوبٌ إِلَى تَحْضِيرٍ). 1."الفَصْلُ التَّحْضِيرِيُّ" : السَّنَةُ الأُولَى مِنَ الفُصُولِ الابْتِداَئِيَّةِ. 2."بَدَأَتْ أَشْغاَلُ الْمُؤْتَمَرِ التَّحْضِيرِيِّ" : الْمُؤْتَمَرُ التَّهْيِيئِيُّ.</text:p>
          </table:table-cell>
          <table:table-cell/>
        </table:table-row>
        <table:table-row table:style-name="ro1">
          <table:table-cell office:value-type="float" office:value="543" calcext:value-type="float">
            <text:p>543</text:p>
          </table:table-cell>
          <table:table-cell office:value-type="string" calcext:value-type="string">
            <text:p>تَذْكَارِيٌّ</text:p>
          </table:table-cell>
          <table:table-cell/>
          <table:table-cell office:value-type="string" calcext:value-type="string">
            <text:p>ذكر</text:p>
          </table:table-cell>
          <table:table-cell/>
          <table:table-cell office:value-type="string" calcext:value-type="string">
            <text:p>منسوب</text:p>
          </table:table-cell>
          <table:table-cell office:value-type="string" calcext:value-type="string">
            <text:p>تَذْكَ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ذْكَارِيٌّ-تَذْكَارِيٌّ، ةٌ [ذ ك ر] (مَنْسُوبٌ إِلَى تَذْكَارٍ). "أَقَامَ حَفْلاً تَذْكَارِيّاً" : الحَفْلُ الخاصّ بِإِحْيَاءِ ذِكْرىً مَّا .</text:p>
          </table:table-cell>
          <table:table-cell/>
        </table:table-row>
        <table:table-row table:style-name="ro1">
          <table:table-cell office:value-type="float" office:value="544" calcext:value-type="float">
            <text:p>544</text:p>
          </table:table-cell>
          <table:table-cell office:value-type="string" calcext:value-type="string">
            <text:p>تَسَاؤُلِيٌّ</text:p>
          </table:table-cell>
          <table:table-cell/>
          <table:table-cell office:value-type="string" calcext:value-type="string">
            <text:p>سأل</text:p>
          </table:table-cell>
          <table:table-cell/>
          <table:table-cell office:value-type="string" calcext:value-type="string">
            <text:p>منسوب</text:p>
          </table:table-cell>
          <table:table-cell office:value-type="string" calcext:value-type="string">
            <text:p>تَسَاؤُ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سَاؤُلِيٌّ-تَسَاؤُلِيٌّ، ةٌ [س أ ل] (مَنْسُوبٌ إِلَى تَسَاؤُل). "تَبَادَلُوا نَظَرَاتٍ تَسَاؤُلِيَّةً" : نَظَرَاتٍ اِسْتِفْهَامِيَّةً.</text:p>
          </table:table-cell>
          <table:table-cell/>
        </table:table-row>
        <table:table-row table:style-name="ro1">
          <table:table-cell office:value-type="float" office:value="545" calcext:value-type="float">
            <text:p>545</text:p>
          </table:table-cell>
          <table:table-cell office:value-type="string" calcext:value-type="string">
            <text:p>تونِسِيّ</text:p>
          </table:table-cell>
          <table:table-cell/>
          <table:table-cell office:value-type="string" calcext:value-type="string">
            <text:p>تونسي</text:p>
          </table:table-cell>
          <table:table-cell/>
          <table:table-cell office:value-type="string" calcext:value-type="string">
            <text:p>منسوب</text:p>
          </table:table-cell>
          <table:table-cell office:value-type="string" calcext:value-type="string">
            <text:p>تونُ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الْمَنْسوبُ إلى تونُسَ.</text:p>
          </table:table-cell>
          <table:table-cell/>
        </table:table-row>
        <table:table-row table:style-name="ro1">
          <table:table-cell office:value-type="float" office:value="546" calcext:value-type="float">
            <text:p>546</text:p>
          </table:table-cell>
          <table:table-cell office:value-type="string" calcext:value-type="string">
            <text:p>سَامِريٌّ</text:p>
          </table:table-cell>
          <table:table-cell/>
          <table:table-cell office:value-type="string" calcext:value-type="string">
            <text:p>سامري</text:p>
          </table:table-cell>
          <table:table-cell/>
          <table:table-cell office:value-type="string" calcext:value-type="string">
            <text:p>منسوب</text:p>
          </table:table-cell>
          <table:table-cell office:value-type="string" calcext:value-type="string">
            <text:p>سَامِرَةٌ </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منْسُوبٌ إلَى جَمَاعةِ السَّامِرَةِ).</text:p>
          </table:table-cell>
          <table:table-cell/>
        </table:table-row>
        <table:table-row table:style-name="ro1">
          <table:table-cell office:value-type="float" office:value="547" calcext:value-type="float">
            <text:p>547</text:p>
          </table:table-cell>
          <table:table-cell office:value-type="string" calcext:value-type="string">
            <text:p>حَضْرَمِيٌّ</text:p>
          </table:table-cell>
          <table:table-cell/>
          <table:table-cell office:value-type="string" calcext:value-type="string">
            <text:p>حضرمي</text:p>
          </table:table-cell>
          <table:table-cell/>
          <table:table-cell office:value-type="string" calcext:value-type="string">
            <text:p>منسوب</text:p>
          </table:table-cell>
          <table:table-cell office:value-type="string" calcext:value-type="string">
            <text:p>حَضْرَمَوْ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حضارِمَ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 حضارِمَةٌ. الْمَنْسُوبُ إلَى حَضْرَمَوْت.: مُقاطَعَةٌ تَقَعُ شَرْقَيَّ اليَمَنِ.</text:p>
          </table:table-cell>
          <table:table-cell/>
        </table:table-row>
        <table:table-row table:style-name="ro2">
          <table:table-cell office:value-type="float" office:value="548" calcext:value-type="float">
            <text:p>548</text:p>
          </table:table-cell>
          <table:table-cell office:value-type="string" calcext:value-type="string">
            <text:p>حضارِمَ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حَضْرَمِ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549" calcext:value-type="float">
            <text:p>549</text:p>
          </table:table-cell>
          <table:table-cell office:value-type="string" calcext:value-type="string">
            <text:p>خُرَافِيٌّ</text:p>
          </table:table-cell>
          <table:table-cell/>
          <table:table-cell office:value-type="string" calcext:value-type="string">
            <text:p>خرف</text:p>
          </table:table-cell>
          <table:table-cell/>
          <table:table-cell office:value-type="string" calcext:value-type="string">
            <text:p>منسوب</text:p>
          </table:table-cell>
          <table:table-cell office:value-type="string" calcext:value-type="string">
            <text:p>خُرَا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رَافِيٌّ-خُرَافِيٌّ، ةٌ [خ ر ف] (مَنْسُوبٌ إِلَى خُرَافَةٍ) . 1."عَمَلٌ خُرَافِيٌّ" : مُدْهِشٌ، عَجِيبٌ، غَريبٌ. </text:p>
          </table:table-cell>
          <table:table-cell/>
        </table:table-row>
        <table:table-row table:style-name="ro1">
          <table:table-cell office:value-type="float" office:value="550" calcext:value-type="float">
            <text:p>550</text:p>
          </table:table-cell>
          <table:table-cell office:value-type="string" calcext:value-type="string">
            <text:p>اِسْتِوَائِيٌّ</text:p>
          </table:table-cell>
          <table:table-cell/>
          <table:table-cell office:value-type="string" calcext:value-type="string">
            <text:p>سوي</text:p>
          </table:table-cell>
          <table:table-cell/>
          <table:table-cell office:value-type="string" calcext:value-type="string">
            <text:p>منسوب</text:p>
          </table:table-cell>
          <table:table-cell table:style-name="ce2" office:value-type="string" calcext:value-type="string">
            <text:p>خَطُّ الاسْتِو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سْتِوَائِيٌّ-اِسْتِوَائِيٌّ، ةٌ [س و ي] (مَنْسوبٌ إلى خَطِّ الاسْتِواءِ). الْمَناطِقُ الاسْتِوائِيَّةُ هِيَ: أَمْرِيكا الجَنوبِيَّةُ وَإِفْرِيقِيا الوُسْطَى</text:p>
          </table:table-cell>
          <table:table-cell/>
        </table:table-row>
        <table:table-row table:style-name="ro1">
          <table:table-cell office:value-type="float" office:value="551" calcext:value-type="float">
            <text:p>551</text:p>
          </table:table-cell>
          <table:table-cell office:value-type="string" calcext:value-type="string">
            <text:p>دِمَشْقِيٌّ</text:p>
          </table:table-cell>
          <table:table-cell/>
          <table:table-cell office:value-type="string" calcext:value-type="string">
            <text:p>دمشقي</text:p>
          </table:table-cell>
          <table:table-cell/>
          <table:table-cell office:value-type="string" calcext:value-type="string">
            <text:p>منسوب</text:p>
          </table:table-cell>
          <table:table-cell office:value-type="string" calcext:value-type="string">
            <text:p>دِمَ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مَشْقِيٌّ-دِمَشْقِيٌّ، ةٌ (مَنْسوبٌ إلى دِمَشْقَ). "هُوَ دِمَشْقِيُّ الأَصْلِ": مِنْ سُكَّان دِمَشْقَ.</text:p>
          </table:table-cell>
          <table:table-cell/>
        </table:table-row>
        <table:table-row table:style-name="ro1">
          <table:table-cell office:value-type="float" office:value="552" calcext:value-type="float">
            <text:p>552</text:p>
          </table:table-cell>
          <table:table-cell office:value-type="string" calcext:value-type="string">
            <text:p>رُبَاعِيُّ</text:p>
          </table:table-cell>
          <table:table-cell/>
          <table:table-cell office:value-type="string" calcext:value-type="string">
            <text:p>ربع</text:p>
          </table:table-cell>
          <table:table-cell/>
          <table:table-cell office:value-type="string" calcext:value-type="string">
            <text:p>منسوب</text:p>
          </table:table-cell>
          <table:table-cell office:value-type="string" calcext:value-type="string">
            <text:p>رُبَ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بَاعِيُّ-رُبَاعِيُّ، ةٌ [ر ب ع] (مَنْسُوبٌ إلَى رُبَاعَ، أيْ مَا رُكِّبَ مِنْ أرْبَعةٍ). 1."شَكْلٌ رُبَاعِيُّ الأَضْلاعِ" (هن) : مُرَكَّبٌ مِنْ أرْبَعَةِ أضْلاعٍ. "الْمُضَلَّعُ الرُّبَاعِيُّ". 2."مُؤْتَمَرٌ رُبَاعِيٌّ" : مُؤْتَمَرٌ تَحْضُرُهُ أرْبَعُ دُوَلٍ أوْ أرْبَعُ شَخْصِيَّاتٍ. 3. "فِعْلٌ رُبَاعِيُّ"‎ : فِعْلٌ مُكَوَّنٌ مِنْ أرْبَعَةِ أَحْرُفٍ وَهُوَ إمَّا مُجَرَّدٌ وَإِمَّا مَزِيدٌ.</text:p>
          </table:table-cell>
          <table:table-cell/>
        </table:table-row>
        <table:table-row table:style-name="ro1">
          <table:table-cell office:value-type="float" office:value="553" calcext:value-type="float">
            <text:p>553</text:p>
          </table:table-cell>
          <table:table-cell office:value-type="string" calcext:value-type="string">
            <text:p>سُبَاعِيٌّ</text:p>
          </table:table-cell>
          <table:table-cell/>
          <table:table-cell office:value-type="string" calcext:value-type="string">
            <text:p>سبع</text:p>
          </table:table-cell>
          <table:table-cell/>
          <table:table-cell office:value-type="string" calcext:value-type="string">
            <text:p>منسوب</text:p>
          </table:table-cell>
          <table:table-cell office:value-type="string" calcext:value-type="string">
            <text:p>سُبَ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بَاعِيٌّ-سُبَاعِيٌّ، ةٌ [س ب ع] (مَنْسُوبٌ إلَى سُبَاعَ). 1."كَلِمَةٌ سُبَاعِيَّةٌ" : تَتَكَوَّنُ مِنْ سَبْعَةِ أحْرُفٍ. 2."شَكْلٌ هَن</text:p>
          </table:table-cell>
          <table:table-cell/>
        </table:table-row>
        <table:table-row table:style-name="ro1">
          <table:table-cell office:value-type="float" office:value="554" calcext:value-type="float">
            <text:p>554</text:p>
          </table:table-cell>
          <table:table-cell office:value-type="string" calcext:value-type="string">
            <text:p>سُفِسْطائِيّ</text:p>
          </table:table-cell>
          <table:table-cell/>
          <table:table-cell office:value-type="string" calcext:value-type="string">
            <text:p>سفسطائي</text:p>
          </table:table-cell>
          <table:table-cell/>
          <table:table-cell office:value-type="string" calcext:value-type="string">
            <text:p>منسوب</text:p>
          </table:table-cell>
          <table:table-cell office:value-type="string" calcext:value-type="string">
            <text:p>سُفِسْطَائِ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فِسْطائِيّ-سُفِسْطائِيّ، ةٌ (مَنْسُوبٌ إلَى سُفِسْطَائِيَّة).</text:p>
          </table:table-cell>
          <table:table-cell/>
        </table:table-row>
        <table:table-row table:style-name="ro1">
          <table:table-cell office:value-type="float" office:value="555" calcext:value-type="float">
            <text:p>555</text:p>
          </table:table-cell>
          <table:table-cell office:value-type="string" calcext:value-type="string">
            <text:p>سَلِيقِيٌّ</text:p>
          </table:table-cell>
          <table:table-cell/>
          <table:table-cell office:value-type="string" calcext:value-type="string">
            <text:p>سلق</text:p>
          </table:table-cell>
          <table:table-cell/>
          <table:table-cell office:value-type="string" calcext:value-type="string">
            <text:p>منسوب</text:p>
          </table:table-cell>
          <table:table-cell office:value-type="string" calcext:value-type="string">
            <text:p>سَلِيقَ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لِيقِيٌّ-سَلِيقِيٌّ، ةٌ [س ل ق] (مَنْسوبٌ إلَى سَلِيقَة). "رَجُلٌ سَلِيقِيٌّ" : فَصِيحٌ يَنْطِقُ بِاللُّغَةِ صَحِيحَةً من غَيْر تَعَلُّمِ قوَاعِدِهَا. وَلَسْتُ بِنَحْوِيٍّ يَلُوكُ لِسَانَـه*وَلَكِنْ سَلِيقيٌّ أَقولُ فأُعْـرِب.</text:p>
          </table:table-cell>
          <table:table-cell/>
        </table:table-row>
        <table:table-row table:style-name="ro1">
          <table:table-cell office:value-type="float" office:value="556" calcext:value-type="float">
            <text:p>556</text:p>
          </table:table-cell>
          <table:table-cell office:value-type="string" calcext:value-type="string">
            <text:p>سُورِيٌّ</text:p>
          </table:table-cell>
          <table:table-cell/>
          <table:table-cell office:value-type="string" calcext:value-type="string">
            <text:p>سوري</text:p>
          </table:table-cell>
          <table:table-cell/>
          <table:table-cell office:value-type="string" calcext:value-type="string">
            <text:p>منسوب</text:p>
          </table:table-cell>
          <table:table-cell office:value-type="string" calcext:value-type="string">
            <text:p>سُورِ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سُورِيَّةَ).</text:p>
          </table:table-cell>
          <table:table-cell/>
        </table:table-row>
        <table:table-row table:style-name="ro1">
          <table:table-cell office:value-type="float" office:value="557" calcext:value-type="float">
            <text:p>557</text:p>
          </table:table-cell>
          <table:table-cell office:value-type="string" calcext:value-type="string">
            <text:p>صَرْفِيٌّ</text:p>
          </table:table-cell>
          <table:table-cell/>
          <table:table-cell office:value-type="string" calcext:value-type="string">
            <text:p>صرف</text:p>
          </table:table-cell>
          <table:table-cell/>
          <table:table-cell office:value-type="string" calcext:value-type="string">
            <text:p>منسوب</text:p>
          </table:table-cell>
          <table:table-cell office:value-type="string" calcext:value-type="string">
            <text:p>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رْفِيٌّ-صَرْفِيٌّ، ةٌ [ص ر ف] (مَنْسُوبٌ إِلَى صَرْفٍ). "عَالِمٌ صَرْفِيٌّ" : عَالِمٌ بِعِلْمِ الصَّرْفِ.</text:p>
          </table:table-cell>
          <table:table-cell/>
        </table:table-row>
        <table:table-row table:style-name="ro1">
          <table:table-cell office:value-type="float" office:value="558" calcext:value-type="float">
            <text:p>558</text:p>
          </table:table-cell>
          <table:table-cell office:value-type="string" calcext:value-type="string">
            <text:p>صِهْيُونِيٌّ</text:p>
          </table:table-cell>
          <table:table-cell/>
          <table:table-cell office:value-type="string" calcext:value-type="string">
            <text:p>صهيوني</text:p>
          </table:table-cell>
          <table:table-cell/>
          <table:table-cell office:value-type="string" calcext:value-type="string">
            <text:p>منسوب</text:p>
          </table:table-cell>
          <table:table-cell office:value-type="string" calcext:value-type="string">
            <text:p>صِهْيُ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صَهَايِنَ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صَهَايِنَةٌ. (مَنْسُوبٌ إِلَى صِهْيُونَ). : الْمُنْتَمِي إِلَى الْحَرَكَةِ الصِّهْيُونِيَّةِ.</text:p>
          </table:table-cell>
          <table:table-cell/>
        </table:table-row>
        <table:table-row table:style-name="ro2">
          <table:table-cell office:value-type="float" office:value="559" calcext:value-type="float">
            <text:p>559</text:p>
          </table:table-cell>
          <table:table-cell office:value-type="string" calcext:value-type="string">
            <text:p>صَهَايِنَ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صِهْيُونِ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560" calcext:value-type="float">
            <text:p>560</text:p>
          </table:table-cell>
          <table:table-cell office:value-type="string" calcext:value-type="string">
            <text:p>طُوبَاوِيٌّ</text:p>
          </table:table-cell>
          <table:table-cell/>
          <table:table-cell office:value-type="string" calcext:value-type="string">
            <text:p>طوب</text:p>
          </table:table-cell>
          <table:table-cell/>
          <table:table-cell office:value-type="string" calcext:value-type="string">
            <text:p>منسوب</text:p>
          </table:table-cell>
          <table:table-cell office:value-type="string" calcext:value-type="string">
            <text:p>طُوبَ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وبَاوِيٌّ-طُوبَاوِيٌّ، طُوبَائِيٌّ، ةٌ [ط و ب] (مَنْسُوبٌ إِلَى طُوبَى). "رَجُلٌ طُوبَاوِيٌّ" : مَنْ يُحَلِّقُ بَعِيداً وَيُنْشِئُ مُثُلاً وَيَسْعَى إِلَى تَحْقِيقِهَا وَهِيَ بَعِيدَةٍ عَنِ الوَاقِعِ.</text:p>
          </table:table-cell>
          <table:table-cell/>
        </table:table-row>
        <table:table-row table:style-name="ro1">
          <table:table-cell office:value-type="float" office:value="561" calcext:value-type="float">
            <text:p>561</text:p>
          </table:table-cell>
          <table:table-cell office:value-type="string" calcext:value-type="string">
            <text:p>طوبائ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وبَاوِيٌّ-طُوبَاوِيٌّ، طُوبَائِيٌّ، ةٌ [ط و ب] (مَنْسُوبٌ إِلَى طُوبَى). "رَجُلٌ طُوبَاوِيٌّ" : مَنْ يُحَلِّقُ بَعِيداً وَيُنْشِئُ مُثُلاً وَيَسْعَى إِلَى تَحْقِيقِهَا وَهِيَ بَعِيدَةٍ عَنِ الوَاقِعِ.</text:p>
          </table:table-cell>
          <table:table-cell/>
        </table:table-row>
        <table:table-row table:style-name="ro1">
          <table:table-cell office:value-type="float" office:value="562" calcext:value-type="float">
            <text:p>562</text:p>
          </table:table-cell>
          <table:table-cell office:value-type="string" calcext:value-type="string">
            <text:p>عَبْقَرِيٌّ</text:p>
          </table:table-cell>
          <table:table-cell/>
          <table:table-cell office:value-type="string" calcext:value-type="string">
            <text:p>عبقر</text:p>
          </table:table-cell>
          <table:table-cell/>
          <table:table-cell office:value-type="string" calcext:value-type="string">
            <text:p>منسوب</text:p>
          </table:table-cell>
          <table:table-cell office:value-type="string" calcext:value-type="string">
            <text:p>عَبْ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بْقَرِيٌّ-عَبْقَرِيٌّ، ةٌ [ع ب ق ر] (مَنْسُوبٌ إِلَى عَبْقَرَ). "إِنَّهُ كَاتِبٌ عَبْقَرِيٌّ" : يَأْتِي بِعَمَلٍ فِيهِ كَمَالٌ وَإِبْدَاعٌ وَخَلْقٌ. "فَنَّانٌ عَبْقَرِيٌّ" "عَبْقَرِيٌّ فِي الْمُوسِيقَى".</text:p>
          </table:table-cell>
          <table:table-cell/>
        </table:table-row>
        <table:table-row table:style-name="ro1">
          <table:table-cell office:value-type="float" office:value="563" calcext:value-type="float">
            <text:p>563</text:p>
          </table:table-cell>
          <table:table-cell office:value-type="string" calcext:value-type="string">
            <text:p>عَدَنِيٌّ</text:p>
          </table:table-cell>
          <table:table-cell/>
          <table:table-cell office:value-type="string" calcext:value-type="string">
            <text:p>عدن</text:p>
          </table:table-cell>
          <table:table-cell/>
          <table:table-cell office:value-type="string" calcext:value-type="string">
            <text:p>منسوب</text:p>
          </table:table-cell>
          <table:table-cell office:value-type="string" calcext:value-type="string">
            <text:p>عَ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دَنِيٌّ-عَدَنِيٌّ [ع د ن] (مَنْسُوبٌ إِلَى عَدَنَ).</text:p>
          </table:table-cell>
          <table:table-cell/>
        </table:table-row>
        <table:table-row table:style-name="ro1">
          <table:table-cell office:value-type="float" office:value="564" calcext:value-type="float">
            <text:p>564</text:p>
          </table:table-cell>
          <table:table-cell office:value-type="string" calcext:value-type="string">
            <text:p>فِلَسْطِينِيٌّ</text:p>
          </table:table-cell>
          <table:table-cell/>
          <table:table-cell office:value-type="string" calcext:value-type="string">
            <text:p>فلسطيني</text:p>
          </table:table-cell>
          <table:table-cell/>
          <table:table-cell office:value-type="string" calcext:value-type="string">
            <text:p>منسوب</text:p>
          </table:table-cell>
          <table:table-cell office:value-type="string" calcext:value-type="string">
            <text:p>فِلَسْطِ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فِلَسْطِينَ).</text:p>
          </table:table-cell>
          <table:table-cell/>
        </table:table-row>
        <table:table-row table:style-name="ro1">
          <table:table-cell office:value-type="float" office:value="565" calcext:value-type="float">
            <text:p>565</text:p>
          </table:table-cell>
          <table:table-cell office:value-type="string" calcext:value-type="string">
            <text:p>فَوْقَانِيٌّ</text:p>
          </table:table-cell>
          <table:table-cell/>
          <table:table-cell office:value-type="string" calcext:value-type="string">
            <text:p>فوق</text:p>
          </table:table-cell>
          <table:table-cell/>
          <table:table-cell office:value-type="string" calcext:value-type="string">
            <text:p>منسوب</text:p>
          </table:table-cell>
          <table:table-cell office:value-type="string" calcext:value-type="string">
            <text:p>فَوْ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وْقَانِيٌّ-فَوْقَانِيٌّ، ةٌ [ف و ق] (مَنْسُوبٌ إِلَى فَوْقَ). "الْبَيْتُ ا</text:p>
          </table:table-cell>
          <table:table-cell/>
        </table:table-row>
        <table:table-row table:style-name="ro1">
          <table:table-cell office:value-type="float" office:value="566" calcext:value-type="float">
            <text:p>566</text:p>
          </table:table-cell>
          <table:table-cell office:value-type="string" calcext:value-type="string">
            <text:p>قُرَشِيٌّ</text:p>
          </table:table-cell>
          <table:table-cell/>
          <table:table-cell office:value-type="string" calcext:value-type="string">
            <text:p>قرشي</text:p>
          </table:table-cell>
          <table:table-cell/>
          <table:table-cell office:value-type="string" calcext:value-type="string">
            <text:p>منسوب</text:p>
          </table:table-cell>
          <table:table-cell office:value-type="string" calcext:value-type="string">
            <text:p>قُرَيْ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قَبِيلَةِ قُرَيْشٍ).</text:p>
          </table:table-cell>
          <table:table-cell/>
        </table:table-row>
        <table:table-row table:style-name="ro1">
          <table:table-cell office:value-type="float" office:value="567" calcext:value-type="float">
            <text:p>567</text:p>
          </table:table-cell>
          <table:table-cell office:value-type="string" calcext:value-type="string">
            <text:p>قَطَرِيٌّ</text:p>
          </table:table-cell>
          <table:table-cell/>
          <table:table-cell office:value-type="string" calcext:value-type="string">
            <text:p>قطري</text:p>
          </table:table-cell>
          <table:table-cell/>
          <table:table-cell office:value-type="string" calcext:value-type="string">
            <text:p>منسوب</text:p>
          </table:table-cell>
          <table:table-cell office:value-type="string" calcext:value-type="string">
            <text:p>قَ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قَطَر).</text:p>
          </table:table-cell>
          <table:table-cell/>
        </table:table-row>
        <table:table-row table:style-name="ro1">
          <table:table-cell office:value-type="float" office:value="568" calcext:value-type="float">
            <text:p>568</text:p>
          </table:table-cell>
          <table:table-cell office:value-type="string" calcext:value-type="string">
            <text:p>كَاثُولِيكِيٌّ</text:p>
          </table:table-cell>
          <table:table-cell/>
          <table:table-cell office:value-type="string" calcext:value-type="string">
            <text:p>كاثوليكي</text:p>
          </table:table-cell>
          <table:table-cell/>
          <table:table-cell office:value-type="string" calcext:value-type="string">
            <text:p>منسوب</text:p>
          </table:table-cell>
          <table:table-cell office:value-type="string" calcext:value-type="string">
            <text:p>كَاثُولِي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كَاثُولِيكِيٌّ-كَاثُولِيكِيٌّ (مَنْسُوبٌ إِلَى كَاثُولِيك). : أَيْ عَلَى مَذْهَبِ الكَاثُولِيكِيَّةِ.</text:p>
          </table:table-cell>
          <table:table-cell/>
        </table:table-row>
        <table:table-row table:style-name="ro1">
          <table:table-cell office:value-type="float" office:value="569" calcext:value-type="float">
            <text:p>569</text:p>
          </table:table-cell>
          <table:table-cell office:value-type="string" calcext:value-type="string">
            <text:p>لاَتِينِيٌّ</text:p>
          </table:table-cell>
          <table:table-cell/>
          <table:table-cell office:value-type="string" calcext:value-type="string">
            <text:p>لاتيني</text:p>
          </table:table-cell>
          <table:table-cell/>
          <table:table-cell office:value-type="string" calcext:value-type="string">
            <text:p>منسوب</text:p>
          </table:table-cell>
          <table:table-cell office:value-type="string" calcext:value-type="string">
            <text:p>لاَتِينْيُ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لاَتِينْيُوم، والكَلِمَةُ اسْمُ بِلاَدٍ فِي إِيطَالْيَا). 1."اللُّغَةُ اللاَّتِينِيَّةُ" : لُغَةٌ أُورُوبِّيَّةٌ قَدِيمَةٌ، مِنْهَا اسْتَمَدَّتِ اللُّغَةُ الأُورُوبِيَّةُ حَيَاتَهَا. 2."الحُرُوفُ اللاَّتِينِيَّةُ" : هِيَ الْحُرُوفُ الَّتِي تَسْتَعْمِلُهَا اللُّغَاتُ الأُورُوبِّيَّةُ.</text:p>
          </table:table-cell>
          <table:table-cell/>
        </table:table-row>
        <table:table-row table:style-name="ro1">
          <table:table-cell office:value-type="float" office:value="570" calcext:value-type="float">
            <text:p>570</text:p>
          </table:table-cell>
          <table:table-cell office:value-type="string" calcext:value-type="string">
            <text:p>لُبْنَانِيٌّ</text:p>
          </table:table-cell>
          <table:table-cell/>
          <table:table-cell office:value-type="string" calcext:value-type="string">
            <text:p>لبناني</text:p>
          </table:table-cell>
          <table:table-cell/>
          <table:table-cell office:value-type="string" calcext:value-type="string">
            <text:p>منسوب</text:p>
          </table:table-cell>
          <table:table-cell office:value-type="string" calcext:value-type="string">
            <text:p>لُبْنَ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لُبْنَان).</text:p>
          </table:table-cell>
          <table:table-cell/>
        </table:table-row>
        <table:table-row table:style-name="ro1">
          <table:table-cell office:value-type="float" office:value="571" calcext:value-type="float">
            <text:p>571</text:p>
          </table:table-cell>
          <table:table-cell office:value-type="string" calcext:value-type="string">
            <text:p>لَوْزِيٌ</text:p>
          </table:table-cell>
          <table:table-cell/>
          <table:table-cell office:value-type="string" calcext:value-type="string">
            <text:p>لوز</text:p>
          </table:table-cell>
          <table:table-cell/>
          <table:table-cell office:value-type="string" calcext:value-type="string">
            <text:p>منسوب</text:p>
          </table:table-cell>
          <table:table-cell office:value-type="string" calcext:value-type="string">
            <text:p>لَوْ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وْزِيٌ-لَوْزِيٌ، ةٌ [ل و ز] (مَنْسُوبٌ إِلَى لَوْزٍ). : مَا كَانَ عَلَى هَيْئَةِ اللَّوْزِ.</text:p>
          </table:table-cell>
          <table:table-cell/>
        </table:table-row>
        <table:table-row table:style-name="ro1">
          <table:table-cell office:value-type="float" office:value="572" calcext:value-type="float">
            <text:p>572</text:p>
          </table:table-cell>
          <table:table-cell office:value-type="string" calcext:value-type="string">
            <text:p>لِيبِيٌّ</text:p>
          </table:table-cell>
          <table:table-cell/>
          <table:table-cell office:value-type="string" calcext:value-type="string">
            <text:p>ليبي</text:p>
          </table:table-cell>
          <table:table-cell/>
          <table:table-cell office:value-type="string" calcext:value-type="string">
            <text:p>منسوب</text:p>
          </table:table-cell>
          <table:table-cell office:value-type="string" calcext:value-type="string">
            <text:p>لِيبْ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لِيبْيَا).</text:p>
          </table:table-cell>
          <table:table-cell/>
        </table:table-row>
        <table:table-row table:style-name="ro1">
          <table:table-cell office:value-type="float" office:value="573" calcext:value-type="float">
            <text:p>573</text:p>
          </table:table-cell>
          <table:table-cell office:value-type="string" calcext:value-type="string">
            <text:p>مِصْرِيٌّ</text:p>
          </table:table-cell>
          <table:table-cell/>
          <table:table-cell office:value-type="string" calcext:value-type="string">
            <text:p>مصر</text:p>
          </table:table-cell>
          <table:table-cell/>
          <table:table-cell office:value-type="string" calcext:value-type="string">
            <text:p>منسوب</text:p>
          </table:table-cell>
          <table:table-cell office:value-type="string" calcext:value-type="string">
            <text:p>مِ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مِصْرَ) : "أَحْمَدُ شَوْقي شاعِرٌ مِصْرِيٌّ".</text:p>
          </table:table-cell>
          <table:table-cell/>
        </table:table-row>
        <table:table-row table:style-name="ro1">
          <table:table-cell office:value-type="float" office:value="574" calcext:value-type="float">
            <text:p>574</text:p>
          </table:table-cell>
          <table:table-cell office:value-type="string" calcext:value-type="string">
            <text:p>مَصْلِيٌّ</text:p>
          </table:table-cell>
          <table:table-cell/>
          <table:table-cell office:value-type="string" calcext:value-type="string">
            <text:p>مصل</text:p>
          </table:table-cell>
          <table:table-cell/>
          <table:table-cell office:value-type="string" calcext:value-type="string">
            <text:p>منسوب</text:p>
          </table:table-cell>
          <table:table-cell office:value-type="string" calcext:value-type="string">
            <text:p>مَ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لِيٌّ-مَصْلِيٌّ، ةٌ [م ص ل] (مَنْسُوبٌ إِلَى مَصْل). : سَائِلٌ دَمَوِيٌّ.</text:p>
          </table:table-cell>
          <table:table-cell/>
        </table:table-row>
        <table:table-row table:style-name="ro1">
          <table:table-cell office:value-type="float" office:value="575" calcext:value-type="float">
            <text:p>575</text:p>
          </table:table-cell>
          <table:table-cell office:value-type="string" calcext:value-type="string">
            <text:p>نَشَادِرِيٌّ</text:p>
          </table:table-cell>
          <table:table-cell/>
          <table:table-cell office:value-type="string" calcext:value-type="string">
            <text:p>نشادري</text:p>
          </table:table-cell>
          <table:table-cell/>
          <table:table-cell office:value-type="string" calcext:value-type="string">
            <text:p>منسوب</text:p>
          </table:table-cell>
          <table:table-cell office:value-type="string" calcext:value-type="string">
            <text:p>نَشَا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شَادِرِيٌّ-نَشَادِرِيٌّ، ةٌ (مَنْسُوبٌ إِلَى نَشَادِر).</text:p>
          </table:table-cell>
          <table:table-cell/>
        </table:table-row>
        <table:table-row table:style-name="ro1">
          <table:table-cell office:value-type="float" office:value="576" calcext:value-type="float">
            <text:p>576</text:p>
          </table:table-cell>
          <table:table-cell office:value-type="string" calcext:value-type="string">
            <text:p>فُسْتُقِيٌّ</text:p>
          </table:table-cell>
          <table:table-cell/>
          <table:table-cell office:value-type="string" calcext:value-type="string">
            <text:p>فستق</text:p>
          </table:table-cell>
          <table:table-cell/>
          <table:table-cell office:value-type="string" calcext:value-type="string">
            <text:p>منسوب</text:p>
          </table:table-cell>
          <table:table-cell table:style-name="ce2" office:value-type="string" calcext:value-type="string">
            <text:p>فُسْتُ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سْتُقِيٌّ-فُسْتُقِيٌّ [ف س ت ق] (مَنْشُوبٌ إِلَى الْفُسْتُقِ). "اِرْتَدَتْ فُسْتَاناً فُسْ</text:p>
          </table:table-cell>
          <table:table-cell/>
        </table:table-row>
        <table:table-row table:style-name="ro1">
          <table:table-cell office:value-type="float" office:value="577" calcext:value-type="float">
            <text:p>577</text:p>
          </table:table-cell>
          <table:table-cell office:value-type="string" calcext:value-type="string">
            <text:p>اِنْتِهازِيٌّ</text:p>
          </table:table-cell>
          <table:table-cell/>
          <table:table-cell office:value-type="string" calcext:value-type="string">
            <text:p>نهز</text:p>
          </table:table-cell>
          <table:table-cell/>
          <table:table-cell office:value-type="string" calcext:value-type="string">
            <text:p>منسوب</text:p>
          </table:table-cell>
          <table:table-cell table:style-name="ce2" office:value-type="string" calcext:value-type="string">
            <text:p>انْتِهازِ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الْمُتَّصِفُ بِالانْتِهازِيَّةِ). "رَجُلٌ اِنْتِهازِيٌّ" : مَنْ يَسْتَغِلُّ الفُرَصَ لِصالِحِهِ دونَ اعْتِبارِ الغَيْرِ والْمَصْلَحَةِ العامَّةِ.</text:p>
          </table:table-cell>
          <table:table-cell/>
        </table:table-row>
        <table:table-row table:style-name="ro1">
          <table:table-cell office:value-type="float" office:value="578" calcext:value-type="float">
            <text:p>578</text:p>
          </table:table-cell>
          <table:table-cell office:value-type="string" calcext:value-type="string">
            <text:p>جِنَائِيٌّ</text:p>
          </table:table-cell>
          <table:table-cell/>
          <table:table-cell office:value-type="string" calcext:value-type="string">
            <text:p>جني</text:p>
          </table:table-cell>
          <table:table-cell/>
          <table:table-cell office:value-type="string" calcext:value-type="string">
            <text:p>منسوب</text:p>
          </table:table-cell>
          <table:table-cell table:style-name="ce2" office:value-type="string" calcext:value-type="string">
            <text:p>جِنَا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نَائِيٌّ-جِنَائِيٌّ، ةٌ [ج ن ي] (الْمُخَتَصُّ بِالجِنَايَةِ). 1."حَكَمَتْ عَلَيْهِ الْمَحْكَمَةُ الجِنَائِيَّةُ" : الْمَحْكَمَةُ الْمُخْتَصَّةُ بِالجِنَايَاتِ. 2."القَانُونُ الجِنَائِيُّ" : قَانُونُ العُقُوبَاتِ وَالجُنَحِ.</text:p>
          </table:table-cell>
          <table:table-cell/>
        </table:table-row>
        <table:table-row table:style-name="ro1">
          <table:table-cell office:value-type="float" office:value="579" calcext:value-type="float">
            <text:p>579</text:p>
          </table:table-cell>
          <table:table-cell office:value-type="string" calcext:value-type="string">
            <text:p>صِحِّيٌّ</text:p>
          </table:table-cell>
          <table:table-cell/>
          <table:table-cell office:value-type="string" calcext:value-type="string">
            <text:p>صحح</text:p>
          </table:table-cell>
          <table:table-cell/>
          <table:table-cell office:value-type="string" calcext:value-type="string">
            <text:p>منسوب</text:p>
          </table:table-cell>
          <table:table-cell table:style-name="ce2" office:value-type="string" calcext:value-type="string">
            <text:p>صِحَّ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حِّيٌّ-صِحِّيٌّ، ةٌ [ص ح ح] (الْمُخْتَصُّ بِالصِّحَّةِ). 1."كَانَ فِي وَضْعٍ صِحِّيٍّ جَيِّدٍ" : سَلِيمٍ، مُعَافـىً. 2."طَعَامٌ صِحِّيٌّ" : طَعَامٌ تَتَوَافَرُ فِيهِ الشُّرُوطُ الصِّحِّيَّةُ.</text:p>
          </table:table-cell>
          <table:table-cell/>
        </table:table-row>
        <table:table-row table:style-name="ro1">
          <table:table-cell office:value-type="float" office:value="580" calcext:value-type="float">
            <text:p>580</text:p>
          </table:table-cell>
          <table:table-cell office:value-type="string" calcext:value-type="string">
            <text:p>صِنَاعِيٌّ</text:p>
          </table:table-cell>
          <table:table-cell/>
          <table:table-cell office:value-type="string" calcext:value-type="string">
            <text:p>صنع</text:p>
          </table:table-cell>
          <table:table-cell/>
          <table:table-cell office:value-type="string" calcext:value-type="string">
            <text:p>منسوب</text:p>
          </table:table-cell>
          <table:table-cell table:style-name="ce2" office:value-type="string" calcext:value-type="string">
            <text:p>صِنَا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نَاعِيٌّ-صِنَاعِيٌّ، ةٌ [ص ن ع] (الْمُخْتَصُّ بِالصِّنَاعَةِ). 1."الْعَصْرُ الصِّنَاعِيُّ" : الْعَصْرُ الْمُعْتَمِدُ عَلَى الصِّنَاعَةِ. "الإِنْتَاجُ الصِّنَاعِيُّ". 2."الدُّوَلُ الصِّنَاعِيَّةُ" : الدُّوَلُ الَّتِي غَدَتْ قَاعِدَتُهَا الاِقْتِصَادِيَّةُ مُعْتَمِدَةً عَلَى الصِّنَاعَات</text:p>
          </table:table-cell>
          <table:table-cell/>
        </table:table-row>
        <table:table-row table:style-name="ro1">
          <table:table-cell office:value-type="float" office:value="581" calcext:value-type="float">
            <text:p>581</text:p>
          </table:table-cell>
          <table:table-cell office:value-type="string" calcext:value-type="string">
            <text:p>نَوَوِيٌّ</text:p>
          </table:table-cell>
          <table:table-cell/>
          <table:table-cell office:value-type="string" calcext:value-type="string">
            <text:p>نوي</text:p>
          </table:table-cell>
          <table:table-cell/>
          <table:table-cell office:value-type="string" calcext:value-type="string">
            <text:p>منسوب</text:p>
          </table:table-cell>
          <table:table-cell office:value-type="string" calcext:value-type="string">
            <text:p>نَوَاةِ الذَّرَّ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وَوِيٌّ-نَوَوِيٌّ، ةٌ [ن و ي] (الْمُخْتَصُّ بِنَوَاةِ الذَّرَّةِ). "سِلاَحٌ نَوَوِيٌّ" : سِلاَحٌ صُنِعَ مِنَ الطَّاقَةِ الذَّرِّيَّةِ يَفْتِكُ بِالإِنْسَانِ وَالنَّبَاتِ وَيُدَمِّرُ الْحَيَاةَ. "أَسْلِحَةٌ نَوَوِيَّةٌ" "صَوَارِيخُ نَوَوِيَّةٌ".</text:p>
          </table:table-cell>
          <table:table-cell/>
        </table:table-row>
        <table:table-row table:style-name="ro3">
          <table:table-cell office:value-type="float" office:value="582" calcext:value-type="float">
            <text:p>582</text:p>
          </table:table-cell>
          <table:table-cell office:value-type="string" calcext:value-type="string">
            <text:p>مَغَارِبِيٌّ</text:p>
          </table:table-cell>
          <table:table-cell/>
          <table:table-cell office:value-type="string" calcext:value-type="string">
            <text:p>غرب</text:p>
          </table:table-cell>
          <table:table-cell/>
          <table:table-cell office:value-type="string" calcext:value-type="string">
            <text:p>منسوب</text:p>
          </table:table-cell>
          <table:table-cell table:style-name="ce3" office:value-type="string" calcext:value-type="string">
            <text:p>مَغْرِبٌ عَرَبِيٌّ</text:p>
          </table:table-cell>
          <table:table-cell table:style-name="ce3"/>
          <table:table-cell office:value-type="string" calcext:value-type="string">
            <text:p>مذكر</text:p>
          </table:table-cell>
          <table:table-cell table:style-name="ce3"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لْمُنْتَسِبُ إِلَى بُلْدَانِ الْمَغْرِبِ العَرَبِيِّ). "الدُّوَلُ الْمَغَارِبِيَّةٌ" : دُوَلُ الْمَغْرِبِ العَرَبِيِّ : لِيبْيَا وتُونُس والْجَزَائِر والْمَغْرِب ومُورِيطَانْيَا. ن. مَغْرِب.</text:p>
          </table:table-cell>
          <table:table-cell/>
        </table:table-row>
        <table:table-row table:style-name="ro1">
          <table:table-cell office:value-type="float" office:value="583" calcext:value-type="float">
            <text:p>583</text:p>
          </table:table-cell>
          <table:table-cell office:value-type="string" calcext:value-type="string">
            <text:p>دُرْزِيٌّ</text:p>
          </table:table-cell>
          <table:table-cell/>
          <table:table-cell office:value-type="string" calcext:value-type="string">
            <text:p>درزي</text:p>
          </table:table-cell>
          <table:table-cell/>
          <table:table-cell office:value-type="string" calcext:value-type="string">
            <text:p>منسوب</text:p>
          </table:table-cell>
          <table:table-cell table:style-name="ce2" office:value-type="string" calcext:value-type="string">
            <text:p>دُرُو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الْمُنْتَسِبُ إلَى طَائِفَةِ الدُّرُوزِ).</text:p>
          </table:table-cell>
          <table:table-cell/>
        </table:table-row>
        <table:table-row table:style-name="ro1">
          <table:table-cell office:value-type="float" office:value="584" calcext:value-type="float">
            <text:p>584</text:p>
          </table:table-cell>
          <table:table-cell office:value-type="string" calcext:value-type="string">
            <text:p>إلِكْتُرونِيٌّ</text:p>
          </table:table-cell>
          <table:table-cell/>
          <table:table-cell office:value-type="string" calcext:value-type="string">
            <text:p>إلكتروني</text:p>
          </table:table-cell>
          <table:table-cell/>
          <table:table-cell office:value-type="string" calcext:value-type="string">
            <text:p>منسوب</text:p>
          </table:table-cell>
          <table:table-cell table:style-name="ce2" office:value-type="string" calcext:value-type="string">
            <text:p>إلِكْتُرُو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لِكْتُرونِيٌّ-إلِكْتُرونِيٌّ، ةٌ (الْمَنْسُوبُ إِلَى الإلِكْتُرُونِ). 1."بَدَأَ يَنْتَشِرُ العَقْلُ الإلِكْتُرُونِيُّ فِي كُلِّ الْمَكَاتِبِ" : آلَةُ الحَاسُوبِ تَعْتمِدُ عَلَى مَادَّةِ الإلِكْترُونِ لإِجْرَاءِ أدَقِّ الَعَمَلِيّاتِ الحِسَابِيَّةِ وَبِأَسْرَعِ وَقْتٍ مُمْكِنٍ. وَيُسَمَّى أيْضاً كمبيوتر. 2."عِلْمُ الإلِكْترونِيَّاتِ": عِلْمٌ يَهْتَمُّ بِتَرْكِيبِ الإِلِكْترونِيَّاتِ وَاسْتِخْدَامِهَا وَتنَاوُلِهَا، وَهُوَ فَرْعٌ مِنَ فُروعِ الفِيزِيَاءِ.</text:p>
          </table:table-cell>
          <table:table-cell/>
        </table:table-row>
        <table:table-row table:style-name="ro1">
          <table:table-cell office:value-type="float" office:value="585" calcext:value-type="float">
            <text:p>585</text:p>
          </table:table-cell>
          <table:table-cell office:value-type="string" calcext:value-type="string">
            <text:p>جَنَائِزِيٌّ</text:p>
          </table:table-cell>
          <table:table-cell/>
          <table:table-cell office:value-type="string" calcext:value-type="string">
            <text:p>جنائزي</text:p>
          </table:table-cell>
          <table:table-cell/>
          <table:table-cell office:value-type="string" calcext:value-type="string">
            <text:p>منسوب</text:p>
          </table:table-cell>
          <table:table-cell table:style-name="ce2" office:value-type="string" calcext:value-type="string">
            <text:p>جِنَازَ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نَائِزِيٌّ-جَنَائِزِيٌّ، ةٌ (الْمَنْسُوبُ إِلَى الْجِنَازَةِ). "لَحْنٌ جَنَائِزِيٌّ" : لَحْنُ الْمَآتِمِ.</text:p>
          </table:table-cell>
          <table:table-cell/>
        </table:table-row>
        <table:table-row table:style-name="ro1">
          <table:table-cell office:value-type="float" office:value="586" calcext:value-type="float">
            <text:p>586</text:p>
          </table:table-cell>
          <table:table-cell office:value-type="string" calcext:value-type="string">
            <text:p>رُوحِيٌّ</text:p>
          </table:table-cell>
          <table:table-cell/>
          <table:table-cell office:value-type="string" calcext:value-type="string">
            <text:p>روح</text:p>
          </table:table-cell>
          <table:table-cell/>
          <table:table-cell office:value-type="string" calcext:value-type="string">
            <text:p>منسوب</text:p>
          </table:table-cell>
          <table:table-cell table:style-name="ce2" office:value-type="string" calcext:value-type="string">
            <text:p>رُو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حِيٌّ-رُوحِيٌّ، ةٌ [ر و ح] (الْمَنْسوبُ إلى الرُّوحِ والْمُخْتَصُّ بِها). 1."حَياةٌ روحِيَّةٌ" : حَيَاةٌ مُرْتَبِطَةٌ بِما هُوَ ذِهْنِيٌّ، بَعيدَةٌ عنْ كُلِّ مَا هُوَ مادِّيٌّ وحِسِّيٌّ. 2."السُّلْطَةُ الرُّوحِيَّةُ" : السُّلْطَةُ الدِّينِيَّةُ. 3."الْمَشْروباتُ الرُّوحِيَّةُ" : الْمَشْروباتُ الكُحولِيَّةُ.</text:p>
          </table:table-cell>
          <table:table-cell/>
        </table:table-row>
        <table:table-row table:style-name="ro1">
          <table:table-cell office:value-type="float" office:value="587" calcext:value-type="float">
            <text:p>587</text:p>
          </table:table-cell>
          <table:table-cell office:value-type="string" calcext:value-type="string">
            <text:p>لَهَوِيٌّ</text:p>
          </table:table-cell>
          <table:table-cell/>
          <table:table-cell office:value-type="string" calcext:value-type="string">
            <text:p>لهو</text:p>
          </table:table-cell>
          <table:table-cell/>
          <table:table-cell office:value-type="string" calcext:value-type="string">
            <text:p>منسوب</text:p>
          </table:table-cell>
          <table:table-cell table:style-name="ce2" office:value-type="string" calcext:value-type="string">
            <text:p>لَهَا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هَوِيٌّ-لَهَوِيٌّ، ةٌ [ل هـ و] (النِّسْبَةُ إِلَى اللَّهَاةِ). "حَرْفٌ لَهَوِيٌّ" : مَخْرَجُهُ اللَّهَاةُ. "الْحُرُوفُ اللَّهَوِيَّةُ هِيَ الْقَافُ وَالْخَاء وَالغَيْنُ".</text:p>
          </table:table-cell>
          <table:table-cell/>
        </table:table-row>
        <table:table-row table:style-name="ro1">
          <table:table-cell office:value-type="float" office:value="588" calcext:value-type="float">
            <text:p>588</text:p>
          </table:table-cell>
          <table:table-cell office:value-type="string" calcext:value-type="string">
            <text:p>إِبَاضِيٌّ</text:p>
          </table:table-cell>
          <table:table-cell/>
          <table:table-cell office:value-type="string" calcext:value-type="string">
            <text:p>إباض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فِرْقَةٌ مِنْ فِرَقِ الخَوَارِجِ تُنْسَبُ إِلَى عَبْدِ اللَّهِ بْنِ إِبَاضِ التَّمِيمِيّ.</text:p>
          </table:table-cell>
          <table:table-cell/>
        </table:table-row>
        <table:table-row table:style-name="ro1">
          <table:table-cell office:value-type="float" office:value="589" calcext:value-type="float">
            <text:p>589</text:p>
          </table:table-cell>
          <table:table-cell office:value-type="string" calcext:value-type="string">
            <text:p>أبْجَدِيٌّ</text:p>
          </table:table-cell>
          <table:table-cell/>
          <table:table-cell office:value-type="string" calcext:value-type="string">
            <text:p>أبجد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تُطلَقُ عَلَى مَجْمُوعَةِ حُرُوفِ الهِجَاءِ فِي اللغَةِ العَرَبِيَّةِ، سُمِّيَتْ بِاسْمِ أوَّلِ الألْفاظِ الَّتِي جَمَعَتْ هَذِهِ الحُرُوف. أبْجَدَ.</text:p>
          </table:table-cell>
          <table:table-cell/>
        </table:table-row>
        <table:table-row table:style-name="ro1">
          <table:table-cell office:value-type="float" office:value="590" calcext:value-type="float">
            <text:p>590</text:p>
          </table:table-cell>
          <table:table-cell office:value-type="string" calcext:value-type="string">
            <text:p>أُحَادِيٌّ</text:p>
          </table:table-cell>
          <table:table-cell/>
          <table:table-cell office:value-type="string" calcext:value-type="string">
            <text:p>أحد،وحد</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حَادِيٌّ-أُحَادِيٌّ، ةٌ [ أ ح د ، و ح د]. 1."يَعْزفُ أُحَادِيّاً" : يَعْزف مُنْفَرِداً. 2."هُوَ فِي آرَائِهِ أُحَادِيُّ الجَانِبِ" : يَنْظرُ إِلَيْهَا مِنْ زَاوِيَةٍ وَاحِدَةٍ، مِنْ جَانِبٍ وَاحِدٍ .</text:p>
          </table:table-cell>
          <table:table-cell/>
        </table:table-row>
        <table:table-row table:style-name="ro1">
          <table:table-cell office:value-type="float" office:value="591" calcext:value-type="float">
            <text:p>591</text:p>
          </table:table-cell>
          <table:table-cell office:value-type="string" calcext:value-type="string">
            <text:p>آذَرْيٌّ</text:p>
          </table:table-cell>
          <table:table-cell/>
          <table:table-cell office:value-type="string" calcext:value-type="string">
            <text:p>آذريــو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آذَرْيُــون-آذَرْيُــون (نب).: نَبَاتٌ ذُو زَهْرٍ، مِنْ فَصِيلَةِالأنْبُوبِيَّاتِ الْمُرَكَّبَةِ الزَّهْرِ، يَنْبُتُ فِي الخَريفِ، يَخْتَلِفُ زَهْرُهُ مِنْ أَصْفَرَ إِلَى أحْمَرَ إِلَى لَوْنِ الذَّهَبِ، فِي وَسَطِهِ خَمْلٌ أسْودُ. لَهُ مَنافِعُ وَمَزايا طِبِّيَّةٌ، يُعالِـجُ الجُـروحَ وَهُو مُضـادٌّ لِلالتِهاباتِ، مِنْ أَنْواعِهِ: آذَرْيون الماءِ، وآذَرْيون الْمُسْتَنْقَعاتِ. كَـأنَّ آذَرْيُونَها والشَّمْسُ فِيهِ كَالِيهِ*مَدَاهِنُ مِن ذَهَبٍ فِيهَا بَقَايَا غَالِيـه (ابن الرومي).</text:p>
          </table:table-cell>
          <table:table-cell/>
        </table:table-row>
        <table:table-row table:style-name="ro1">
          <table:table-cell office:value-type="float" office:value="592" calcext:value-type="float">
            <text:p>592</text:p>
          </table:table-cell>
          <table:table-cell office:value-type="string" calcext:value-type="string">
            <text:p>أَطْلَسِيٌّ</text:p>
          </table:table-cell>
          <table:table-cell/>
          <table:table-cell office:value-type="string" calcext:value-type="string">
            <text:p>أطل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يَحُدُّ الْمَغْرِبَ غَرْباً الْمُحيطُ الأطْلَسِيُّ" : بَحْرٌ عَظيمٌ يُحيطُ بِأُوروبَّا وَإِفْريقِيَا غَرْباً وَبِأَمْرِيكا شَرْقاً.</text:p>
          </table:table-cell>
          <table:table-cell/>
        </table:table-row>
        <table:table-row table:style-name="ro1">
          <table:table-cell office:value-type="float" office:value="593" calcext:value-type="float">
            <text:p>593</text:p>
          </table:table-cell>
          <table:table-cell office:value-type="string" calcext:value-type="string">
            <text:p>أورثُوذُكْسِيٌّ</text:p>
          </table:table-cell>
          <table:table-cell/>
          <table:table-cell office:value-type="string" calcext:value-type="string">
            <text:p>أورثوذكس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الطَّوائِفِ المسِيحيَّة، تُوجَدُ كَنَائِسهَا فِي الشَّرْقِ العَرَبِيِّ، ودُوَلِ البَلْقانِ، وَدُوَلِ رُوسْيا، وَهُناكَ أُورثُوذُكْسِيّة مُنْتَشِرَة فِي بُلْدانٍ أخْرَى مِنَ العَالَمِ.</text:p>
          </table:table-cell>
          <table:table-cell/>
        </table:table-row>
        <table:table-row table:style-name="ro1">
          <table:table-cell office:value-type="float" office:value="594" calcext:value-type="float">
            <text:p>594</text:p>
          </table:table-cell>
          <table:table-cell office:value-type="string" calcext:value-type="string">
            <text:p>أَنْتُروبولوجِيٌّ</text:p>
          </table:table-cell>
          <table:table-cell/>
          <table:table-cell office:value-type="string" calcext:value-type="string">
            <text:p>أنتروب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الإنْسانِ مُخْتَصٌّ بِالبَحْثِ في أَصْلِ النَّوْعِ البَشَرِيِّ وَتَطَوُّرِهِ وَعاداتِهِ و</text:p>
          </table:table-cell>
          <table:table-cell/>
        </table:table-row>
        <table:table-row table:style-name="ro1">
          <table:table-cell office:value-type="float" office:value="595" calcext:value-type="float">
            <text:p>595</text:p>
          </table:table-cell>
          <table:table-cell office:value-type="string" calcext:value-type="string">
            <text:p>أَنْتُولوجِيَّةٌ</text:p>
          </table:table-cell>
          <table:table-cell/>
          <table:table-cell office:value-type="string" calcext:value-type="string">
            <text:p>أنت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نْتَخَباتُ القَصائِدِ الشِّعْرِيَّةِ أَوِ القِطَعِ الْمُوسِيقِيَّةِ.</text:p>
          </table:table-cell>
          <table:table-cell/>
        </table:table-row>
        <table:table-row table:style-name="ro1">
          <table:table-cell office:value-type="float" office:value="596" calcext:value-type="float">
            <text:p>596</text:p>
          </table:table-cell>
          <table:table-cell office:value-type="string" calcext:value-type="string">
            <text:p>إمْبرَاطُوريٌّ</text:p>
          </table:table-cell>
          <table:table-cell/>
          <table:table-cell office:value-type="string" calcext:value-type="string">
            <text:p>إمبراطور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ظَامٌ مِنْ أنْظِمَةِ الحُكْمِ القَدِيمَةِ قَائِمٌ عَلَى أسَاسِ التَّحَكُّمِ فِي أقَالِيمَ وَاسِعَةٍ وَشُعُوبٍ مُخْتَلِفَةٍ. مِثْلُ: الإمْبرَاطُورِيَّةُ العُثْمَانِيَّةُ الَّتِي انْتَهَتْ بَعْدَ الحَرْبِ العَالَمِيَّةِ الأولَى، وَالإمْبرَاطُورِيَّةُ البِريطَانِيَّةُ التِي اِنْتَهَتْ قَبْلَ الحَرْبِ العَالَمِيَّةِ الثَّانِيَةِ.</text:p>
          </table:table-cell>
          <table:table-cell/>
        </table:table-row>
        <table:table-row table:style-name="ro1">
          <table:table-cell office:value-type="float" office:value="597" calcext:value-type="float">
            <text:p>597</text:p>
          </table:table-cell>
          <table:table-cell office:value-type="string" calcext:value-type="string">
            <text:p>أَيدِيُولُوجِيٌّ</text:p>
          </table:table-cell>
          <table:table-cell/>
          <table:table-cell office:value-type="string" calcext:value-type="string">
            <text:p>أيدي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جْمُوعُ الأفْكَارِ وَالْمُعْتَقَدَاتِ، خَاصَّةٌ بِ</text:p>
          </table:table-cell>
          <table:table-cell/>
        </table:table-row>
        <table:table-row table:style-name="ro1">
          <table:table-cell office:value-type="float" office:value="598" calcext:value-type="float">
            <text:p>598</text:p>
          </table:table-cell>
          <table:table-cell office:value-type="string" calcext:value-type="string">
            <text:p>أَوْلَوِيٌّ</text:p>
          </table:table-cell>
          <table:table-cell/>
          <table:table-cell office:value-type="string" calcext:value-type="string">
            <text:p>أو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لَهُ حَقُّ الأَوْلَوِيَّةِ" : الأَسْبَقِيَّةُ. "يَنْبَغِي أَنْ يَأْتِيَ دَوْرُهُ بَعْدَ أَصْحابِ الأَوْلَوِيَّةِ" : مَنْ لَهُمُ الأَسْبَقِيَّةُ.</text:p>
          </table:table-cell>
          <table:table-cell/>
        </table:table-row>
        <table:table-row table:style-name="ro1">
          <table:table-cell office:value-type="float" office:value="599" calcext:value-type="float">
            <text:p>599</text:p>
          </table:table-cell>
          <table:table-cell office:value-type="string" calcext:value-type="string">
            <text:p>أَوَّلِيٌّ</text:p>
          </table:table-cell>
          <table:table-cell/>
          <table:table-cell office:value-type="string" calcext:value-type="string">
            <text:p>أو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 "البِنَاءُ الأوَّلِيُّ": الأسَاسِيُّ. 2. "العَدَدُ الأوَّلِيُّ" : الأَصْلِيُّ. 3."قَدَّمَ طَلَباً أوَّلِيّاً": مَا يَنْبَغِي القِيَامُ بِهِ قَبْلَ أيِّ شَيْءٍ، اِسْتِبَاقِيّاً. 4."قَامَ بِتَجْرِبَةٍ أوَّلِيَّةٍ": قَبْلِيَّةٍ، تَمْهِيدِيَّةٍ. 5. "لاَ بُدَّ مِنْ فَهْمِ ال</text:p>
          </table:table-cell>
          <table:table-cell/>
        </table:table-row>
        <table:table-row table:style-name="ro1">
          <table:table-cell office:value-type="float" office:value="600" calcext:value-type="float">
            <text:p>600</text:p>
          </table:table-cell>
          <table:table-cell office:value-type="string" calcext:value-type="string">
            <text:p>إِيكُولوجِيٌّ</text:p>
          </table:table-cell>
          <table:table-cell/>
          <table:table-cell office:value-type="string" calcext:value-type="string">
            <text:p>إيك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يَدْرُسُ عَلاَقَةَ الكَائِنَاتِ الحَيَّةِ فيمَا بَيْنَهَا وَبَيْنَ بِيئَتِهَا الطَّبِيعِيَّةِ الَّتِي تَعِيشُ فِيهَا. وَأصْبَحَ الْمُهْ</text:p>
          </table:table-cell>
          <table:table-cell/>
        </table:table-row>
        <table:table-row table:style-name="ro1">
          <table:table-cell office:value-type="float" office:value="601" calcext:value-type="float">
            <text:p>601</text:p>
          </table:table-cell>
          <table:table-cell office:value-type="string" calcext:value-type="string">
            <text:p>باتولوجِيٌّ</text:p>
          </table:table-cell>
          <table:table-cell/>
          <table:table-cell office:value-type="string" calcext:value-type="string">
            <text:p>بات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اتولوجِيَّةٌ-باتولوجِيَّةٌ (طب). 1.: عِلْمٌ يَبْحَثُ في أَسْبابِ وَأَعْراضِ الأَمْراضِ وَتَطَوُّرِها وَتَشْخيصِها. 2.: مَجْموعُ ظَواهِرِ مَرَضٍ وَما يَنْشَأُ عَنْهُ مِنْ آثارٍ مَرَضِيَّةٍ </text:p>
          </table:table-cell>
          <table:table-cell/>
        </table:table-row>
        <table:table-row table:style-name="ro1">
          <table:table-cell office:value-type="float" office:value="602" calcext:value-type="float">
            <text:p>602</text:p>
          </table:table-cell>
          <table:table-cell office:value-type="string" calcext:value-type="string">
            <text:p>بَرَّانِيٌّ</text:p>
          </table:table-cell>
          <table:table-cell/>
          <table:table-cell office:value-type="string" calcext:value-type="string">
            <text:p>بر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انِيٌّ-بَرَّانِيٌّ، ةٌ [ب ر ر]. "جاءَ رَجُلٌ بَرَّانِيٌّ" : خارِجِيٌّ.</text:p>
          </table:table-cell>
          <table:table-cell/>
        </table:table-row>
        <table:table-row table:style-name="ro1">
          <table:table-cell office:value-type="float" office:value="603" calcext:value-type="float">
            <text:p>603</text:p>
          </table:table-cell>
          <table:table-cell office:value-type="string" calcext:value-type="string">
            <text:p>بُروتِسْتانِيٌّ</text:p>
          </table:table-cell>
          <table:table-cell/>
          <table:table-cell office:value-type="string" calcext:value-type="string">
            <text:p>بروتستا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كانَ على مَذْهَبِ البُروتِسْتانِيَّة.</text:p>
          </table:table-cell>
          <table:table-cell/>
        </table:table-row>
        <table:table-row table:style-name="ro1">
          <table:table-cell office:value-type="float" office:value="604" calcext:value-type="float">
            <text:p>604</text:p>
          </table:table-cell>
          <table:table-cell office:value-type="string" calcext:value-type="string">
            <text:p>بِكْتُرولوجْيٌّ</text:p>
          </table:table-cell>
          <table:table-cell/>
          <table:table-cell office:value-type="string" calcext:value-type="string">
            <text:p>بكتر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الجَراثِيمِ.</text:p>
          </table:table-cell>
          <table:table-cell/>
        </table:table-row>
        <table:table-row table:style-name="ro1">
          <table:table-cell office:value-type="float" office:value="605" calcext:value-type="float">
            <text:p>605</text:p>
          </table:table-cell>
          <table:table-cell office:value-type="string" calcext:value-type="string">
            <text:p>تَجْرِيدِيٌّ</text:p>
          </table:table-cell>
          <table:table-cell/>
          <table:table-cell office:value-type="string" calcext:value-type="string">
            <text:p>تجريد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ذْهَبٌ مِنْ مَذَاهِبِ فَنِّ الرَّسْمِ الحَدِيثِ لاَ يَهْتَمُّ بِمَعَالِمِ الصُّورَةِ وَالوَاقِعِ، يُطْلِقُ الفَنَّانُ العِنَانَ لِلْخَيَالِ </text:p>
          </table:table-cell>
          <table:table-cell/>
        </table:table-row>
        <table:table-row table:style-name="ro1">
          <table:table-cell office:value-type="float" office:value="606" calcext:value-type="float">
            <text:p>606</text:p>
          </table:table-cell>
          <table:table-cell office:value-type="string" calcext:value-type="string">
            <text:p>تَكْعيبِيٌّ</text:p>
          </table:table-cell>
          <table:table-cell/>
          <table:table-cell office:value-type="string" calcext:value-type="string">
            <text:p>تكعيب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ذْهَبٌ مِنَ الْمَذاهِبِ الحَديثَةِ في فَنِّ الرَّسْمِ، يَعْتَمِدُ الْمُكَعَّباتِ لِرَسْمِ شُخوصِ أَشْكالِهِ معَ اعْتِمادِ الرُّؤْيَةِ الذَّاتِيَّةِ قاعِدَةً لِلإِحْساسِ بِالأشْكالِ، والتَّعْبيرِ عَنْها على أَساسٍ مَنْظورٍ عَقْلِيٍّ وَذِهْنِيٍّ.</text:p>
          </table:table-cell>
          <table:table-cell/>
        </table:table-row>
        <table:table-row table:style-name="ro1">
          <table:table-cell office:value-type="float" office:value="607" calcext:value-type="float">
            <text:p>607</text:p>
          </table:table-cell>
          <table:table-cell office:value-type="string" calcext:value-type="string">
            <text:p>تِيُوقْراطِيٌّ</text:p>
          </table:table-cell>
          <table:table-cell/>
          <table:table-cell office:value-type="string" calcext:value-type="string">
            <text:p>تيوقراط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ظامُ سِياسِيٌّ يَسْتَمِدُّ قُوَّةَ حُكْمِهِ مِنَ اللَّهِ مُباشَرَةً لِتَدْعيمِ سُلْطَتِهِ الزَّمَنِيَّةِ وَتَصْريفِها.</text:p>
          </table:table-cell>
          <table:table-cell/>
        </table:table-row>
        <table:table-row table:style-name="ro1">
          <table:table-cell office:value-type="float" office:value="608" calcext:value-type="float">
            <text:p>608</text:p>
          </table:table-cell>
          <table:table-cell office:value-type="string" calcext:value-type="string">
            <text:p>جَبْرِيٌّ</text:p>
          </table:table-cell>
          <table:table-cell/>
          <table:table-cell office:value-type="string" calcext:value-type="string">
            <text:p>جب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بْرِيَّةٌ-جَبْرِيَّةٌ [ج ب ر]. "مذْهَبُ الْجَبْرِيَّةِ" : مَذْهَبٌ يَعْتَقِدُ أَصْحَابُهُ أَنَّ مَا يَحْدُثُ لِل</text:p>
          </table:table-cell>
          <table:table-cell/>
        </table:table-row>
        <table:table-row table:style-name="ro1">
          <table:table-cell office:value-type="float" office:value="609" calcext:value-type="float">
            <text:p>609</text:p>
          </table:table-cell>
          <table:table-cell office:value-type="string" calcext:value-type="string">
            <text:p>جَدَلِيٌّ</text:p>
          </table:table-cell>
          <table:table-cell/>
          <table:table-cell office:value-type="string" calcext:value-type="string">
            <text:p>جدل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لْمَادِّيَّةُ الجَدَلِيَّةُ" : فَلْسَفَةٌ اِقْتَرَنَتْ بِمَنْهَجِ هِيجل المِثَالِيِّ وَمَقُولاَتِ كَارْل مَارْكِس الَّتِي عُرِفَتْ بِالْمَادِّيَّةِ </text:p>
          </table:table-cell>
          <table:table-cell/>
        </table:table-row>
        <table:table-row table:style-name="ro1">
          <table:table-cell office:value-type="float" office:value="610" calcext:value-type="float">
            <text:p>610</text:p>
          </table:table-cell>
          <table:table-cell office:value-type="string" calcext:value-type="string">
            <text:p>جَاذِبِيَّةٌ</text:p>
          </table:table-cell>
          <table:table-cell/>
          <table:table-cell office:value-type="string" calcext:value-type="string">
            <text:p>جذ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اذِبِيَّةٌ-جَاذِبِيَّةٌ [ج ذ ب]. 1."تَتَمَتَّعُ بِجَاذِبِيَّةٍ هَائِلَةٍ" : لَهَا جَمَالٌ جَذَّابٌ، فِتْنَةٌ خَلاَّبَةٌ. 2."جَاذِبِيَّةُ الأَرْضِ" : قُوَّةٌ فِي أَجْسَامِهَا تَجْعَلُهَا قَابِلَةً لِجَذْبِ شَيْءٍ إِلَيْهَا. 3.</text:p>
          </table:table-cell>
          <table:table-cell/>
        </table:table-row>
        <table:table-row table:style-name="ro1">
          <table:table-cell office:value-type="float" office:value="611" calcext:value-type="float">
            <text:p>611</text:p>
          </table:table-cell>
          <table:table-cell office:value-type="string" calcext:value-type="string">
            <text:p>جُغْرَافِيٌّ</text:p>
          </table:table-cell>
          <table:table-cell/>
          <table:table-cell office:value-type="string" calcext:value-type="string">
            <text:p>جغراف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تَخْتَصُّ الجُغْرَافِيَّةُ بِوَصْفِ الأَرْضِ وَأَحْوَالِ الطَّقْسِ، وَطَبِيعَةِ البُلْدَانِ مِنْ جِبَالٍ وَسُهُولٍ وَبِحَارٍ وَغَابَاتٍ وَصَحَارٍ، وَأَحْوَالِ البَشَرِ. وَهِيَ أَقْسَامٌ. 1."الجُغْرَافِيَّةُ الطَّبِيعِيَّةُ" : عِلْمُ أَحْوَالِ الكُرَةِ الأَرْضِيَّةِ. 2."الجُغْرَافِيَّةُ البَشَرِيَّةُ" : عِلْمُ أَحْوَالِ السُّكَّانِ. 3."الجُغْرَافِيَّةُ النَّبَاتِيَّةُ" : فَرْعٌ مِنْ عِل</text:p>
          </table:table-cell>
          <table:table-cell/>
        </table:table-row>
        <table:table-row table:style-name="ro1">
          <table:table-cell office:value-type="float" office:value="612" calcext:value-type="float">
            <text:p>612</text:p>
          </table:table-cell>
          <table:table-cell office:value-type="string" calcext:value-type="string">
            <text:p>جَهْوَرِيٌّ</text:p>
          </table:table-cell>
          <table:table-cell/>
          <table:table-cell office:value-type="string" calcext:value-type="string">
            <text:p>جه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هْوَرِيٌّ-جَهْوَرِيٌّ، ةٌ [ج هـ ر]. 1."عُرِفَ بِصَوْتِهِ الجَهْوَرِيِّ" : بِصَوْتِهِ الْمُرْتَفِعِ العَالِي. 2."لِيَقْرَأَ الوَلَدُ الجَهْوَرِيُّ النَّصَّ" : الوَلَدُ العَالِي الصَّوْتِ.</text:p>
          </table:table-cell>
          <table:table-cell/>
        </table:table-row>
        <table:table-row table:style-name="ro1">
          <table:table-cell office:value-type="float" office:value="613" calcext:value-type="float">
            <text:p>613</text:p>
          </table:table-cell>
          <table:table-cell office:value-type="string" calcext:value-type="string">
            <text:p>جَوّماَئِيٌّ</text:p>
          </table:table-cell>
          <table:table-cell/>
          <table:table-cell office:value-type="string" calcext:value-type="string">
            <text:p>جومائ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مَّ صُنْعُ طَائِرَةٍ جَوّماَئِيَّةٍ" : طَائِرَةٌ تَطِيرُ فِي الجَوِّ وَتَعْبُرُ المِيَاهَ، وَهِيَ كَلِمَةٌ مُرَكَّبَةٌ مِنَ الجَوِّ وَالْمَاءِ.</text:p>
          </table:table-cell>
          <table:table-cell/>
        </table:table-row>
        <table:table-row table:style-name="ro1">
          <table:table-cell office:value-type="float" office:value="614" calcext:value-type="float">
            <text:p>614</text:p>
          </table:table-cell>
          <table:table-cell office:value-type="string" calcext:value-type="string">
            <text:p>جِيُولُوجِيٌّ</text:p>
          </table:table-cell>
          <table:table-cell/>
          <table:table-cell office:value-type="string" calcext:value-type="string">
            <text:p>جي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يَبْحَثُ وَيَدْرُسُ طَبَقَاتِ الأَرْضِ وَتَكَوُّنَهَا وَالعَوَامِلَ الْمُؤَثِّرَةَ فِيهَا وَتَارِيخَهَا.</text:p>
          </table:table-cell>
          <table:table-cell/>
        </table:table-row>
        <table:table-row table:style-name="ro1">
          <table:table-cell office:value-type="float" office:value="615" calcext:value-type="float">
            <text:p>615</text:p>
          </table:table-cell>
          <table:table-cell office:value-type="string" calcext:value-type="string">
            <text:p>جِيُوفِيزِيَائي</text:p>
          </table:table-cell>
          <table:table-cell/>
          <table:table-cell office:value-type="string" calcext:value-type="string">
            <text:p>جيوفيزيائ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يَبْحَثُ وَيَدْرُسُ تَكْوِينَ الكُرَةِ الأَرْضِيَّةِ وَالحَرَكَاتِ الفَاعِلَةَ فِيهَا.</text:p>
          </table:table-cell>
          <table:table-cell/>
        </table:table-row>
        <table:table-row table:style-name="ro1">
          <table:table-cell office:value-type="float" office:value="616" calcext:value-type="float">
            <text:p>616</text:p>
          </table:table-cell>
          <table:table-cell office:value-type="string" calcext:value-type="string">
            <text:p>حَمَّامِيٌّ</text:p>
          </table:table-cell>
          <table:table-cell/>
          <table:table-cell office:value-type="string" calcext:value-type="string">
            <text:p>حم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مَّامِيٌّ-حَمَّامِيٌّ، ةٌ [ح م م]. 1.: صاحِبُ الحمَّامِ. 2.: العاَمِلُ فِي الحَمَّامِ.</text:p>
          </table:table-cell>
          <table:table-cell/>
        </table:table-row>
        <table:table-row table:style-name="ro1">
          <table:table-cell office:value-type="float" office:value="617" calcext:value-type="float">
            <text:p>617</text:p>
          </table:table-cell>
          <table:table-cell office:value-type="string" calcext:value-type="string">
            <text:p>حانوتِيٌّ</text:p>
          </table:table-cell>
          <table:table-cell/>
          <table:table-cell office:value-type="string" calcext:value-type="string">
            <text:p>حنت</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انوتِيٌّ-حانوتِيٌّ [ح ن ت].: صاحِبُ الحانوتِ.</text:p>
          </table:table-cell>
          <table:table-cell/>
        </table:table-row>
        <table:table-row table:style-name="ro1">
          <table:table-cell office:value-type="float" office:value="618" calcext:value-type="float">
            <text:p>618</text:p>
          </table:table-cell>
          <table:table-cell office:value-type="string" calcext:value-type="string">
            <text:p>خَارِجِيٌّ</text:p>
          </table:table-cell>
          <table:table-cell/>
          <table:table-cell office:value-type="string" calcext:value-type="string">
            <text:p>خر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ارِجِيَّةٌ-خَارِجِيَّةٌ [خ ر ج]. "وَزِيرُ الْخَارِجِيَّةِ" : الْمَسْؤُولُ فِي الْحُكُومَةِ عَنِ العَلاَقَاتِ م</text:p>
          </table:table-cell>
          <table:table-cell/>
        </table:table-row>
        <table:table-row table:style-name="ro1">
          <table:table-cell office:value-type="float" office:value="619" calcext:value-type="float">
            <text:p>619</text:p>
          </table:table-cell>
          <table:table-cell office:value-type="string" calcext:value-type="string">
            <text:p>خِلاَفِيٌّ</text:p>
          </table:table-cell>
          <table:table-cell/>
          <table:table-cell office:value-type="string" calcext:value-type="string">
            <text:p>خل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لاَفِيَّةٌ-خِلاَفِيَّةٌ [خ ل ف]. "وَقَعَتْ بَيْنَهُمَا مَسَائِلُ خِلاَفِيَّةٌ" : مَسَائِلُ مُخْتَلَفٌ فِيهَا.</text:p>
          </table:table-cell>
          <table:table-cell/>
        </table:table-row>
        <table:table-row table:style-name="ro1">
          <table:table-cell office:value-type="float" office:value="620" calcext:value-type="float">
            <text:p>620</text:p>
          </table:table-cell>
          <table:table-cell office:value-type="string" calcext:value-type="string">
            <text:p>خَيْرِيٌّ</text:p>
          </table:table-cell>
          <table:table-cell/>
          <table:table-cell office:value-type="string" calcext:value-type="string">
            <text:p>خي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يْرِيَّةٌ-خَيْرِيَّةٌ [خ ي ر]. "تَعَلَّمَ وَدَرَسَ فِي الخَيْرِيَّةِ" : مُؤَسَّسَةٌ اِجْتِمَاعِيَّةٌ تَهْتَمُّ بِأَطْفَالِ الفُقَرَاءِ وَالْمُحْتَاجِينَ.</text:p>
          </table:table-cell>
          <table:table-cell/>
        </table:table-row>
        <table:table-row table:style-name="ro1">
          <table:table-cell office:value-type="float" office:value="621" calcext:value-type="float">
            <text:p>621</text:p>
          </table:table-cell>
          <table:table-cell office:value-type="string" calcext:value-type="string">
            <text:p>دَجَاجِيُّ</text:p>
          </table:table-cell>
          <table:table-cell/>
          <table:table-cell office:value-type="string" calcext:value-type="string">
            <text:p>دج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جَاجِيُّ-دَجَاجِيُّ [د ج ج]. 1.: بَائِعُ الدَّجَاجِ. 2. "أسْوَدُ دَجَاجِيٌّ" : شَدِيدُ السَّوَادِ، حَالِكٌ. "لَيْلٌ دَجَاجِيٌّ".</text:p>
          </table:table-cell>
          <table:table-cell/>
        </table:table-row>
        <table:table-row table:style-name="ro1">
          <table:table-cell office:value-type="float" office:value="622" calcext:value-type="float">
            <text:p>622</text:p>
          </table:table-cell>
          <table:table-cell office:value-type="string" calcext:value-type="string">
            <text:p>دِرامِيٌّ</text:p>
          </table:table-cell>
          <table:table-cell/>
          <table:table-cell office:value-type="string" calcext:value-type="string">
            <text:p>درام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رَحِيَّةٌ دِرَامِيَّةٌ" : مَسْرَحِيَّةٌ جَادَّةَ، تَجْمَعُ بَيْنَ الملْهَاةِ والْمَأْسَاةِ، تُعَالِجُ مُشْكِلَةً مِنْ مَشَاكِلِ الحَياةِ الوَاقِعِيَّةِ.</text:p>
          </table:table-cell>
          <table:table-cell/>
        </table:table-row>
        <table:table-row table:style-name="ro1">
          <table:table-cell office:value-type="float" office:value="623" calcext:value-type="float">
            <text:p>623</text:p>
          </table:table-cell>
          <table:table-cell office:value-type="string" calcext:value-type="string">
            <text:p>دِيالِكْتِيكِيٌّ</text:p>
          </table:table-cell>
          <table:table-cell/>
          <table:table-cell office:value-type="string" calcext:value-type="string">
            <text:p>ديالكتيك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1.: فَنُّ الجَدَلِ والحِوارِ. 2.: طَريقَةٌ مِنْ طُرُقِ التَّفْكيرِ، تَعْمَلُ على تَحْليلِ الواقِعِ والظَّواهِرِ الاجْتِماعِيَّةِ على أَساسِ تَناقُضاتِها، وَذَلِكَ مِنْ أَجْلِ تَجاوُزِها.</text:p>
          </table:table-cell>
          <table:table-cell/>
        </table:table-row>
        <table:table-row table:style-name="ro1">
          <table:table-cell office:value-type="float" office:value="624" calcext:value-type="float">
            <text:p>624</text:p>
          </table:table-cell>
          <table:table-cell office:value-type="string" calcext:value-type="string">
            <text:p>دِينامِيٌّ</text:p>
          </table:table-cell>
          <table:table-cell/>
          <table:table-cell office:value-type="string" calcext:value-type="string">
            <text:p>دينام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ينامِيَّةٌ مُتَجَدِّدَةٌ" : طَاقَةٌ، قُوَّةٌ.</text:p>
          </table:table-cell>
          <table:table-cell/>
        </table:table-row>
        <table:table-row table:style-name="ro1">
          <table:table-cell office:value-type="float" office:value="625" calcext:value-type="float">
            <text:p>625</text:p>
          </table:table-cell>
          <table:table-cell office:value-type="string" calcext:value-type="string">
            <text:p>ذاتِيٌّ</text:p>
          </table:table-cell>
          <table:table-cell/>
          <table:table-cell office:value-type="string" calcext:value-type="string">
            <text:p>ذات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صْطَبِغُ أَحْكامُهُ بِالذَّاتِيَّةِ" : أَي تَتَحَكَّمُ فيها اعْتِباراتٌ شَخْصِيَّةٌ، عَكْسَ الْمَوْضوعِيَّةِ.</text:p>
          </table:table-cell>
          <table:table-cell/>
        </table:table-row>
        <table:table-row table:style-name="ro1">
          <table:table-cell office:value-type="float" office:value="626" calcext:value-type="float">
            <text:p>626</text:p>
          </table:table-cell>
          <table:table-cell office:value-type="string" calcext:value-type="string">
            <text:p>رَجْعِيٌّ</text:p>
          </table:table-cell>
          <table:table-cell/>
          <table:table-cell office:value-type="string" calcext:value-type="string">
            <text:p>رج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جْعِيٌّ-رَجْعِيٌّ [ر ج ع]. 1."طَلاقٌ رَجْعِيٌّ" : هُوَ مَا يَجُوزُ مَعَهُ لِلزَّوْجِ بِرَدِّ زَوْجَتِهِ إلَى بَيْتِ الزَّوْجِيَّةِ مِنْ غَيْرِ اسْتِئْنَافِ عَقْدٍ. 2."قَانُونٌ لَهُ أَثَرٌ، مَفْعُولٌ رَجْعِيٌّ" : أيْ يُطَبَّقُ عَلَى مَا قَبْلَهُ.</text:p>
          </table:table-cell>
          <table:table-cell/>
        </table:table-row>
        <table:table-row table:style-name="ro1">
          <table:table-cell office:value-type="float" office:value="627" calcext:value-type="float">
            <text:p>627</text:p>
          </table:table-cell>
          <table:table-cell office:value-type="string" calcext:value-type="string">
            <text:p>رَسولِيٌّ</text:p>
          </table:table-cell>
          <table:table-cell/>
          <table:table-cell office:value-type="string" calcext:value-type="string">
            <text:p>رس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سولِيٌّ-رَسولِيٌّ، ةٌ [ر س ل]. "قَرارٌ رَسولِيٌّ" : ما يَصْدُرُ عَنِ الكُرْسِيِّ الرَّسولِيّ (الكنيسَةُ الكاثولِيكِيَّةُ) مِنْ أَوامِرَ وَإِرْشاداتٍ وَقَراراتٍ.</text:p>
          </table:table-cell>
          <table:table-cell/>
        </table:table-row>
        <table:table-row table:style-name="ro1">
          <table:table-cell office:value-type="float" office:value="628" calcext:value-type="float">
            <text:p>628</text:p>
          </table:table-cell>
          <table:table-cell office:value-type="string" calcext:value-type="string">
            <text:p>إِكْلِيرِيكِيٌّ</text:p>
          </table:table-cell>
          <table:table-cell/>
          <table:table-cell office:value-type="string" calcext:value-type="string">
            <text:p>إكليريك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دْرَسَةٌ تُعَلِّمُ وتُفَقِّهُ وَتُربِّي الفِتْيانَ لِلارْتقَاءِ إلَى الكَهَنُوتِ.</text:p>
          </table:table-cell>
          <table:table-cell/>
        </table:table-row>
        <table:table-row table:style-name="ro1">
          <table:table-cell office:value-type="float" office:value="629" calcext:value-type="float">
            <text:p>629</text:p>
          </table:table-cell>
          <table:table-cell office:value-type="string" calcext:value-type="string">
            <text:p>حَنِيفِيٌّ</text:p>
          </table:table-cell>
          <table:table-cell/>
          <table:table-cell office:value-type="string" calcext:value-type="string">
            <text:p>حن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نِيفِيَّةٌ-حَنِيفِيَّةٌ [ح ن ف]. "مِلَّةٌ حَنِيفِيَّةٌ" : مِلَّةٌ إِسْلامِيَّةٌ، كمَا تَعْنِي الحنِيفِيَّةُ الإِسْلامَ.</text:p>
          </table:table-cell>
          <table:table-cell/>
        </table:table-row>
        <table:table-row table:style-name="ro1">
          <table:table-cell office:value-type="float" office:value="630" calcext:value-type="float">
            <text:p>630</text:p>
          </table:table-cell>
          <table:table-cell office:value-type="string" calcext:value-type="string">
            <text:p>دَادِيٌّ</text:p>
          </table:table-cell>
          <table:table-cell/>
          <table:table-cell office:value-type="string" calcext:value-type="string">
            <text:p>داد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تَيَّارٌ أدَبِيٌّ وَفَنِّيٌّ نَشَأ بَعْدَ الحَرْبِ العَالَمِيَّةِ الأولَى تَحَكَّمَتْ فيهِ نَزْعَةُ السُّخْطِ وَالثَّوْرَةِ عَلَى كُلِّ القِيَمِ السَّائِدَةِ وَمَا هُوَ مُتَعَارَفٌ عَلَيْهِ مِنْ أشْكَالِ التَّعْبِيرِ التَّقْلِيدِيَّةِ، وَجَاءتْ تَسْمِيَةُ هَذَا التَّيَّارِ مِنْ كَلِمَة دَادَا.</text:p>
          </table:table-cell>
          <table:table-cell/>
        </table:table-row>
        <table:table-row table:style-name="ro1">
          <table:table-cell office:value-type="float" office:value="631" calcext:value-type="float">
            <text:p>631</text:p>
          </table:table-cell>
          <table:table-cell office:value-type="string" calcext:value-type="string">
            <text:p>دُهْرِيٌّ</text:p>
          </table:table-cell>
          <table:table-cell/>
          <table:table-cell office:value-type="string" calcext:value-type="string">
            <text:p>ده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هْرِيَّةٌ-دُهْرِيَّةٌ [د هـ ر].: مَذْهَبُ الَّذينَ لا يُؤْمِنونَ بِالآخِرَةِ وَيَقولونَ بِبَقاءِ الدَّهْرِ أَبَداً.</text:p>
          </table:table-cell>
          <table:table-cell/>
        </table:table-row>
        <table:table-row table:style-name="ro1">
          <table:table-cell office:value-type="float" office:value="632" calcext:value-type="float">
            <text:p>632</text:p>
          </table:table-cell>
          <table:table-cell office:value-type="string" calcext:value-type="string">
            <text:p>لاَمَرْكَزِيٌّ</text:p>
          </table:table-cell>
          <table:table-cell/>
          <table:table-cell office:value-type="string" calcext:value-type="string">
            <text:p>ركز</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اَمَرْكَزِيَّةٌ-لاَمَرْكَزِيَّةٌ [ر ك ز]. : تَحْوِيلُ السُّلْطَةِ إِلَى الأَقَالِيمِ وَالوِلاَيَاتِ، وَجَعْلُهَا تَتَمَتَّعُ بِاسْتِقْلاَلِيَّةٍ فِي تَسْيِيرِ شُؤُونِهَا الْخَاصَّةِ عَكْسُ الْمَرْكَزِيَّةِ.</text:p>
          </table:table-cell>
          <table:table-cell/>
        </table:table-row>
        <table:table-row table:style-name="ro1">
          <table:table-cell office:value-type="float" office:value="633" calcext:value-type="float">
            <text:p>633</text:p>
          </table:table-cell>
          <table:table-cell office:value-type="string" calcext:value-type="string">
            <text:p>رِواقِيٌّ</text:p>
          </table:table-cell>
          <table:table-cell/>
          <table:table-cell office:value-type="string" calcext:value-type="string">
            <text:p>روق</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اقِيَّةٌ-رِواقِيَّةٌ [ر و ق]. : مَذْهَبٌ فَلْسَفِيٌّ، وَضَعَ قَواعِدَهُ وَأُصولَهُ الفَيْلَسوفُ اليونَانِيُّ زَينونٌ، وَكانَ يُعَلِّمُ أَتْباعَهُ في رِواقٍ، وَلِذَلِكَ سُمُّوا بِأَصْحابِ المِظَلَّةِ.</text:p>
          </table:table-cell>
          <table:table-cell/>
        </table:table-row>
        <table:table-row table:style-name="ro1">
          <table:table-cell office:value-type="float" office:value="634" calcext:value-type="float">
            <text:p>634</text:p>
          </table:table-cell>
          <table:table-cell office:value-type="string" calcext:value-type="string">
            <text:p>اِزْدِوَاجِيٌّ</text:p>
          </table:table-cell>
          <table:table-cell/>
          <table:table-cell office:value-type="string" calcext:value-type="string">
            <text:p>زو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زْدِوَاجِيَّةٌ-اِزْدِوَاجِيَّةٌ [ز و ج]. 1."اِزْدِوَاجِيَّةُ الشَّخْصِيَّةِ" : أَي الظُّهُورُ بِمَظْهَرَيْنِ. 2."اِزْدِوَاجِيَّةُ اللُّغَةِ" : اِسْتِخْدَامُ لُغَتَيْنِ لِلتَّفَاهُمِ فِي بَعْضِ البُلْدَانِ.</text:p>
          </table:table-cell>
          <table:table-cell/>
        </table:table-row>
        <table:table-row table:style-name="ro1">
          <table:table-cell office:value-type="float" office:value="635" calcext:value-type="float">
            <text:p>635</text:p>
          </table:table-cell>
          <table:table-cell office:value-type="string" calcext:value-type="string">
            <text:p>دَجُوجِيٌّ</text:p>
          </table:table-cell>
          <table:table-cell/>
          <table:table-cell office:value-type="string" calcext:value-type="string">
            <text:p>دجد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جُوجِيٌّ-دَجُوجِيٌّ [د ج د ج]. 1. "لَيْلٌ دَجُوجِيٌّ" : داجٍ، مُظْلِمٌ، شَدِيدُ السَّوَادِ. 2. "شَعْرٌ دَجُوجِيٌّ" : أسْوَدُ.</text:p>
          </table:table-cell>
          <table:table-cell/>
        </table:table-row>
        <table:table-row table:style-name="ro1">
          <table:table-cell office:value-type="float" office:value="636" calcext:value-type="float">
            <text:p>636</text:p>
          </table:table-cell>
          <table:table-cell office:value-type="string" calcext:value-type="string">
            <text:p>سُرْيَالِيٌّ</text:p>
          </table:table-cell>
          <table:table-cell/>
          <table:table-cell office:value-type="string" calcext:value-type="string">
            <text:p>سريال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ذْهَبٌ حَدِيثٌ فِي الأدَبِ وَالفَنِّ وَالرَّسْمِ يَعْتَمِدُ العَفْوِيَّةَ التِّلْقَائِيَّةَ الْمُطْلَقَةَ مُتَخَلِّصاً مِنْ قُيُودِ الْمَنْطِقِ وَالوَاقِعِيَّةِ، إذْ يَذْهَبُ رُوَّادُهُ إلَى مَا هُوَ </text:p>
          </table:table-cell>
          <table:table-cell/>
        </table:table-row>
        <table:table-row table:style-name="ro1">
          <table:table-cell office:value-type="float" office:value="637" calcext:value-type="float">
            <text:p>637</text:p>
          </table:table-cell>
          <table:table-cell office:value-type="string" calcext:value-type="string">
            <text:p>سَاعَاتِيٌّ</text:p>
          </table:table-cell>
          <table:table-cell/>
          <table:table-cell office:value-type="string" calcext:value-type="string">
            <text:p>س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اعَاتِيٌّ-سَاعَاتِيٌّ [س ع]. "أصْلَحَ السَّاعَاتِيُّ سَا</text:p>
          </table:table-cell>
          <table:table-cell/>
        </table:table-row>
        <table:table-row table:style-name="ro1">
          <table:table-cell office:value-type="float" office:value="638" calcext:value-type="float">
            <text:p>638</text:p>
          </table:table-cell>
          <table:table-cell office:value-type="string" calcext:value-type="string">
            <text:p>مَسْكُونِيٌّ</text:p>
          </table:table-cell>
          <table:table-cell/>
          <table:table-cell office:value-type="string" calcext:value-type="string">
            <text:p>سك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كُونِيٌّ-مَسْكُونِيٌّ، ةٌ [س ك ن]. "الْمَجْمَعُ الْمَسْكُونِيُّ" : مَجْمَعٌ مَسِيحِيٌّ يَنْزَعُ إِلَى تَوْحِيدِ جَمِيعِ الكَنَائِسِ.</text:p>
          </table:table-cell>
          <table:table-cell/>
        </table:table-row>
        <table:table-row table:style-name="ro1">
          <table:table-cell office:value-type="float" office:value="639" calcext:value-type="float">
            <text:p>639</text:p>
          </table:table-cell>
          <table:table-cell office:value-type="string" calcext:value-type="string">
            <text:p>لاَسِلْكِيٌّ</text:p>
          </table:table-cell>
          <table:table-cell/>
          <table:table-cell office:value-type="string" calcext:value-type="string">
            <text:p>سلك</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اَسِلْكِيٌّ-لاَسِلْكِيٌّ [س ل ك]. : جِهَازٌ لِلْإِرْسَالِ وَالْمُرَاسَلَةِ دُونَ الاعْتِمَادِ عَلَى الأَسْلاَكِ تَسْتَخْدِمُهُ إِدَارَةُ البَرِيدِ.</text:p>
          </table:table-cell>
          <table:table-cell/>
        </table:table-row>
        <table:table-row table:style-name="ro1">
          <table:table-cell office:value-type="float" office:value="640" calcext:value-type="float">
            <text:p>640</text:p>
          </table:table-cell>
          <table:table-cell office:value-type="string" calcext:value-type="string">
            <text:p>سُورِيالِيٌّ</text:p>
          </table:table-cell>
          <table:table-cell/>
          <table:table-cell office:value-type="string" calcext:value-type="string">
            <text:p>سوريال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 سُرْيالِيَّةٌ.</text:p>
          </table:table-cell>
          <table:table-cell/>
        </table:table-row>
        <table:table-row table:style-name="ro1">
          <table:table-cell office:value-type="float" office:value="641" calcext:value-type="float">
            <text:p>641</text:p>
          </table:table-cell>
          <table:table-cell office:value-type="string" calcext:value-type="string">
            <text:p>سُوسْيولوجِيٌّ</text:p>
          </table:table-cell>
          <table:table-cell/>
          <table:table-cell office:value-type="string" calcext:value-type="string">
            <text:p>سوسي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يَدْرُسُ الْمُجْتَمعاتِ الإِنْسانِيَّةَ والْمَجْموعاتِ البَشَرِيَّةَ، وَظَواهِرَها الاجْتِماعِيَّةَ.</text:p>
          </table:table-cell>
          <table:table-cell/>
        </table:table-row>
        <table:table-row table:style-name="ro1">
          <table:table-cell office:value-type="float" office:value="642" calcext:value-type="float">
            <text:p>642</text:p>
          </table:table-cell>
          <table:table-cell office:value-type="string" calcext:value-type="string">
            <text:p>مِسْعَرِيٌّ</text:p>
          </table:table-cell>
          <table:table-cell/>
          <table:table-cell office:value-type="string" calcext:value-type="string">
            <text:p>سع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عَرِيٌّ، <text:s/>ةٌ - [س ع ر].: خَاصٌّ بِقِيَاسِ كَمِّيَّةِ الْحَرَارَةِ. </text:p>
          </table:table-cell>
          <table:table-cell/>
        </table:table-row>
        <table:table-row table:style-name="ro1">
          <table:table-cell office:value-type="float" office:value="643" calcext:value-type="float">
            <text:p>643</text:p>
          </table:table-cell>
          <table:table-cell office:value-type="string" calcext:value-type="string">
            <text:p>سُفِسطَائِيٌّ</text:p>
          </table:table-cell>
          <table:table-cell/>
          <table:table-cell office:value-type="string" calcext:value-type="string">
            <text:p>سفسطائ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شُرْطَ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تَيَّارٌ فِكْرِيٌّ يُونَانِيٌّ، نَشَأَ قَبْلَ سُقْرَاطَ فِي القَرْنِ الخَامِسِ قَبْلَ المِيلاَدِ، اِعْتَمَدَ فِي البِدَايَةِ رَفْضَ الْمُعْتَقَدَاتِ الدِّينِيَّةِ، وإبْعَ</text:p>
          </table:table-cell>
          <table:table-cell/>
        </table:table-row>
        <table:table-row table:style-name="ro1">
          <table:table-cell office:value-type="float" office:value="644" calcext:value-type="float">
            <text:p>644</text:p>
          </table:table-cell>
          <table:table-cell office:value-type="string" calcext:value-type="string">
            <text:p>شُرْطِيٌّ</text:p>
          </table:table-cell>
          <table:table-cell/>
          <table:table-cell office:value-type="string" calcext:value-type="string">
            <text:p>شرط</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شُرْطِيُّ الْمُرُورِ": الْمُكَلَّفُ بِتَنْظِيمِ حَرَكَةِ السَّيْرِ فِي الشَّوَارِعِ.</text:p>
          </table:table-cell>
          <table:table-cell/>
        </table:table-row>
        <table:table-row table:style-name="ro2">
          <table:table-cell office:value-type="float" office:value="645" calcext:value-type="float">
            <text:p>645</text:p>
          </table:table-cell>
          <table:table-cell office:value-type="string" calcext:value-type="string">
            <text:p>شُرطَ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شُرْطِ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46" calcext:value-type="float">
            <text:p>646</text:p>
          </table:table-cell>
          <table:table-cell office:value-type="string" calcext:value-type="string">
            <text:p>شِرَاعِيٌّ</text:p>
          </table:table-cell>
          <table:table-cell/>
          <table:table-cell office:value-type="string" calcext:value-type="string">
            <text:p>شر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رَاعِيَّةٌ - ج: ـات. [ش ر ع]. "اِنْطَلَقَـتِ السُّفُـنُ الشِّرَاعِيَّةُ وَسَطَ الأَمْوَاجِ": السُّفُنُ ذَاتُ القُلُوعِ (الأَشْرِعَةِ)، تَهُبُّ عَلَيْهَا الرِّيَاحُ فَتُحَرِّكُهَا لِتَمْخُرَ عُبابَ البَحْرَ. </text:p>
          </table:table-cell>
          <table:table-cell/>
        </table:table-row>
        <table:table-row table:style-name="ro1">
          <table:table-cell office:value-type="float" office:value="647" calcext:value-type="float">
            <text:p>647</text:p>
          </table:table-cell>
          <table:table-cell office:value-type="string" calcext:value-type="string">
            <text:p>شَفَوِيٌّ</text:p>
          </table:table-cell>
          <table:table-cell/>
          <table:table-cell office:value-type="string" calcext:value-type="string">
            <text:p>شفو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صَيَارِفَ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وِيَّةٌ-شَفَوِيَّةٌ (مو).: آلَةٌ مُوسِيقِيَّةٌ صَغِيرَةٌ يُنْفَخُ فيها بالشَّفَتَيْنِ.</text:p>
          </table:table-cell>
          <table:table-cell/>
        </table:table-row>
        <table:table-row table:style-name="ro1">
          <table:table-cell office:value-type="float" office:value="648" calcext:value-type="float">
            <text:p>648</text:p>
          </table:table-cell>
          <table:table-cell office:value-type="string" calcext:value-type="string">
            <text:p>صَيْرَفِيٌّ</text:p>
          </table:table-cell>
          <table:table-cell/>
          <table:table-cell office:value-type="string" calcext:value-type="string">
            <text:p>صر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حَوَّلَ مَا مَعَهُ مِنْ عُمْلَةٍ عِنْدَ الصَّيْرَفِيِّ" : مُحَوِّلُ النُّقُودِ بِنُقُودٍ غَيْرِهَا. "يَزِنُ كَمَا يَزِنُ الصَّيْرَفِيُّ دَنَانِيرَهُ". (طه حسين).</text:p>
          </table:table-cell>
          <table:table-cell/>
        </table:table-row>
        <table:table-row table:style-name="ro1">
          <table:table-cell office:value-type="float" office:value="649" calcext:value-type="float">
            <text:p>649</text:p>
          </table:table-cell>
          <table:table-cell office:value-type="string" calcext:value-type="string">
            <text:p>صَيَارِفَ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office:value-type="string" calcext:value-type="string">
            <text:p>+ون;+ات</text:p>
          </table:table-cell>
          <table:table-cell office:value-type="string" calcext:value-type="string">
            <text:p>صَيْرَفِ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50" calcext:value-type="float">
            <text:p>650</text:p>
          </table:table-cell>
          <table:table-cell office:value-type="string" calcext:value-type="string">
            <text:p>صَلِيبِيٌّ</text:p>
          </table:table-cell>
          <table:table-cell/>
          <table:table-cell office:value-type="string" calcext:value-type="string">
            <text:p>صل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لِيبِيَّةٌ-صَلِيبِيَّةٌ [ص ل ب]. "الْحُرُوبُ الصَّلِيبِيَّةُ" : هِيَ الْحُرُوبُ الَّتِي نَظَّمَهَا الْمَسِيحِيُّونَ الآتُونَ مِنْ أُورُوبَّا ضِدَّ الْمَوَاقِعِ الْمُقَدَّسَةِ فِي فِلَسْطِينَ مِنْ 1096 إِلَى 1291، وَسُمِّيَتْ بِذَلِكَ لِحَمْلِهِمْ إِشَارَةَ الصَّلِيبِ شِعَارٌ لَهُمْ.</text:p>
          </table:table-cell>
          <table:table-cell/>
        </table:table-row>
        <table:table-row table:style-name="ro1">
          <table:table-cell office:value-type="float" office:value="651" calcext:value-type="float">
            <text:p>651</text:p>
          </table:table-cell>
          <table:table-cell office:value-type="string" calcext:value-type="string">
            <text:p>مَصْلِيٌّ</text:p>
          </table:table-cell>
          <table:table-cell/>
          <table:table-cell office:value-type="string" calcext:value-type="string">
            <text:p>صل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صيادل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لِيٌّ-مَصْلِيٌّ [ص ل ي]. "لَحْمٌ مَصْلِيٌّ" : لَحْمٌ مَشْوِيٌّ.</text:p>
          </table:table-cell>
          <table:table-cell/>
        </table:table-row>
        <table:table-row table:style-name="ro1">
          <table:table-cell office:value-type="float" office:value="652" calcext:value-type="float">
            <text:p>652</text:p>
          </table:table-cell>
          <table:table-cell office:value-type="string" calcext:value-type="string">
            <text:p>صَيْدَلِيٌّ</text:p>
          </table:table-cell>
          <table:table-cell/>
          <table:table-cell office:value-type="string" calcext:value-type="string">
            <text:p>صيد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فُتِحَتْ صَيْدَلِيَّةٌ جَدِيدَةٌ فِي الْحَيِّ" : مَحَلُّ بَيْعِ الأَدْوِيَةِ وَالْعَقَاقِيرِ وَتَحْضِيرِهَا.</text:p>
          </table:table-cell>
          <table:table-cell/>
        </table:table-row>
        <table:table-row table:style-name="ro2">
          <table:table-cell office:value-type="float" office:value="653" calcext:value-type="float">
            <text:p>653</text:p>
          </table:table-cell>
          <table:table-cell office:value-type="string" calcext:value-type="string">
            <text:p>صَيَادِلَ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صَيْدَلِ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54" calcext:value-type="float">
            <text:p>654</text:p>
          </table:table-cell>
          <table:table-cell office:value-type="string" calcext:value-type="string">
            <text:p>إِضافِي</text:p>
          </table:table-cell>
          <table:table-cell/>
          <table:table-cell office:value-type="string" calcext:value-type="string">
            <text:p>ضي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ضافِي-إِضافِيٌّ، ةٌ [ض ي ف]. "عَمَلٌ إِضافِيٌّ" : زائِدٌ عَلَى مَا هُوَ مُعْتادٌ وَمَحْدُودٌ. "كان الْمُعَلِّمُ يُعْطِينا ساعاتٍ إِضافِيَّةً في مادَّةِ الرِّيَاضِيَّاتِ" .</text:p>
          </table:table-cell>
          <table:table-cell/>
        </table:table-row>
        <table:table-row table:style-name="ro1">
          <table:table-cell office:value-type="float" office:value="655" calcext:value-type="float">
            <text:p>655</text:p>
          </table:table-cell>
          <table:table-cell office:value-type="string" calcext:value-type="string">
            <text:p>إِطْفَائِيٌّ</text:p>
          </table:table-cell>
          <table:table-cell/>
          <table:table-cell office:value-type="string" calcext:value-type="string">
            <text:p>طفأ</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طْفَائِيٌّ-إِطْفَائِيٌّ [ط ف أ]. "سَارَعَ الإِطْفَائِيُّ إِلَى مَكَانِ الحَرِيقِ": أَحَدُ رِجَالِ الإِطْفَائِيَّةِ.</text:p>
          </table:table-cell>
          <table:table-cell/>
        </table:table-row>
        <table:table-row table:style-name="ro1">
          <table:table-cell office:value-type="float" office:value="656" calcext:value-type="float">
            <text:p>656</text:p>
          </table:table-cell>
          <table:table-cell office:value-type="string" calcext:value-type="string">
            <text:p>عِبْرِيٌّ</text:p>
          </table:table-cell>
          <table:table-cell/>
          <table:table-cell office:value-type="string" calcext:value-type="string">
            <text:p>عب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بْرِيٌّ-عِبْرِيٌّ، ةٌ [ع ب ر]. : عِبْرَانِيٌّ، ةٌ. 1."رَجُلٌ عِبْرِيٌّ" : يَهُودِيٌّ. 2."اللُّغَةُ الْعِبْرِيَّةُ" : لُغَةُ الْيَهُودِ.</text:p>
          </table:table-cell>
          <table:table-cell/>
        </table:table-row>
        <table:table-row table:style-name="ro1">
          <table:table-cell office:value-type="float" office:value="657" calcext:value-type="float">
            <text:p>657</text:p>
          </table:table-cell>
          <table:table-cell office:value-type="string" calcext:value-type="string">
            <text:p>عَبْشَمِيٌّ</text:p>
          </table:table-cell>
          <table:table-cell/>
          <table:table-cell office:value-type="string" calcext:value-type="string">
            <text:p>عبشم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كَلِمَةٌ مَنْحُوتَةٌ مِنْ عَبْدِ شَمْسٍ.</text:p>
          </table:table-cell>
          <table:table-cell/>
        </table:table-row>
        <table:table-row table:style-name="ro1">
          <table:table-cell office:value-type="float" office:value="658" calcext:value-type="float">
            <text:p>658</text:p>
          </table:table-cell>
          <table:table-cell office:value-type="string" calcext:value-type="string">
            <text:p>عَبْقَسِيٌّ</text:p>
          </table:table-cell>
          <table:table-cell/>
          <table:table-cell office:value-type="string" calcext:value-type="string">
            <text:p>عبق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كَلِمَةٌ مَنْحُوتَةٌ مِنْ عَبْدِ قَيْسٍ.</text:p>
          </table:table-cell>
          <table:table-cell/>
        </table:table-row>
        <table:table-row table:style-name="ro1">
          <table:table-cell office:value-type="float" office:value="659" calcext:value-type="float">
            <text:p>659</text:p>
          </table:table-cell>
          <table:table-cell office:value-type="string" calcext:value-type="string">
            <text:p>عَرْبَانِيٌّ</text:p>
          </table:table-cell>
          <table:table-cell/>
          <table:table-cell office:value-type="string" calcext:value-type="string">
            <text:p>عر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رْبَانِيٌّ-عَرْبَانِيٌّ [ع ر ب]. "بَاحِثٌ عَرْبَانِيٌّ" : يَتَكَلَّمُ الْعَرَبِيَّةَ وَلَيْسَ عَرَبِيّاً.</text:p>
          </table:table-cell>
          <table:table-cell/>
        </table:table-row>
        <table:table-row table:style-name="ro1">
          <table:table-cell office:value-type="float" office:value="660" calcext:value-type="float">
            <text:p>660</text:p>
          </table:table-cell>
          <table:table-cell office:value-type="string" calcext:value-type="string">
            <text:p>عُشَارِيٌّ</text:p>
          </table:table-cell>
          <table:table-cell/>
          <table:table-cell office:value-type="string" calcext:value-type="string">
            <text:p>عش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شَارِيٌّ-عُشَارِيٌّ [ع ش ر]. : هُوَ مَا بَلَغَ العَشَرَةَ مِنْ كُلِّ شَيْءٍ. 1."عُشَارِيُّ الأَوْجُهِ" : هُوَ مُجَسَّمٌ ذُو عَشَرَةِ سُطُوحٍ أَوْ أَوْجُهٍ أَوْ قَوَاعِدَ. 2."عُشَارِيُّ الضُّلُوعِ" : هُوَ مُضَلَّعٌ هَنْدَسِيٌّ ذُو عَشَرَةِ ضُلُوعٍ. 3."ثَوْبٌ عُشَارِيٌّ" : طُولُهُ عَشْرُ أَذْرُعٍ. 4."وَلَدٌ عُشَارِيٌّ" : اِبْنُ عَشْرِ سِنِينَ.</text:p>
          </table:table-cell>
          <table:table-cell/>
        </table:table-row>
        <table:table-row table:style-name="ro1">
          <table:table-cell office:value-type="float" office:value="661" calcext:value-type="float">
            <text:p>661</text:p>
          </table:table-cell>
          <table:table-cell office:value-type="string" calcext:value-type="string">
            <text:p>تَعَاوُنِيٌّ</text:p>
          </table:table-cell>
          <table:table-cell/>
          <table:table-cell office:value-type="string" calcext:value-type="string">
            <text:p>عو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تَعَاوُنِيَّةٌ سَكَنِيَّةٌ" : جَمْعِيَّةٌ لأَفْرَادِهَا مصالِحُ مُشْتَرَكَةٌ لإِنْجَازِ عَمَلٍ مَّا. 2."تَعَاوُنِيَّةُ الْمَوَادِّ الغِذَائِيَّةِ" : مَخْزَنٌ لِلْمَوَادِّ الغِذَائِيَّةِ وَغَيْرِهَا خَاصٌّ بِأَفْرَادٍ تَجْمَعُهُمْ مِهْنَةٌ وَاحِدَةُ </text:p>
          </table:table-cell>
          <table:table-cell/>
        </table:table-row>
        <table:table-row table:style-name="ro1">
          <table:table-cell office:value-type="float" office:value="662" calcext:value-type="float">
            <text:p>662</text:p>
          </table:table-cell>
          <table:table-cell office:value-type="string" calcext:value-type="string">
            <text:p>فَاشِيٌّ</text:p>
          </table:table-cell>
          <table:table-cell/>
          <table:table-cell office:value-type="string" calcext:value-type="string">
            <text:p>فاش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 فَاشِسْتِيَّةٌ.</text:p>
          </table:table-cell>
          <table:table-cell/>
        </table:table-row>
        <table:table-row table:style-name="ro1">
          <table:table-cell office:value-type="float" office:value="663" calcext:value-type="float">
            <text:p>663</text:p>
          </table:table-cell>
          <table:table-cell office:value-type="string" calcext:value-type="string">
            <text:p>فَارِسِيٌّ</text:p>
          </table:table-cell>
          <table:table-cell/>
          <table:table-cell office:value-type="string" calcext:value-type="string">
            <text:p>فرس</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رِسِيَّةٌ-فَارِسِيَّةٌ [ف ر س]. "اللُّغَةُ الفَارِس</text:p>
          </table:table-cell>
          <table:table-cell/>
        </table:table-row>
        <table:table-row table:style-name="ro1">
          <table:table-cell office:value-type="float" office:value="664" calcext:value-type="float">
            <text:p>664</text:p>
          </table:table-cell>
          <table:table-cell office:value-type="string" calcext:value-type="string">
            <text:p>فِطْرِيٌّ</text:p>
          </table:table-cell>
          <table:table-cell/>
          <table:table-cell office:value-type="string" calcext:value-type="string">
            <text:p>فط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طْرِيَّةٌ-فِطْرِيَّةٌ [ف ط ر]. : اِعْتِبَارُ أَفْكَارِ الإِنْسَانِ وَتَصَرُّفَاتِهِ جِبِلِّيَّةً وَمَوْجُودَةً فِي النَّفْسِ قَبْلَ التَّلْقِينِ وَالتَّعَلُّمِ وَالتَّجْرِبَةِ.</text:p>
          </table:table-cell>
          <table:table-cell/>
        </table:table-row>
        <table:table-row table:style-name="ro1">
          <table:table-cell office:value-type="float" office:value="665" calcext:value-type="float">
            <text:p>665</text:p>
          </table:table-cell>
          <table:table-cell office:value-type="string" calcext:value-type="string">
            <text:p>فَعَّالِيٌّ</text:p>
          </table:table-cell>
          <table:table-cell/>
          <table:table-cell office:value-type="string" calcext:value-type="string">
            <text:p>فع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فَعَّالِيَّةُ دَوَاءٍ" : تَأْثِيرُهُ وَقُوَّةُ مَفْعُولِهِ. 2."فَعَّالِيَّا</text:p>
          </table:table-cell>
          <table:table-cell/>
        </table:table-row>
        <table:table-row table:style-name="ro1">
          <table:table-cell office:value-type="float" office:value="666" calcext:value-type="float">
            <text:p>666</text:p>
          </table:table-cell>
          <table:table-cell office:value-type="string" calcext:value-type="string">
            <text:p>فِيزيُولُوجِيٌّ</text:p>
          </table:table-cell>
          <table:table-cell/>
          <table:table-cell office:value-type="string" calcext:value-type="string">
            <text:p>فيزي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عِلْمٌ يَبْحَثُ وَيَدْرُسُ وَظَائِفَ الأَعْضَاءِ فِي الْحَيَوَانِ وَالنَّبَاتِ، تَتَشَكَّلُ مِنْ خِلاَلِهَا ظَوَاهِرُ الْحَيَاةِ.</text:p>
          </table:table-cell>
          <table:table-cell/>
        </table:table-row>
        <table:table-row table:style-name="ro1">
          <table:table-cell office:value-type="float" office:value="667" calcext:value-type="float">
            <text:p>667</text:p>
          </table:table-cell>
          <table:table-cell office:value-type="string" calcext:value-type="string">
            <text:p>قَبَّانِيٌّ</text:p>
          </table:table-cell>
          <table:table-cell/>
          <table:table-cell office:value-type="string" calcext:value-type="string">
            <text:p>قب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قَبَّانِيٌّ-قَبَّانِيٌّ [ق ب ن].: صَاحِبُ القَبَّانِ، أَيِ الْوَزَّانُ بِالْقَبَّانِ.</text:p>
          </table:table-cell>
          <table:table-cell/>
        </table:table-row>
        <table:table-row table:style-name="ro1">
          <table:table-cell office:value-type="float" office:value="668" calcext:value-type="float">
            <text:p>668</text:p>
          </table:table-cell>
          <table:table-cell office:value-type="string" calcext:value-type="string">
            <text:p>قُطَامِيٌّ</text:p>
          </table:table-cell>
          <table:table-cell/>
          <table:table-cell office:value-type="string" calcext:value-type="string">
            <text:p>قط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طَامِيٌّ - [ق ط م]. 1. : صَقْرٌ. ن. صَقْرٌ. 2."نَبِيذٌ قُطَامِيٌّ" : شَدِيدٌ، قَوِيٌّ. </text:p>
          </table:table-cell>
          <table:table-cell/>
        </table:table-row>
        <table:table-row table:style-name="ro1">
          <table:table-cell office:value-type="float" office:value="669" calcext:value-type="float">
            <text:p>669</text:p>
          </table:table-cell>
          <table:table-cell office:value-type="string" calcext:value-type="string">
            <text:p>كُحْلِيٌّ</text:p>
          </table:table-cell>
          <table:table-cell/>
          <table:table-cell office:value-type="string" calcext:value-type="string">
            <text:p>كح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حْلِيٌّ-كُحْلِيٌّ، ةٌ [ك ح ل]. 1. : مَنْ يَصْنَعُ الكُحْلَ. 2."لَوْنٌ كُ</text:p>
          </table:table-cell>
          <table:table-cell/>
        </table:table-row>
        <table:table-row table:style-name="ro1">
          <table:table-cell office:value-type="float" office:value="670" calcext:value-type="float">
            <text:p>670</text:p>
          </table:table-cell>
          <table:table-cell office:value-type="string" calcext:value-type="string">
            <text:p>كُرَاعِيٌّ</text:p>
          </table:table-cell>
          <table:table-cell/>
          <table:table-cell office:value-type="string" calcext:value-type="string">
            <text:p>كر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كُرَاعِيٌّ-كُرَاعِيٌّ [ك ر ع]. : بَائِعُ الأَكَارِعِ.</text:p>
          </table:table-cell>
          <table:table-cell/>
        </table:table-row>
        <table:table-row table:style-name="ro1">
          <table:table-cell office:value-type="float" office:value="671" calcext:value-type="float">
            <text:p>671</text:p>
          </table:table-cell>
          <table:table-cell office:value-type="string" calcext:value-type="string">
            <text:p>كِلاَسِيكِيٌّ</text:p>
          </table:table-cell>
          <table:table-cell/>
          <table:table-cell office:value-type="string" calcext:value-type="string">
            <text:p>كلاسيك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1. : مَذْهَبٌ أَدَبِيٌّ وَفَنِّيٌّ نَشَأَ فِي أُورُوبَّا، يُقْصَدُ بِهِ مَجْمُوعُ الآثَارِ الأَدَبِيَّةِ وَالفَنِّيَّةِ الَّتِي تَعُودُ إِلَى العَصْرِ الرُّومَانِيِّ وَالإِغْرِيقِيِّ، مِنْها اسْتَوْحَى أُدَبَاءُ عَصْرِ النَّهْضَةِ (القَرْنُ 16،18) وَفَنَّانُوها نَمَاذِجَهُمْ وَأَغْرَاضَهُمْ وَأَنْوَاعَهُمْ وَأَشْكَالَ تَعَابِيرِهِمْ.</text:p>
          </table:table-cell>
          <table:table-cell/>
        </table:table-row>
        <table:table-row table:style-name="ro1">
          <table:table-cell office:value-type="float" office:value="672" calcext:value-type="float">
            <text:p>672</text:p>
          </table:table-cell>
          <table:table-cell office:value-type="string" calcext:value-type="string">
            <text:p>كَهْرَبَائِيٌّ</text:p>
          </table:table-cell>
          <table:table-cell/>
          <table:table-cell office:value-type="string" calcext:value-type="string">
            <text:p>كهر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كَهْرَبَائِيَّةٌ-كَهْرَبَائِيَّةٌ [ك هـ ر ب]. "الطَّاقَةُ الكَهْرَبَائ</text:p>
          </table:table-cell>
          <table:table-cell/>
        </table:table-row>
        <table:table-row table:style-name="ro1">
          <table:table-cell office:value-type="float" office:value="673" calcext:value-type="float">
            <text:p>673</text:p>
          </table:table-cell>
          <table:table-cell office:value-type="string" calcext:value-type="string">
            <text:p>كَهْرَمَائِيٌّ</text:p>
          </table:table-cell>
          <table:table-cell/>
          <table:table-cell office:value-type="string" calcext:value-type="string">
            <text:p>كهرمائ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ا يَخْتَصُّ بِإِنْتَاجِ الطَّاقَةِ الكَهْرَبَائِيَّةِ الْمُوَلَّدَةِ مِنْ دَفْعِ الْمَاءِ.</text:p>
          </table:table-cell>
          <table:table-cell/>
        </table:table-row>
        <table:table-row table:style-name="ro1">
          <table:table-cell office:value-type="float" office:value="674" calcext:value-type="float">
            <text:p>674</text:p>
          </table:table-cell>
          <table:table-cell office:value-type="string" calcext:value-type="string">
            <text:p>لِحْيَانِيٌّ</text:p>
          </table:table-cell>
          <table:table-cell/>
          <table:table-cell office:value-type="string" calcext:value-type="string">
            <text:p>لح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لِحْيَانِيٌّ - [ل ح ي]. "رَجُلٌ لِحْيَانِيٌّ" : طَوِيلُ اللِّحْيَةِ، أَوْ عَظِيمُهَا. </text:p>
          </table:table-cell>
          <table:table-cell/>
        </table:table-row>
        <table:table-row table:style-name="ro1">
          <table:table-cell office:value-type="float" office:value="675" calcext:value-type="float">
            <text:p>675</text:p>
          </table:table-cell>
          <table:table-cell office:value-type="string" calcext:value-type="string">
            <text:p>يَلْمَعِيٌّ</text:p>
          </table:table-cell>
          <table:table-cell/>
          <table:table-cell office:value-type="string" calcext:value-type="string">
            <text:p>لم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يَلْمَعِيٌّ-يَلْمَعِيٌّ، ةٌ [ل م ع]. 1."وَلدٌ يَلْمَعِيٌّ" : ذَكِيٌّ، شَدِيدُ الذَّكَاءِ . 2."رَجُلٌ يَلْمَعِيٌّ" : يَخْلِطُ الصِّدْقَ بِالكَذِبِ.</text:p>
          </table:table-cell>
          <table:table-cell/>
        </table:table-row>
        <table:table-row table:style-name="ro1">
          <table:table-cell office:value-type="float" office:value="676" calcext:value-type="float">
            <text:p>676</text:p>
          </table:table-cell>
          <table:table-cell office:value-type="string" calcext:value-type="string">
            <text:p>تَمْثيلِيٌّ</text:p>
          </table:table-cell>
          <table:table-cell/>
          <table:table-cell office:value-type="string" calcext:value-type="string">
            <text:p>مث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مْثيلِيَّةٌ-تَمْثيلِيَّةٌ [م ث ل] (فن). "قَدَّمَتِ الفِرْقَةُ تَمْثِيليَّةً بِعُنْوانِ(الكَرَاسِيّ)" : مَسْرَحِيَّةً تُمَثَّلُ على الْمَسْرَحِ.</text:p>
          </table:table-cell>
          <table:table-cell/>
        </table:table-row>
        <table:table-row table:style-name="ro1">
          <table:table-cell office:value-type="float" office:value="677" calcext:value-type="float">
            <text:p>677</text:p>
          </table:table-cell>
          <table:table-cell office:value-type="string" calcext:value-type="string">
            <text:p>مُخَاطِيّ</text:p>
          </table:table-cell>
          <table:table-cell/>
          <table:table-cell office:value-type="string" calcext:value-type="string">
            <text:p>مخط</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اطِيّ-مُخَاطِيّ [م خ ط].: مَا كَانَ كَالْمُخاطِ.</text:p>
          </table:table-cell>
          <table:table-cell/>
        </table:table-row>
        <table:table-row table:style-name="ro1">
          <table:table-cell office:value-type="float" office:value="678" calcext:value-type="float">
            <text:p>678</text:p>
          </table:table-cell>
          <table:table-cell office:value-type="string" calcext:value-type="string">
            <text:p>نَازِيٌّ</text:p>
          </table:table-cell>
          <table:table-cell/>
          <table:table-cell office:value-type="string" calcext:value-type="string">
            <text:p>ناز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سيا). : الْمُنْتَمِي إِلَى النَّازِيَّةِ.</text:p>
          </table:table-cell>
          <table:table-cell/>
        </table:table-row>
        <table:table-row table:style-name="ro1">
          <table:table-cell office:value-type="float" office:value="679" calcext:value-type="float">
            <text:p>679</text:p>
          </table:table-cell>
          <table:table-cell office:value-type="string" calcext:value-type="string">
            <text:p>إِنْتاجِيٌّ</text:p>
          </table:table-cell>
          <table:table-cell/>
          <table:table-cell office:value-type="string" calcext:value-type="string">
            <text:p>نت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نْتاجِيَّةٌ-إِنْتاجِيَّةٌ [ن ت ج]. "إِنْتاجِيَّةُ الْمَعْمَلِ" : العائِدُ مِنْ تِجارَةِ سِلْعَةٍ أَوْ خِدْمَةٍ في فَتْرَةٍ مُعَيَّنَةٍ، وَيَتِمُّ تَقْديرُها بِوَحَداتٍ عَيْنِيَّةٍ أَوْ نَقْدِيَّةٍ.</text:p>
          </table:table-cell>
          <table:table-cell/>
        </table:table-row>
        <table:table-row table:style-name="ro1">
          <table:table-cell office:value-type="float" office:value="680" calcext:value-type="float">
            <text:p>680</text:p>
          </table:table-cell>
          <table:table-cell office:value-type="string" calcext:value-type="string">
            <text:p>نَشَاوِيٌّ</text:p>
          </table:table-cell>
          <table:table-cell/>
          <table:table-cell office:value-type="string" calcext:value-type="string">
            <text:p>نش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شَاوِيَّةٌ-نَشَاوِيَّةٌ [ن ش و]. : طَعَامٌ يُصْنَعُ مِنَ النَّشَا وَالسُّكَّرِ.</text:p>
          </table:table-cell>
          <table:table-cell/>
        </table:table-row>
        <table:table-row table:style-name="ro1">
          <table:table-cell office:value-type="float" office:value="681" calcext:value-type="float">
            <text:p>681</text:p>
          </table:table-cell>
          <table:table-cell office:value-type="string" calcext:value-type="string">
            <text:p>نَظَّارَاتِيٌّ</text:p>
          </table:table-cell>
          <table:table-cell/>
          <table:table-cell office:value-type="string" calcext:value-type="string">
            <text:p>نظ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نَظَّارَاتِيٌّ-نَظَّارَاتِيٌّ [ن ظ ر]. : صَانِعُ، بَائِعُ النَّظَّارَاتِ.</text:p>
          </table:table-cell>
          <table:table-cell/>
        </table:table-row>
        <table:table-row table:style-name="ro1">
          <table:table-cell office:value-type="float" office:value="682" calcext:value-type="float">
            <text:p>682</text:p>
          </table:table-cell>
          <table:table-cell office:value-type="string" calcext:value-type="string">
            <text:p>لاَنِهَائِيٌّ</text:p>
          </table:table-cell>
          <table:table-cell/>
          <table:table-cell office:value-type="string" calcext:value-type="string">
            <text:p>نه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اَنِهَائِيٌّ-لاَنِهَائِيٌّ [ن هـ ي]. "فَضَاءٌ لاَنِهَائِيٌّ" : لاَ مَحْدُودٌ، لاَ نِهَايَةَ لَهُ.</text:p>
          </table:table-cell>
          <table:table-cell/>
        </table:table-row>
        <table:table-row table:style-name="ro1">
          <table:table-cell office:value-type="float" office:value="683" calcext:value-type="float">
            <text:p>683</text:p>
          </table:table-cell>
          <table:table-cell office:value-type="string" calcext:value-type="string">
            <text:p>هُلاَمِيٌّ</text:p>
          </table:table-cell>
          <table:table-cell/>
          <table:table-cell office:value-type="string" calcext:value-type="string">
            <text:p>هل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يهود</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هُلاَمِيٌّ-هُلاَمِيٌّ، ةٌ [هـ ل م]. 1."مَادَّةٌ هُلاَمِيَّةٌ" : جِيلاَتِينِيَّةٌ، أَيْ مُخَاطِيَّةٌ. 2."مَرَقٌ هُلاَمِيٌّ" : مُتَجَمِّدٌ.</text:p>
          </table:table-cell>
          <table:table-cell/>
        </table:table-row>
        <table:table-row table:style-name="ro1">
          <table:table-cell office:value-type="float" office:value="684" calcext:value-type="float">
            <text:p>684</text:p>
          </table:table-cell>
          <table:table-cell office:value-type="string" calcext:value-type="string">
            <text:p>يَهُودِيٌّ</text:p>
          </table:table-cell>
          <table:table-cell/>
          <table:table-cell office:value-type="string" calcext:value-type="string">
            <text:p>هود</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يَهُودِيَّةٌ-يَهُودِيَّةٌ [هـ و د]. : شَريعَةُ الْيَهُودِ وَهِيَ تَتَضَمَّنُ التَّعَالِيمَ وَالْوَصَايَا الَّتِي جَاءَ بِهَا النَّبِيُّ مُوسَى عَلَيْهِ السَّلاَمُ.</text:p>
          </table:table-cell>
          <table:table-cell/>
        </table:table-row>
        <table:table-row table:style-name="ro2">
          <table:table-cell office:value-type="float" office:value="685" calcext:value-type="float">
            <text:p>685</text:p>
          </table:table-cell>
          <table:table-cell office:value-type="string" calcext:value-type="string">
            <text:p>يَهُودٌ</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يَهُودِ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86" calcext:value-type="float">
            <text:p>686</text:p>
          </table:table-cell>
          <table:table-cell office:value-type="string" calcext:value-type="string">
            <text:p>يَائِيٌ</text:p>
          </table:table-cell>
          <table:table-cell/>
          <table:table-cell office:value-type="string" calcext:value-type="string">
            <text:p>يائ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نِسْبَةٌ إِلَى الْيَاءِ. "قَصِيدَةٌ يَائِيَّةٌ" : أَيْ قَافِيَتُهَا يَاءٌ. </text:p>
          </table:table-cell>
          <table:table-cell/>
        </table:table-row>
        <table:table-row table:style-name="ro1">
          <table:table-cell office:value-type="float" office:value="687" calcext:value-type="float">
            <text:p>687</text:p>
          </table:table-cell>
          <table:table-cell office:value-type="string" calcext:value-type="string">
            <text:p>واو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688" calcext:value-type="float">
            <text:p>688</text:p>
          </table:table-cell>
          <table:table-cell office:value-type="string" calcext:value-type="string">
            <text:p>بابِلِ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بابِلُ): كصاحِبٍ [ع] بالعراقِ وإليه يُنْسَبُ السِحرُ والخَمْرُ (والبابِلِيُّ) السَّمُّ (كالبابِلِيَّةِ). </text:p>
          </table:table-cell>
          <table:table-cell/>
        </table:table-row>
        <table:table-row table:style-name="ro1">
          <table:table-cell office:value-type="float" office:value="689" calcext:value-type="float">
            <text:p>689</text:p>
          </table:table-cell>
          <table:table-cell office:value-type="string" calcext:value-type="string">
            <text:p>فَخَّارِيٌّ</text:p>
          </table:table-cell>
          <table:table-cell/>
          <table:table-cell office:value-type="string" calcext:value-type="string">
            <text:p>فخار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صَانِعُ الْخَزَفِ وَبَائِعُهُ.</text:p>
          </table:table-cell>
          <table:table-cell/>
        </table:table-row>
        <table:table-row table:style-name="ro1">
          <table:table-cell office:value-type="float" office:value="690" calcext:value-type="float">
            <text:p>690</text:p>
          </table:table-cell>
          <table:table-cell office:value-type="string" calcext:value-type="string">
            <text:p>مِثْلِ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691" calcext:value-type="float">
            <text:p>691</text:p>
          </table:table-cell>
          <table:table-cell office:value-type="string" calcext:value-type="string">
            <text:p>مِهْنِ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692" calcext:value-type="float">
            <text:p>692</text:p>
          </table:table-cell>
          <table:table-cell office:value-type="string" calcext:value-type="string">
            <text:p>إِسْلامِ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693" calcext:value-type="float">
            <text:p>693</text:p>
          </table:table-cell>
          <table:table-cell office:value-type="string" calcext:value-type="string">
            <text:p>أُمِّيٌّ</text:p>
          </table:table-cell>
          <table:table-cell/>
          <table:table-cell office:value-type="string" calcext:value-type="string">
            <text:p>أم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حَرامِيَّ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كانَ أُمِّيّاً" : أَيْ لاَ يَعْرِفُ الكِتابَةَ وَلاَ القِراءةَ.الجمعة آية 2هُوَ الَّذِي بَعَثَ في الأُمِّيِّينَ رَسولاً (قرآن).</text:p>
          </table:table-cell>
          <table:table-cell/>
        </table:table-row>
        <table:table-row table:style-name="ro1">
          <table:table-cell office:value-type="float" office:value="694" calcext:value-type="float">
            <text:p>694</text:p>
          </table:table-cell>
          <table:table-cell office:value-type="string" calcext:value-type="string">
            <text:p>حَرامِيٌّ</text:p>
          </table:table-cell>
          <table:table-cell/>
          <table:table-cell office:value-type="string" calcext:value-type="string">
            <text:p>حر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أَلْقَى القَبْضَ عَلى الحَرامِيَّ" : اللِّصُّ لأَنَّهُ يَفْعَلُ الحَرامَ.</text:p>
          </table:table-cell>
          <table:table-cell/>
        </table:table-row>
        <table:table-row table:style-name="ro1">
          <table:table-cell office:value-type="float" office:value="695" calcext:value-type="float">
            <text:p>695</text:p>
          </table:table-cell>
          <table:table-cell office:value-type="string" calcext:value-type="string">
            <text:p>حَرامِيَّ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office:value-type="string" calcext:value-type="string">
            <text:p>+ون;+ات;</text:p>
          </table:table-cell>
          <table:table-cell office:value-type="string" calcext:value-type="string">
            <text:p>حَرامِ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96" calcext:value-type="float">
            <text:p>696</text:p>
          </table:table-cell>
          <table:table-cell office:value-type="string" calcext:value-type="string">
            <text:p>حَبَشِ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697" calcext:value-type="float">
            <text:p>697</text:p>
          </table:table-cell>
          <table:table-cell office:value-type="string" calcext:value-type="string">
            <text:p>عُضْوِيٌّ</text:p>
          </table:table-cell>
          <table:table-cell/>
          <table:table-cell office:value-type="string" calcext:value-type="string">
            <text:p>عضو</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ضْوِيَّةٌ-عُضْوِيَّةٌ [ع ض و] (مص صِنَاعِيٌّ). "قُبِلَتْ عُضْوِيَّتُهُ فِي الْجَمْعِيَّةِ" : أُعْطِيَتْ لَهُ صِفَةُ العُضْوِ فِي الْجَمْعِيَّةِ.</text:p>
          </table:table-cell>
          <table:table-cell/>
        </table:table-row>
        <table:table-row table:style-name="ro1">
          <table:table-cell office:value-type="float" office:value="698" calcext:value-type="float">
            <text:p>698</text:p>
          </table:table-cell>
          <table:table-cell office:value-type="string" calcext:value-type="string">
            <text:p>مِدْفَعِيٌّ</text:p>
          </table:table-cell>
          <table:table-cell/>
          <table:table-cell office:value-type="string" calcext:value-type="string">
            <text:p>دف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فَعِيَّةٌ-مِدْفَعِيَّةٌ [د ف ع] (مص. صِنَاعِـيٌّ). "مِدْفَعِـيَّـةُ الْمَيْدَانِ":مَجْمُوعَةُ الْمَدَافِعِ الْمُخْتَصَّةِ بِالْمَيْدَانِ. "الْمِدْفَعِيَّةُ الْمُضَادَّةُ لِلطَّائِرَاتِ" "المِدْفَعِيَّةُ الْمُضَادَّةُ لِلصَّوَارِيخِ".</text:p>
          </table:table-cell>
          <table:table-cell/>
        </table:table-row>
        <table:table-row table:style-name="ro1">
          <table:table-cell office:value-type="float" office:value="699" calcext:value-type="float">
            <text:p>699</text:p>
          </table:table-cell>
          <table:table-cell office:value-type="string" calcext:value-type="string">
            <text:p>أَرِستقراطِيٌّ</text:p>
          </table:table-cell>
          <table:table-cell/>
          <table:table-cell office:value-type="string" calcext:value-type="string">
            <text:p>أرستقراط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ص. صِنَاعِيٌّ). "يَنْتَمِي إلَى الطَّبَقَةِ الأرِسْتُقْرَطِيَّةِ" : طَبَقَةٌ عُلْيَا فِي الْمُجْتَمَعِ، يَمْلِكُ أَفْرَادُهَا الشَّرَفَ وَالجَاهَ والسُّلْطَةَ.</text:p>
          </table:table-cell>
          <table:table-cell/>
        </table:table-row>
        <table:table-row table:style-name="ro1">
          <table:table-cell office:value-type="float" office:value="700" calcext:value-type="float">
            <text:p>700</text:p>
          </table:table-cell>
          <table:table-cell office:value-type="string" calcext:value-type="string">
            <text:p>أُوتُوقْرَاطِيٌّ</text:p>
          </table:table-cell>
          <table:table-cell/>
          <table:table-cell office:value-type="string" calcext:value-type="string">
            <text:p>أوتوقراط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وتُوقْرَاطِيَّةٌ-أُوتُوقْرَاطِيَّةٌ (مص. صِنَاعِيٌّ). "السُّلْطَةُ الأتُوقْرَاطِيَّةُ": السُّلْطَةُ الْمُسْتَبِدَّةُ.</text:p>
          </table:table-cell>
          <table:table-cell/>
        </table:table-row>
        <table:table-row table:style-name="ro1">
          <table:table-cell office:value-type="float" office:value="701" calcext:value-type="float">
            <text:p>701</text:p>
          </table:table-cell>
          <table:table-cell office:value-type="string" calcext:value-type="string">
            <text:p>جَاسُوسِيٌّ</text:p>
          </table:table-cell>
          <table:table-cell/>
          <table:table-cell office:value-type="string" calcext:value-type="string">
            <text:p>جسس</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اسُوسِيَّةٌ-جَاسُوسِيَّةٌ [ج س س] (مص. صِنَاعِيٌّ).: مِهْنَةُ الجَوَاسِيسِ، أَيْ ت</text:p>
          </table:table-cell>
          <table:table-cell/>
        </table:table-row>
        <table:table-row table:style-name="ro1">
          <table:table-cell office:value-type="float" office:value="702" calcext:value-type="float">
            <text:p>702</text:p>
          </table:table-cell>
          <table:table-cell office:value-type="string" calcext:value-type="string">
            <text:p>جُمْهُورِيٌّ</text:p>
          </table:table-cell>
          <table:table-cell/>
          <table:table-cell office:value-type="string" calcext:value-type="string">
            <text:p>جمه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نِظَامُ حُكْمٍ يُنْتَخَبُ فِيهِ رَئِيسُهُ لِمُدَّةٍ مُعَيَّنَةٍ كَمَا يُحَدِّدُهَا دُسْتُورُ البِلاَدِ.</text:p>
          </table:table-cell>
          <table:table-cell/>
        </table:table-row>
        <table:table-row table:style-name="ro1">
          <table:table-cell office:value-type="float" office:value="703" calcext:value-type="float">
            <text:p>703</text:p>
          </table:table-cell>
          <table:table-cell office:value-type="string" calcext:value-type="string">
            <text:p>مَحَلِّيٌّ</text:p>
          </table:table-cell>
          <table:table-cell/>
          <table:table-cell office:value-type="string" calcext:value-type="string">
            <text:p>حل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حَلِّيَّةٌ-مَحَلِّيَّةٌ [ح ل ل] (مص. صِنَاعِيٌّ). "تَجَاوَزَ مَنْطِقَ الْمَحَلِّيَّةِ إِلَى العَالَمِيَّةِ" : مَنْطِقَ الإقْلِيمِيَّةِ.</text:p>
          </table:table-cell>
          <table:table-cell/>
        </table:table-row>
        <table:table-row table:style-name="ro1">
          <table:table-cell office:value-type="float" office:value="704" calcext:value-type="float">
            <text:p>704</text:p>
          </table:table-cell>
          <table:table-cell office:value-type="string" calcext:value-type="string">
            <text:p>دِبْلُومَاسِيٌّ</text:p>
          </table:table-cell>
          <table:table-cell/>
          <table:table-cell office:value-type="string" calcext:value-type="string">
            <text:p>دبلوماس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بْلُومَاسِيَّةٌ-دِبْلُومَاسِيَّةٌ (مص. صِنَاعِيٌّ). : صِفَةٌ تَخُصُّ التَّمْثِيلَ السِّيَاسِيَّ لِلْبِلاَدِ وَتَصْرِيفَ شُؤُونِهَا الخَارِجِيَّةِ لَدَى الدُّوَلِ الأجْنَبِيَّةِ.</text:p>
          </table:table-cell>
          <table:table-cell/>
        </table:table-row>
        <table:table-row table:style-name="ro1">
          <table:table-cell office:value-type="float" office:value="705" calcext:value-type="float">
            <text:p>705</text:p>
          </table:table-cell>
          <table:table-cell office:value-type="string" calcext:value-type="string">
            <text:p>مُدِيرِيٌّ</text:p>
          </table:table-cell>
          <table:table-cell/>
          <table:table-cell office:value-type="string" calcext:value-type="string">
            <text:p>دو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مُؤَسَّسَةٌ إِدَارِيَّةٌ حُكُومِيَّةٌ خَاضِعَةٌ لِسُلْطَةِ مُدِيرٍ عَامٍّ.</text:p>
          </table:table-cell>
          <table:table-cell/>
        </table:table-row>
        <table:table-row table:style-name="ro1">
          <table:table-cell office:value-type="float" office:value="706" calcext:value-type="float">
            <text:p>706</text:p>
          </table:table-cell>
          <table:table-cell office:value-type="string" calcext:value-type="string">
            <text:p>رَاديكَالِيٌّ</text:p>
          </table:table-cell>
          <table:table-cell/>
          <table:table-cell office:value-type="string" calcext:value-type="string">
            <text:p>راديكال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اديكَالِيَّةٌ-رَاديكَالِيَّةٌ (فل) (مص. صِنَاعِيٌّ). : مَذْهَبٌ فَلْسَفِيٌّ وسِيَاسيٌّ قَائِمٌ على اللِّيبْرالِيَّةِ الاقْتِصادِيَّةِ والْمُبَادَرَةِ الفَرْدِيَّةِ وَالعَقْلانِيَّةِ، يَدْعُو إِلَى الإِصْلاحِ السِّيَاسِيِّ الجِذْرِيِّ.</text:p>
          </table:table-cell>
          <table:table-cell/>
        </table:table-row>
        <table:table-row table:style-name="ro1">
          <table:table-cell office:value-type="float" office:value="707" calcext:value-type="float">
            <text:p>707</text:p>
          </table:table-cell>
          <table:table-cell office:value-type="string" calcext:value-type="string">
            <text:p>رَأْسُمَاليٌّ</text:p>
          </table:table-cell>
          <table:table-cell/>
          <table:table-cell office:value-type="string" calcext:value-type="string">
            <text:p>رأس،مو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أْسُمَاليَّةٌ-رَأْسُمَاليَّةٌ [ر أ س، م و ل] (مص. صِنَاعِيٌّ). : نِظَامٌ اِقْتِصَادِيٌّ يَقُومُ عَلَى اس</text:p>
          </table:table-cell>
          <table:table-cell/>
        </table:table-row>
        <table:table-row table:style-name="ro1">
          <table:table-cell office:value-type="float" office:value="708" calcext:value-type="float">
            <text:p>708</text:p>
          </table:table-cell>
          <table:table-cell office:value-type="string" calcext:value-type="string">
            <text:p>مَرْكَزِيٌّ</text:p>
          </table:table-cell>
          <table:table-cell/>
          <table:table-cell office:value-type="string" calcext:value-type="string">
            <text:p>ركز</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كَزِيَّةٌ-مَرْكَزِيَّةٌ [ر ك ز] (مص. صِنَاعِيٌّ). 1."تَعْتَمِدُ الدَّوْلَةُ سِيَاسَةَ الْمَرْكَزِيَّةِ" : اِعْتِمَادُ تَمَرْكُزِ السُّلَطِ فِي مَرْكَزٍ وَاحِدٍ وَإِخْضَاعُهَا لَهُ. 2."اِعْتِمَادُ اللاَّمَرْكَزِيَّةِ فِي نِظَامِ الحُكْمِ" : اِعْتِمَادُ نَقْلِ الكَثِيرِ مِنَ السُّلَطِ إِلَى الجِهَاتِ التَّابِعَةِ لِلْمَرْكَزِ.</text:p>
          </table:table-cell>
          <table:table-cell/>
        </table:table-row>
        <table:table-row table:style-name="ro1">
          <table:table-cell office:value-type="float" office:value="709" calcext:value-type="float">
            <text:p>709</text:p>
          </table:table-cell>
          <table:table-cell office:value-type="string" calcext:value-type="string">
            <text:p>رَهْبانِيٌّ</text:p>
          </table:table-cell>
          <table:table-cell/>
          <table:table-cell office:value-type="string" calcext:value-type="string">
            <text:p>ره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هْبانِيَّةٌ-رَهْبانِيَّةٌ [ر هـ ب] (مص. صِنَاعِيٌّ). "دَخَلَ في الرَّهْبانِيَّةِ" : الزُّهْدُ في الدُّنْيا والاِنْقِطاعُ عَنْ ملَذَّاتِها وَعَنِ الزَّواجِ. "لاَ رَهْبانِيَّةَ في الإِسْلامِ" الحديد آية 27 وَرَهْبانِيَّةً ابْتَدَعوها ما كَتَبْناها عَلَيْهِمْ (قرآن).</text:p>
          </table:table-cell>
          <table:table-cell/>
        </table:table-row>
        <table:table-row table:style-name="ro1">
          <table:table-cell office:value-type="float" office:value="710" calcext:value-type="float">
            <text:p>710</text:p>
          </table:table-cell>
          <table:table-cell office:value-type="string" calcext:value-type="string">
            <text:p>سَلْبِيٌّ</text:p>
          </table:table-cell>
          <table:table-cell/>
          <table:table-cell office:value-type="string" calcext:value-type="string">
            <text:p>سل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 نِظامٌ فلْسَفِيٌّ قائِمٌ على رَفْضِ كُلِّ حَقيقَةٍ أَوْ مُعْتَقَدٍ، كَما يَعْنِي التَّرَدُّدَ والإِضْرابَ عَنِ العَمَلِ وَعَدَمَ التَّعاوُنِ.</text:p>
          </table:table-cell>
          <table:table-cell/>
        </table:table-row>
        <table:table-row table:style-name="ro1">
          <table:table-cell office:value-type="float" office:value="711" calcext:value-type="float">
            <text:p>711</text:p>
          </table:table-cell>
          <table:table-cell office:value-type="string" calcext:value-type="string">
            <text:p>شَخْصِيٌّ</text:p>
          </table:table-cell>
          <table:table-cell/>
          <table:table-cell office:value-type="string" calcext:value-type="string">
            <text:p>شخص</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خْصِيَّةٌ-شَخْصِيَّةٌ [ش خ ص] (مص. صِنَاعِيٌّ). الْمُخْتَصُّ بِالشَّخْصِ، وَالْمُمَيِّزُ لِخَصَائِصِهِ الجِسْمِيَّةِ وَالفِعْلِيَّةِ وَالعَاطِفِيَّةِ. 1."زَارَتِ الْمَعْهَدَ شَخْصِيَّةٌ بَارِزَةٌ" : إنْسَانٌ لَهُ وُجُودٌ فِعْلِيٌّ فِي مَجَالٍ مَّا، يَحْتَلُّ مَنْصِباً عَالِياً وَيَتَمَتَّعُ بِنُفُوذٍ. 2."اِسْتَقْبَلَ الوَزِيرُ الوَفْدَ بِصِفَتِهِ الشَّخْصِيَّةِ" : أَيْ لَيْسَ بِصِفَتِهِ الحُكُومِيَّةِ الرَّسْمِيَّةِ. 3."قَانُونُ الأَحْوَالِ الشَّخْصِيَّةِ" :</text:p>
          </table:table-cell>
          <table:table-cell/>
        </table:table-row>
        <table:table-row table:style-name="ro1">
          <table:table-cell office:value-type="float" office:value="712" calcext:value-type="float">
            <text:p>712</text:p>
          </table:table-cell>
          <table:table-cell office:value-type="string" calcext:value-type="string">
            <text:p>شَاعِريٌّ</text:p>
          </table:table-cell>
          <table:table-cell/>
          <table:table-cell office:value-type="string" calcext:value-type="string">
            <text:p>شع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اعِريَّةٌ-شَاعِريَّةٌ [ش ع ر] (مص. صِنَاعِيٌّ). "يَتَمتَّعُ </text:p>
          </table:table-cell>
          <table:table-cell/>
        </table:table-row>
        <table:table-row table:style-name="ro1">
          <table:table-cell office:value-type="float" office:value="713" calcext:value-type="float">
            <text:p>713</text:p>
          </table:table-cell>
          <table:table-cell office:value-type="string" calcext:value-type="string">
            <text:p>شَهْرِيٌّ</text:p>
          </table:table-cell>
          <table:table-cell/>
          <table:table-cell office:value-type="string" calcext:value-type="string">
            <text:p>شه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هْرِيَّةٌ-شَهْرِيَّةٌ [ش هـ ر] (مص. صِنَاعِيٌّ). "تَسَلَّمَ شَهْرِيَّتَهُ": رَاتِبَهُ الشَّهْرِيَّ. "قَالَ لِي: إِنَّ أُجْرَتَهُ الشَّهْرِيَّةَ لاَ تَكْفِيهِ".</text:p>
          </table:table-cell>
          <table:table-cell/>
        </table:table-row>
        <table:table-row table:style-name="ro1">
          <table:table-cell office:value-type="float" office:value="714" calcext:value-type="float">
            <text:p>714</text:p>
          </table:table-cell>
          <table:table-cell office:value-type="string" calcext:value-type="string">
            <text:p>شُيُوعِيٌّ</text:p>
          </table:table-cell>
          <table:table-cell/>
          <table:table-cell office:value-type="string" calcext:value-type="string">
            <text:p>شي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يُوعِيَّةٌ-شُيُوعِيَّةٌ [ش ي ع] (مص. صِنَاعِيٌّ) (سيا).: مَذْهَبٌ اِقْتِصَادِيٌّ وَاجْتِمَاعِيٌّ قَائِمٌ عَلَى جَعْلِ وَسَائِلِ الإِنْتَاجِ مُشْتَرَكَةً</text:p>
          </table:table-cell>
          <table:table-cell/>
        </table:table-row>
        <table:table-row table:style-name="ro1">
          <table:table-cell office:value-type="float" office:value="715" calcext:value-type="float">
            <text:p>715</text:p>
          </table:table-cell>
          <table:table-cell office:value-type="string" calcext:value-type="string">
            <text:p>صُوفِيٌّ</text:p>
          </table:table-cell>
          <table:table-cell/>
          <table:table-cell office:value-type="string" calcext:value-type="string">
            <text:p>صوف</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وفِيَّةٌ-صُوفِيَّةٌ [ص و ف] (مص. صِنَاعِيٌّ). "كَانَ رَحِمَهُ اللَّهُ مِنْ رِجَالِ الصُّوفِيَّةِ" : مِنْ رِجَالِ التَّعَبُّدِ وَالزُّهْدِ وَالْخَلْوَةِ للِنُّسْكِ وَالتَّقَشُّفِ.</text:p>
          </table:table-cell>
          <table:table-cell/>
        </table:table-row>
        <table:table-row table:style-name="ro1">
          <table:table-cell office:value-type="float" office:value="716" calcext:value-type="float">
            <text:p>716</text:p>
          </table:table-cell>
          <table:table-cell office:value-type="string" calcext:value-type="string">
            <text:p>طُوبَاوِيٌّ</text:p>
          </table:table-cell>
          <table:table-cell/>
          <table:table-cell office:value-type="string" calcext:value-type="string">
            <text:p>طو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وبَاوِيَّةٌ-طُوبَاوِيَّةٌ، طُوبَائِيَّةٌ [ط و ب] (مص. صِنَاعِيٌّ). "يَدْعُو إِلَى اشْتِرَاكِيَّةٍ طُوبَائِيَّةٍ" : الاشْتِرَاكِيَّةُ الَّتِي تَحْلُمُ بِمُجْتَمَعٍ خَالٍ مِنَ الصِّرَاعِ وَتَسْعَى إلى تَحْقيقِ مُثُلٍ عُلْيا بَعِيدَةٍ عَنِ الوَاقِعِ.</text:p>
          </table:table-cell>
          <table:table-cell/>
        </table:table-row>
        <table:table-row table:style-name="ro1">
          <table:table-cell office:value-type="float" office:value="717" calcext:value-type="float">
            <text:p>717</text:p>
          </table:table-cell>
          <table:table-cell office:value-type="string" calcext:value-type="string">
            <text:p>تَعْبِيرِيٌّ</text:p>
          </table:table-cell>
          <table:table-cell/>
          <table:table-cell office:value-type="string" calcext:value-type="string">
            <text:p>عب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تَعْبِيرِيَّةٌ-تَعْبِيرِيَّةٌ [ع ب ر] (مص. صِنَاعِيٌّ).: مَذْهَبٌ مِنْ مَذَاهِبِ الفَنِّ وَالأَدَبِ وَبِالأَخَصِّ فِي مَجَالِ الرَّسْمِ، ظَهَرَ فِي أُورُوبَّا فِي بِدَايَةِ هَذ</text:p>
          </table:table-cell>
          <table:table-cell/>
        </table:table-row>
        <table:table-row table:style-name="ro1">
          <table:table-cell office:value-type="float" office:value="718" calcext:value-type="float">
            <text:p>718</text:p>
          </table:table-cell>
          <table:table-cell office:value-type="string" calcext:value-type="string">
            <text:p>مَعْلُومَاتِيٌّ</text:p>
          </table:table-cell>
          <table:table-cell/>
          <table:table-cell office:value-type="string" calcext:value-type="string">
            <text:p>عل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أَصْبَحَتِ الْمَعْلُومِيَّاتُ تَحْتَلُّ مَكَاناً شَاسِعاً فِي العَصْرِ الْحَدِيثِ" : عِلْمٌ يَهْتَمُّ بِتَحْلِيلِ الْمَعْلُومَاتِ آلِيّاً بِوَاسِطَةِ الْحَوَاسِيبِ.</text:p>
          </table:table-cell>
          <table:table-cell/>
        </table:table-row>
        <table:table-row table:style-name="ro1">
          <table:table-cell office:value-type="float" office:value="719" calcext:value-type="float">
            <text:p>719</text:p>
          </table:table-cell>
          <table:table-cell office:value-type="string" calcext:value-type="string">
            <text:p>فَاشِسْتِيٌّ</text:p>
          </table:table-cell>
          <table:table-cell/>
          <table:table-cell office:value-type="string" calcext:value-type="string">
            <text:p>فاشست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شِسْتِيَّةٌ-فَاشِسْتِيَّةٌ (سيا) (مص. صِنَاعِيٌّ). : نِظَامٌ قَائِمٌ عَلَى اسْتِبْدَادِ السُّلْطَةِ بِالْحُكْمِ وَالتَّعَصُّبِ الْقَوْمِيِّ وَالتَّطَرُّفِ الْعِرْقِيِّ.</text:p>
          </table:table-cell>
          <table:table-cell/>
        </table:table-row>
        <table:table-row table:style-name="ro1">
          <table:table-cell office:value-type="float" office:value="720" calcext:value-type="float">
            <text:p>720</text:p>
          </table:table-cell>
          <table:table-cell office:value-type="string" calcext:value-type="string">
            <text:p>تَقَدُّمِيٌّ</text:p>
          </table:table-cell>
          <table:table-cell/>
          <table:table-cell office:value-type="string" calcext:value-type="string">
            <text:p>قد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تَقَدُّمِيَّةٌ-تَقَدُّمِيَّةٌ [ق د م] (مص. صِنَاعِيٌّ). "عَبَّرَ عن أَفْكارِهِ التَّقَدُّم</text:p>
          </table:table-cell>
          <table:table-cell/>
        </table:table-row>
        <table:table-row table:style-name="ro1">
          <table:table-cell office:value-type="float" office:value="721" calcext:value-type="float">
            <text:p>721</text:p>
          </table:table-cell>
          <table:table-cell office:value-type="string" calcext:value-type="string">
            <text:p>إقْطَاعِيٌّ</text:p>
          </table:table-cell>
          <table:table-cell/>
          <table:table-cell office:value-type="string" calcext:value-type="string">
            <text:p>قط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قْطَاعِيَّةٌ-إقْطَاعِيَّةٌ [ق ط ع] (مص. صِنَاعِيٌّ).: نِظَامٌ قَائِمٌ عَلَى الإقْطَاعِ، وَذَلِكَ بِتَمْلِيكِ قِطَعٍ مِنَ الأرْضِ لِفَرْدٍ أَوْ عَائِلَةٍ تَسْتَغِلُّهَا اسْتِغْلاَلاً مُطْلَقاً.</text:p>
          </table:table-cell>
          <table:table-cell/>
        </table:table-row>
        <table:table-row table:style-name="ro1">
          <table:table-cell office:value-type="float" office:value="722" calcext:value-type="float">
            <text:p>722</text:p>
          </table:table-cell>
          <table:table-cell office:value-type="string" calcext:value-type="string">
            <text:p>قَوْمِيٌّ</text:p>
          </table:table-cell>
          <table:table-cell/>
          <table:table-cell office:value-type="string" calcext:value-type="string">
            <text:p>قو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وْمِيَّةٌ-قَوْمِيَّةٌ [ق و م] (مص. صِنَاعِيٌّ). "تَشُدُّهُمْ رَوَابِطُ القَوْمِيَّةِ" : عَقِيدَةٌ سِيَاسِيَّةٌ تَرْمِي إِلَى خَلْقِ وَعْيٍ بِالْمَصَالِحِ الْمُشْتَرَكَةِ، وَالدِّفَاعِ وَالحَمِيَّةِ </text:p>
          </table:table-cell>
          <table:table-cell/>
        </table:table-row>
        <table:table-row table:style-name="ro1">
          <table:table-cell office:value-type="float" office:value="723" calcext:value-type="float">
            <text:p>723</text:p>
          </table:table-cell>
          <table:table-cell office:value-type="string" calcext:value-type="string">
            <text:p>كَاثُولِيكِيٌّ</text:p>
          </table:table-cell>
          <table:table-cell/>
          <table:table-cell office:value-type="string" calcext:value-type="string">
            <text:p>كاثوليك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كَاثُولِيكِيَّةٌ-كَاثُولِيكِيَّةٌ (مص. صِنَاعِيٌّ). : مَذْهَبٌ يَضُمُّ مَجْمُوعَ التَّعَالِيمِ الْمَسِيحِيَّةِ الَّتِي تَدِينُ بِهَا الكَنِيسَةُ وَعَلَى رَأْسِهَا الْحَبْرُ الأَعْظَمُ : البَابَا.</text:p>
          </table:table-cell>
          <table:table-cell/>
        </table:table-row>
        <table:table-row table:style-name="ro1">
          <table:table-cell office:value-type="float" office:value="724" calcext:value-type="float">
            <text:p>724</text:p>
          </table:table-cell>
          <table:table-cell office:value-type="string" calcext:value-type="string">
            <text:p>كَشْفِيٌّ</text:p>
          </table:table-cell>
          <table:table-cell/>
          <table:table-cell office:value-type="string" calcext:value-type="string">
            <text:p>كشف</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شْفِيَّةٌ-كَشْفِيَّةٌ [ك ش ف] (مص. صِنَاعِيٌّ). : حَرَكَةٌ تَهْذِيبِيَّةٌ عَالَمِيَّةٌ أَنْشَأَهَا الإِنْجِلِيزِي بَادْن بَاوْل سَنَةَ 1909، تَهْدِفُ إِلَى </text:p>
          </table:table-cell>
          <table:table-cell/>
        </table:table-row>
        <table:table-row table:style-name="ro1">
          <table:table-cell office:value-type="float" office:value="725" calcext:value-type="float">
            <text:p>725</text:p>
          </table:table-cell>
          <table:table-cell office:value-type="string" calcext:value-type="string">
            <text:p>لاَهُوتِيٌّ</text:p>
          </table:table-cell>
          <table:table-cell/>
          <table:table-cell office:value-type="string" calcext:value-type="string">
            <text:p>لاهوت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لاَهُوتِيَّةٌ-لاَهُوتِيَّةٌ (مص. صِنَاعِيٌّ). : عِلْمُ العَقَائِدِ الْمُتَعَلِّقَةِ بِاللَّهِ تَعَالَى.</text:p>
          </table:table-cell>
          <table:table-cell/>
        </table:table-row>
        <table:table-row table:style-name="ro1">
          <table:table-cell office:value-type="float" office:value="726" calcext:value-type="float">
            <text:p>726</text:p>
          </table:table-cell>
          <table:table-cell office:value-type="string" calcext:value-type="string">
            <text:p>لُصُوصِيٌّ</text:p>
          </table:table-cell>
          <table:table-cell/>
          <table:table-cell office:value-type="string" calcext:value-type="string">
            <text:p>لصص</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صُوصِيَّةٌ-لُصُوصِيَّةٌ [ل ص ص] (مص. صِنَاعِيٌّ). "يَحْتَرِفُ اللُّصُوصِيَّةَ" : عَمَلُ اللِّصّ، أَيِ السَّرِقَةُ وَالاخْتِلاَسُ.</text:p>
          </table:table-cell>
          <table:table-cell/>
        </table:table-row>
        <table:table-row table:style-name="ro1">
          <table:table-cell office:value-type="float" office:value="727" calcext:value-type="float">
            <text:p>727</text:p>
          </table:table-cell>
          <table:table-cell office:value-type="string" calcext:value-type="string">
            <text:p>مِثَالِيٌّ</text:p>
          </table:table-cell>
          <table:table-cell/>
          <table:table-cell office:value-type="string" calcext:value-type="string">
            <text:p>مث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ثَالِيَّةٌ-مِثَالِيَّةٌ [م ث ل] (مص. صِنَاعِيٌّ).: فِي الفَلْسَفَةِ مَذْهَبٌ فَلْسَفِيٌّ يَجْعَلُ الفِكْرَ خَاضِعاً لِتَصَوُّرٍ ذِهْنِيٍّ وَحَقِيقَةٍ عُلْيَا فَوْقَ كُلِّ مَا هُوَ مَوْضُوعِيٌّ وَمَادِّيٌّ. فِي الفَنِّ وَالأَدَبِ هُوَ تَمَثُّلُ الأَشْيَاءِ نَمَاذِجَ تَرْمُزُ إِلَى قُوَّةِ جَوْهَرِهَا فِي الأَخْلاَقِ، الدَّعْوَةُ إِلَى الكَمَالِ الإِنْسَانِيِّ وَجَعْلِ الإِنْسَانِ غَايَةً أَخْلاَقِيَّةً نَمُوذَجِيَّةً.</text:p>
          </table:table-cell>
          <table:table-cell/>
        </table:table-row>
        <table:table-row table:style-name="ro1">
          <table:table-cell office:value-type="float" office:value="728" calcext:value-type="float">
            <text:p>728</text:p>
          </table:table-cell>
          <table:table-cell office:value-type="string" calcext:value-type="string">
            <text:p>مَجُوسِيٌّ</text:p>
          </table:table-cell>
          <table:table-cell/>
          <table:table-cell office:value-type="string" calcext:value-type="string">
            <text:p>مجس</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جُوسِيَّةٌ-مَجُوسِيَّةٌ [م ج س] (مص. صِنَاعِيٌّ).: عَقِيدَةُ الْمَجُوسِ، وَهِيَ عِبادَةُ النَّارِ وَالكَوَاكِبِ.</text:p>
          </table:table-cell>
          <table:table-cell/>
        </table:table-row>
        <table:table-row table:style-name="ro1">
          <table:table-cell office:value-type="float" office:value="729" calcext:value-type="float">
            <text:p>729</text:p>
          </table:table-cell>
          <table:table-cell office:value-type="string" calcext:value-type="string">
            <text:p>مَادِّيٌّ</text:p>
          </table:table-cell>
          <table:table-cell/>
          <table:table-cell office:value-type="string" calcext:value-type="string">
            <text:p>مد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ادِّيَّةٌ-مَادِّيَّةٌ [م د د] (مص. صِنَاعِيٌّ). "مَذْهَبُ الْمَادِّيَّةِ" : مَذْهَبٌ فَلْسَفِيٌّ يَرْتَكِزُ عَلَى أَنَّ الْمَادَّةَ وَحْدَهَا هِيَ وَاقِعُ الأَشْيَاءِ وَيُنْكِرُ وُجُودَ الرُّوحِ.</text:p>
          </table:table-cell>
          <table:table-cell/>
        </table:table-row>
        <table:table-row table:style-name="ro1">
          <table:table-cell office:value-type="float" office:value="730" calcext:value-type="float">
            <text:p>730</text:p>
          </table:table-cell>
          <table:table-cell office:value-type="string" calcext:value-type="string">
            <text:p>نَازِيٌّ</text:p>
          </table:table-cell>
          <table:table-cell/>
          <table:table-cell office:value-type="string" calcext:value-type="string">
            <text:p>ناز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ازِيَّةٌ-نَازِيَّةٌ (سيا) (مص. صِنَاعِيٌّ). : حَرَكَةٌ سِيَاسِيَّةٌ مَثَّلَهَا الْحِزْبُ الوَطَنِيُّ الاشْتِرَاكِيُّ، الَّذِي أَنْشَأَهُ هِتْلَرُ فِي ألْمَانْيَـا سَنَةَ 1923.</text:p>
          </table:table-cell>
          <table:table-cell/>
        </table:table-row>
        <table:table-row table:style-name="ro1">
          <table:table-cell office:value-type="float" office:value="731" calcext:value-type="float">
            <text:p>731</text:p>
          </table:table-cell>
          <table:table-cell office:value-type="string" calcext:value-type="string">
            <text:p>نِسْبِيٌّ</text:p>
          </table:table-cell>
          <table:table-cell/>
          <table:table-cell office:value-type="string" calcext:value-type="string">
            <text:p>نس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سْبِيَّةٌ-نِسْبِيَّةٌ [ن س ب] (مص. صِنَاعِيٌّ). 1. : مَذْهَبٌ فَلْسَفِيٌّ يَقُولُ إِنَّ الْمَعَارِفَ نِسْبِيَّةٌ وَغَيْرُ مُطْلَقَةٍ. 2."نَظَرِيَّةُ النِّسْبِيَّةِ" : نَظَرِيَّةُ أَيْنِشْتَاين الَّتِي تَرَى أَنَّ مُرُورَ الزَّمَنِ لَيْسَ هُوَ نَفْسُهُ عِنْدَ مُلاَحِظَيْنِ يَخْتَلِفُ مَوْقِعُ كُلُّ وَاحِدٍ مِنْهُمَا.</text:p>
          </table:table-cell>
          <table:table-cell/>
        </table:table-row>
        <table:table-row table:style-name="ro1">
          <table:table-cell office:value-type="float" office:value="732" calcext:value-type="float">
            <text:p>732</text:p>
          </table:table-cell>
          <table:table-cell office:value-type="string" calcext:value-type="string">
            <text:p>نَاصِرِيٌّ</text:p>
          </table:table-cell>
          <table:table-cell/>
          <table:table-cell office:value-type="string" calcext:value-type="string">
            <text:p>نص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اصِرِيَّةٌ-نَاصِرِيَّةٌ [ن ص ر] (سيا) (مص. صِنَاعِيٌّ). : مُجْمَلُ الآرَاءِ وَالأَفْكَارِ فِي الوَحْدَةِ وَالاشْتِرَاكِيَّةِ الَّتِي كَانَ يَطْرَحُهَا وَيُدَافِعُ عَنْهَا الرَّئِيسُ جَمَالُ عَبْدِ النَّاصِرِ.</text:p>
          </table:table-cell>
          <table:table-cell/>
        </table:table-row>
        <table:table-row table:style-name="ro1">
          <table:table-cell office:value-type="float" office:value="733" calcext:value-type="float">
            <text:p>733</text:p>
          </table:table-cell>
          <table:table-cell office:value-type="string" calcext:value-type="string">
            <text:p>نَصْرَانِيٌّ</text:p>
          </table:table-cell>
          <table:table-cell/>
          <table:table-cell office:value-type="string" calcext:value-type="string">
            <text:p>نص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صْرَانِيَّةٌ-نَصْرَانِيَّةٌ [ن ص ر] (مص. صِنَاعِيٌّ). : الْمَسِيحِيَّةُ، أَيْ دِينُ السَّيِّدِ الْمَسِيحِ عَلَيْهِ السَّلاَمُ.</text:p>
          </table:table-cell>
          <table:table-cell/>
        </table:table-row>
        <table:table-row table:style-name="ro1">
          <table:table-cell office:value-type="float" office:value="734" calcext:value-type="float">
            <text:p>734</text:p>
          </table:table-cell>
          <table:table-cell office:value-type="string" calcext:value-type="string">
            <text:p>نَظَرِيٌّ</text:p>
          </table:table-cell>
          <table:table-cell/>
          <table:table-cell office:value-type="string" calcext:value-type="string">
            <text:p>نظ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1."يَشْرَحُ النَّظَرِيَّةَ فيِ الفَصْلِ وَيُطَبِّقُهَا فِي الْمُخْتَبَرِ" : قَضِيَّةٌ فِي مَجَالٍ عِلْمِيٍّ مَّا تَثْبُتُ بِحُجَّةٍ وَبُرْهَانٍ. "جَاءَ التَّطْبِيقُ لِيُؤَكِّدَ صِحَّةَ النَّظَرِيَّةِ". 2."نَظَرِيَّةُ القِيمَةِ الوُسْطَى" : نَظَرِيَّةُ الزِّيَادَاتِ الْمُتَنَاهِيَةِ. 3."نَظَرِيَّةُ فِيتَاغُورَسَ" : النَّظَرِيَّةُ الْخَاصَّةُ بِالْمُثَلَّثِ قَائِمِ الزَّاوِيَةِ الْمُقِرَّةُ أَنَّ مُرَبَّعَ الوَتَرِ يُسَاوِي مَجْمُوعَ مُرَبَعَيِ الضِّلْعَيْنِ الآخَرَيْنِ.</text:p>
          </table:table-cell>
          <table:table-cell/>
        </table:table-row>
        <table:table-row table:style-name="ro1">
          <table:table-cell office:value-type="float" office:value="735" calcext:value-type="float">
            <text:p>735</text:p>
          </table:table-cell>
          <table:table-cell office:value-type="string" calcext:value-type="string">
            <text:p>نَفْعِيٌّ</text:p>
          </table:table-cell>
          <table:table-cell/>
          <table:table-cell office:value-type="string" calcext:value-type="string">
            <text:p>نف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فْعِيَّةٌ-نَفْعِيَّةٌ [ن ف ع] (مص. صِنَاعِيٌّ): مَذْهَبُ الَّذِينَ يَطْلُبُونَ الْمَنْفَعَةَ الْمُجَرَّدَةَ.</text:p>
          </table:table-cell>
          <table:table-cell/>
        </table:table-row>
        <table:table-row table:style-name="ro1">
          <table:table-cell office:value-type="float" office:value="736" calcext:value-type="float">
            <text:p>736</text:p>
          </table:table-cell>
          <table:table-cell office:value-type="string" calcext:value-type="string">
            <text:p>مَنْهَجِيٌّ</text:p>
          </table:table-cell>
          <table:table-cell/>
          <table:table-cell office:value-type="string" calcext:value-type="string">
            <text:p>نهج</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أَلْقَى مُحَاضَرَةً فِي الْمَنْهَجِيَّةِ" : فِي طُرُقِ البَحْثِ والدِّرَاسَةِ.</text:p>
          </table:table-cell>
          <table:table-cell/>
        </table:table-row>
        <table:table-row table:style-name="ro1">
          <table:table-cell office:value-type="float" office:value="737" calcext:value-type="float">
            <text:p>737</text:p>
          </table:table-cell>
          <table:table-cell office:value-type="string" calcext:value-type="string">
            <text:p>وُجُودِيٌّ</text:p>
          </table:table-cell>
          <table:table-cell/>
          <table:table-cell office:value-type="string" calcext:value-type="string">
            <text:p>وج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جُودِيَّةٌ-وُجُودِيَّةٌ [و ج د] (مص. صِنَاعِيٌّ). : مَذْهَبٌ فَلْسَفِيٌّ قَائِمٌ عَلَى اعْتِبَارِ أَنَّ الوُجُودَ يَتَقَدَّمُ الْمَاهِيَةَ، وَأَنَّ الإِنْسَانَ يُوجَدُ فِيهِ حُرّاً، يَبْنِي نَفْسَهُ حَسَبَ إِرَادَتِهِ وَمَشِيئَتِهِ وَيَخْتَارُ لَهَا نَمُوذَجَ وُجُودِهِ.</text:p>
          </table:table-cell>
          <table:table-cell/>
        </table:table-row>
        <table:table-row table:style-name="ro1">
          <table:table-cell office:value-type="float" office:value="738" calcext:value-type="float">
            <text:p>738</text:p>
          </table:table-cell>
          <table:table-cell office:value-type="string" calcext:value-type="string">
            <text:p>وَحْدَوِيٌّ</text:p>
          </table:table-cell>
          <table:table-cell/>
          <table:table-cell office:value-type="string" calcext:value-type="string">
            <text:p>وح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حْدَوِيَّةٌ-وَحْدَوِيَّةٌ [و ح د] (مص. صِنَاعِيٌّ). "يَدْعُو إِلَى الوَحْدَوِيَّةِ فِي العَمَلِ السِّيَاسِيِّ" : أَيْ كُلُّ مَا يُقَوِّي وَحْدَةَ العَمَلِ وَيُدَعِّمُهَا.</text:p>
          </table:table-cell>
          <table:table-cell/>
        </table:table-row>
        <table:table-row table:style-name="ro1">
          <table:table-cell office:value-type="float" office:value="739" calcext:value-type="float">
            <text:p>739</text:p>
          </table:table-cell>
          <table:table-cell office:value-type="string" calcext:value-type="string">
            <text:p>وَحْشِيٌّ</text:p>
          </table:table-cell>
          <table:table-cell/>
          <table:table-cell office:value-type="string" calcext:value-type="string">
            <text:p>وحش</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حْشِيَّةٌ-وَحْشِيَّةٌ [و ح ش] (مص. صِنَاعِيٌّ). "وَحْشِيَّةُ الْحَرْبِ" : هَمَجِيَّتُهَا، شَرَاسَتُهَا. "تَصَرَّفَ مَعَهُ بِكُلِّ وَحْشِيَّةٍ".</text:p>
          </table:table-cell>
          <table:table-cell/>
        </table:table-row>
        <table:table-row table:style-name="ro1">
          <table:table-cell office:value-type="float" office:value="740" calcext:value-type="float">
            <text:p>740</text:p>
          </table:table-cell>
          <table:table-cell office:value-type="string" calcext:value-type="string">
            <text:p>وُصُولِيٌّ</text:p>
          </table:table-cell>
          <table:table-cell/>
          <table:table-cell office:value-type="string" calcext:value-type="string">
            <text:p>وص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صُولِيَّةٌ-وُصُولِيَّةٌ [و ص ل] (مص. صِنَاعِيٌّ). "جَمَاعَةٌ تَمَيَّزَتْ سِيَاسَتُهَا بِالوُصُولِيَّةِ" : سِيَاسَةُ تَحْقِيقِ الْمَنَافِ</text:p>
          </table:table-cell>
          <table:table-cell/>
        </table:table-row>
        <table:table-row table:style-name="ro1">
          <table:table-cell office:value-type="float" office:value="741" calcext:value-type="float">
            <text:p>741</text:p>
          </table:table-cell>
          <table:table-cell office:value-type="string" calcext:value-type="string">
            <text:p>مَوْضُوعِيٌّ</text:p>
          </table:table-cell>
          <table:table-cell/>
          <table:table-cell office:value-type="string" calcext:value-type="string">
            <text:p>وض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وْضُوعِيَّةٌ-مَوْضُوعِيَّةٌ [و ض ع] (مص. صِنَاعِيٌّ). "تَتَمَيَّزُ أَحْكَامُهُ بِالْمَوْضُوعِيَّةِ" : أَحْكَامٌ كَمَا هِيَ، كَمَا يَرَاهَا الذِّهْنُ فِي الوَاقِعِ، بَعِيدَةً عَنِ الذَّاتِيَّةِ، لاَ تَشُوبُهَا نَظْرَةٌ ضَيِّقَةٌ وَلاَ تَحَيُّزٌ.</text:p>
          </table:table-cell>
          <table:table-cell/>
        </table:table-row>
        <table:table-row table:style-name="ro1">
          <table:table-cell office:value-type="float" office:value="742" calcext:value-type="float">
            <text:p>742</text:p>
          </table:table-cell>
          <table:table-cell office:value-type="string" calcext:value-type="string">
            <text:p>وَاقِعِيٌّ</text:p>
          </table:table-cell>
          <table:table-cell/>
          <table:table-cell office:value-type="string" calcext:value-type="string">
            <text:p>وق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اقِعِيَّةٌ-وَاقِعِيَّةٌ [و ق ع] (مص. صِنَاعِيٌّ). 1. فِي مَجَالِ الفَلْسَفَةِ : مَذْهَبٌ قَائِمٌ عَلَى اعْتِبَارِ الوَاقِعِ الْمَادِّيِّ الْمَحْسُوسِ لِلطَّبِيعَةِ وَالْحَيَاةِ مُنْطَلَقَ التَّفْسِيرِ وَالتَّحْلِيلِ. 2. فِي الأَدَبِ : تَيَّارٌ أَدَبِيٌّ نَشَأَ فِي فَرَنْسَا مُنْذُ مُنْتَصَفِ القَر</text:p>
          </table:table-cell>
          <table:table-cell/>
        </table:table-row>
        <table:table-row table:style-name="ro1">
          <table:table-cell office:value-type="float" office:value="743" calcext:value-type="float">
            <text:p>743</text:p>
          </table:table-cell>
          <table:table-cell office:value-type="string" calcext:value-type="string">
            <text:p>وَهَّابِيٌّ</text:p>
          </table:table-cell>
          <table:table-cell/>
          <table:table-cell office:value-type="string" calcext:value-type="string">
            <text:p>وه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هَّابِيَّةٌ-وَهَّابِيَّةٌ [و هـ ب] (مص. صِنَاعِيٌّ). : مِنَ الْمَذَاهِبِ الإِسْلاَمِيَّةِ الْمُسْتَحْدَثَةِ، وَضَعَ أُسُسَهُ الشَّيْخُ مُحَم</text:p>
          </table:table-cell>
          <table:table-cell/>
        </table:table-row>
        <table:table-row table:style-name="ro1">
          <table:table-cell office:value-type="float" office:value="744" calcext:value-type="float">
            <text:p>744</text:p>
          </table:table-cell>
          <table:table-cell office:value-type="string" calcext:value-type="string">
            <text:p>جَاهِلِيٌّ</text:p>
          </table:table-cell>
          <table:table-cell/>
          <table:table-cell office:value-type="string" calcext:value-type="string">
            <text:p>جه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اهِلِيَّةٌ-جَاهِلِيَّةٌ [ج هـ ل] . (مص. صِنَاعِيّ). عَاشَ العَرَبُ فِي الجَاهِلِيَّةِ يَعْبُدُونَ الأَصْنَامَ إِلَى أَنْ جَاءَ الإِسْلاَمُ وَأَنْقَذَهُمْ مِنَ الوَثَنِيَّةِ": حَالَةُ الجَهْلِ الَّتِي كَانُوا عَلَيْهَا قَبْلَ مَجِيءِ الإِسْلاَمِ.</text:p>
          </table:table-cell>
          <table:table-cell/>
        </table:table-row>
        <table:table-row table:style-name="ro1">
          <table:table-cell office:value-type="float" office:value="745" calcext:value-type="float">
            <text:p>745</text:p>
          </table:table-cell>
          <table:table-cell office:value-type="string" calcext:value-type="string">
            <text:p>رَجْعِيٌّ</text:p>
          </table:table-cell>
          <table:table-cell/>
          <table:table-cell office:value-type="string" calcext:value-type="string">
            <text:p>رج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جْعِيَّةٌ-رَجْعِيَّةٌ [ر ج ع] (مص. صِنَاعِيّ). "تَتَّسِمُ سِيَاسَتُهُ بِالرَّجْعِيَّةِ" : صِفَةٌ لِمَوَاقِفَ سِياسِيَّةٍ تَتَشَبَّثُ بِتَقَالِيد السَّلَفِ وَأفْكَارٍ مُحَافِظَةٍ تَحُولُ دُونَ التَّقَدُّمِ الحَضَارِيِّ وَالاجْتِمَاعِيِّ وَالسِّيَاسِيِّ.</text:p>
          </table:table-cell>
          <table:table-cell/>
        </table:table-row>
        <table:table-row table:style-name="ro1">
          <table:table-cell office:value-type="float" office:value="746" calcext:value-type="float">
            <text:p>746</text:p>
          </table:table-cell>
          <table:table-cell office:value-type="string" calcext:value-type="string">
            <text:p>شَعْبِيٌّ</text:p>
          </table:table-cell>
          <table:table-cell/>
          <table:table-cell office:value-type="string" calcext:value-type="string">
            <text:p>شعب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عْبِيَّةٌ-شَعْبِيَّةٌ (مص. صِنَاعِيّ). "قَائِدٌ سِيَاسِيٌّ يَتَمَتَّعُ بِشَعْبِيَّةٍ كَبِيرَةٍ" : يَتَمَتَّعُ بِتَأْيِيدِ عَامَّةِ الشَّعْبِ وَعَطْفِهِمْ.</text:p>
          </table:table-cell>
          <table:table-cell/>
        </table:table-row>
        <table:table-row table:style-name="ro1">
          <table:table-cell office:value-type="float" office:value="747" calcext:value-type="float">
            <text:p>747</text:p>
          </table:table-cell>
          <table:table-cell office:value-type="string" calcext:value-type="string">
            <text:p>صَلاَحِيٌّ</text:p>
          </table:table-cell>
          <table:table-cell/>
          <table:table-cell office:value-type="string" calcext:value-type="string">
            <text:p>صلح</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1."صَلاَحِيَّةُ العَمَلِ" : حُسْنُ أَهْلِيَّتِهِ. "لَهُ الصَّلاَحِيَّةُ الكَامِلَةُ لِلْقِيَامِ بِهَذَا الأَمْرِ" : لَهُ الأَهْلِيَّةُ لِلْقِيَامِ بِهِ. 2</text:p>
          </table:table-cell>
          <table:table-cell/>
        </table:table-row>
        <table:table-row table:style-name="ro1">
          <table:table-cell office:value-type="float" office:value="748" calcext:value-type="float">
            <text:p>748</text:p>
          </table:table-cell>
          <table:table-cell office:value-type="string" calcext:value-type="string">
            <text:p>اِنْطِباعِيٌّ</text:p>
          </table:table-cell>
          <table:table-cell/>
          <table:table-cell office:value-type="string" calcext:value-type="string">
            <text:p>طب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نْطِباعِيَّةٌ-اِنْطِباعِيَّةٌ [ط ب ع] (مص. صِنَاعِيّ).: مِنْ مَذاهِبِ فَنِّ الرَّسْمِ، يَعْتَمِدُ الرُّؤْيَةَ التِّلْقائِيَّةَ والعَفْوِيَّةَ على قاعِدَةِ</text:p>
          </table:table-cell>
          <table:table-cell/>
        </table:table-row>
        <table:table-row table:style-name="ro1">
          <table:table-cell office:value-type="float" office:value="749" calcext:value-type="float">
            <text:p>749</text:p>
          </table:table-cell>
          <table:table-cell office:value-type="string" calcext:value-type="string">
            <text:p>طُفُولِيٌّ</text:p>
          </table:table-cell>
          <table:table-cell/>
          <table:table-cell office:value-type="string" calcext:value-type="string">
            <text:p>طف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فُولِيَّةٌ-طُفُولِيَّةٌ [ط ف ل] (مص. صِنَاعِيّ). "مَازَالَتْ تَصَرُّفاَتُهُ طُفُولِيَّةً" : صِفَاتُ الطُّفُولَةِ عِنْدَ الكِبَارِ.</text:p>
          </table:table-cell>
          <table:table-cell/>
        </table:table-row>
        <table:table-row table:style-name="ro1">
          <table:table-cell office:value-type="float" office:value="750" calcext:value-type="float">
            <text:p>750</text:p>
          </table:table-cell>
          <table:table-cell office:value-type="string" calcext:value-type="string">
            <text:p>طُوبُوغْرَافِيٌّ</text:p>
          </table:table-cell>
          <table:table-cell/>
          <table:table-cell office:value-type="string" calcext:value-type="string">
            <text:p>طوبوغراف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وبُوغْرَافِيَّةٌ-طُوبُوغْرَافِيَّةٌ (مص. صِنَاعِيّ). "عِلْمُ الطُّوبُوغْرَافِيَّةِ" : عِلْمٌ مُخْتَصٌّ بِوَصْفِ جِهَةٍ مِنْ جِهَاتِ الأَرْضِ وَرَسْمِهَا وَإِظْهَارِ مَا عَلَيْهَا مِن تَضارِيسَ وَمَا يُحِيطُ بِهَا.</text:p>
          </table:table-cell>
          <table:table-cell/>
        </table:table-row>
        <table:table-row table:style-name="ro1">
          <table:table-cell office:value-type="float" office:value="751" calcext:value-type="float">
            <text:p>751</text:p>
          </table:table-cell>
          <table:table-cell office:value-type="string" calcext:value-type="string">
            <text:p>طَائِفِيٌّ</text:p>
          </table:table-cell>
          <table:table-cell/>
          <table:table-cell office:value-type="string" calcext:value-type="string">
            <text:p>طوف</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ائِفِيَّةٌ-طَائِفِيَّةٌ [ط و ف] (مص. صِنَاعِيّ). "مَا زَالَتِ الطَّائِفِيَّةُ تَتَ</text:p>
          </table:table-cell>
          <table:table-cell/>
        </table:table-row>
        <table:table-row table:style-name="ro1">
          <table:table-cell office:value-type="float" office:value="752" calcext:value-type="float">
            <text:p>752</text:p>
          </table:table-cell>
          <table:table-cell office:value-type="string" calcext:value-type="string">
            <text:p>عُنْصُرِيٌّ</text:p>
          </table:table-cell>
          <table:table-cell/>
          <table:table-cell office:value-type="string" calcext:value-type="string">
            <text:p>عنص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نْصُرِيَّةٌ-عُنْصُرِيَّةٌ [ع ن ص ر] (مص. صِنَاعِيّ). : مَذْهَبٌ قَائِمٌ عَلَى التَّفْرِقَةِ بَيْنَ الْبَشَرِ بِحَسَبِ أُصُولِهِمُ الْجِنْسِيَّةِ وَل</text:p>
          </table:table-cell>
          <table:table-cell/>
        </table:table-row>
        <table:table-row table:style-name="ro1">
          <table:table-cell office:value-type="float" office:value="753" calcext:value-type="float">
            <text:p>753</text:p>
          </table:table-cell>
          <table:table-cell office:value-type="string" calcext:value-type="string">
            <text:p>فِدَائِيٌّ</text:p>
          </table:table-cell>
          <table:table-cell/>
          <table:table-cell office:value-type="string" calcext:value-type="string">
            <text:p>فدي</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دَائِيَّةٌ-فِدَائِيَّةٌ [ف د ي] (مص. صِن</text:p>
          </table:table-cell>
          <table:table-cell/>
        </table:table-row>
        <table:table-row table:style-name="ro1">
          <table:table-cell office:value-type="float" office:value="754" calcext:value-type="float">
            <text:p>754</text:p>
          </table:table-cell>
          <table:table-cell office:value-type="string" calcext:value-type="string">
            <text:p>مُسْتَقْبَلِيٌّ</text:p>
          </table:table-cell>
          <table:table-cell/>
          <table:table-cell office:value-type="string" calcext:value-type="string">
            <text:p>قب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مَجَالٌ عِلْمِيٌّ يَشْتَغِلُ فِيهِ مُتَخَصِّصُونَ لِمَعْرِفَةِ أ</text:p>
          </table:table-cell>
          <table:table-cell/>
        </table:table-row>
        <table:table-row table:style-name="ro1">
          <table:table-cell office:value-type="float" office:value="755" calcext:value-type="float">
            <text:p>755</text:p>
          </table:table-cell>
          <table:table-cell office:value-type="string" calcext:value-type="string">
            <text:p>مِغْنَاطِيسِيٌّ</text:p>
          </table:table-cell>
          <table:table-cell/>
          <table:table-cell office:value-type="string" calcext:value-type="string">
            <text:p>مغناطيس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نَاطِيسِيَّةٌ-مِغْنَاطِيسِيَّةٌ (مص. صِنَاعِيّ). : قُوَّةُ الْجَاذِبِيَّةِ فِي الْمِغْنَاطِيسِ.</text:p>
          </table:table-cell>
          <table:table-cell/>
        </table:table-row>
        <table:table-row table:style-name="ro1">
          <table:table-cell office:value-type="float" office:value="756" calcext:value-type="float">
            <text:p>756</text:p>
          </table:table-cell>
          <table:table-cell office:value-type="string" calcext:value-type="string">
            <text:p>وَطَنِيٌّ</text:p>
          </table:table-cell>
          <table:table-cell/>
          <table:table-cell office:value-type="string" calcext:value-type="string">
            <text:p>وطن</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طَنِيَّةٌ-وَطَنِيَّةٌ [و ط ن] (مص. صِنَاعِيّ). "هِيَ الوَطَنِيَّةُ الْحَقَّةُ قَدْ تَغَلْغَلَتْ فِي نُفُوس</text:p>
          </table:table-cell>
          <table:table-cell/>
        </table:table-row>
        <table:table-row table:style-name="ro1">
          <table:table-cell office:value-type="float" office:value="757" calcext:value-type="float">
            <text:p>757</text:p>
          </table:table-cell>
          <table:table-cell office:value-type="string" calcext:value-type="string">
            <text:p>مَسِيحِيٌّ</text:p>
          </table:table-cell>
          <table:table-cell/>
          <table:table-cell office:value-type="string" calcext:value-type="string">
            <text:p>مسح</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يحِيَّةٌ-مَسِيحِيَّةٌ [م س ح] (مص. صِنَاعيٌّ). "الدِّيَانَةُ الْمَسِيحِيَّةُ" : الدِّيَانَةُ النَّصْرَانِيَّةُ التِي جَاءَ بِهَا السَّيِّدُ الْمَسِيحُ.</text:p>
          </table:table-cell>
          <table:table-cell/>
        </table:table-row>
        <table:table-row table:style-name="ro1">
          <table:table-cell office:value-type="float" office:value="758" calcext:value-type="float">
            <text:p>758</text:p>
          </table:table-cell>
          <table:table-cell office:value-type="string" calcext:value-type="string">
            <text:p>فَوْضَوِيٌّ</text:p>
          </table:table-cell>
          <table:table-cell/>
          <table:table-cell office:value-type="string" calcext:value-type="string">
            <text:p>فوض</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وْضَوِيَّةٌ-فَوْضَوِيَّةٌ [ف و ض] (مص. صِنَاعيّ). : مَذْهَبٌ سِيَاسِيٌّ قَائِمٌ عَلَى إِلْغَاءِ الْقَوَ</text:p>
          </table:table-cell>
          <table:table-cell/>
        </table:table-row>
        <table:table-row table:style-name="ro1">
          <table:table-cell office:value-type="float" office:value="759" calcext:value-type="float">
            <text:p>759</text:p>
          </table:table-cell>
          <table:table-cell office:value-type="string" calcext:value-type="string">
            <text:p>مَلَكِيٌّ</text:p>
          </table:table-cell>
          <table:table-cell/>
          <table:table-cell office:value-type="string" calcext:value-type="string">
            <text:p>ملك</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لَكِيَّةٌ-مَلَكِيَّةٌ [م ل ك] (مص. صِنَاعيّ). "مَلَكِيَّةٌ دُسْتُورِيَّةٌ" : نِظَامٌ سِيَاسِيٌّ يَخْضَعُ لِسُلْطَةِ الْمَلِكِ عَلَى أَسَاسِ دُسْتُورٍ يُنَظِّمُ السُّلَطَ. "مَلَكِيَّةٌ وِرَاثِيَّةٌ".</text:p>
          </table:table-cell>
          <table:table-cell/>
        </table:table-row>
        <table:table-row table:style-name="ro1">
          <table:table-cell office:value-type="float" office:value="760" calcext:value-type="float">
            <text:p>760</text:p>
          </table:table-cell>
          <table:table-cell office:value-type="string" calcext:value-type="string">
            <text:p>عَبْقَرِيٌّ</text:p>
          </table:table-cell>
          <table:table-cell/>
          <table:table-cell office:value-type="string" calcext:value-type="string">
            <text:p>عبق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بْقَرِيَّةٌ-عَبْقَرِيَّةٌ [ع ب ق ر] (مص. صِناَعِيٌّ). "يُودِعُ فِي الْكُتُبِ آيَاتِ عَبْقَرِيَّتِهِ" : صِفَةُ الْعَبْقَرِيِّ، أَيْ قُوَّةُ الْخَلْقِ وَالإِبْدَاعِ عِنْدَ فَنَّانٍ أَوْ كَاتِبٍ.</text:p>
          </table:table-cell>
          <table:table-cell/>
        </table:table-row>
        <table:table-row table:style-name="ro1">
          <table:table-cell office:value-type="float" office:value="761" calcext:value-type="float">
            <text:p>761</text:p>
          </table:table-cell>
          <table:table-cell office:value-type="string" calcext:value-type="string">
            <text:p>أكَادِيمِيّةٌ</text:p>
          </table:table-cell>
          <table:table-cell/>
          <table:table-cell office:value-type="string" calcext:value-type="string">
            <text:p>أكاديم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كَادِيمِيّةٌ-أكَادِيمِيّةٌ (مص. صِناعِيٌّ).: اِسْمٌ يُطْلَقُ عَلَى الْمُؤَسَّسَاتِ العِلْمِيَّةِ أوِ الأدَبِيَّةِ. "أكَادِيمِيَّةُ العُلُومِ" "أكَادِيمِيَّةُ الْمَمْلَكَةِ الْمَغْرِبِيَّة".</text:p>
          </table:table-cell>
          <table:table-cell/>
        </table:table-row>
        <table:table-row table:style-name="ro1">
          <table:table-cell office:value-type="float" office:value="762" calcext:value-type="float">
            <text:p>762</text:p>
          </table:table-cell>
          <table:table-cell office:value-type="string" calcext:value-type="string">
            <text:p>أَنانِيٌّ</text:p>
          </table:table-cell>
          <table:table-cell/>
          <table:table-cell office:value-type="string" calcext:value-type="string">
            <text:p>أنأ</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نانِيَّةٌ-أَنانِيَّةٌ [أ ن أ] (مص. صِناعِيٌّ). "كُلُّ حَرَكَةٍ مِنْ حَرَكاتِهِ تُظْهِرُ أَنانِيَّةً لاَ حَدَّ لَها" : الإفْراطُ في حُبِّ النَّفْسِ وَالإعْجابِ بِها، مَعَ عَدَمِ التَّفْكيرِ في الغَيْرِ.</text:p>
          </table:table-cell>
          <table:table-cell/>
        </table:table-row>
        <table:table-row table:style-name="ro1">
          <table:table-cell office:value-type="float" office:value="763" calcext:value-type="float">
            <text:p>763</text:p>
          </table:table-cell>
          <table:table-cell office:value-type="string" calcext:value-type="string">
            <text:p>إِنْسانِيٌّ</text:p>
          </table:table-cell>
          <table:table-cell/>
          <table:table-cell office:value-type="string" calcext:value-type="string">
            <text:p>أنس</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نْسانِيَّةٌ-إِنْسانِيَّةٌ [أ ن س] (مص. صِناعِيٌّ). 1."تَتَكاثَفُ الجُهودُ العِلْمِيَّةِ لِخِدْمَةِ الإِنْسانِيَّةِ" : البَشَرِيَّةِ، أَيْ لِخِدْمَةِ الجِنْسِ البَشَرِيِّ. 2."يُتا</text:p>
          </table:table-cell>
          <table:table-cell/>
        </table:table-row>
        <table:table-row table:style-name="ro1">
          <table:table-cell office:value-type="float" office:value="764" calcext:value-type="float">
            <text:p>764</text:p>
          </table:table-cell>
          <table:table-cell office:value-type="string" calcext:value-type="string">
            <text:p>بُرُوتِسْتانِيٌّ</text:p>
          </table:table-cell>
          <table:table-cell/>
          <table:table-cell office:value-type="string" calcext:value-type="string">
            <text:p>بروتستان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رُوتِسْتانِيَّةٌ-بُرُوتِسْتانِيَّةٌ (مص. صِناعِيٌّ). : مَذْهَبٌ مِنَ الْمَذاهِبِ الدِّينِيَّةِ الْمُنْتَمِيَةِ لِلْكَن</text:p>
          </table:table-cell>
          <table:table-cell/>
        </table:table-row>
        <table:table-row table:style-name="ro1">
          <table:table-cell office:value-type="float" office:value="765" calcext:value-type="float">
            <text:p>765</text:p>
          </table:table-cell>
          <table:table-cell office:value-type="string" calcext:value-type="string">
            <text:p>حَدْسِيٌّ</text:p>
          </table:table-cell>
          <table:table-cell/>
          <table:table-cell office:value-type="string" calcext:value-type="string">
            <text:p>حدس</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آراؤُهُ قائِمَةٌ على الحَدْسِيَّةِ" : مَذْهَبٌ يَقولُ بِأَنَّ الْمَعْرِفَةَ قائِمَةٌ بِالدَّرَجَةِ الأُولَى على جانِبِ الحَدْسِ.</text:p>
          </table:table-cell>
          <table:table-cell/>
        </table:table-row>
        <table:table-row table:style-name="ro1">
          <table:table-cell office:value-type="float" office:value="766" calcext:value-type="float">
            <text:p>766</text:p>
          </table:table-cell>
          <table:table-cell office:value-type="string" calcext:value-type="string">
            <text:p>رُوحِيٌّ</text:p>
          </table:table-cell>
          <table:table-cell/>
          <table:table-cell office:value-type="string" calcext:value-type="string">
            <text:p>روح</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حِيَّةٌ-رُوحِيَّةٌ [ر و ح] (مص. صِناعِيٌّ). "الفَلْسَفَةُ الرُّوحِيَّةِ": أي عَكْسُ الفلْسَفَة الْمَادِّيَّة، وَتَرْمِي إلَى إِثْباتِ أَنَّ الرُّوحَ تَعْلُو وَتَسْمو عَلَى المادَّةِ.</text:p>
          </table:table-cell>
          <table:table-cell/>
        </table:table-row>
        <table:table-row table:style-name="ro1">
          <table:table-cell office:value-type="float" office:value="767" calcext:value-type="float">
            <text:p>767</text:p>
          </table:table-cell>
          <table:table-cell office:value-type="string" calcext:value-type="string">
            <text:p>رُومانْسِيٌّ</text:p>
          </table:table-cell>
          <table:table-cell/>
          <table:table-cell office:value-type="string" calcext:value-type="string">
            <text:p>رومانس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مانْسِيَّةٌ-رُومانْسِيَّةٌ (مص. صِناعِيٌّ). : صِفَةُ الحَرَكاتِ الفَنِّيَّةِ والأَدَبِيَّةِ الَّتِي ظَهَرَتْ في أُوروبَّا بَعْدَ عَصْرِ النَّهْضَةِ وَعُرِفَتْ بِالرُّومانْطِقِيَّةِ وَتَطَوَّرَتْ بِالأَخَصِّ في نِهايَةِ القَرْنِ الثَّامِنِ عَشَرَ. مَثَّلَتِ الرُّومانْسِيَّةُ ثَوْرَةً عَلَى الكِلاسِيكِيَّةِ والتَّحَرُّرِ مِنْ قَواعِدِها وَتِقْنِياتِها، ومِنْ خَصائِصِها: اِعْتِمادُ الخَيالِ والعاطِفَةِ مُنْطَلَقاً لِلرُّؤْيَةِ الفَنِّيَّةِ، وَإِبْعادُ الجانِبِ العَقْلِيِّ، وَجَعْلُ الطَّبيعَةِ مادَّةً لِلْكِتابَةِ والانْغِمارُ في أَجْوائِها، وَعَرَفَ الأَدَبُ العَرَبِيُّ رُومانْسِيِّينَ مثل: جَبْران خليل جبران وخليل مطران وَعَلِيّ محمود طه.</text:p>
          </table:table-cell>
          <table:table-cell/>
        </table:table-row>
        <table:table-row table:style-name="ro1">
          <table:table-cell office:value-type="float" office:value="768" calcext:value-type="float">
            <text:p>768</text:p>
          </table:table-cell>
          <table:table-cell office:value-type="string" calcext:value-type="string">
            <text:p>اِشْتِراكِيٌّ</text:p>
          </table:table-cell>
          <table:table-cell/>
          <table:table-cell office:value-type="string" calcext:value-type="string">
            <text:p>شرك</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شْتِراكِيَّةٌ-اِشْتِراكِيَّةٌ [ش ر ك] (مص. صِناعِيٌّ). مَذْهَبٌ اِقْتِصادِيٌ وَاجْتِماعِيٌّ وَسِياسِيٌّ قائِمٌ على إِلْغاءِ المِلْكِيَّةِ الخاصَّةِ الواسِعَةِ، وَتَأْمِيمِ وَسائِلِ الإِنْتاجِ وَالْمُواصَلاتِ وَالْمُؤَسَّساتِ الاقْتِصادِيَّةِ.</text:p>
          </table:table-cell>
          <table:table-cell/>
        </table:table-row>
        <table:table-row table:style-name="ro1">
          <table:table-cell office:value-type="float" office:value="769" calcext:value-type="float">
            <text:p>769</text:p>
          </table:table-cell>
          <table:table-cell office:value-type="string" calcext:value-type="string">
            <text:p>إِشْكالِيٌّ</text:p>
          </table:table-cell>
          <table:table-cell/>
          <table:table-cell office:value-type="string" calcext:value-type="string">
            <text:p>شك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طَرَحَ إِشْكالِيَّةً على الْمُناظِرينَ" : قَضِيَّةً فِكْرِيَّةً أَوْ ثَقافِيَّةً أَوِ اجْتِماعِيَّةً، تَتَضَمَّنُ الْتِباسًا وَغُموضاً، وَهِيَ بِحاجَةٍ إلى تَفْكيرٍ وَتَأَمُّلٍ وَنَظَرٍ لإيجادِ حَلٍّ لَها.</text:p>
          </table:table-cell>
          <table:table-cell/>
        </table:table-row>
        <table:table-row table:style-name="ro1">
          <table:table-cell office:value-type="float" office:value="770" calcext:value-type="float">
            <text:p>770</text:p>
          </table:table-cell>
          <table:table-cell office:value-type="string" calcext:value-type="string">
            <text:p>مُعْجَمَاتِيٌّ</text:p>
          </table:table-cell>
          <table:table-cell/>
          <table:table-cell office:value-type="string" calcext:value-type="string">
            <text:p>عج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عْجَمَاتِيَّةٌ-مُعْجَمَاتِيَّةٌ [ع ج م] (مص. صِناعِيٌّ).: عِلْمُ صِنَاعَةِ الْمُعْجَمَاتِ.</text:p>
          </table:table-cell>
          <table:table-cell/>
        </table:table-row>
        <table:table-row table:style-name="ro1">
          <table:table-cell office:value-type="float" office:value="771" calcext:value-type="float">
            <text:p>771</text:p>
          </table:table-cell>
          <table:table-cell office:value-type="string" calcext:value-type="string">
            <text:p>إِقْلِيمِيٌّ</text:p>
          </table:table-cell>
          <table:table-cell/>
          <table:table-cell office:value-type="string" calcext:value-type="string">
            <text:p>قل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قْلِيمِيَّةٌ-إِقْلِيمِيَّةٌ [ق ل م] (مص. صِناعِيٌّ).: مَذْهَبٌ قَائِمٌ عَلَى التَّجَمُّعَاتِ الإقْلِيمِيَّةِ عَكْسَ الْمَرْكَزِيَّةِ.</text:p>
          </table:table-cell>
          <table:table-cell/>
        </table:table-row>
        <table:table-row table:style-name="ro1">
          <table:table-cell office:value-type="float" office:value="772" calcext:value-type="float">
            <text:p>772</text:p>
          </table:table-cell>
          <table:table-cell office:value-type="string" calcext:value-type="string">
            <text:p>إلْزَامِيٌّ</text:p>
          </table:table-cell>
          <table:table-cell/>
          <table:table-cell office:value-type="string" calcext:value-type="string">
            <text:p>لز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لْزَامِيَّةٌ-إلْزَامِيَّةٌ [ل ز م] (مص. صِناعِيٌّ</text:p>
          </table:table-cell>
          <table:table-cell/>
        </table:table-row>
        <table:table-row table:style-name="ro1">
          <table:table-cell office:value-type="float" office:value="773" calcext:value-type="float">
            <text:p>773</text:p>
          </table:table-cell>
          <table:table-cell office:value-type="string" calcext:value-type="string">
            <text:p>اِنْتِهازِيٌّ</text:p>
          </table:table-cell>
          <table:table-cell/>
          <table:table-cell office:value-type="string" calcext:value-type="string">
            <text:p>نهز</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نْتِهازِيَّةٌ-اِنْتِهازِيَّةٌ [ن هـ ز] (مص. صِناعِيٌّ). "يُمَثِّلُ سُلوكُهُ انْتِهازِيَّةً واضِحَةً"</text:p>
          </table:table-cell>
          <table:table-cell/>
        </table:table-row>
        <table:table-row table:style-name="ro1">
          <table:table-cell office:value-type="float" office:value="774" calcext:value-type="float">
            <text:p>774</text:p>
          </table:table-cell>
          <table:table-cell office:value-type="string" calcext:value-type="string">
            <text:p>إِسْتْرَاتِيجِيٌّ</text:p>
          </table:table-cell>
          <table:table-cell/>
          <table:table-cell office:value-type="string" calcext:value-type="string">
            <text:p>إستراتي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سْتْرَاتِيجِيَّةٌ-إِسْتْرَاتِيجِيَّةٌ (مص. صِناعِيّ).: مِنَ الفُنُونِ العَسْكَرِيَّةِ وَيُقْصَدُ بِهَا التَّخْطِيطُ وَتَحْدِيدُ الوَسَائِلِ الَّتِي يَجِبُ الأخْذُ بِهَا فِي القِمَّةِ وَالقَاعِدَةِ لِتَحْقِيقِ الأهْدَافِ البَعِيدَةِ، وتُسْتَعْمَلُ أيْضاً في الخِطابِ السِّياسِيِّ.</text:p>
          </table:table-cell>
          <table:table-cell/>
        </table:table-row>
        <table:table-row table:style-name="ro1">
          <table:table-cell office:value-type="float" office:value="775" calcext:value-type="float">
            <text:p>775</text:p>
          </table:table-cell>
          <table:table-cell office:value-type="string" calcext:value-type="string">
            <text:p>دِيماغوجِيٌّ</text:p>
          </table:table-cell>
          <table:table-cell/>
          <table:table-cell office:value-type="string" calcext:value-type="string">
            <text:p>ديماغو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يماغوجِيَّةٌ-دِيماغوجِيَّةٌ (سيا) (مص. صِناعيٌّ). "لاَ يَخْلُو كَلامُهُ مِنَ الدِّيماغوجِيَّةِ" :ك</text:p>
          </table:table-cell>
          <table:table-cell/>
        </table:table-row>
        <table:table-row table:style-name="ro1">
          <table:table-cell office:value-type="float" office:value="776" calcext:value-type="float">
            <text:p>776</text:p>
          </table:table-cell>
          <table:table-cell office:value-type="string" calcext:value-type="string">
            <text:p>دِيمُقْراطِيٌّ</text:p>
          </table:table-cell>
          <table:table-cell/>
          <table:table-cell office:value-type="string" calcext:value-type="string">
            <text:p>ديمقراط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يمُقْراطِيَّةٌ-دِيمُقْراطِيَّةٌ (سيا) (مص. صِناعيٌّ).: شَكْلٌ مِنْ أَشْكالِ السُّلْطَةِ والحُكْمِ يَعودُ فيهِ القَرارُ إلى الشَّعْبِ</text:p>
          </table:table-cell>
          <table:table-cell/>
        </table:table-row>
        <table:table-row table:style-name="ro1">
          <table:table-cell office:value-type="float" office:value="777" calcext:value-type="float">
            <text:p>777</text:p>
          </table:table-cell>
          <table:table-cell office:value-type="string" calcext:value-type="string">
            <text:p>رَمْزِيٌّ</text:p>
          </table:table-cell>
          <table:table-cell/>
          <table:table-cell office:value-type="string" calcext:value-type="string">
            <text:p>رمز</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مْزِيَّةٌ-رَمْزِيَّةٌ [ر م ز] (مص. صِناعيٌّ). : مَذْهَبٌ في الفَنِّ والأَدَبِ يَعْتَمِدُ الإيحاءَ والتَّلْميحَ بِرُموزِهِ الْمُنْبَثِقَةِ مِنَ الصُّوَرِ الحِسِّيَّةِ والأَساطِيرِ، وَيَتْرُكُ لِلْقارِئِ مَجالاً لِلتَّصَوُّرِ والخَيالِ لإِكْمالِ الدَّلالاتِ الرَّمْزِيَّةِ كَما تُوحِي بِها.</text:p>
          </table:table-cell>
          <table:table-cell/>
        </table:table-row>
        <table:table-row table:style-name="ro1">
          <table:table-cell office:value-type="float" office:value="778" calcext:value-type="float">
            <text:p>778</text:p>
          </table:table-cell>
          <table:table-cell office:value-type="string" calcext:value-type="string">
            <text:p>بَشَرِيٌّ</text:p>
          </table:table-cell>
          <table:table-cell/>
          <table:table-cell office:value-type="string" calcext:value-type="string">
            <text:p>بش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شَرِيَّةٌ-بَشَرِيَّةٌ [ب ش ر] (مص. صِناعيّ). "لَقَدْ حَقَّقَتِ البَشَرِيَّةُ تَقَدُّماً هائِلاً في القَرْنِ العِشْرِينَ" : الإِنْسانِيَّةُ.</text:p>
          </table:table-cell>
          <table:table-cell/>
        </table:table-row>
        <table:table-row table:style-name="ro1">
          <table:table-cell office:value-type="float" office:value="779" calcext:value-type="float">
            <text:p>779</text:p>
          </table:table-cell>
          <table:table-cell office:value-type="string" calcext:value-type="string">
            <text:p>اِنْفِصالِيٌّ</text:p>
          </table:table-cell>
          <table:table-cell/>
          <table:table-cell office:value-type="string" calcext:value-type="string">
            <text:p>انفصال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نْفِصالِيَّةٌ-اِنْفِصالِيَّةٌ (مص. صناعِيٌّ). صِفَةٌ لِحالَةِ الانْفِصالِ. ن.اِنْفِصالِيّ.</text:p>
          </table:table-cell>
          <table:table-cell/>
        </table:table-row>
        <table:table-row table:style-name="ro1">
          <table:table-cell office:value-type="float" office:value="780" calcext:value-type="float">
            <text:p>780</text:p>
          </table:table-cell>
          <table:table-cell office:value-type="string" calcext:value-type="string">
            <text:p>اِحْتِفَالِيٌّ</text:p>
          </table:table-cell>
          <table:table-cell/>
          <table:table-cell office:value-type="string" calcext:value-type="string">
            <text:p>حف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حْتِفَالِيَّةٌ-اِحْتِفَالِيَّةٌ [ح ف ل] (مص. صناعيٌّ).: اِتِّجاهٌ مَسْرَحِيٌّ شَعْبِيٌّ يعْتمدُ الفُرْجَةَ وكلَّ أَنْوَاعِ التَّعْبِيرِ الْمُختَلِفةِ شِعراً وغِناءً ورَقْصاً وإيماءً وأقْنِعةً وأزْيَاءً فِي فَضاءٍ مَفْتوحٍ.</text:p>
          </table:table-cell>
          <table:table-cell/>
        </table:table-row>
        <table:table-row table:style-name="ro1">
          <table:table-cell office:value-type="float" office:value="781" calcext:value-type="float">
            <text:p>781</text:p>
          </table:table-cell>
          <table:table-cell office:value-type="string" calcext:value-type="string">
            <text:p>باطِنِيٌّ</text:p>
          </table:table-cell>
          <table:table-cell/>
          <table:table-cell office:value-type="string" calcext:value-type="string">
            <text:p>بطن</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اطِنِيَّةٌ-باطِنِيَّةٌ [ب ط ن] (مص. صناعيّ).: فِرْقَةٌ دِينِيَّةٌ يَرْتَكِزُ اقْتِنَاعُهَا عَلَى أسَاسِ قاعِدَةِ أنَّ لِكُلِّ ظاهِرٍ باطِناً، وأَنَّ</text:p>
          </table:table-cell>
          <table:table-cell/>
        </table:table-row>
        <table:table-row table:style-name="ro1">
          <table:table-cell office:value-type="float" office:value="782" calcext:value-type="float">
            <text:p>782</text:p>
          </table:table-cell>
          <table:table-cell office:value-type="string" calcext:value-type="string">
            <text:p>بِيدَاغُوجِيٌّ</text:p>
          </table:table-cell>
          <table:table-cell/>
          <table:table-cell office:value-type="string" calcext:value-type="string">
            <text:p>بيداغو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يدَاغُوجِيَّةٌ-بِيدَاغُوجِيَّةٌ (مص. صناعيّ).: عِلْمُ التَّرْبِيَةِ، يَهْدِفُ إلَى تَنْشِئَةِ الأطْفَالِ وَتَعْليمِهِمْ حَسَبَ مَنَاهِجَ وَطُرُقٍ عِلْمِيَّةٍ مُحَدَّدَةٍ.</text:p>
          </table:table-cell>
          <table:table-cell/>
        </table:table-row>
        <table:table-row table:style-name="ro1">
          <table:table-cell office:value-type="float" office:value="783" calcext:value-type="float">
            <text:p>783</text:p>
          </table:table-cell>
          <table:table-cell office:value-type="string" calcext:value-type="string">
            <text:p>بيرُوقْرَاطِيٌّ</text:p>
          </table:table-cell>
          <table:table-cell/>
          <table:table-cell office:value-type="string" calcext:value-type="string">
            <text:p>بيروقراط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يرُوقْرَاطِيَّةٌ-بيرُوقْرَاطِيَّةٌ (مص. صناعيّ).: مَجْمُوعُ المُؤَسَّسَاتِ الإدَارِيَّةِ العُمُومِيَّةِ الَّتِي يَتَوَلَّى فِيَهَا المُوَظَّفُونَ البِيروقْرَاطِيُّونَ تَطْبِيقَ سُلْطَةِ القَانُونِ حَسَبَ السُّلَّمِ الإدَارِيِّ، وَالَّتِي تَتَّسِمُ بالبُطءِ فِي التَّنْفِيذِ مِمَّا يُؤَدِّي إلَى عَرْقَلَةِ السَّيْرِ الطَّبِيعِيِّ لِشُؤُونِ المُوَاطِنِينَ وَمِنَ العَقَبَاتِ الَّتِي تَعْتَرِضُ تَطْبِيقَ الْمَشَارِيع.</text:p>
          </table:table-cell>
          <table:table-cell/>
        </table:table-row>
        <table:table-row table:style-name="ro1">
          <table:table-cell office:value-type="float" office:value="784" calcext:value-type="float">
            <text:p>784</text:p>
          </table:table-cell>
          <table:table-cell office:value-type="string" calcext:value-type="string">
            <text:p>بَيُولُوجِيٌّ</text:p>
          </table:table-cell>
          <table:table-cell/>
          <table:table-cell office:value-type="string" calcext:value-type="string">
            <text:p>بيولو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 عِلْمُ الأحْيَاءِ، يَبْحَثُ شَكْلَ ووَظيفَةَ إِنْتاجِيَّةِ مُجْمَ</text:p>
          </table:table-cell>
          <table:table-cell/>
        </table:table-row>
        <table:table-row table:style-name="ro1">
          <table:table-cell office:value-type="float" office:value="785" calcext:value-type="float">
            <text:p>785</text:p>
          </table:table-cell>
          <table:table-cell office:value-type="string" calcext:value-type="string">
            <text:p>طُبُوغْرَافِيٌّ</text:p>
          </table:table-cell>
          <table:table-cell/>
          <table:table-cell office:value-type="string" calcext:value-type="string">
            <text:p>طبوغراف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بُوغْرَافِيَّةٌ-طُبُوغْرَافِيَّةٌ (مص. صناعيّ). : بَيَانُ الْمَلاَمِحِ العَامَّةِ لِسَطْحِ الأَرْضِ طَبِيعِيَّةً كَانَتْ أَوْ مَصْنُوعَةً.</text:p>
          </table:table-cell>
          <table:table-cell/>
        </table:table-row>
        <table:table-row table:style-name="ro1">
          <table:table-cell office:value-type="float" office:value="786" calcext:value-type="float">
            <text:p>786</text:p>
          </table:table-cell>
          <table:table-cell office:value-type="string" calcext:value-type="string">
            <text:p>طُبُولُوجِيٌّ</text:p>
          </table:table-cell>
          <table:table-cell/>
          <table:table-cell office:value-type="string" calcext:value-type="string">
            <text:p>طبولو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بُولُوجِيَّةٌ-طُبُولُوجِيَّةٌ (مص. صناعيّ). : عِلْمُ دِرَاسَةِ وَتَحْلِيلِ خَصَائِصِ أَوْضَاعٍ حَسَبَ مُعْطَيَاتِهَا لِتَحْدِيدِ أَنْوَاعِهَا وَأَنْظِمَتِهَا.</text:p>
          </table:table-cell>
          <table:table-cell/>
        </table:table-row>
        <table:table-row table:style-name="ro1">
          <table:table-cell office:value-type="float" office:value="787" calcext:value-type="float">
            <text:p>787</text:p>
          </table:table-cell>
          <table:table-cell office:value-type="string" calcext:value-type="string">
            <text:p>فَرْدِيٌّ</text:p>
          </table:table-cell>
          <table:table-cell/>
          <table:table-cell office:value-type="string" calcext:value-type="string">
            <text:p>فر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رْدِيَّةٌ-فَرْدِيَّةٌ [ف ر د] (مص. صناعيّ). 1."تَمَيَّزَتْ فَتْرَةُ حُكْمِهِ بِالْفَرْدِيَّةِ" : الْحُكْمُ الْفَرْدِيُّ الْمُنْعَزِلُ عَنْ آرَاءِ الْجَمَاعَةِ. 2."يُؤْمِنُ بِالْفَرْدِيَّةِ" </text:p>
          </table:table-cell>
          <table:table-cell/>
        </table:table-row>
        <table:table-row table:style-name="ro1">
          <table:table-cell office:value-type="float" office:value="788" calcext:value-type="float">
            <text:p>788</text:p>
          </table:table-cell>
          <table:table-cell office:value-type="string" calcext:value-type="string">
            <text:p>وَحْدَانِيٌّ</text:p>
          </table:table-cell>
          <table:table-cell/>
          <table:table-cell office:value-type="string" calcext:value-type="string">
            <text:p>وح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حْدَانِيَّةٌ-وَحْدَانِيَّةٌ [و ح د] (مص. صِنَاعِيٌّ مِنَ الوَحْدَة). "وَحْدَانِيَّةُ اللَّهِ تَعَالَى" : مِنْ صِفَاتِهِ تَعَالَى، أَيْ تَفَرُّدُهُ تَعَالَى فِي مَاهِيَّتِهِ وَ صِفَاتِ كَمَالِهِ .</text:p>
          </table:table-cell>
          <table:table-cell/>
        </table:table-row>
        <table:table-row table:style-name="ro1">
          <table:table-cell office:value-type="float" office:value="789" calcext:value-type="float">
            <text:p>789</text:p>
          </table:table-cell>
          <table:table-cell office:value-type="string" calcext:value-type="string">
            <text:p>مَحْدُودِيَّةٌ</text:p>
          </table:table-cell>
          <table:table-cell/>
          <table:table-cell office:value-type="string" calcext:value-type="string">
            <text:p>حد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دُودِيَّةٌ-مَحْدُودِيَّةٌ [ح د د] (مص. صِنَاعِيٌّ). "آرَاؤُهُ تُعَبِّرُ عَنْ مَحْدُودِيَّةِ تَفْكِيرِهِ" : أَيْ آرَاؤُهُ ذَاتُ تَفْكِيرٍ ضَيِّقٍ، قَاصِرَة.</text:p>
          </table:table-cell>
          <table:table-cell/>
        </table:table-row>
        <table:table-row table:style-name="ro1">
          <table:table-cell office:value-type="float" office:value="790" calcext:value-type="float">
            <text:p>790</text:p>
          </table:table-cell>
          <table:table-cell office:value-type="string" calcext:value-type="string">
            <text:p>مَحْسُوبِيَّةٌ</text:p>
          </table:table-cell>
          <table:table-cell/>
          <table:table-cell office:value-type="string" calcext:value-type="string">
            <text:p>حسب</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سُوبِيَّةٌ-مَحْسُوبِيَّةٌ [ح س ب] (مص. صِنَاعِيٌّ). "يَنْبَغِي وَضْعُ حَدٍّ لِتَفَشِّي الْمَحْسُوبِيَّة فِي الإِدَارَةِ" : اِعْتِبارُ القَرَابَةِ العَائِلِيَّةِ أَوِ السِّيَاسِيَّةِ فِي إِسْنَادِ الوَظَائِفِ أَوْ فِي التَّرْقِيَاتِ وَالتَّسْيِيرِ. "الْمَحْسُوبِيَّةُ مِنْ عَنَاصِرِ الفَسَادِ تَجْعَلُ الْحَسَبَ وَالنَّسَبَ فِي الْمَقَامِ الأَوَّلِ وَنَيْلَ الْحُظْوَةِ وَالتَّرْقِيَةِ بَدَلاً مِنَ العَمَلِ".</text:p>
          </table:table-cell>
          <table:table-cell/>
        </table:table-row>
        <table:table-row table:style-name="ro1">
          <table:table-cell office:value-type="float" office:value="791" calcext:value-type="float">
            <text:p>791</text:p>
          </table:table-cell>
          <table:table-cell office:value-type="string" calcext:value-type="string">
            <text:p>خَاصِّيَّةٌ</text:p>
          </table:table-cell>
          <table:table-cell/>
          <table:table-cell office:value-type="string" calcext:value-type="string">
            <text:p>خصص</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اصِّيَّةٌ-خَاصِّيَّةٌ [خ ص ص] (مص. صِنَاعِيٌّ). "خَاصِّيَّةُ الت</text:p>
          </table:table-cell>
          <table:table-cell/>
        </table:table-row>
        <table:table-row table:style-name="ro1">
          <table:table-cell office:value-type="float" office:value="792" calcext:value-type="float">
            <text:p>792</text:p>
          </table:table-cell>
          <table:table-cell office:value-type="string" calcext:value-type="string">
            <text:p>مَدْيُونِيَّةٌ</text:p>
          </table:table-cell>
          <table:table-cell/>
          <table:table-cell office:value-type="string" calcext:value-type="string">
            <text:p>دين</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يُونِيَّةٌ-مَدْيُونِيَّةٌ [د ي ن] (مص. صِنَاعِيٌّ). "الْمَدْيُونِيَّةُ الْخَارِجِيَّةُ تُرْهِقُ كَاهِلَ شُعُوبِ العَالَمِ الثَّالِثِ" : مَجْمُوعُ الدُّيُونِ الْمُتَرَتِّبَةِ عَلَيْهَا.</text:p>
          </table:table-cell>
          <table:table-cell/>
        </table:table-row>
        <table:table-row table:style-name="ro1">
          <table:table-cell office:value-type="float" office:value="793" calcext:value-type="float">
            <text:p>793</text:p>
          </table:table-cell>
          <table:table-cell office:value-type="string" calcext:value-type="string">
            <text:p>مَرْدُودِيَّةٌ</text:p>
          </table:table-cell>
          <table:table-cell/>
          <table:table-cell office:value-type="string" calcext:value-type="string">
            <text:p>ردد</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دُودِيَّةٌ-مَرْدُودِيَّةٌ [ر د د] (مص. صِنَاعِيٌّ). "مَرْدُودِيَّةُ العَمَلِ": عَطَاؤُهُ، دَخْلُهُ.</text:p>
          </table:table-cell>
          <table:table-cell/>
        </table:table-row>
        <table:table-row table:style-name="ro1">
          <table:table-cell office:value-type="float" office:value="794" calcext:value-type="float">
            <text:p>794</text:p>
          </table:table-cell>
          <table:table-cell office:value-type="string" calcext:value-type="string">
            <text:p>مَشْرُوعِيَّةٌ</text:p>
          </table:table-cell>
          <table:table-cell/>
          <table:table-cell office:value-type="string" calcext:value-type="string">
            <text:p>شرع</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رُوعِيَّةٌ-مَشْرُوعِيَّةٌ [ش ر ع] (مص. صِنَاعِيٌّ). "تَسْتَمِدُّ السُّلْطَةُ مَشْرُوعِيَّتَهَا مِنَ الشَّعْبِ" : أَهْلِيَّتَهَا، مِصْدَاقِيَّتَهَا حَسَبَ مَا يُسَوِّغُهُ القَانُونُ.</text:p>
          </table:table-cell>
          <table:table-cell/>
        </table:table-row>
        <table:table-row table:style-name="ro1">
          <table:table-cell office:value-type="float" office:value="795" calcext:value-type="float">
            <text:p>795</text:p>
          </table:table-cell>
          <table:table-cell office:value-type="string" calcext:value-type="string">
            <text:p>شَفَافِيَّةٌ</text:p>
          </table:table-cell>
          <table:table-cell/>
          <table:table-cell office:value-type="string" calcext:value-type="string">
            <text:p>شفف</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افِيَّةٌ-شَفَافِيَّةٌ [ش ف ف] (مص. صِنَاعِيٌّ). "تَحَدَّثَ بِشَفَافِيَّةٍ": بِوُضُوحٍ تَامٍّ. "تَمَيَّزَتْ مَشَارِيعُهُ وَخُطَطُهُ بِالشَّفَافِيَّةِ" "مَرْحَلَةُ الشَّفَافِيَّةِ".</text:p>
          </table:table-cell>
          <table:table-cell/>
        </table:table-row>
        <table:table-row table:style-name="ro1">
          <table:table-cell office:value-type="float" office:value="796" calcext:value-type="float">
            <text:p>796</text:p>
          </table:table-cell>
          <table:table-cell office:value-type="string" calcext:value-type="string">
            <text:p>غَيْرِيَّةٌ</text:p>
          </table:table-cell>
          <table:table-cell/>
          <table:table-cell office:value-type="string" calcext:value-type="string">
            <text:p>غير</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يْرِيَّةٌ-غَيْرِيَّةٌ [غ ي ر] (مص. صِنَاعِيٌّ). 1. : كَوْنُ كُلٍّ مِنَ الشَّيْئَيْنِ خِلاَفَ الآخَرِ. 2."يَتَمَيَّزُ بِالغَيْرِيَّةِ" : الإِيثارُ، يُفَضِّلُ الغَيْرَ عَلَى الذَّاتِ خِلاَفَ الأَنَانِيَّةِ.</text:p>
          </table:table-cell>
          <table:table-cell/>
        </table:table-row>
        <table:table-row table:style-name="ro1">
          <table:table-cell office:value-type="float" office:value="797" calcext:value-type="float">
            <text:p>797</text:p>
          </table:table-cell>
          <table:table-cell office:value-type="string" calcext:value-type="string">
            <text:p>قَابِلِيَّةٌ</text:p>
          </table:table-cell>
          <table:table-cell/>
          <table:table-cell office:value-type="string" calcext:value-type="string">
            <text:p>قبل</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ابِلِيَّةٌ-قَابِلِيَّةٌ [ق ب ل] (مص. صِنَاعِيّ). "لَهُ قَابِلِيَّةُ الاسْتِمَاعِ إِلَى غَيْرِهِ" : حَا</text:p>
          </table:table-cell>
          <table:table-cell/>
        </table:table-row>
        <table:table-row table:style-name="ro1">
          <table:table-cell office:value-type="float" office:value="798" calcext:value-type="float">
            <text:p>798</text:p>
          </table:table-cell>
          <table:table-cell office:value-type="string" calcext:value-type="string">
            <text:p>أهَمِّيَّةٌ</text:p>
          </table:table-cell>
          <table:table-cell/>
          <table:table-cell office:value-type="string" calcext:value-type="string">
            <text:p>همم</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هَمِّيَّةٌ-أهَمِّيَّةٌ [هـ م م] (مص. صِنَاعِيّ). 1."مَوْضُوعٌ لَهُ أهَمِّيَّةٌ كُبْرَى" : مَكَانَةٌ، شَأنٌ. "عَلَّقَ أهَمِّيَّةً خَاصَّةً عَلَى حُضُورِهِ". 2."تَكْمُنُ أهَمِّيَّةُ الأمْرِ فِي ..." : تَكْمُنُ خُطُورَتُهُ. "هَذَا أمْرٌ عَلَى جَانِبٍ كَبِيرٍ مِنَ الأهَمِّيَّةِ".</text:p>
          </table:table-cell>
          <table:table-cell/>
        </table:table-row>
        <table:table-row table:style-name="ro1">
          <table:table-cell office:value-type="float" office:value="799" calcext:value-type="float">
            <text:p>799</text:p>
          </table:table-cell>
          <table:table-cell office:value-type="string" calcext:value-type="string">
            <text:p>مَعْمُودِيَّةٌ</text:p>
          </table:table-cell>
          <table:table-cell/>
          <table:table-cell office:value-type="string" calcext:value-type="string">
            <text:p>عمد</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ودِيَّةٌ-مَعْمُودِيَّةٌ [ع م د] (مص. صِناعِيٌّ). "أُقِيمَ حَفْلُ الْمَعْمُودِيَّةِ لِلطِّفْلِ فِي الكَنِيسَةِ" : تَنْصِيرُ الطِّفْلِ لِيَصِيرَ مَسِيحِيّاً وذَلِكَ بِغَسْلِهِ بِالْمَاءِ الْمُطَهَّرِ عَلَى يَدِ القَسِّ أَوِ الرَّاهِبِ.</text:p>
          </table:table-cell>
          <table:table-cell/>
        </table:table-row>
        <table:table-row table:style-name="ro1">
          <table:table-cell office:value-type="float" office:value="800" calcext:value-type="float">
            <text:p>800</text:p>
          </table:table-cell>
          <table:table-cell office:value-type="string" calcext:value-type="string">
            <text:p>مُفَوَّضِيَّةٌ</text:p>
          </table:table-cell>
          <table:table-cell/>
          <table:table-cell office:value-type="string" calcext:value-type="string">
            <text:p>فوض</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وَّضِيَّةٌ-مُفَوَّضِيَّةٌ [ف و ض] (مص. صِناعِيٌّ). : مَنْصِبُ الْمُفَو</text:p>
          </table:table-cell>
          <table:table-cell/>
        </table:table-row>
        <table:table-row table:style-name="ro1">
          <table:table-cell office:value-type="float" office:value="801" calcext:value-type="float">
            <text:p>801</text:p>
          </table:table-cell>
          <table:table-cell office:value-type="string" calcext:value-type="string">
            <text:p>مِكْثَافِيَّةٌ</text:p>
          </table:table-cell>
          <table:table-cell/>
          <table:table-cell office:value-type="string" calcext:value-type="string">
            <text:p>كثف</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ثَافِيَّةٌ-مِكْثَافِيَّةٌ [ك ث ف] (مص. صِناعِيٌّ). : قِيَاسُ الْكَثَافَةِ.</text:p>
          </table:table-cell>
          <table:table-cell/>
        </table:table-row>
        <table:table-row table:style-name="ro1">
          <table:table-cell office:value-type="float" office:value="802" calcext:value-type="float">
            <text:p>802</text:p>
          </table:table-cell>
          <table:table-cell office:value-type="string" calcext:value-type="string">
            <text:p>مَسْؤُولِيَّةٌ</text:p>
          </table:table-cell>
          <table:table-cell/>
          <table:table-cell office:value-type="string" calcext:value-type="string">
            <text:p>سأل</text:p>
          </table:table-cell>
          <table:table-cell/>
          <table:table-cell office:value-type="string" calcext:value-type="string">
            <text:p>مصدر صناعي</text:p>
          </table:table-cell>
          <table:table-cell office:value-type="string" calcext:value-type="string">
            <text:p>مَسْؤُولٌ</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مِنْ مَسْؤُولٌ). 1."يَتَحَمَّلُ مَسْؤُولِيَّةَ مَا حَدَثَ" : يَتَحَمَّلُ تَبِعَةَ مَا حَدَثَ. 2."هَذَا الأَمْرُ عَلَى مَسْؤُولِيَّتِهِ" : عَلَى عَاتِقِهِ، عَلَى عُهْدَتِهِ. 3."مَسْؤُولِيَّةٌ وَطَنِيَّةٌ" : مُهِمَّةٌ وَطَنِيَّةٌ ذَاتُ طَابِعٍ لَهُ أَهْلِيَّةٌ وَمَكَانَةٌ. "مَسْؤُولِيَّةٌ أَخْلاَقِيَّةٌ".</text:p>
          </table:table-cell>
          <table:table-cell/>
        </table:table-row>
        <table:table-row table:style-name="ro1">
          <table:table-cell office:value-type="float" office:value="803" calcext:value-type="float">
            <text:p>803</text:p>
          </table:table-cell>
          <table:table-cell office:value-type="string" calcext:value-type="string">
            <text:p>تِقْنِيٌّ</text:p>
          </table:table-cell>
          <table:table-cell/>
          <table:table-cell office:value-type="string" calcext:value-type="string">
            <text:p>تقنية</text:p>
          </table:table-cell>
          <table:table-cell/>
          <table:table-cell office:value-type="string" calcext:value-type="string">
            <text:p>مصدر صناعي</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N</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 "تِقْنِيَّةٌ جَديدَةٌ" : أُسْلُوبٌ مُخْتَصٌّ بِفَنٍّ أَوْ مِهْنَةٍ أَوْ حِرْفَةٍ.</text:p>
          </table:table-cell>
          <table:table-cell/>
        </table:table-row>
        <table:table-row table:style-name="ro1">
          <table:table-cell office:value-type="float" office:value="804" calcext:value-type="float">
            <text:p>804</text:p>
          </table:table-cell>
          <table:table-cell office:value-type="string" calcext:value-type="string">
            <text:p>سُعُودِي</text:p>
          </table:table-cell>
          <table:table-cell/>
          <table:table-cell office:value-type="string" calcext:value-type="string">
            <text:p>سعود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N</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2" office:value-type="string" calcext:value-type="string">
            <text:p>O</text:p>
          </table:table-cell>
          <table:table-cell table:number-columns-repeated="2" office:value-type="string" calcext:value-type="string">
            <text:p>N</text:p>
          </table:table-cell>
          <table:table-cell/>
          <table:table-cell office:value-type="string" calcext:value-type="string">
            <text:p>: مِنَ البُلْدَانِ العَرَبِيَّةِ بِالجَزِيرَةِ العَرَبِيَّةِ (الْمَمْلَكَةُ العرَبِيَّةُ السُّعُودِيَّةُ) عَاصِمَتُهَا الرِّيَاضُ.</text:p>
          </table:table-cell>
          <table:table-cell/>
        </table:table-row>
        <table:table-row table:style-name="ro1">
          <table:table-cell office:value-type="float" office:value="805" calcext:value-type="float">
            <text:p>805</text:p>
          </table:table-cell>
          <table:table-cell office:value-type="string" calcext:value-type="string">
            <text:p>سُورِي</text:p>
          </table:table-cell>
          <table:table-cell/>
          <table:table-cell office:value-type="string" calcext:value-type="string">
            <text:p>سور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N</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2" office:value-type="string" calcext:value-type="string">
            <text:p>O</text:p>
          </table:table-cell>
          <table:table-cell table:number-columns-repeated="2" office:value-type="string" calcext:value-type="string">
            <text:p>N</text:p>
          </table:table-cell>
          <table:table-cell/>
          <table:table-cell office:value-type="string" calcext:value-type="string">
            <text:p>: مِنَ البُلْدانِ العَرَبِيَّةِ بِالشَّرْقِ الأَوْسَطِ. (الج</text:p>
          </table:table-cell>
          <table:table-cell/>
        </table:table-row>
        <table:table-row table:style-name="ro1">
          <table:table-cell office:value-type="float" office:value="806" calcext:value-type="float">
            <text:p>806</text:p>
          </table:table-cell>
          <table:table-cell office:value-type="string" calcext:value-type="string">
            <text:p>تَوْرَاتي</text:p>
          </table:table-cell>
          <table:table-cell/>
          <table:table-cell office:value-type="string" calcext:value-type="string">
            <text:p>تورا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N</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كِتَابٌ دِينِيٌّ يَضُمُّ أسْفَارَ النَّبِيِّ</text:p>
          </table:table-cell>
          <table:table-cell/>
        </table:table-row>
        <table:table-row table:style-name="ro1">
          <table:table-cell office:value-type="float" office:value="807" calcext:value-type="float">
            <text:p>807</text:p>
          </table:table-cell>
          <table:table-cell office:value-type="string" calcext:value-type="string">
            <text:p>حَيَوي</text:p>
          </table:table-cell>
          <table:table-cell/>
          <table:table-cell office:value-type="string" calcext:value-type="string">
            <text:p>حي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هُوَ حَيٌّ يُرْزَقُ": يَنْبِضُ بِالحَيَاةِ وَالحَرَكَةِ. "مَا زَالَ حَيّاً". 2. هُوَ اللَّهُ الحَيُّ": مِنْ أَسْمَاءِ اللَّهِ الحُسْنَى. 3. "عَبْدُ الحَيِّ" : اِسْمُ عَلَمٍ مُرَكَّبٌ. 4. "عِلْمُ الأحْيَاءِ" : عِلْمُ دِرَاسَةِ مُخْتَلِفِ مَظَاهِرِ الكَائِنَاتِ مِنْ حَيَوانٍ وَنَبَاتٍ. 5. "يَسْكُنُ فِي حَيِّ </text:p>
          </table:table-cell>
          <table:table-cell/>
        </table:table-row>
        <table:table-row table:style-name="ro1">
          <table:table-cell office:value-type="float" office:value="808" calcext:value-type="float">
            <text:p>808</text:p>
          </table:table-cell>
          <table:table-cell office:value-type="string" calcext:value-type="string">
            <text:p>أَخَوِي</text:p>
          </table:table-cell>
          <table:table-cell table:number-columns-repeated="3"/>
          <table:table-cell office:value-type="string" calcext:value-type="string">
            <text:p>منسوب</text:p>
          </table:table-cell>
          <table:table-cell office:value-type="string" calcext:value-type="string">
            <text:p>أ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809" calcext:value-type="float">
            <text:p>809</text:p>
          </table:table-cell>
          <table:table-cell office:value-type="string" calcext:value-type="string">
            <text:p>أَبَوِي</text:p>
          </table:table-cell>
          <table:table-cell table:number-columns-repeated="3"/>
          <table:table-cell office:value-type="string" calcext:value-type="string">
            <text:p>منسوب</text:p>
          </table:table-cell>
          <table:table-cell office:value-type="string" calcext:value-type="string">
            <text:p>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10" calcext:value-type="float">
            <text:p>810</text:p>
          </table:table-cell>
          <table:table-cell table:style-name="ce1" office:value-type="string" calcext:value-type="string">
            <text:p>سَنَوِيٌّ</text:p>
          </table:table-cell>
          <table:table-cell table:style-name="ce1"/>
          <table:table-cell table:number-columns-repeated="2"/>
          <table:table-cell office:value-type="string" calcext:value-type="string">
            <text:p>منسوب</text:p>
          </table:table-cell>
          <table:table-cell office:value-type="string" calcext:value-type="string">
            <text:p>سن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11" calcext:value-type="float">
            <text:p>811</text:p>
          </table:table-cell>
          <table:table-cell office:value-type="string" calcext:value-type="string">
            <text:p>بَنَوِي</text:p>
          </table:table-cell>
          <table:table-cell table:number-columns-repeated="3"/>
          <table:table-cell office:value-type="string" calcext:value-type="string">
            <text:p>منسوب</text:p>
          </table:table-cell>
          <table:table-cell office:value-type="string" calcext:value-type="string">
            <text:p>اب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12" calcext:value-type="float">
            <text:p>812</text:p>
          </table:table-cell>
          <table:table-cell office:value-type="string" calcext:value-type="string">
            <text:p>يَدَوِيٌّ</text:p>
          </table:table-cell>
          <table:table-cell table:number-columns-repeated="3"/>
          <table:table-cell office:value-type="string" calcext:value-type="string">
            <text:p>منسوب</text:p>
          </table:table-cell>
          <table:table-cell office:value-type="string" calcext:value-type="string">
            <text:p>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13" calcext:value-type="float">
            <text:p>813</text:p>
          </table:table-cell>
          <table:table-cell office:value-type="string" calcext:value-type="string">
            <text:p>دَمَوِيٌّ</text:p>
          </table:table-cell>
          <table:table-cell table:number-columns-repeated="3"/>
          <table:table-cell office:value-type="string" calcext:value-type="string">
            <text:p>منسوب</text:p>
          </table:table-cell>
          <table:table-cell office:value-type="string" calcext:value-type="string">
            <text:p>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814" calcext:value-type="float">
            <text:p>814</text:p>
          </table:table-cell>
          <table:table-cell office:value-type="string" calcext:value-type="string">
            <text:p>لُغَوِيٌّ</text:p>
          </table:table-cell>
          <table:table-cell table:number-columns-repeated="3"/>
          <table:table-cell office:value-type="string" calcext:value-type="string">
            <text:p>منسوب</text:p>
          </table:table-cell>
          <table:table-cell office:value-type="string" calcext:value-type="string">
            <text:p>لُغَ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815" calcext:value-type="float">
            <text:p>815</text:p>
          </table:table-cell>
          <table:table-cell office:value-type="string" calcext:value-type="string">
            <text:p>عَمَوِيٌّ</text:p>
          </table:table-cell>
          <table:table-cell table:number-columns-repeated="3"/>
          <table:table-cell office:value-type="string" calcext:value-type="string">
            <text:p>منسوب</text:p>
          </table:table-cell>
          <table:table-cell office:value-type="string" calcext:value-type="string">
            <text:p>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816" calcext:value-type="float">
            <text:p>816</text:p>
          </table:table-cell>
          <table:table-cell office:value-type="string" calcext:value-type="string">
            <text:p>شَجْوِيٌّ</text:p>
          </table:table-cell>
          <table:table-cell table:number-columns-repeated="3"/>
          <table:table-cell office:value-type="string" calcext:value-type="string">
            <text:p>منسوب</text:p>
          </table:table-cell>
          <table:table-cell office:value-type="string" calcext:value-type="string">
            <text:p>شَجَ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17" calcext:value-type="float">
            <text:p>817</text:p>
          </table:table-cell>
          <table:table-cell office:value-type="string" calcext:value-type="string">
            <text:p>مِئَوِيٌّ</text:p>
          </table:table-cell>
          <table:table-cell table:number-columns-repeated="3"/>
          <table:table-cell office:value-type="string" calcext:value-type="string">
            <text:p>منسوب</text:p>
          </table:table-cell>
          <table:table-cell office:value-type="string" calcext:value-type="string">
            <text:p>مِئِ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table-cell office:value-type="float" office:value="818" calcext:value-type="float">
            <text:p>818</text:p>
          </table:table-cell>
          <table:table-cell office:value-type="string" calcext:value-type="string">
            <text:p>أُمَوِيٌّ</text:p>
          </table:table-cell>
          <table:table-cell table:number-columns-repeated="3"/>
          <table:table-cell office:value-type="string" calcext:value-type="string">
            <text:p>منسوب</text:p>
          </table:table-cell>
          <table:table-cell office:value-type="string" calcext:value-type="string">
            <text:p>أُمَ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19" calcext:value-type="float">
            <text:p>819</text:p>
          </table:table-cell>
          <table:table-cell office:value-type="string" calcext:value-type="string">
            <text:p>عَدُوِّيٌّ</text:p>
          </table:table-cell>
          <table:table-cell table:number-columns-repeated="3"/>
          <table:table-cell office:value-type="string" calcext:value-type="string">
            <text:p>منسوب</text:p>
          </table:table-cell>
          <table:table-cell office:value-type="string" calcext:value-type="string">
            <text:p>عَدْوَ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20" calcext:value-type="float">
            <text:p>820</text:p>
          </table:table-cell>
          <table:table-cell office:value-type="string" calcext:value-type="string">
            <text:p>شَفَوِيٌّ</text:p>
          </table:table-cell>
          <table:table-cell table:number-columns-repeated="3"/>
          <table:table-cell office:value-type="string" calcext:value-type="string">
            <text:p>منسوب</text:p>
          </table:table-cell>
          <table:table-cell office:value-type="string" calcext:value-type="string">
            <text:p>شَ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table-cell office:value-type="float" office:value="821" calcext:value-type="float">
            <text:p>821</text:p>
          </table:table-cell>
          <table:table-cell office:value-type="string" calcext:value-type="string">
            <text:p>شَفَهِيٌّ</text:p>
          </table:table-cell>
          <table:table-cell table:number-columns-repeated="3"/>
          <table:table-cell office:value-type="string" calcext:value-type="string">
            <text:p>منسوب</text:p>
          </table:table-cell>
          <table:table-cell office:value-type="string" calcext:value-type="string">
            <text:p>شَ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22" calcext:value-type="float">
            <text:p>822</text:p>
          </table:table-cell>
          <table:table-cell office:value-type="string" calcext:value-type="string">
            <text:p>عُضْوِيٌّ</text:p>
          </table:table-cell>
          <table:table-cell table:number-columns-repeated="3"/>
          <table:table-cell office:value-type="string" calcext:value-type="string">
            <text:p>منسوب</text:p>
          </table:table-cell>
          <table:table-cell office:value-type="string" calcext:value-type="string">
            <text:p>عُضْوٌ</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23" calcext:value-type="float">
            <text:p>823</text:p>
          </table:table-cell>
          <table:table-cell office:value-type="string" calcext:value-type="string">
            <text:p>تَرْبَوِيٌ</text:p>
          </table:table-cell>
          <table:table-cell table:number-columns-repeated="3"/>
          <table:table-cell office:value-type="string" calcext:value-type="string">
            <text:p>منسوب</text:p>
          </table:table-cell>
          <table:table-cell office:value-type="string" calcext:value-type="string">
            <text:p>ترب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24" calcext:value-type="float">
            <text:p>824</text:p>
          </table:table-cell>
          <table:table-cell office:value-type="string" calcext:value-type="string">
            <text:p>كِيمْيَاوِيٌّ</text:p>
          </table:table-cell>
          <table:table-cell table:number-columns-repeated="3"/>
          <table:table-cell office:value-type="string" calcext:value-type="string">
            <text:p>منسوب</text:p>
          </table:table-cell>
          <table:table-cell office:value-type="string" calcext:value-type="string">
            <text:p>كيمي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25" calcext:value-type="float">
            <text:p>825</text:p>
          </table:table-cell>
          <table:table-cell office:value-type="string" calcext:value-type="string">
            <text:p>أََمِيرِيُّ</text:p>
          </table:table-cell>
          <table:table-cell table:number-columns-repeated="3"/>
          <table:table-cell office:value-type="string" calcext:value-type="string">
            <text:p>منسوب</text:p>
          </table:table-cell>
          <table:table-cell office:value-type="string" calcext:value-type="string">
            <text:p>أم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26" calcext:value-type="float">
            <text:p>826</text:p>
          </table:table-cell>
          <table:table-cell office:value-type="string" calcext:value-type="string">
            <text:p>قُرَشِيٌّ</text:p>
          </table:table-cell>
          <table:table-cell table:number-columns-repeated="3"/>
          <table:table-cell office:value-type="string" calcext:value-type="string">
            <text:p>منسوب</text:p>
          </table:table-cell>
          <table:table-cell office:value-type="string" calcext:value-type="string">
            <text:p>قري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27" calcext:value-type="float">
            <text:p>827</text:p>
          </table:table-cell>
          <table:table-cell office:value-type="string" calcext:value-type="string">
            <text:p>أُنَافِيٌّ</text:p>
          </table:table-cell>
          <table:table-cell table:number-columns-repeated="3"/>
          <table:table-cell office:value-type="string" calcext:value-type="string">
            <text:p>منسوب</text:p>
          </table:table-cell>
          <table:table-cell office:value-type="string" calcext:value-type="string">
            <text:p>أ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10"/>
        </table:table-row>
        <table:table-row table:style-name="ro1">
          <table:table-cell office:value-type="float" office:value="828" calcext:value-type="float">
            <text:p>828</text:p>
          </table:table-cell>
          <table:table-cell office:value-type="string" calcext:value-type="string">
            <text:p>دِيرَانِيٌّ</text:p>
          </table:table-cell>
          <table:table-cell table:number-columns-repeated="3"/>
          <table:table-cell office:value-type="string" calcext:value-type="string">
            <text:p>منسوب</text:p>
          </table:table-cell>
          <table:table-cell office:value-type="string" calcext:value-type="string">
            <text:p>د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29" calcext:value-type="float">
            <text:p>829</text:p>
          </table:table-cell>
          <table:table-cell office:value-type="string" calcext:value-type="string">
            <text:p>رُوحَانِيٌّ</text:p>
          </table:table-cell>
          <table:table-cell table:number-columns-repeated="3"/>
          <table:table-cell office:value-type="string" calcext:value-type="string">
            <text:p>منسوب</text:p>
          </table:table-cell>
          <table:table-cell office:value-type="string" calcext:value-type="string">
            <text:p>رو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30" calcext:value-type="float">
            <text:p>830</text:p>
          </table:table-cell>
          <table:table-cell office:value-type="string" calcext:value-type="string">
            <text:p>رَبَّانِيٌّ</text:p>
          </table:table-cell>
          <table:table-cell table:number-columns-repeated="3"/>
          <table:table-cell office:value-type="string" calcext:value-type="string">
            <text:p>منسوب</text:p>
          </table:table-cell>
          <table:table-cell office:value-type="string" calcext:value-type="string">
            <text:p>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31" calcext:value-type="float">
            <text:p>831</text:p>
          </table:table-cell>
          <table:table-cell office:value-type="string" calcext:value-type="string">
            <text:p>بَحْرَانِيٌّ</text:p>
          </table:table-cell>
          <table:table-cell table:number-columns-repeated="3"/>
          <table:table-cell office:value-type="string" calcext:value-type="string">
            <text:p>منسوب</text:p>
          </table:table-cell>
          <table:table-cell office:value-type="string" calcext:value-type="string">
            <text:p>بحر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32" calcext:value-type="float">
            <text:p>832</text:p>
          </table:table-cell>
          <table:table-cell office:value-type="string" calcext:value-type="string">
            <text:p>مَرْوَزِيٌّ</text:p>
          </table:table-cell>
          <table:table-cell table:number-columns-repeated="3"/>
          <table:table-cell office:value-type="string" calcext:value-type="string">
            <text:p>منسوب</text:p>
          </table:table-cell>
          <table:table-cell office:value-type="string" calcext:value-type="string">
            <text:p>مرو</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33" calcext:value-type="float">
            <text:p>833</text:p>
          </table:table-cell>
          <table:table-cell office:value-type="string" calcext:value-type="string">
            <text:p>قَرَوِيّ</text:p>
          </table:table-cell>
          <table:table-cell table:number-columns-repeated="3"/>
          <table:table-cell office:value-type="string" calcext:value-type="string">
            <text:p>منسوب</text:p>
          </table:table-cell>
          <table:table-cell office:value-type="string" calcext:value-type="string">
            <text:p>قر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34" calcext:value-type="float">
            <text:p>834</text:p>
          </table:table-cell>
          <table:table-cell office:value-type="string" calcext:value-type="string">
            <text:p>رَقَبَانِيٌّ</text:p>
          </table:table-cell>
          <table:table-cell table:number-columns-repeated="3"/>
          <table:table-cell office:value-type="string" calcext:value-type="string">
            <text:p>منسوب</text:p>
          </table:table-cell>
          <table:table-cell office:value-type="string" calcext:value-type="string">
            <text:p>رقب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35" calcext:value-type="float">
            <text:p>835</text:p>
          </table:table-cell>
          <table:table-cell office:value-type="string" calcext:value-type="string">
            <text:p>شَعْرَانِيٌّ</text:p>
          </table:table-cell>
          <table:table-cell table:number-columns-repeated="3"/>
          <table:table-cell office:value-type="string" calcext:value-type="string">
            <text:p>منسوب</text:p>
          </table:table-cell>
          <table:table-cell office:value-type="string" calcext:value-type="string">
            <text:p>ش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36" calcext:value-type="float">
            <text:p>836</text:p>
          </table:table-cell>
          <table:table-cell office:value-type="string" calcext:value-type="string">
            <text:p>لِحَيَانِيٌّ</text:p>
          </table:table-cell>
          <table:table-cell table:number-columns-repeated="3"/>
          <table:table-cell office:value-type="string" calcext:value-type="string">
            <text:p>منسوب</text:p>
          </table:table-cell>
          <table:table-cell office:value-type="string" calcext:value-type="string">
            <text:p>لح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37" calcext:value-type="float">
            <text:p>837</text:p>
          </table:table-cell>
          <table:table-cell office:value-type="string" calcext:value-type="string">
            <text:p>صَدْرَانِيٌّ</text:p>
          </table:table-cell>
          <table:table-cell table:number-columns-repeated="3"/>
          <table:table-cell office:value-type="string" calcext:value-type="string">
            <text:p>منسوب</text:p>
          </table:table-cell>
          <table:table-cell office:value-type="string" calcext:value-type="string">
            <text:p>ص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38" calcext:value-type="float">
            <text:p>838</text:p>
          </table:table-cell>
          <table:table-cell office:value-type="string" calcext:value-type="string">
            <text:p>كَنَسِيٌّ</text:p>
          </table:table-cell>
          <table:table-cell table:number-columns-repeated="3"/>
          <table:table-cell office:value-type="string" calcext:value-type="string">
            <text:p>منسوب</text:p>
          </table:table-cell>
          <table:table-cell office:value-type="string" calcext:value-type="string">
            <text:p>كنيس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10"/>
        </table:table-row>
        <table:table-row table:style-name="ro1">
          <table:table-cell office:value-type="float" office:value="839" calcext:value-type="float">
            <text:p>839</text:p>
          </table:table-cell>
          <table:table-cell office:value-type="string" calcext:value-type="string">
            <text:p>أَمْرِيكي</text:p>
          </table:table-cell>
          <table:table-cell/>
          <table:table-cell office:value-type="string" calcext:value-type="string">
            <text:p>أمريكا</text:p>
          </table:table-cell>
          <table:table-cell/>
          <table:table-cell office:value-type="string" calcext:value-type="string">
            <text:p>منسوب</text:p>
          </table:table-cell>
          <table:table-cell office:value-type="string" calcext:value-type="string">
            <text:p>أَمْرِيك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مْرِيكا-أَمْرِيكا (جغ).: مِنَ القارَّاتِ الخَمْسِ، وَهيَ ما يُعْرَفُ بِأَمْريكا الشَّمالِيَّةِ وَأَمريكا الجَنوبِيَّةِ، تُقَدَّرُ مِساحَتُها بـ 42 مليون كلم‌²، وعَدَدُ سُكَّانِها بـ 675 مليون نَسَمة.</text:p>
          </table:table-cell>
          <table:table-cell/>
        </table:table-row>
        <table:table-row table:style-name="ro1">
          <table:table-cell office:value-type="float" office:value="840" calcext:value-type="float">
            <text:p>840</text:p>
          </table:table-cell>
          <table:table-cell office:value-type="string" calcext:value-type="string">
            <text:p>أُورُوبي</text:p>
          </table:table-cell>
          <table:table-cell/>
          <table:table-cell office:value-type="string" calcext:value-type="string">
            <text:p>أوروبا</text:p>
          </table:table-cell>
          <table:table-cell/>
          <table:table-cell office:value-type="string" calcext:value-type="string">
            <text:p>منسوب</text:p>
          </table:table-cell>
          <table:table-cell office:value-type="string" calcext:value-type="string">
            <text:p>أُورُوبَّ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ورُوبَّا-أُورُوبَّا (جغ).: مِنَ القَارَّاتِ الخَمْسِ، تُقَدَّرُ مِسَاحَتُهَا بـ 10 مليون كلم² وَعَدَدُ سُكَّانِهَا بـ 495 مليون نسمة.</text:p>
          </table:table-cell>
          <table:table-cell/>
        </table:table-row>
        <table:table-row table:style-name="ro1">
          <table:table-cell office:value-type="float" office:value="841" calcext:value-type="float">
            <text:p>841</text:p>
          </table:table-cell>
          <table:table-cell office:value-type="string" calcext:value-type="string">
            <text:p>جِيبُوتِي</text:p>
          </table:table-cell>
          <table:table-cell/>
          <table:table-cell office:value-type="string" calcext:value-type="string">
            <text:p>جيبوتي</text:p>
          </table:table-cell>
          <table:table-cell/>
          <table:table-cell office:value-type="string" calcext:value-type="string">
            <text:p>منسوب</text:p>
          </table:table-cell>
          <table:table-cell office:value-type="string" calcext:value-type="string">
            <text:p>جيبوت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البُلْدَانِ الأَعْضَاءِ فِي جَامِعَةِ الدُّوَلِ العَرَبِيّةِ، عَاصِمَتُهُا جِيبُوتِي.</text:p>
          </table:table-cell>
          <table:table-cell/>
        </table:table-row>
        <table:table-row table:style-name="ro1">
          <table:table-cell office:value-type="float" office:value="842" calcext:value-type="float">
            <text:p>842</text:p>
          </table:table-cell>
          <table:table-cell office:value-type="string" calcext:value-type="string">
            <text:p>آسِيَوي</text:p>
          </table:table-cell>
          <table:table-cell/>
          <table:table-cell office:value-type="string" calcext:value-type="string">
            <text:p>آسيا</text:p>
          </table:table-cell>
          <table:table-cell/>
          <table:table-cell office:value-type="string" calcext:value-type="string">
            <text:p>منسوب</text:p>
          </table:table-cell>
          <table:table-cell office:value-type="string" calcext:value-type="string">
            <text:p>آسِ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آسِيَا-آسِيَا (جغ).: مِنَ القَارَّاتِ الخَمْسِ، يَحُدُّهَا الْمُحِيطُ الْمُتَجَمِّدُ الشَّمَاليُّ وَالْمُحِيطَانِ الهِنْدِيُّ وَالهَادِي، والبَحْرَان الأبْيَضُ الْمُتَوَسِّطُ وَالأَحْمَرُ وَأورُوبَّا، وَهِيَ مِنْ أكْبَرِ اَلْقَارَّاتِ مِسَاحَة (44 مِلْيُون كلم²) وَأَكْثَرِهَا سُكَّانًا ( 2,8 ملياران).</text:p>
          </table:table-cell>
          <table:table-cell/>
        </table:table-row>
        <table:table-row table:style-name="ro1">
          <table:table-cell office:value-type="float" office:value="843" calcext:value-type="float">
            <text:p>843</text:p>
          </table:table-cell>
          <table:table-cell office:value-type="string" calcext:value-type="string">
            <text:p>أُسْترَالِي</text:p>
          </table:table-cell>
          <table:table-cell/>
          <table:table-cell office:value-type="string" calcext:value-type="string">
            <text:p>أستراليا</text:p>
          </table:table-cell>
          <table:table-cell/>
          <table:table-cell office:value-type="string" calcext:value-type="string">
            <text:p>منسوب</text:p>
          </table:table-cell>
          <table:table-cell office:value-type="string" calcext:value-type="string">
            <text:p>أُسْترَالِ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سْترَالِيا-أُسْترَالِيا (جغ).: مِنَ القَارَّاتِ الخمسِ، تُقدّر مساحَتُها بـ (7.700.000 كلم²) وعددُ سُكَّانِهَا بـ(15.800.000 نسمة).</text:p>
          </table:table-cell>
          <table:table-cell/>
        </table:table-row>
        <table:table-row table:style-name="ro1">
          <table:table-cell office:value-type="float" office:value="844" calcext:value-type="float">
            <text:p>844</text:p>
          </table:table-cell>
          <table:table-cell office:value-type="string" calcext:value-type="string">
            <text:p>إفْرِيقِي</text:p>
          </table:table-cell>
          <table:table-cell/>
          <table:table-cell office:value-type="string" calcext:value-type="string">
            <text:p>إفريقيا</text:p>
          </table:table-cell>
          <table:table-cell/>
          <table:table-cell office:value-type="string" calcext:value-type="string">
            <text:p>منسوب</text:p>
          </table:table-cell>
          <table:table-cell office:value-type="string" calcext:value-type="string">
            <text:p>إفْرِيقْ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فْرِيقْيَا-إفْرِيقْيَا (جغ).: مِنَ القَارَّاتِ الخَمْسِ، تُعْرَفُ بِالقارَّةِ السَّوْدَاءِ، تُقّدَّرُ مِسَاحَتُهَا بـ (30 مليون كلم² ) وعدد سُكَّانِها بـ ( 554 مليون نسمة).</text:p>
          </table:table-cell>
          <table:table-cell/>
        </table:table-row>
        <table:table-row table:style-name="ro1">
          <table:table-cell office:value-type="float" office:value="845" calcext:value-type="float">
            <text:p>845</text:p>
          </table:table-cell>
          <table:table-cell office:value-type="string" calcext:value-type="string">
            <text:p>دِفْتِري</text:p>
          </table:table-cell>
          <table:table-cell/>
          <table:table-cell office:value-type="string" calcext:value-type="string">
            <text:p>دفتريا</text:p>
          </table:table-cell>
          <table:table-cell/>
          <table:table-cell office:value-type="string" calcext:value-type="string">
            <text:p>منسوب</text:p>
          </table:table-cell>
          <table:table-cell office:value-type="string" calcext:value-type="string">
            <text:p>دِفْتِرْ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صِيبَ بِمَرَضِ الدِّفْتِرْيَا" : مَرَضٌ يُصِيبُ الحَلْقَ، وَهُوَ مَا يُعْرَفُ بِالخُنَّاقِ.</text:p>
          </table:table-cell>
          <table:table-cell/>
        </table:table-row>
        <table:table-row table:style-name="ro1">
          <table:table-cell office:value-type="float" office:value="846" calcext:value-type="float">
            <text:p>846</text:p>
          </table:table-cell>
          <table:table-cell office:value-type="string" calcext:value-type="string">
            <text:p>لِيبي</text:p>
          </table:table-cell>
          <table:table-cell/>
          <table:table-cell office:value-type="string" calcext:value-type="string">
            <text:p>ليبيا</text:p>
          </table:table-cell>
          <table:table-cell/>
          <table:table-cell office:value-type="string" calcext:value-type="string">
            <text:p>منسوب</text:p>
          </table:table-cell>
          <table:table-cell office:value-type="string" calcext:value-type="string">
            <text:p>ليب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الْبُلْدَانِ الْعَرَبِيَّةِ (الْجَمَاهِيرِيَّةُ الْعَرَبِيَّةُ اللِّيبِيَّةُ الشَّعْبِيَّةُ الاشْتِرَاكِيَّةُ الْعُظْمَى). مِنْ بُلْدَانِ الْمَغْرِبِ الْعَرَبِيِّ.</text:p>
          </table:table-cell>
          <table:table-cell/>
        </table:table-row>
        <table:table-row table:style-name="ro1">
          <table:table-cell office:value-type="float" office:value="847" calcext:value-type="float">
            <text:p>847</text:p>
          </table:table-cell>
          <table:table-cell office:value-type="string" calcext:value-type="string">
            <text:p>مُورِيتَاني</text:p>
          </table:table-cell>
          <table:table-cell/>
          <table:table-cell office:value-type="string" calcext:value-type="string">
            <text:p>موريتانيا</text:p>
          </table:table-cell>
          <table:table-cell/>
          <table:table-cell office:value-type="string" calcext:value-type="string">
            <text:p>منسوب</text:p>
          </table:table-cell>
          <table:table-cell office:value-type="string" calcext:value-type="string">
            <text:p>موريتان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البُلْدَانِ العَرَبِيَّةِ (الجُمْهُورِيَّةُ الإِسْلاَمِيَّةُ الْمُورِيتَانِيَّةُ) تَقَعُ غَرْبَ إِفْرِيقْيَا جَنُوبَ الْمَغْرِبِ، مِنْ دُوَلِ الْمَغْرِبِ العَرَبِيِّ.</text:p>
          </table:table-cell>
          <table:table-cell/>
        </table:table-row>
        <table:table-row table:style-name="ro1">
          <table:table-cell office:value-type="float" office:value="848" calcext:value-type="float">
            <text:p>848</text:p>
          </table:table-cell>
          <table:table-cell office:value-type="string" calcext:value-type="string">
            <text:p>هِسْتِيري</text:p>
          </table:table-cell>
          <table:table-cell/>
          <table:table-cell office:value-type="string" calcext:value-type="string">
            <text:p>هستيريا</text:p>
          </table:table-cell>
          <table:table-cell/>
          <table:table-cell office:value-type="string" calcext:value-type="string">
            <text:p>منسوب</text:p>
          </table:table-cell>
          <table:table-cell office:value-type="string" calcext:value-type="string">
            <text:p>هِيسْتِير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جَدَهُ فِي حَالَةٍ مِنَ الهِيسْتِيريا" : مَرَضٌ عَصَبِيٌّ يُفْقِد</text:p>
          </table:table-cell>
          <table:table-cell/>
        </table:table-row>
        <table:table-row table:style-name="ro1">
          <table:table-cell office:value-type="float" office:value="849" calcext:value-type="float">
            <text:p>849</text:p>
          </table:table-cell>
          <table:table-cell office:value-type="string" calcext:value-type="string">
            <text:p>داخِلي</text:p>
          </table:table-cell>
          <table:table-cell/>
          <table:table-cell office:value-type="string" calcext:value-type="string">
            <text:p>دخل</text:p>
          </table:table-cell>
          <table:table-cell/>
          <table:table-cell office:value-type="string" calcext:value-type="string">
            <text:p>منسوب</text:p>
          </table:table-cell>
          <table:table-cell office:value-type="string" calcext:value-type="string">
            <text:p>داخ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50" calcext:value-type="float">
            <text:p>850</text:p>
          </table:table-cell>
          <table:table-cell office:value-type="string" calcext:value-type="string">
            <text:p>خارِجي</text:p>
          </table:table-cell>
          <table:table-cell/>
          <table:table-cell office:value-type="string" calcext:value-type="string">
            <text:p>خرج</text:p>
          </table:table-cell>
          <table:table-cell/>
          <table:table-cell office:value-type="string" calcext:value-type="string">
            <text:p>منسوب</text:p>
          </table:table-cell>
          <table:table-cell office:value-type="string" calcext:value-type="string">
            <text:p>خا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51" calcext:value-type="float">
            <text:p>851</text:p>
          </table:table-cell>
          <table:table-cell office:value-type="string" calcext:value-type="string">
            <text:p>غِنَائي</text:p>
          </table:table-cell>
          <table:table-cell/>
          <table:table-cell office:value-type="string" calcext:value-type="string">
            <text:p>غني</text:p>
          </table:table-cell>
          <table:table-cell/>
          <table:table-cell office:value-type="string" calcext:value-type="string">
            <text:p>منسوب</text:p>
          </table:table-cell>
          <table:table-cell office:value-type="string" calcext:value-type="string">
            <text:p>غِنَ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غِنَاءٌ-غِنَاءٌ [غ ن ي]. "يَتَطَرَّبُ غِنَاءً" : التَّطْرِيبُ وَالتَّرَنُّمُ بِالكَلاَمِ مَصْحُوباً بِالْمُوسِيقَى أَوْ غَيْرَ مَصْحُوبٍ بِهَا.</text:p>
          </table:table-cell>
          <table:table-cell/>
        </table:table-row>
        <table:table-row table:style-name="ro1">
          <table:table-cell office:value-type="float" office:value="852" calcext:value-type="float">
            <text:p>852</text:p>
          </table:table-cell>
          <table:table-cell office:value-type="string" calcext:value-type="string">
            <text:p>غَوْغَائي</text:p>
          </table:table-cell>
          <table:table-cell/>
          <table:table-cell office:value-type="string" calcext:value-type="string">
            <text:p>غوغ</text:p>
          </table:table-cell>
          <table:table-cell/>
          <table:table-cell office:value-type="string" calcext:value-type="string">
            <text:p>منسوب</text:p>
          </table:table-cell>
          <table:table-cell office:value-type="string" calcext:value-type="string">
            <text:p>غَوْغَ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number-columns-repeated="4"/>
          <table:table-cell office:value-type="string" calcext:value-type="string">
            <text:p>ـو</text:p>
          </table:table-cell>
          <table:table-cell table:number-columns-repeated="4"/>
          <table:table-cell office:value-type="string" calcext:value-type="string">
            <text:p>Non</text:p>
          </table:table-cell>
          <table:table-cell office:value-type="string" calcext:value-type="string">
            <text:p>غَوْغَاءُ-غَوْغَاءُ [غ و غ]. 1."مَا هَذِهِ الْغَوْغَاءُ" : الضَّجَّة</text:p>
          </table:table-cell>
          <table:table-cell/>
        </table:table-row>
        <table:table-row table:style-name="ro1">
          <table:table-cell office:value-type="float" office:value="853" calcext:value-type="float">
            <text:p>853</text:p>
          </table:table-cell>
          <table:table-cell office:value-type="string" calcext:value-type="string">
            <text:p>فِيزِيَائي</text:p>
          </table:table-cell>
          <table:table-cell/>
          <table:table-cell office:value-type="string" calcext:value-type="string">
            <text:p>فيزياء</text:p>
          </table:table-cell>
          <table:table-cell/>
          <table:table-cell office:value-type="string" calcext:value-type="string">
            <text:p>منسوب</text:p>
          </table:table-cell>
          <table:table-cell office:value-type="string" calcext:value-type="string">
            <text:p>فيزي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number-columns-repeated="4"/>
          <table:table-cell office:value-type="string" calcext:value-type="string">
            <text:p>ـو</text:p>
          </table:table-cell>
          <table:table-cell table:number-columns-repeated="4"/>
          <table:table-cell office:value-type="string" calcext:value-type="string">
            <text:p>Non</text:p>
          </table:table-cell>
          <table:table-cell office:value-type="string" calcext:value-type="string">
            <text:p>: عِلْمٌ يَبْحَثُ وَيَدْرُسُ الْخَوَاصَّ الْعَامَّةَ لِلْمَادَّةِ وَالْفَضَاءِ وَالزَّمَانِ، وَيُحَدِّدُ الْقَوَانِينَ الَّتِي تُظْهِرُ الظَّوَاهِرَ الطَّبِيعِيَّةَ، عِلْمُ الطَّبِيعِيَّاتِ.</text:p>
          </table:table-cell>
          <table:table-cell/>
        </table:table-row>
        <table:table-row table:style-name="ro1">
          <table:table-cell office:value-type="float" office:value="854" calcext:value-type="float">
            <text:p>854</text:p>
          </table:table-cell>
          <table:table-cell office:value-type="string" calcext:value-type="string">
            <text:p>كِيمْيَائي</text:p>
          </table:table-cell>
          <table:table-cell/>
          <table:table-cell office:value-type="string" calcext:value-type="string">
            <text:p>كيمياء</text:p>
          </table:table-cell>
          <table:table-cell/>
          <table:table-cell office:value-type="string" calcext:value-type="string">
            <text:p>منسوب</text:p>
          </table:table-cell>
          <table:table-cell office:value-type="string" calcext:value-type="string">
            <text:p>كيمي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number-columns-repeated="4"/>
          <table:table-cell office:value-type="string" calcext:value-type="string">
            <text:p>ـو</text:p>
          </table:table-cell>
          <table:table-cell table:number-columns-repeated="4"/>
          <table:table-cell office:value-type="string" calcext:value-type="string">
            <text:p>Non</text:p>
          </table:table-cell>
          <table:table-cell office:value-type="string" calcext:value-type="string">
            <text:p>: عِلْمٌ فِي طَبِيعَةِ الأَجْسَامِ وَعَنَاصِرِهَا وَمُرَكَّبَاتِهَا، وَمَا يَنْشَأُ عَنْهَا مِنْ تَحَوُّلاَتٍ وَتَفَاعُلاَتٍ، وَتُقْسَمُ الكِيمْيَاءُ إِلَى عِدَّةِ فُرُوعٍ: "الكِيمْيَاءُ الفِيزْيَائِيَّةُ"، "الكِيمْيَاءُ العُضْوِيَّةُ"، "الكِيمْيَاءُ اللاَّعُضْوِيَّةُ"، "الكِي</text:p>
          </table:table-cell>
          <table:table-cell/>
        </table:table-row>
        <table:table-row table:style-name="ro1">
          <table:table-cell office:value-type="float" office:value="855" calcext:value-type="float">
            <text:p>855</text:p>
          </table:table-cell>
          <table:table-cell office:value-type="string" calcext:value-type="string">
            <text:p>إِجْرَائي</text:p>
          </table:table-cell>
          <table:table-cell/>
          <table:table-cell office:value-type="string" calcext:value-type="string">
            <text:p>جري</text:p>
          </table:table-cell>
          <table:table-cell/>
          <table:table-cell office:value-type="string" calcext:value-type="string">
            <text:p>منسوب</text:p>
          </table:table-cell>
          <table:table-cell office:value-type="string" calcext:value-type="string">
            <text:p>إجر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أَجْرَى). 1."اِتَّخَذَ الضَّابِطُ إِجْرَاءً" : قَرَارًا، تَدْبِيراً. "اِتَّخَذَ إِجْرَاءات</text:p>
          </table:table-cell>
          <table:table-cell/>
        </table:table-row>
        <table:table-row table:style-name="ro1">
          <table:table-cell office:value-type="float" office:value="856" calcext:value-type="float">
            <text:p>856</text:p>
          </table:table-cell>
          <table:table-cell office:value-type="string" calcext:value-type="string">
            <text:p>إِحْصَائي</text:p>
          </table:table-cell>
          <table:table-cell/>
          <table:table-cell office:value-type="string" calcext:value-type="string">
            <text:p>حصي</text:p>
          </table:table-cell>
          <table:table-cell/>
          <table:table-cell office:value-type="string" calcext:value-type="string">
            <text:p>منسوب</text:p>
          </table:table-cell>
          <table:table-cell office:value-type="string" calcext:value-type="string">
            <text:p>إحص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حْصَاءٌ-إِحْصَاءٌ [ح ص ي] (مص. أحْصَى). "قَامَتِ الحُكُومَةُ بِإحْصَاءِ عَدَدِ السُّكَّانِ" : أحْصَتْهُمْ وَعَدَّدَتْهُمْ فِي لَوَائِحَ. "اِنْشَغَلَتِ اللَّجْنَةُ بِإِحْصاءِ عَدَدِ الأَصْوَاتِ بَعْدَ انْتِهَاءِ عَمَلِيَّةِ الاقْتِرَاعِ ".</text:p>
          </table:table-cell>
          <table:table-cell/>
        </table:table-row>
        <table:table-row table:style-name="ro1">
          <table:table-cell office:value-type="float" office:value="857" calcext:value-type="float">
            <text:p>857</text:p>
          </table:table-cell>
          <table:table-cell office:value-type="string" calcext:value-type="string">
            <text:p>بَهَائي</text:p>
          </table:table-cell>
          <table:table-cell/>
          <table:table-cell office:value-type="string" calcext:value-type="string">
            <text:p>بهو</text:p>
          </table:table-cell>
          <table:table-cell/>
          <table:table-cell office:value-type="string" calcext:value-type="string">
            <text:p>منسوب</text:p>
          </table:table-cell>
          <table:table-cell office:value-type="string" calcext:value-type="string">
            <text:p>به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هَاءٌ-بَهَاءٌ [ب هـ و] (مص. بَهَى، بَهَا). 1. "فِي حُسْنِ بَهَائِهَا" : فِي حُسْنِ إشْرَاقِهَا وَجَمَالِهَا. "بَهَاءُ الْمَنْظَرِ" "رَشَاقَةُ الخِلاَلِ</text:p>
          </table:table-cell>
          <table:table-cell/>
        </table:table-row>
        <table:table-row table:style-name="ro1">
          <table:table-cell office:value-type="float" office:value="858" calcext:value-type="float">
            <text:p>858</text:p>
          </table:table-cell>
          <table:table-cell office:value-type="string" calcext:value-type="string">
            <text:p>كَهْرَبَائي</text:p>
          </table:table-cell>
          <table:table-cell/>
          <table:table-cell office:value-type="string" calcext:value-type="string">
            <text:p>كهرب</text:p>
          </table:table-cell>
          <table:table-cell/>
          <table:table-cell office:value-type="string" calcext:value-type="string">
            <text:p>منسوب</text:p>
          </table:table-cell>
          <table:table-cell office:value-type="string" calcext:value-type="string">
            <text:p>كهرب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number-columns-repeated="4"/>
          <table:table-cell office:value-type="string" calcext:value-type="string">
            <text:p>ـو</text:p>
          </table:table-cell>
          <table:table-cell table:number-columns-repeated="4"/>
          <table:table-cell office:value-type="string" calcext:value-type="string">
            <text:p>Non</text:p>
          </table:table-cell>
          <table:table-cell office:value-type="string" calcext:value-type="string">
            <text:p>كَهْرَبَاءُ-كَهْرَبَاءُ [ك هـ ر ب]. 1.: مَادَّةٌ صَفْرَاءُ اللَّوْنِ، شِبْهُ شَفَّافَةٍ، قَوِيَّةُ العَزْلِ لِلْكَهْرَبَاءِ. 2.: طَاقَةٌ طَبِيعِيَّةٌ تَتَوَلَّدُ نَتِيجَةَ ظَوَاهِرِ التَّجَاذُبِ وَا</text:p>
          </table:table-cell>
          <table:table-cell/>
        </table:table-row>
        <table:table-row table:style-name="ro1">
          <table:table-cell office:value-type="float" office:value="859" calcext:value-type="float">
            <text:p>859</text:p>
          </table:table-cell>
          <table:table-cell office:value-type="string" calcext:value-type="string">
            <text:p>اِسْتِقْرائي</text:p>
          </table:table-cell>
          <table:table-cell/>
          <table:table-cell office:value-type="string" calcext:value-type="string">
            <text:p>قرأ</text:p>
          </table:table-cell>
          <table:table-cell/>
          <table:table-cell office:value-type="string" calcext:value-type="string">
            <text:p>منسوب</text:p>
          </table:table-cell>
          <table:table-cell office:value-type="string" calcext:value-type="string">
            <text:p>اِسْتَقْرَ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سْتِقْراءٌ-اِسْتِقْراءٌ [ق ر أ] (مص. اِسْتَقْرَأَ). "اِسْتِقْراءُ الوَقائِعِ" : تَتَبُّعُها عَنْ قُرْبٍ مُعايَنَةً وَمُشاهَدَةً لِلْوُصولِ إلى أحْكامٍ عامَّةٍ.</text:p>
          </table:table-cell>
          <table:table-cell office:value-type="string" calcext:value-type="string">
            <text:p>+</text:p>
          </table:table-cell>
        </table:table-row>
        <table:table-row table:style-name="ro1">
          <table:table-cell office:value-type="float" office:value="860" calcext:value-type="float">
            <text:p>860</text:p>
          </table:table-cell>
          <table:table-cell office:value-type="string" calcext:value-type="string">
            <text:p>دُوَلِيٌّ</text:p>
          </table:table-cell>
          <table:table-cell/>
          <table:table-cell office:value-type="string" calcext:value-type="string">
            <text:p>دول</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61" calcext:value-type="float">
            <text:p>861</text:p>
          </table:table-cell>
          <table:table-cell office:value-type="string" calcext:value-type="string">
            <text:p>وُدِّيٌّ</text:p>
          </table:table-cell>
          <table:table-cell/>
          <table:table-cell office:value-type="string" calcext:value-type="string">
            <text:p>ودد</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62" calcext:value-type="float">
            <text:p>862</text:p>
          </table:table-cell>
          <table:table-cell office:value-type="string" calcext:value-type="string">
            <text:p>وَزَارِيٌّ</text:p>
          </table:table-cell>
          <table:table-cell/>
          <table:table-cell office:value-type="string" calcext:value-type="string">
            <text:p>وزر</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63" calcext:value-type="float">
            <text:p>863</text:p>
          </table:table-cell>
          <table:table-cell office:value-type="string" calcext:value-type="string">
            <text:p>طُوبَائِيٌّ</text:p>
          </table:table-cell>
          <table:table-cell/>
          <table:table-cell office:value-type="string" calcext:value-type="string">
            <text:p>طوب</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64" calcext:value-type="float">
            <text:p>864</text:p>
          </table:table-cell>
          <table:table-cell office:value-type="string" calcext:value-type="string">
            <text:p>طُوبَائِيَّةٌ</text:p>
          </table:table-cell>
          <table:table-cell/>
          <table:table-cell office:value-type="string" calcext:value-type="string">
            <text:p>طوب</text:p>
          </table:table-cell>
          <table:table-cell/>
          <table:table-cell office:value-type="string" calcext:value-type="string">
            <text:p>منسوب</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ج+ون;+ات</text:p>
          </table:table-cell>
          <table:table-cell table:number-columns-repeated="17"/>
        </table:table-row>
      </table:table>
      <table:named-expressions/>
      <table:database-ranges>
        <table:database-range table:name="__Anonymous_Sheet_DB__0" table:target-range-address="mansoub5_final.D1:mansoub5_final.AC864" table:display-filter-buttons="true">
          <table:sort>
            <table:sort-by table:field-number="2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9">00/00/0000</text:date>, <text:time style:data-style-name="N2" text:time-value="18:49:32.329609909">00:00:00</text:time></text:p>
        </style:region-right>
      </style:header>
      <style:header-left style:display="false"/>
      <style:footer>
        <text:p>الصفحة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date>2016-03-29T18:53:42.186032933</dc:date>
    <dc:creator>zerrouki </dc:creator>
    <meta:editing-duration>PT3H51M2S</meta:editing-duration>
    <meta:editing-cycles>24</meta:editing-cycles>
    <meta:document-statistic meta:table-count="1" meta:cell-count="10905" meta:object-count="0"/>
  </office:meta>
</office:document-meta>
</file>